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0ecf12" officeooo:paragraph-rsid="000ecf12" style:font-size-asian="12pt" style:font-size-complex="12pt"/>
    </style:style>
    <style:style style:name="P2" style:family="paragraph" style:parent-style-name="Standard">
      <style:text-properties style:font-name="Liberation Sans" fo:font-size="12pt" officeooo:rsid="000ecf12" officeooo:paragraph-rsid="001a61c4" style:font-size-asian="12pt" style:font-size-complex="12pt"/>
    </style:style>
    <style:style style:name="P3" style:family="paragraph" style:parent-style-name="Standard">
      <style:text-properties style:font-name="Liberation Sans" fo:font-size="12pt" officeooo:rsid="000ecf12" officeooo:paragraph-rsid="002096dd" style:font-size-asian="12pt" style:font-size-complex="12pt"/>
    </style:style>
    <style:style style:name="P4" style:family="paragraph" style:parent-style-name="Standard">
      <style:text-properties style:font-name="Liberation Sans" fo:font-size="12pt" officeooo:rsid="000ecf12" officeooo:paragraph-rsid="0021c3be" style:font-size-asian="12pt" style:font-size-complex="12pt"/>
    </style:style>
    <style:style style:name="P5" style:family="paragraph" style:parent-style-name="Standard">
      <style:text-properties style:font-name="Liberation Sans" fo:font-size="12pt" officeooo:rsid="000ecf12" officeooo:paragraph-rsid="00460711" style:font-size-asian="12pt" style:font-size-complex="12pt"/>
    </style:style>
    <style:style style:name="P6" style:family="paragraph" style:parent-style-name="Standard">
      <style:text-properties style:font-name="Liberation Sans" fo:font-size="12pt" officeooo:rsid="000ecf12" officeooo:paragraph-rsid="00abb9f2" style:font-size-asian="12pt" style:font-size-complex="12pt"/>
    </style:style>
    <style:style style:name="P7" style:family="paragraph" style:parent-style-name="Standard">
      <style:text-properties style:font-name="Liberation Sans" fo:font-size="12pt" officeooo:rsid="000ecf12" officeooo:paragraph-rsid="00af226b" style:font-size-asian="12pt" style:font-size-complex="12pt"/>
    </style:style>
    <style:style style:name="P8" style:family="paragraph" style:parent-style-name="Standard">
      <style:text-properties style:font-name="Liberation Sans" fo:font-size="12pt" officeooo:rsid="000ecf12" officeooo:paragraph-rsid="00af787d" style:font-size-asian="12pt" style:font-size-complex="12pt"/>
    </style:style>
    <style:style style:name="P9" style:family="paragraph" style:parent-style-name="Standard">
      <style:text-properties style:font-name="Liberation Sans" fo:font-size="12pt" officeooo:rsid="004a0d88" officeooo:paragraph-rsid="004a0d88" style:font-size-asian="12pt" style:font-size-complex="12pt"/>
    </style:style>
    <style:style style:name="P10" style:family="paragraph" style:parent-style-name="Standard">
      <style:text-properties style:font-name="Liberation Sans" fo:font-size="12pt" officeooo:rsid="004b9ec0" officeooo:paragraph-rsid="004b9ec0" style:font-size-asian="12pt" style:font-size-complex="12pt"/>
    </style:style>
    <style:style style:name="P11" style:family="paragraph" style:parent-style-name="Standard">
      <style:text-properties style:font-name="Liberation Sans" fo:font-size="12pt" officeooo:rsid="004e5c5d" officeooo:paragraph-rsid="004e5c5d" style:font-size-asian="12pt" style:font-size-complex="12pt"/>
    </style:style>
    <style:style style:name="P12" style:family="paragraph" style:parent-style-name="Standard">
      <style:text-properties style:font-name="Liberation Sans" fo:font-size="12pt" officeooo:rsid="00578bc3" officeooo:paragraph-rsid="00578bc3" style:font-size-asian="12pt" style:font-size-complex="12pt"/>
    </style:style>
    <style:style style:name="P13" style:family="paragraph" style:parent-style-name="Standard">
      <style:text-properties style:font-name="Liberation Sans" fo:font-size="12pt" officeooo:rsid="0058a7de" officeooo:paragraph-rsid="0058a7de" style:font-size-asian="12pt" style:font-size-complex="12pt"/>
    </style:style>
    <style:style style:name="P14" style:family="paragraph" style:parent-style-name="Standard">
      <style:text-properties style:font-name="Liberation Sans" fo:font-size="12pt" officeooo:rsid="005c0eb5" officeooo:paragraph-rsid="005c0eb5" style:font-size-asian="12pt" style:font-size-complex="12pt"/>
    </style:style>
    <style:style style:name="P15" style:family="paragraph" style:parent-style-name="Standard">
      <style:text-properties style:font-name="Liberation Sans" fo:font-size="12pt" officeooo:rsid="005cfabd" officeooo:paragraph-rsid="0072e665" style:font-size-asian="12pt" style:font-size-complex="12pt"/>
    </style:style>
    <style:style style:name="P16" style:family="paragraph" style:parent-style-name="Standard">
      <style:text-properties style:font-name="Liberation Sans" fo:font-size="12pt" officeooo:rsid="00701f32" officeooo:paragraph-rsid="00701f32" style:font-size-asian="12pt" style:font-size-complex="12pt"/>
    </style:style>
    <style:style style:name="P17" style:family="paragraph" style:parent-style-name="Standard">
      <style:text-properties style:font-name="Liberation Sans" fo:font-size="12pt" officeooo:rsid="0075b0fa" officeooo:paragraph-rsid="0075b0fa" style:font-size-asian="12pt" style:font-size-complex="12pt"/>
    </style:style>
    <style:style style:name="P18" style:family="paragraph" style:parent-style-name="Standard">
      <style:text-properties style:font-name="Liberation Sans" fo:font-size="12pt" officeooo:rsid="00897c38" officeooo:paragraph-rsid="00897c38" style:font-size-asian="12pt" style:font-size-complex="12pt"/>
    </style:style>
    <style:style style:name="P19" style:family="paragraph" style:parent-style-name="Standard">
      <style:text-properties style:font-name="Liberation Sans" fo:font-size="12pt" officeooo:rsid="008e9177" officeooo:paragraph-rsid="009e9676" style:font-size-asian="12pt" style:font-size-complex="12pt"/>
    </style:style>
    <style:style style:name="P20" style:family="paragraph" style:parent-style-name="Standard">
      <style:text-properties style:font-name="Liberation Sans" fo:font-size="12pt" officeooo:rsid="00b44043" officeooo:paragraph-rsid="00b44043" style:font-size-asian="12pt" style:font-size-complex="12pt"/>
    </style:style>
    <style:style style:name="P21" style:family="paragraph" style:parent-style-name="Standard">
      <style:text-properties style:font-name="Liberation Sans" fo:font-size="12pt" officeooo:rsid="007caa83" officeooo:paragraph-rsid="00b7a28b" style:font-size-asian="12pt" style:font-size-complex="12pt"/>
    </style:style>
    <style:style style:name="P22" style:family="paragraph" style:parent-style-name="Standard">
      <style:text-properties style:font-name="Liberation Sans" fo:font-size="12pt" officeooo:rsid="00c42d27" officeooo:paragraph-rsid="00c42d27" style:font-size-asian="12pt" style:font-size-complex="12pt"/>
    </style:style>
    <style:style style:name="T1" style:family="text">
      <style:text-properties officeooo:rsid="00141ffd"/>
    </style:style>
    <style:style style:name="T2" style:family="text">
      <style:text-properties officeooo:rsid="0015d068"/>
    </style:style>
    <style:style style:name="T3" style:family="text">
      <style:text-properties officeooo:rsid="00176aac"/>
    </style:style>
    <style:style style:name="T4" style:family="text">
      <style:text-properties officeooo:rsid="00190279"/>
    </style:style>
    <style:style style:name="T5" style:family="text">
      <style:text-properties officeooo:rsid="001a7976"/>
    </style:style>
    <style:style style:name="T6" style:family="text">
      <style:text-properties officeooo:rsid="001bae79"/>
    </style:style>
    <style:style style:name="T7" style:family="text">
      <style:text-properties officeooo:rsid="002096dd"/>
    </style:style>
    <style:style style:name="T8" style:family="text">
      <style:text-properties officeooo:rsid="0020e78f"/>
    </style:style>
    <style:style style:name="T9" style:family="text">
      <style:text-properties officeooo:rsid="0021c3be"/>
    </style:style>
    <style:style style:name="T10" style:family="text">
      <style:text-properties officeooo:rsid="0021d868"/>
    </style:style>
    <style:style style:name="T11" style:family="text">
      <style:text-properties officeooo:rsid="002221d1"/>
    </style:style>
    <style:style style:name="T12" style:family="text">
      <style:text-properties officeooo:rsid="002503ac"/>
    </style:style>
    <style:style style:name="T13" style:family="text">
      <style:text-properties officeooo:rsid="0026e3bd"/>
    </style:style>
    <style:style style:name="T14" style:family="text">
      <style:text-properties officeooo:rsid="0029d8ff"/>
    </style:style>
    <style:style style:name="T15" style:family="text">
      <style:text-properties officeooo:rsid="0032e8fb"/>
    </style:style>
    <style:style style:name="T16" style:family="text">
      <style:text-properties officeooo:rsid="0033ffdf"/>
    </style:style>
    <style:style style:name="T17" style:family="text">
      <style:text-properties officeooo:rsid="0038bedc"/>
    </style:style>
    <style:style style:name="T18" style:family="text">
      <style:text-properties officeooo:rsid="003c88dd"/>
    </style:style>
    <style:style style:name="T19" style:family="text">
      <style:text-properties officeooo:rsid="003e6d5d"/>
    </style:style>
    <style:style style:name="T20" style:family="text">
      <style:text-properties officeooo:rsid="003fed79"/>
    </style:style>
    <style:style style:name="T21" style:family="text">
      <style:text-properties officeooo:rsid="0040414c"/>
    </style:style>
    <style:style style:name="T22" style:family="text">
      <style:text-properties officeooo:rsid="004363e0"/>
    </style:style>
    <style:style style:name="T23" style:family="text">
      <style:text-properties officeooo:rsid="00460711"/>
    </style:style>
    <style:style style:name="T24" style:family="text">
      <style:text-properties officeooo:rsid="00479129"/>
    </style:style>
    <style:style style:name="T25" style:family="text">
      <style:text-properties officeooo:rsid="00482b24"/>
    </style:style>
    <style:style style:name="T26" style:family="text">
      <style:text-properties officeooo:rsid="004faf36"/>
    </style:style>
    <style:style style:name="T27" style:family="text">
      <style:text-properties officeooo:rsid="005a8c68"/>
    </style:style>
    <style:style style:name="T28" style:family="text">
      <style:text-properties officeooo:rsid="005dad64"/>
    </style:style>
    <style:style style:name="T29" style:family="text">
      <style:text-properties officeooo:rsid="00623552"/>
    </style:style>
    <style:style style:name="T30" style:family="text">
      <style:text-properties officeooo:rsid="006319fd"/>
    </style:style>
    <style:style style:name="T31" style:family="text">
      <style:text-properties officeooo:rsid="0063bf5e"/>
    </style:style>
    <style:style style:name="T32" style:family="text">
      <style:text-properties officeooo:rsid="00645197"/>
    </style:style>
    <style:style style:name="T33" style:family="text">
      <style:text-properties officeooo:rsid="0071a0ae"/>
    </style:style>
    <style:style style:name="T34" style:family="text">
      <style:text-properties officeooo:rsid="007d5eba"/>
    </style:style>
    <style:style style:name="T35" style:family="text">
      <style:text-properties officeooo:rsid="007e3529"/>
    </style:style>
    <style:style style:name="T36" style:family="text">
      <style:text-properties officeooo:rsid="00802920"/>
    </style:style>
    <style:style style:name="T37" style:family="text">
      <style:text-properties officeooo:rsid="008b727b"/>
    </style:style>
    <style:style style:name="T38" style:family="text">
      <style:text-properties officeooo:rsid="00929650"/>
    </style:style>
    <style:style style:name="T39" style:family="text">
      <style:text-properties officeooo:rsid="00aae0e8"/>
    </style:style>
    <style:style style:name="T40" style:family="text">
      <style:text-properties officeooo:rsid="00ab69ff"/>
    </style:style>
    <style:style style:name="T41" style:family="text">
      <style:text-properties officeooo:rsid="00abb9f2"/>
    </style:style>
    <style:style style:name="T42" style:family="text">
      <style:text-properties officeooo:rsid="00ae7777"/>
    </style:style>
    <style:style style:name="T43" style:family="text">
      <style:text-properties officeooo:rsid="00af226b"/>
    </style:style>
    <style:style style:name="T44" style:family="text">
      <style:text-properties officeooo:rsid="00af787d"/>
    </style:style>
    <style:style style:name="T45" style:family="text">
      <style:text-properties officeooo:rsid="00b119e8"/>
    </style:style>
    <style:style style:name="T46" style:family="text">
      <style:text-properties officeooo:rsid="00b1989c"/>
    </style:style>
    <style:style style:name="T47" style:family="text">
      <style:text-properties officeooo:rsid="00b4ea61"/>
    </style:style>
    <style:style style:name="T48" style:family="text">
      <style:text-properties officeooo:rsid="00b97d33"/>
    </style:style>
    <style:style style:name="T49" style:family="text">
      <style:text-properties officeooo:rsid="00b9d2ed"/>
    </style:style>
    <style:style style:name="T50" style:family="text">
      <style:text-properties officeooo:rsid="00bb37ce"/>
    </style:style>
    <style:style style:name="T51" style:family="text">
      <style:text-properties officeooo:rsid="00bc5a76"/>
    </style:style>
    <style:style style:name="T52" style:family="text">
      <style:text-properties officeooo:rsid="00c228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sy<text:span text:style-name="T1">(bit concerned)</text:span> : "um..Mist,what is Trace doing there?"</text:p>
      <text:p text:style-name="P1">Misty(bursts into laughter) : "Sweet Sweet Da<text:span text:style-name="T2">isyDaisyl(bursts into laughter)..”</text:span></text:p>
      <text:p text:style-name="P1">Daisy(<text:span text:style-name="T2">laugh</text:span>) : "what's he upto now?"</text:p>
      <text:p text:style-name="P1">(Misty bursts into even more laughter,Lillie enters the room)</text:p>
      <text:p text:style-name="P1">Lillie<text:span text:style-name="T3">(bit flustered)</text:span> : "um..Mist..what..what is it?"</text:p>
      <text:p text:style-name="P1">Misty(showing everyone the ring,which she hid</text:p>
      <text:p text:style-name="P1">before to give the surprize) : "first this"</text:p>
      <text:p text:style-name="P1">Daisy&amp;Lillie(wonder,smile,laugh,hugs Misty) : "my god!..<text:span text:style-name="T4">within the night too desperately </text:span>romantic!"<text:span text:style-name="T4">(both smirks,Misty blushes)..</text:span></text:p>
      <text:p text:style-name="P1">Misty(giggle) : "tell me about the time"</text:p>
      <text:p text:style-name="P1">Daisy(thinking) : "um..(sigh)..i get it"</text:p>
      <text:p text:style-name="P1">Lillie(flustered) : "um..yeah he wouldn't shopli..(Misty and Daisy bursts into laughter)(smile)</text:p>
      <text:p text:style-name="P1">hey,what..(realizes and laughs)..i see that little brat had it with him all the time when he came in to do the swearing out at the middle of the night(all bursts into laughter)"</text:p>
      <text:p text:style-name="P1">Misty(laughing) : "and was mobbed while purchasing"</text:p>
      <text:p text:style-name="P1">Daisy(flustered) : "um..no Mist keep an eye onhim,in too much excitement he's being reckless"</text:p>
      <text:p text:style-name="P1">Misty(smile,blush) : "um..as usual"</text:p>
      <text:p text:style-name="P1">Daisy(smiles,Lillie smiles too) : "Mist,all these years..then last night... it's just.."</text:p>
      <text:p text:style-name="P1">Misty(laugh) : "Pokemon Master"</text:p>
      <text:p text:style-name="P1">(Misty and Daisy bursts into laughter)</text:p>
      <text:p text:style-name="P1">Lillie(smiling) : "i wish I was there,though Gary would've never kept patience at that time of</text:p>
      <text:p text:style-name="P1">night,and i was so distraught..bit today as Dase told me..(smile)..he really has become a pest(all bursts into laughter).."</text:p>
      <text:p text:style-name="P1">Daisy(smile) : "it was just insanely amusing..i can never forget this night"</text:p>
      <text:p text:style-name="P1">Misty(laugh) : "and the time"</text:p>
      <text:p text:style-name="P1">(both again bursts into laughter)</text:p>
      <text:p text:style-name="P1">Lillie(smile,frown) : "hey,you must've woken me up..(laugh)"</text:p>
      <text:p text:style-name="P1">Misty(a bit concerned) : "Lil i'm sorry,ok? but he was just..he was suffering as much as i was if not more."</text:p>
      <text:p text:style-name="P2">Lillie(bit dissapointed) : "um, that's ok but.."</text:p>
      <text:p text:style-name="P2">Daisy(patting Lillie,smile) : "Lil,all one needs to do is to understand the number and the contents of the hells that she must travel through/before she finally can get to her beau(Misty&amp;Daisy bursts into laughter)"</text:p>
      <text:p text:style-name="P1">Lillie(surprized) : "yeah,um..but what.."</text:p>
      <text:p text:style-name="P1">Misty(smile): "Lil,all he was trying so hard to do was to desperately make himself believe that he has done enough to be kicked out once and for all from every relationship imaginable so that now he could just aimlessly roam around the world giving</text:p>
      <text:p text:style-name="P1">everyone a piece of his mind with his pokemons and fool around with his and all other pokemons all the rest of his life as if himself a pokemon,<text:span text:style-name="T5">his image of being a Gengar was exactly true and what he wanted too desperatly came back had be be with me,</text:span>that's all"</text:p>
      <text:p text:style-name="P1">Lillie(flustered) : "yeah,um..strange"</text:p>
      <text:p text:style-name="P1">Daisy(smile) : "Lil just let him come here today,i'll fix your meeting(Misty laughs), anyhow why did he turn on poor Trace again(Misty bursts into laughter)Mist,come on(laugh).."</text:p>
      <text:p text:style-name="P1">Lillie(bit concerned) : "still Mist, isn't it just too strange..(Misty laughs and hugs Daisy,tears <text:span text:style-name="T6">laughing</text:span>).."</text:p>
      <text:p text:style-name="P1">Daisy(smile) : "Lil,the hells he talked about to Brock and us Infront of his wife and then the last line,that even a recently turned public meance like him was stuttering about(laugh, hugs Misty,Misty laughs uncontrollably)"</text:p>
      <text:p text:style-name="P1">Lillie(smile) : "Mist,get a hold on youself sweetie"</text:p>
      <text:p text:style-name="P1">Mist(laugh) : "it's...it's just..man..(laughes again) "</text:p>
      <text:p text:style-name="P1">Daisy(smile) : "Lil,his last line was i don't choose anyone that's not exactly me"</text:p>
      <text:p text:style-name="P1"><text:soft-page-break/>Lillie(smile) : "Ah!that..um..i get it now.."</text:p>
      <text:p text:style-name="P1">Misty(smile) : "Lil,all my tears of 5 years or so and all my strains ever all just got laughed away right now,and i've been hearing this since he finally confessed..this..this is..."</text:p>
      <text:p text:style-name="P1">Daisy(smile,patting Misty) : "I guess sometimes things like that need to(Misty bursts into laughter again)(surprized,Lillie too) what(laughs)?"</text:p>
      <text:p text:style-name="P1">Lillie(smile) : "Mist,you needed this laugh exactly as your cure and even your first boyfriend Ketchum couldn't give it(laugh)"</text:p>
      <text:p text:style-name="P1">Misty(smile,Daisy Laughs) : "well he will argue on this,but Dase(laugh)..um..sorry..it's just that almost any words is reminding me of his antics since we patched up again.. blush,Daisy&amp;Lillie smirks)..um..anyway,he told me some novels yesterday and the same which Trace is being minutely and intricately introduced to now(laugh,Daisy laughs)..out of which one was on the fact that you and your beau are always ever a couple like as if this life itself a play but you two have always stayed as a couple like forever..as if a destiny..(laugh)but if one said destiny,he'd mouth them off to hell(laugh)..um,sorry..then from there</text:p>
      <text:p text:style-name="P1">came his ultimate point"</text:p>
      <text:p text:style-name="P1">Daisy&amp;Lillie(unison,smile) : "go on pretty interesting"</text:p>
      <text:p text:style-name="P1">Misty(smile) : "see and its about the very personal life of a couple and he has even laughed that barrier off amongst all of us in a way that's just unbelievable (laugh)..um..please bear with me..(again laugh)..um..sorry, it's just impossible to forget the antics..and it was only yesterday afternoon when he was absolutely hellbent and on</text:p>
      <text:p text:style-name="P1">creating every unimaginably cruel and unsurmountable barrier possible between</text:p>
      <text:p text:style-name="P1">anything and himself..(smile) Dase,Lil,we're sisters,and your husbands all of us..we've just</text:p>
      <text:p text:style-name="P1">been so intricately bound for so so many years,as one unit,then Ash breaks away and we go through all this and then no matter what,we always had some distance regarding personal life an then suddenly..(laughs again)..um..please stay with me..his words are still buzzing in my ears..suddenly he app...(laughs uncontrollably)..i just can't take..(more laugh).."</text:p>
      <text:p text:style-name="P1">Daisy(smile) : "you know Mist,that day with Mrs. Ketchum,we kinda always felt a distance since but she also was so cheerful today,we ourselves just laughed it off"(then Daisy leaves the room for some work)</text:p>
      <text:p text:style-name="P1">Lillie(smile) : "yeah,um..i feel happy too but i wish icould hear it LIVE"</text:p>
      <text:p text:style-name="P1">Misty(laugh) : "all you need to do is to tell him we were destined to each other in a way so that he feels as though your not saying it directly but insinuating..(bursts into laughter)"</text:p>
      <text:p text:style-name="P1">Lillie(bit flustered) : "um..i see but..(Misty laughs uncontrollably)(frown) Mist,cut it(smile)"</text:p>
      <text:p text:style-name="P1">Misty(laugh) : "Lil,really i need help(hugging Lillie)...the way you are speaking is exactly the right one to insinuate something to him(laugh)"</text:p>
      <text:p text:style-name="P1">Lillie(smile,hugging Misty) : "i see.."</text:p>
      <text:p text:style-name="P1">Misty(smile) : "seriously Lil,i've been living a dream since we patched up,and you know it doesn't even feel a bit strange to suddenly call him my husband at all,as if the fact i was ever anything but his wife is very strange it feels"</text:p>
      <text:p text:style-name="P3">Lillie(smile) : "yeah,we were taken aback when he suddenly talked about marriage yesterday but i thought he was just stressing upon the word but now i see the little prick really meant it(Misty laughs)"</text:p>
      <text:p text:style-name="P3">Misty(smile) : "absolutely,and all this words started to flow as soon as he confessed and</text:p>
      <text:p text:style-name="P1">hasn't stopped since then..he just goes from extremely serious mood to absolutely 5 year chil mood jusy one moment apart..but you know his word<text:span text:style-name="T7">s</text:span> are as honest as you can believe no matter what the mood is..and as i was saying you can't say it was our destiny or we were right or best or perfect at all,which possibly is what he is</text:p>
      <text:p text:style-name="P1">rigourusly teaching Trace now(bursts into laughter)"</text:p>
      <text:p text:style-name="P1">Lillie(bit confused): "um..(smile) i see soulmate..always together no matter what..and</text:p>
      <text:p text:style-name="P1">then he probably extended it to saying all else was like a bad dream not really existent"</text:p>
      <text:p text:style-name="P1">Misty(smiles,hugs Lillie) : "exactly"</text:p>
      <text:p text:style-name="P1"><text:soft-page-break/>Lillie(smile,hugs Misty) : "and thats seeing yourself in your spouse and the</text:p>
      <text:p text:style-name="P1">hellfire(smile,Misty giggles)..and that's exactly about yesterday-Laugh it out(both</text:p>
      <text:p text:style-name="P1">Giggle)Mist,your beau has turned himself into the Greatest Romance Master as well...(both laughs,Misty bursts into laughter)Viol would've ate him up in joy had she been present physically here(Misty bursts into laughter again,Lillie laughs as well)"</text:p>
      <text:p text:style-name="P1">Misty(laughing) : "she almost did <text:span text:style-name="T8">today</text:span> itself.."</text:p>
      <text:p text:style-name="P1">Lillie(smile) : "Viol too?"</text:p>
      <text:p text:style-name="P1">Misty(smiles) : "oh yes!but she can't come before a day after tomorrow but then(laugh)..he's hellbent to runaway with me to unknown islands any moment(bursts into laughter)"</text:p>
      <text:p text:style-name="P1">Lillie(laughs) : "hmm..that dense little pest has now got real dense.."(both bursts into laughter)</text:p>
      <text:p text:style-name="P1">Misty(laughing) : "too much imagination"(again both bursts into laughter)</text:p>
      <text:p text:style-name="P1">(Daisy enters,laughing)</text:p>
      <text:p text:style-name="P1">Misty(laugh) : "what?Trace was scared to death?(laughes,Lillie smiles)"</text:p>
      <text:p text:style-name="P4">Daisy(laugh) : "<text:span text:style-name="T9">no not Trace,the brat himself(all laugh),said Trace is a bit busy today will be late retunring at 16:30(all laugh)..said(laugh),sorry Daisy but that sketch was so nice i’ve compelled him today that sketching for 39 years today you write stories while i review(all laugh) i realized that poor Trace is a hostage today(all laugh,</text:span>Lillie</text:p>
      <text:p text:style-name="P1">and Misty giggles and hi-fives)and yeah pretty much <text:span text:style-name="T10">is being killed off now</text:span>,(all laugh)<text:span text:style-name="T11">it’s just that i guess that </text:span>none can ever insinuate that(Misty laughes aloud) that his flower was never ever not his no matter what(<text:span text:style-name="T12">laughs</text:span>)"</text:p>
      <text:p text:style-name="P1">Lillie&amp;Misty(giggling,Unison,high-five) : "SOULMATE!"(all three bursts into laughter in a group hug)</text:p>
      <text:p text:style-name="P1">Lillie(laugh) : "i just can't believe how can one have such belief on himself to be right that he just nonchalantly came to patch up as if nothing ever happened and all was a play and rhat very thing turns out to be true the very next morning..the very next day all the difficulties that may be we ever had of any kind among ourselves has been just laughed away with no effort..Mist,this guy's real dense(all bursts into laughter)keep an eye</text:p>
      <text:p text:style-name="P1">always(all again bursts into laughter).."</text:p>
      <text:p text:style-name="P1">Daisy(laughes) : "and sorry Mist,but even yesterday all we thought was that he was indeed a cheat,and then the next day we ourselves just can't help but to laugh any resentment off..(all laugh)..this is Patch-Up Master"(all again bursts out laughter)</text:p>
      <text:p text:style-name="P1">Misty(laughing) : "and yet you don't know what he did at Cerulian..(laugh)..oh god!..(all laughs)..after he gave me the ring i came to know that he had first travelled to Cerulian,a city which is his enemy no 1 and you know the viseversa (laughs again).."</text:p>
      <text:p text:style-name="P1">Daisy&amp;Lillie(smile) : "um..yeah but why would he turn on Cerulian,Mist?"</text:p>
      <text:p text:style-name="P1">Misty(laugh) : "because his flower had to appease random guys coming around for gym badges at any time of the day...(all laugh)..(smile)..no you know what i just feel bad,he's trying so hard to make up for the years that he wasn't with me and his method is to either torture himself enough to see how i was actually feeling,but his playfullness won't allow that so he has turned his attention on in-his-words Cerulian Brats(laughs) roaming</text:p>
      <text:p text:style-name="P1">around the streets to insinuate(bursts into laughter)</text:p>
      <text:p text:style-name="P1">Daisy(laugh) : "with that language and antics <text:span text:style-name="T13">and his pests to add to,</text:span>he'll restart the Sensational Masters there(all bursts out laughing).."</text:p>
      <text:p text:style-name="P1">Misty(laughing) : "and if i ever go back to perform again he must be managing and won't allow anyone except married woman with girl childs aged below 8"(all bursts into further laughter)</text:p>
      <text:p text:style-name="P1">Lillie(laughing) : "yeah Mist,he's just too desparate to make the amends and already doing so with his antics"(all laughes hard)</text:p>
      <text:p text:style-name="P1">Misty(laughing) : "and i've been going through for so many hours haven't slept a bit and look how fresh i'm...it's just.."</text:p>
      <text:p text:style-name="P1"><text:soft-page-break/>Daisy&amp;Lillie(Unison) : "Pokemon Master"(all burst into laughter)</text:p>
      <text:p text:style-name="P1">Misty(laughing) : "apart from the godforsaken Cerulian brats(all laughs)..he's even more</text:p>
      <text:p text:style-name="P1">incensed with Vultures..(bursts into laughter)"</text:p>
      <text:p text:style-name="P1">Daisy(laugh) : "that's the reporters and pests"(all laugh)</text:p>
      <text:p text:style-name="P1">Lillie<text:span text:style-name="T14">(laugh)</text:span> : "and they'll insinuate(Misty bursts into laughter again) always that whatever he may do,he's just trying to trick people and that he's a Playboy"</text:p>
      <text:p text:style-name="P1">Misty(laugh) : "exactly,i see the pain that he had been feeling since our separation inside and just had turned on anything that had a hint of personal relationship,old friends,new friends just wanted professionalism from everyone no matter what and absolutely no personal relation...personal relationship to him is defines as Misty and that's all(blush,smile)"</text:p>
      <text:p text:style-name="P1">Daisy(bit concerned) : "no Mist,as stubborn as you if not more,would never still come back and say he was sorry if he doesn't believe he's done any mistake and would torture himself to death trying to prove to himself that he was morally right and that is all to him let the relationship go if they don't understand me"</text:p>
      <text:p text:style-name="P1">Lillie(concerned) : "exactly like you Mist,and as you said and even now so desperate to heal any kind of pain that he only now glaringly feels he's put you through unknowingly,now desperately wants to go through you pains again and again tojustify himself,really i mean you two truely as he said.."</text:p>
      <text:p text:style-name="P1">Misty(blush,giggle) : "Soulmates"(Daisy&amp;Lillie</text:p>
      <text:p text:style-name="P1">laughs)</text:p>
      <text:p text:style-name="P1">Misty : "um,you know when he met me yesterday and himself was describing what he did to you and all else i could just see how much pain he's constantly self inflicting,he real nature is ever the sweet little Ash,but as we broke up and he felt that that nature is exactly what his Misty didn't believe him due to things happening around him and</text:p>
      <text:p text:style-name="P1">left,so he'll just try desperately to prove to himself</text:p>
      <text:p text:style-name="P1">and all else that,that nature isn't his own at all,and</text:p>
      <text:p text:style-name="P1">it had gone to a obsession where he'd tear apart</text:p>
      <text:p text:style-name="P1">anything just to see that whether despite all he did</text:p>
      <text:p text:style-name="P1">he found his Misty again who really still realized</text:p>
      <text:p text:style-name="P1">what he was trying to do and would run back to</text:p>
      <text:p text:style-name="P1">him again and again no matter what kind of</text:p>
      <text:p text:style-name="P1">demon he became.. that's exactly the hells he was</text:p>
      <text:p text:style-name="P1">talking about.."</text:p>
      <text:p text:style-name="P1">Lillie (concerned) : "My god! what a guy..would selfmortify himself to any unimaginable hell to find</text:p>
      <text:p text:style-name="P1">his soulmate again.."</text:p>
      <text:p text:style-name="P1">Daisy : "yeah,just opposite to Mist as she was</text:p>
      <text:p text:style-name="P1">going everywhere only to thrash them apart</text:p>
      <text:p text:style-name="P1">mercilessly as soon as her Ash showed up in</text:p>
      <text:p text:style-name="P1">them again and finally was left with nothing</text:p>
      <text:p text:style-name="P1">getting depressed till that very Ash showed up</text:p>
      <text:p text:style-name="P1">again,and this you know Mist,when he was</text:p>
      <text:p text:style-name="P1">piercing us through and through yesterday he said</text:p>
      <text:p text:style-name="P1">exactly this as an insult,as soon as he lays his first</text:p>
      <text:p text:style-name="P1">touch,you're running arter him without any</text:p>
      <text:p text:style-name="P1">consideration whatsoever"</text:p>
      <text:p text:style-name="P1">Misty(solemn) : "truely Dase,only he could</text:p>
      <text:p text:style-name="P1">understand my problem and could do what he</text:p>
      <text:p text:style-name="P1">did..um..i don't know Dase,may be i was still way</text:p>
      <text:p text:style-name="P1">better than his own condition,what he's doing</text:p>
      <text:p text:style-name="P1">around now is the actual playfullness that his soul</text:p>
      <text:p text:style-name="P1"><text:soft-page-break/>and what he's all about and you can see how</text:p>
      <text:p text:style-name="P1">irresistibly enticing and attractive it is now that</text:p>
      <text:p text:style-name="P1">he's just laughing off anything he ever did while</text:p>
      <text:p text:style-name="P1">self mortifying in a way that it just floods everyoneaway with him to playfullness,but what he had</text:p>
      <text:p text:style-name="P1">been doing everywhere before,i just got every bit</text:p>
      <text:p text:style-name="P1">of it yesterday,and you know all those hells he</text:p>
      <text:p text:style-name="P1">talked about,not only he himself went through all</text:p>
      <text:p text:style-name="P1">and wanted more and more so did he subject me</text:p>
      <text:p text:style-name="P1">to go through with him till he himself confessed</text:p>
      <text:p text:style-name="P1">that he can't beat me and can't shrug me off"</text:p>
      <text:p text:style-name="P1">Lillie(concerned,hugging Mist) : "Mist,i was really</text:p>
      <text:p text:style-name="P1">scared you know as well as feeling that abject</text:p>
      <text:p text:style-name="P1">pain myself,i was really afraid that infact he</text:p>
      <text:p text:style-name="P1">threatened us that even if Mist becomes insane</text:p>
      <text:p text:style-name="P1">after this,he can't be leagally harmed and all</text:p>
      <text:p text:style-name="P1">that,and we could sense what kind of monster he</text:p>
      <text:p text:style-name="P1">really had become and was only going to come at</text:p>
      <text:p text:style-name="P1">you with absolute all out to settle something that</text:p>
      <text:p text:style-name="P1">was disturbing him for a long time but you know</text:p>
      <text:p text:style-name="P1">as just 12 hours later he laughed all that off,i'm</text:p>
      <text:p text:style-name="P1">realizing monster or master(Misty smiles) he's an</text:p>
      <text:p text:style-name="P1">extremely honest guy even yesterday did only said</text:p>
      <text:p text:style-name="P1">point by point why he was hurting us citing what</text:p>
      <text:p text:style-name="P1">we might've ever done to him or to his mom andall that...and none were wrong at all"</text:p>
      <text:p text:style-name="P1">Daisy(concerned) : "indeed Mist,now you're telling</text:p>
      <text:p text:style-name="P1">us we can see why actually his fooling around and</text:p>
      <text:p text:style-name="P1">making all us laugh everything off as well,this guy</text:p>
      <text:p text:style-name="P1">is obsessive in his conviction that whatever his</text:p>
      <text:p text:style-name="P1">soul is directing him to do,is true and right all the</text:p>
      <text:p text:style-name="P1">time and its just that thing now in the form of</text:p>
      <text:p text:style-name="P1">laughter overflooding us as merrily as the hellfire</text:p>
      <text:p text:style-name="P1">did burn us mercilessly yesterday"</text:p>
      <text:p text:style-name="P1">Misty : "you know,yesterday i cried like i never</text:p>
      <text:p text:style-name="P1">knew as he was dragging me through every hell he</text:p>
      <text:p text:style-name="P1">could come up with and much more than he</text:p>
      <text:p text:style-name="P1">depicted today and i seriously felt i won't be able</text:p>
      <text:p text:style-name="P1">to take it anymore,and in fact twice he calmed me</text:p>
      <text:p text:style-name="P1">down by the help of his Pokemons (Daisy&amp;Lillie</text:p>
      <text:p text:style-name="P1">shivering hugs Misty)..(smile).. it's ok,he would've</text:p>
      <text:p text:style-name="P1">gone with me as well no matter where it took him</text:p>
      <text:p text:style-name="P1">to and you can see that he had the faith and it was</text:p>
      <text:p text:style-name="P1">only me who wanted to walk with him..he took me</text:p>
      <text:p text:style-name="P1">to unimaginable depths of hell and all the while</text:p>
      <text:p text:style-name="P1">was carefully observing me whether i budge ornot,if he felt i really did budge he would've</text:p>
      <text:p text:style-name="P1">instantly left me and himself became insane as he</text:p>
      <text:p text:style-name="P1">would've realized even his Misty won't walk with</text:p>
      <text:p text:style-name="P1">him everywhere,he would've become exactly like</text:p>
      <text:p text:style-name="P1">what a pokemon is his in human body,a total</text:p>
      <text:p text:style-name="P1">lunatic who only wanted to fool around...and even</text:p>
      <text:p text:style-name="P1">after i was coming back again and again thrashing</text:p>
      <text:p text:style-name="P1">all the fake copies he was creating to throw me</text:p>
      <text:p text:style-name="P1"><text:soft-page-break/>off..i really thought whether we'll end ever or not</text:p>
      <text:p text:style-name="P1">given our own stubbornness and just only then did</text:p>
      <text:p text:style-name="P1">i realize that he has become an absolute lunatic in</text:p>
      <text:p text:style-name="P1">his obsession to go hell after till he destroyed</text:p>
      <text:p text:style-name="P1">every ounce of sanity he ever had and it just didn't</text:p>
      <text:p text:style-name="P1">feel to me like we could be stopped or wanted to</text:p>
      <text:p text:style-name="P1">be stopped because i too had become mad in</text:p>
      <text:p text:style-name="P1">thrashing all his hells and run after him to finally</text:p>
      <text:p text:style-name="P1">get together it just didn't feel i wanted to stop</text:p>
      <text:p text:style-name="P1">either as he himself didn't want to,later only</text:p>
      <text:p text:style-name="P1">realized what i felt then was what he was</text:p>
      <text:p text:style-name="P1">describing as come for me again and again</text:p>
      <text:p text:style-name="P1">beyond death..i realized his actual call andobsession with himself to go beyond every death</text:p>
      <text:p text:style-name="P1">and still continue to run never stopping and sanity</text:p>
      <text:p text:style-name="P1">or insanity is a mere term there where he</text:p>
      <text:p text:style-name="P1">went(tears,Daisy and Lillie too has tears in their</text:p>
      <text:p text:style-name="P1">eyes) he wasn't Ash Ketchum at all anymore and</text:p>
      <text:p text:style-name="P1">didn't care whether i was alive at all or he</text:p>
      <text:p text:style-name="P1">himself,his being had crossed all limits and he</text:p>
      <text:p text:style-name="P1">forgot himself forgot me forgot everything just</text:p>
      <text:p text:style-name="P1">continuing his run as playfully as he is roaming</text:p>
      <text:p text:style-name="P1">around now to where he didn't know, didn't want to</text:p>
      <text:p text:style-name="P1">know but these too are only words to him,he had</text:p>
      <text:p text:style-name="P1">become the very soul that we read and that cant</text:p>
      <text:p text:style-name="P1">be described and was at a breakneck speed just</text:p>
      <text:p text:style-name="P1">playfully with crackling laughter thay all his agony</text:p>
      <text:p text:style-name="P1">had now become moving somewhere that none</text:p>
      <text:p text:style-name="P1">can describe...this is poetic and we read only but</text:p>
      <text:p text:style-name="P1">as you see your crying yourself (tears rolling down</text:p>
      <text:p text:style-name="P1">everyone's cheeks) and then i found out that i too</text:p>
      <text:p text:style-name="P1">am always travelling along with that playful march</text:p>
      <text:p text:style-name="P1">of his soul forgetting any identity i ever knew-i</text:p>
      <text:p text:style-name="P1">didn't know whether i was alive or dead orwhatever i myself wasn't Misty Waterflower</text:p>
      <text:p text:style-name="P1">anymore as he was no more Ash Ketchum,i too</text:p>
      <text:p text:style-name="P1">had become the soul thay he had become and</text:p>
      <text:p text:style-name="P1">was equally playfully going just side by side as if</text:p>
      <text:p text:style-name="P1">playing hide and seek with each other and my pain</text:p>
      <text:p text:style-name="P1">and tears had also become crackling laughter just</text:p>
      <text:p text:style-name="P1">like his,i just then felt eternally always with him</text:p>
      <text:p text:style-name="P1">constantly just the same thing appearing as two</text:p>
      <text:p text:style-name="P1">different entities to us(all cries,Misty in shivering</text:p>
      <text:p text:style-name="P1">voice)but now about to merge together but</text:p>
      <text:p text:style-name="P1">actually we didn't want to megre we wanted to</text:p>
      <text:p text:style-name="P1">keep that separation keep that distance between</text:p>
      <text:p text:style-name="P1">each other just to play that hide and seek eternally</text:p>
      <text:p text:style-name="P1">like mere kids knowing nothing else,he was me,i</text:p>
      <text:p text:style-name="P1">was him,we had no difference at all and we were</text:p>
      <text:p text:style-name="P1">only as if mischeviously keeping that distance</text:p>
      <text:p text:style-name="P1">only to fool around together always together and</text:p>
      <text:p text:style-name="P1">nothing there was possible to describe our</text:p>
      <text:p text:style-name="P1">relationship or anything,we had become the one</text:p>
      <text:p text:style-name="P1"><text:soft-page-break/>and absolute only fooling ourselves with this</text:p>
      <text:p text:style-name="P1">appearing difference that we were projexting toenjoy ourself..in fact then i realized there was</text:p>
      <text:p text:style-name="P1">never any Ash Ketchum or anything else at all it</text:p>
      <text:p text:style-name="P1">was just me myself and Ash Ketchum was a thing</text:p>
      <text:p text:style-name="P1">i myself had created to fool around with myself</text:p>
      <text:p text:style-name="P1">and exactly to show me that was there ever any</text:p>
      <text:p text:style-name="P1">Ash Ketchum at all and Ash Ketchum had just</text:p>
      <text:p text:style-name="P1">shown me that...after this trace kinda state i came</text:p>
      <text:p text:style-name="P1">back to my senses when i suddenly heard him</text:p>
      <text:p text:style-name="P1">saying 'Misty, you must marry someone else and</text:p>
      <text:p text:style-name="P1">have a good family forget a f.. like me whoose</text:p>
      <text:p text:style-name="P1">hellbent of self destructing himself just because</text:p>
      <text:p text:style-name="P1">he can' that word and idea of anything apart from</text:p>
      <text:p text:style-name="P1">Ash Ketchum just pierced me so through and</text:p>
      <text:p text:style-name="P1">through and then his self destruction which he</text:p>
      <text:p text:style-name="P1">just had showed me to my own realization that</text:p>
      <text:p text:style-name="P1">Ash Ketchum is nothing but Misty Waterflower,i</text:p>
      <text:p text:style-name="P1">just couldn't take it anymore and screamed at him</text:p>
      <text:p text:style-name="P1">that it's either him or bust for me he just laughed</text:p>
      <text:p text:style-name="P1">at my face and that showed his own realization</text:p>
      <text:p text:style-name="P1">that he went through just like me so many times</text:p>
      <text:p text:style-name="P1">that he just knew even now he could play aroundwith me all he want and said the words that you</text:p>
      <text:p text:style-name="P1">won't be able to imagi..he said 'if i f</text:p>
      <text:p text:style-name="P1">.. around any random s.. would i still be f.. you</text:p>
      <text:p text:style-name="P1">around?' ..you can understand what he just threw</text:p>
      <text:p text:style-name="P1">with what kind of audacity and vulgarity at me as</text:p>
      <text:p text:style-name="P1">if this world with anything what so ever had no</text:p>
      <text:p text:style-name="P1">value whatsoever at all and he was ever the</text:p>
      <text:p text:style-name="P1">carefree soul knowing he was totally immune to</text:p>
      <text:p text:style-name="P1">anything that this world can ever imagine to throw</text:p>
      <text:p text:style-name="P1">at him and this was the whole point he wanted to</text:p>
      <text:p text:style-name="P1">show me for all these 17 years i guess which he</text:p>
      <text:p text:style-name="P1">finally could with complete mastery and utmost</text:p>
      <text:p text:style-name="P1">audacity which will throw anybody off except his</text:p>
      <text:p text:style-name="P1">soulmate all while fully knowing exactly that,and</text:p>
      <text:p text:style-name="P1">now was just as if knew my answer and just</text:p>
      <text:p text:style-name="P1">fooling around with me as he knew himself his</text:p>
      <text:p text:style-name="P1">Misty was not what was appearing before him but</text:p>
      <text:p text:style-name="P1">has ever been and being and will be his very own</text:p>
      <text:p text:style-name="P1">self-he himself-so he now decides to swear</text:p>
      <text:p text:style-name="P1">around left and right with unimaginable</text:p>
      <text:p text:style-name="P1">nonchalancy with me as if my appearance to himmeant absolutely nothing as he already knew and</text:p>
      <text:p text:style-name="P1">had the true Misty Waterflower ever always with</text:p>
      <text:p text:style-name="P1">him and will be...and these words along with my</text:p>
      <text:p text:style-name="P1">realization made me understand that he was still</text:p>
      <text:p text:style-name="P1">laughing at me with the the perfect knowledge</text:p>
      <text:p text:style-name="P1">that his real Misty will eventually in just a matter</text:p>
      <text:p text:style-name="P1">of moments pierce through the appearing Misty</text:p>
      <text:p text:style-name="P1">and no matter what he did to the appearance and</text:p>
      <text:p text:style-name="P1"><text:soft-page-break/>Dase,when he said-i'll kill you and enjoy your slow</text:p>
      <text:p text:style-name="P1">death and see if you want to die like that again</text:p>
      <text:p text:style-name="P1">and again for me or rather get a moments chance</text:p>
      <text:p text:style-name="P1">to be with me if the former assured an uncertain</text:p>
      <text:p text:style-name="P1">but definite permanent union-he meant every word</text:p>
      <text:p text:style-name="P1">of it as he himself had long surpassed any</text:p>
      <text:p text:style-name="P1">limitations whatsoever so even if he was in this</text:p>
      <text:p text:style-name="P1">world nothing really mattered to him at all...and at</text:p>
      <text:p text:style-name="P1">this moment i just said yes he could never be not</text:p>
      <text:p text:style-name="P1">but only ever be with me as he knows it himself</text:p>
      <text:p text:style-name="P1">that i was only he himself(all crying)..this finally</text:p>
      <text:p text:style-name="P1">appeased the devil and then with that same</text:p>
      <text:p text:style-name="P1">nonchalancy and playfullness he proceededformally to define by word what he exactly showed</text:p>
      <text:p text:style-name="P1">me first hand that the nothing could describe our</text:p>
      <text:p text:style-name="P1">bond in between most appropriately except saying</text:p>
      <text:p text:style-name="P1">that we're soulmates and now this again would</text:p>
      <text:p text:style-name="P1">make us laugh out even in this state(tears,but</text:p>
      <text:p text:style-name="P1">smiling,Daisy and Lillie stopped crying and looking</text:p>
      <text:p text:style-name="P1">at Misty now),he finished it with probably the</text:p>
      <text:p text:style-name="P1">greatest audacity you can imagine while at that</text:p>
      <text:p text:style-name="P1">juncture as if all was just as he showed a mere</text:p>
      <text:p text:style-name="P1">appearence and self illusion with you admitted</text:p>
      <text:p text:style-name="P1">soulmate and even that that's the word he laughed</text:p>
      <text:p text:style-name="P1">off as he knew he had just shown what he meant</text:p>
      <text:p text:style-name="P1">so his appearance and behaviour or words never</text:p>
      <text:p text:style-name="P1">matter thus he said that(mild laugh,with</text:p>
      <text:p text:style-name="P1">tears,Daisy and Lillie closely looking at Misty not</text:p>
      <text:p text:style-name="P1">crying a bit flustered,with faint smiles)Ash and</text:p>
      <text:p text:style-name="P1">Misty are soulmates and this fact no vulture,be it</text:p>
      <text:p text:style-name="P1">of Cerulian or(all laugh with tears) any other</text:p>
      <text:p text:style-name="P1">godforsaken breed(now all laughing with less</text:p>
      <text:p text:style-name="P1">tears)can ever do anything about no matter what</text:p>
      <text:p text:style-name="P1">they insinuated(all laugh with tears of joy now)and then finally admitted to reconcile with me,only</text:p>
      <text:p text:style-name="P1">after the declaration that even in his biggest all-or-</text:p>
      <text:p text:style-name="P1">none juncture,all his steps and actions has thus</text:p>
      <text:p text:style-name="P1">been rigourously proved so that(all laugh)no</text:p>
      <text:p text:style-name="P1">Cerulian Brats and Vultures (all laugh out loud) no</text:p>
      <text:p text:style-name="P1">matter what they insinuated to (all laugh again)</text:p>
      <text:p text:style-name="P1">could ever prove the fact that Ash Ketchum wasn't</text:p>
      <text:p text:style-name="P1">honest with himself(all laughs with tears)</text:p>
      <text:p text:style-name="P1">Lil,Dase,first to me and now to us all,just as</text:p>
      <text:p text:style-name="P1">jovially he made us cry to death has he made us</text:p>
      <text:p text:style-name="P1">laugh to immortality,Ash Ketchum masterfully has</text:p>
      <text:p text:style-name="P1">shown that no matter what the Cerulian Vultures</text:p>
      <text:p text:style-name="P1">has ever insinuated to in their damn books(all</text:p>
      <text:p text:style-name="P1">laugh again),Ash Ketchum by totally self</text:p>
      <text:p text:style-name="P1">destructing himself has rather directly shown</text:p>
      <text:p text:style-name="P1">anyone what soulmate really means"(everybody</text:p>
      <text:p text:style-name="P1">bursts into tears of joy and laughter and engage in</text:p>
      <text:p text:style-name="P1">group hug,claps)</text:p>
      <text:p text:style-name="P1"><text:soft-page-break/>(few moments later)</text:p>
      <text:p text:style-name="P1">Misty(tears) : "and you know Dase,Lil when i was</text:p>
      <text:p text:style-name="P1">giggling to him after this realization,Ash was eventhen still fooling around and his words were 'why</text:p>
      <text:p text:style-name="P1">stupid b.. why are you laughing after going</text:p>
      <text:p text:style-name="P1">through all hells completely losing every bit of</text:p>
      <text:p text:style-name="P1">your chastity..soulmate,what a f.. word..stupid</text:p>
      <text:p text:style-name="P1">b..',can you imagine these words even in that state</text:p>
      <text:p text:style-name="P1">nonchalantly telling a girl he's about to get married</text:p>
      <text:p text:style-name="P1">that she is a stupid b.. and doesn't have any</text:p>
      <text:p text:style-name="P1">chastity?..(tears,smile)"</text:p>
      <text:p text:style-name="P1">Lillie(shaking,sobbing) : "Mist,to anybody he can</text:p>
      <text:p text:style-name="P1">just call the most chaste woman a b.. and the</text:p>
      <text:p text:style-name="P1">viseversa and would still be equally adored by</text:p>
      <text:p text:style-name="P1">them,he had just gone beyond any limitations one</text:p>
      <text:p text:style-name="P1">can imagine...he has firmly proved that the</text:p>
      <text:p text:style-name="P1">Vultures (all laugh) just can't even touch him"</text:p>
      <text:p text:style-name="P1">Daisy(sobbing and laughs) : "Mist,I only wish this</text:p>
      <text:p text:style-name="P1">could be written down or recorded but then</text:p>
      <text:p text:style-name="P1">again Ash Ketchum then would've insinuated (all</text:p>
      <text:p text:style-name="P1">laugh) just like what his immortal enemies (all</text:p>
      <text:p text:style-name="P1">laugh) the Cerulian Vultures has done...(all laugh)</text:p>
      <text:p text:style-name="P1">Lillie(tears,joy) : "and even now we being from</text:p>
      <text:p text:style-name="P1">Cerulian itself,has he made us curse our ownbirthplace has as nonchalantly as he could swear</text:p>
      <text:p text:style-name="P1">at his soulmate telling her she has no</text:p>
      <text:p text:style-name="P1">chastity,even during reconciliation,to a woman he</text:p>
      <text:p text:style-name="P1">laughs 'your unchaste' just before proposal and</text:p>
      <text:p text:style-name="P1">she's loving every bit of it...(claps)..(all laugh and</text:p>
      <text:p text:style-name="P1">smile and giggle)..Mist,you've known me and Dase</text:p>
      <text:p text:style-name="P1">how nonchalant we were in our younger days and</text:p>
      <text:p text:style-name="P1">saw many,but this is only very few can ever do just</text:p>
      <text:p text:style-name="P1">sitting on the verge of complete destruction only</text:p>
      <text:p text:style-name="P1">to laugh at the fact that he would still come back</text:p>
      <text:p text:style-name="P1">no matter what...(tears).."</text:p>
      <text:p text:style-name="P1">Misty(tears) : "to again and again prove that no</text:p>
      <text:p text:style-name="P1">vulture would ever catch him or anyone else who</text:p>
      <text:p text:style-name="P1">dared to follow him"(all tears and joy,clapping)</text:p>
      <text:p text:style-name="P1">Misty,Daisy&amp;Lillie(Unison, hugging each other) :</text:p>
      <text:p text:style-name="P1">"Soulmate!"</text:p>
      <text:p text:style-name="P1">(few moments later)</text:p>
      <text:p text:style-name="P1">Misty(laugh) : "Trace hasn't still returned i guess</text:p>
      <text:p text:style-name="P1">he's being again dragged through hells"(all bursts</text:p>
      <text:p text:style-name="P1">into laughter)</text:p>
      <text:p text:style-name="P1">Daisy(laughing) : No probably at the Lab,might bechecking all the pokemons(laugh) or just fooling</text:p>
      <text:p text:style-name="P1">around as well..(all laugh)</text:p>
      <text:p text:style-name="P1">Lillie(smile) : "and that little brat yesterday insulted</text:p>
      <text:p text:style-name="P1">me with the same nonchalancy as when he came</text:p>
      <text:p text:style-name="P1">back to patch up that no matter what one day we'd</text:p>
      <text:p text:style-name="P1">still realize that Vultures could never tame him(all</text:p>
      <text:p text:style-name="P1">laughs)"</text:p>
      <text:p text:style-name="P1"><text:soft-page-break/>Daisy(laugh) : "and before leaving would play a</text:p>
      <text:p text:style-name="P1">nasty prank with someone who is most incensed</text:p>
      <text:p text:style-name="P1">with him and just hours later all 3/4 years</text:p>
      <text:p text:style-name="P1">difference would wipe out with a lecture ad around</text:p>
      <text:p text:style-name="P1">last hours of a night...really,Mist you need to be</text:p>
      <text:p text:style-name="P1">gazing him all time(all bursts into laughter)"</text:p>
      <text:p text:style-name="P1">Misty(laughing) : "Which he himself told his mom</text:p>
      <text:p text:style-name="P1">to allow him to(all laugh)or else he'll snatch away</text:p>
      <text:p text:style-name="P1">Mr Mime and battle him(laugh,others smile),said</text:p>
      <text:p text:style-name="P1">'we have a deal here' as nonchalantly as you can</text:p>
      <text:p text:style-name="P1">imagine(all bursts into laughter) and even to his</text:p>
      <text:p text:style-name="P1">own mom he as audaciously as you can't imagine</text:p>
      <text:p text:style-name="P1">said 'you have an idea about me and especially</text:p>
      <text:p text:style-name="P1">your daughter'(laugh,Daisy and Lillie wonders)"Daisy(laugh) : "my god! what level of confidence</text:p>
      <text:p text:style-name="P1">that nothing really matters"</text:p>
      <text:p text:style-name="P1">Lillie(laugh) : "if mom and dad were here,he would</text:p>
      <text:p text:style-name="P1">probably just as nonchalantly go and straight ask</text:p>
      <text:p text:style-name="P1">them 'can i runaway with Misty to nowhere?(all</text:p>
      <text:p text:style-name="P1">bursts) and somehow would've managed to do</text:p>
      <text:p text:style-name="P1">exactly that(all bursts into laughter)"</text:p>
      <text:p text:style-name="P1">Daisy(laughing) : "i just can't believe that now we</text:p>
      <text:p text:style-name="P1">just don't have any barriers what-so-ever between</text:p>
      <text:p text:style-name="P1">any of us and can just about as well play around</text:p>
      <text:p text:style-name="P1">to our extent and all the troubls that may come</text:p>
      <text:p text:style-name="P1">would be thrown at any vulture(all laughs) to try</text:p>
      <text:p text:style-name="P1">and meticulously get figured out while we enjoy</text:p>
      <text:p text:style-name="P1">ourselves(all again laughs)"</text:p>
      <text:p text:style-name="P1">Misty(laughing) : "and you know he didn't even</text:p>
      <text:p text:style-name="P1">want to come here to apologize yesterday the first</text:p>
      <text:p text:style-name="P1">place saying he doesn't need to,i send him</text:p>
      <text:p text:style-name="P1">Forcefully,went out saying he'll be late as he has to</text:p>
      <text:p text:style-name="P1">go revisit his farm plans and would be pretty</text:p>
      <text:p text:style-name="P1">late,went to his beloved Cerulian(all laughes) gets</text:p>
      <text:p text:style-name="P1">mobbed..and what a way to describe that aswell(laughs)</text:p>
      <text:p text:style-name="P1">Daisy&amp;Lillie(unison) : "go on,your beau in a half</text:p>
      <text:p text:style-name="P1">day has created a mayhem that'll take an eternity</text:p>
      <text:p text:style-name="P1">to digest and he's only getting started"(all laughs)</text:p>
      <text:p text:style-name="P1">Misty(laughs) : "you know what they're thinking</text:p>
      <text:p text:style-name="P1">about him,and he went to Cerulian on Gengar</text:p>
      <text:p text:style-name="P1">having only Greninja as the cover..(Daisy and Lillie</text:p>
      <text:p text:style-name="P1">laughs)..i told him to be bit cautious but now as</text:p>
      <text:p text:style-name="P1">you see he just doesn't care at all and yes i'll force</text:p>
      <text:p text:style-name="P1">him to be next time but the antics he did there..</text:p>
      <text:p text:style-name="P1">(laugh).. according to him, Cerulian Mob thinks</text:p>
      <text:p text:style-name="P1">1.he was the one to first reject the youngest flower</text:p>
      <text:p text:style-name="P1">forcing her into severe depression</text:p>
      <text:p text:style-name="P1">2.then he came back to humiliate her,which when</text:p>
      <text:p text:style-name="P1">fuelled with the previous is pretty dangerous</text:p>
      <text:p text:style-name="P1">then even more dangerously</text:p>
      <text:p text:style-name="P1">3.he broke into her room trying to kidnap her and</text:p>
      <text:p text:style-name="P1">try to reconcile which was thwarted by the flower</text:p>
      <text:p text:style-name="P1"><text:soft-page-break/>who due to security reasons had left for to Elite4</text:p>
      <text:p text:style-name="P1">headquarters (all bursts laughter)</text:p>
      <text:p text:style-name="P1">thus he proudly showed how he was the onecause due to which the Cerulian City has lost it's</text:p>
      <text:p text:style-name="P1">last flower as well(all bursts into laughter) forcing</text:p>
      <text:p text:style-name="P1">the famous gym to be shut down,all flowers</text:p>
      <text:p text:style-name="P1">having left the city and finally the Sensational</text:p>
      <text:p text:style-name="P1">Sisters also having been abruptly closed so</text:p>
      <text:p text:style-name="P1">people are incensed and he was now their central</text:p>
      <text:p text:style-name="P1">focus(all faint laugh)"</text:p>
      <text:p text:style-name="P1">Daisy(feint smile) : "Mist,this is too dangerous you</text:p>
      <text:p text:style-name="P1">know,having only two pokemons no matter how</text:p>
      <text:p text:style-name="P1">strong they were and flying on Gengar.."</text:p>
      <text:p text:style-name="P1">Lillie : "yeah don't let him next time.. anyhow say"</text:p>
      <text:p text:style-name="P1">Misty(laughing) : "he said he actually played a card</text:p>
      <text:p text:style-name="P1">to mitigate the anger there by resigning from Hall</text:p>
      <text:p text:style-name="P1">of Fame,so the Cerulian brats(all smile) now think</text:p>
      <text:p text:style-name="P1">finally this new pest to public peace(all bursts into</text:p>
      <text:p text:style-name="P1">laughter) is depressed as our flower has finally</text:p>
      <text:p text:style-name="P1">trodden over his chest(all laugh) rejecting</text:p>
      <text:p text:style-name="P1">him(Misty shows the ring and all bursts into</text:p>
      <text:p text:style-name="P1">laughter)..so,this new meance now having been</text:p>
      <text:p text:style-name="P1">totally distraught has lost his mojo and went into</text:p>
      <text:p text:style-name="P1">depression and thus resigned (all laugh) so hegoes to the police station asks for protection by</text:p>
      <text:p text:style-name="P1">threatening them that unless he got protection</text:p>
      <text:p text:style-name="P1">quickly (laugh) he'd shoplift(all bursts into</text:p>
      <text:p text:style-name="P1">laughter) at this specific address(all bursts into</text:p>
      <text:p text:style-name="P1">laughter again)</text:p>
      <text:p text:style-name="P1">Lillie(laugh) : "Mist,this is just insane..(all again</text:p>
      <text:p text:style-name="P1">laughs)"</text:p>
      <text:p text:style-name="P1">Misty(laughing) : "so now he goes to Mr Keller and</text:p>
      <text:p text:style-name="P1">he describes his appearance to the Cerulian Mob</text:p>
      <text:p text:style-name="P1">as(all laugh)</text:p>
      <text:p text:style-name="P1">'but then appolocalype approachs(all bursts into</text:p>
      <text:p text:style-name="P1">laughter),</text:p>
      <text:p text:style-name="P1">suddenly that brat appears off the blue/in all</text:p>
      <text:p text:style-name="P1">smiles with his sinister crew(all bursts into</text:p>
      <text:p text:style-name="P1">laughter)/to get to a shop as if to get his due(all</text:p>
      <text:p text:style-name="P1">laugh)/suddenly he declares a ring for his beau(all</text:p>
      <text:p text:style-name="P1">uncontrollably laughs)"</text:p>
      <text:p text:style-name="P1">Daisy(laughing) : "Ash Ketchum really has become</text:p>
      <text:p text:style-name="P1">a new pest to personal space as well...(all bursts</text:p>
      <text:p text:style-name="P1">into laughter)"</text:p>
      <text:p text:style-name="P1">Misty(laughing) : "then according to him theCerulians say-&gt;</text:p>
      <text:p text:style-name="P1">'what a night this comrades Cerulian/we must</text:p>
      <text:p text:style-name="P1">very first get rid of this evil king demon(all</text:p>
      <text:p text:style-name="P1">laugh)/so comrades lets come and challenge to</text:p>
      <text:p text:style-name="P1">this man/force him show what he hides below his</text:p>
      <text:p text:style-name="P1">tan'(all bursts into laughter)</text:p>
      <text:p text:style-name="P1">Lillie(laughs) : "and he only had Greninja as fresh"</text:p>
      <text:p text:style-name="P1">Misty(laughing) : "they mob him and accuse him</text:p>
      <text:p text:style-name="P1"><text:soft-page-break/>of abducting the youngest flower and insinuate</text:p>
      <text:p text:style-name="P1">(all bursts into laughter) that the Gym,the Sisters</text:p>
      <text:p text:style-name="P1">and the Show all gone due to him,infact not one</text:p>
      <text:p text:style-name="P1">but he has abducted all the four flowers(all bursts</text:p>
      <text:p text:style-name="P1">into laughter) to which he challenges them 50 on</text:p>
      <text:p text:style-name="P1">1 with Greninja all at a time"</text:p>
      <text:p text:style-name="P1">Daisy&amp;Lillie(awestruck) : "my god!what if.."</text:p>
      <text:p text:style-name="P1">Misty(laugh) : "his logic is that the more pokemon</text:p>
      <text:p text:style-name="P1">the more illusion over his ability"</text:p>
      <text:p text:style-name="P1">Daisy(concerned) : "really Mist,you have to lease</text:p>
      <text:p text:style-name="P1">him well(all laughs)..this is too much"</text:p>
      <text:p text:style-name="P1">Misty(laughs) : "yeah,i'll but just look at his</text:p>
      <text:p text:style-name="P1">nonchalancy just hours after going through allhells to get his soulmate and then all of your</text:p>
      <text:p text:style-name="P1">stares and all..just laughs at everything and then</text:p>
      <text:p text:style-name="P1">as the number confused them and he said</text:p>
      <text:p text:style-name="P1">Greninja isn't found naturally in Kanto so more</text:p>
      <text:p text:style-name="P1">confusion,is the meantime he placed the order(all</text:p>
      <text:p text:style-name="P1">bursts into laughter)</text:p>
      <text:p text:style-name="P1">Lillie(laughing) : "this is just classic"(all laugh)</text:p>
      <text:p text:style-name="P1">Misty (laughing) : "then he retorts them why were</text:p>
      <text:p text:style-name="P1">they so angry and then appeases them by saying</text:p>
      <text:p text:style-name="P1">Cerulian has best diamonds in the world so where</text:p>
      <text:p text:style-name="P1">would he go, buying himself the time to deal in the</text:p>
      <text:p text:style-name="P1">shop(all laughs again),then the mob retorts all</text:p>
      <text:p text:style-name="P1">their accusations,tonwhich and now(laugh) please</text:p>
      <text:p text:style-name="P1">help..he says what do you people want the Sisters</text:p>
      <text:p text:style-name="P1">or the Performance show(all bursts into laughter)"</text:p>
      <text:p text:style-name="P1">Daisy(laugh) : "this was said to a ferocious mob</text:p>
      <text:p text:style-name="P1">just about to jump on him with one pokemon and</text:p>
      <text:p text:style-name="P1">limited police in that short space...and this time</text:p>
      <text:p text:style-name="P1">that he bought,he proceeded with the shopping..</text:p>
      <text:p text:style-name="P1">(all bursts into laughter)"</text:p>
      <text:p text:style-name="P1">Misty(laughing) : "this according to him made themob absolutely confused then he showed them</text:p>
      <text:p text:style-name="P1">some Greninja balance tricks all tricks and finally</text:p>
      <text:p text:style-name="P1">dispersed them completely by saying if they mob</text:p>
      <text:p text:style-name="P1">him and hold him up,his fiancee wont appreciate</text:p>
      <text:p text:style-name="P1">the Cerulian people(shows the ring and all bursts</text:p>
      <text:p text:style-name="P1">into laughter) as much as their diamonds(all</text:p>
      <text:p text:style-name="P1">bursts into laughter)"</text:p>
      <text:p text:style-name="P1">Lillie(laugh) : "then he came here to apologize (all</text:p>
      <text:p text:style-name="P1">laughs even more)"</text:p>
      <text:p text:style-name="P1">Misty(laughing) : "and he assured them that he</text:p>
      <text:p text:style-name="P1">had nothing to do with the gym leader he just</text:p>
      <text:p text:style-name="P1">thought he could help and so on and said she'll</text:p>
      <text:p text:style-name="P1">back probably holidaying somewhere brunt out</text:p>
      <text:p text:style-name="P1">overworking and so on(shows her ring again,all</text:p>
      <text:p text:style-name="P1">laugh) and before leaving gave them the ultimate</text:p>
      <text:p text:style-name="P1">advise that no matter how electrifying darling of</text:p>
      <text:p text:style-name="P1">masses may the sisters has been(all laugh) they</text:p>
      <text:p text:style-name="P1">have to also settle down and have a nice family(all</text:p>
      <text:p text:style-name="P1">laugh) and whether their own beloved fans won't</text:p>
      <text:p text:style-name="P1"><text:soft-page-break/>spare them even for this bit(all laughs) which is</text:p>
      <text:p text:style-name="P1">his sentiment card that totally decimated the moband he came he with flying colours(all bursts into</text:p>
      <text:p text:style-name="P1">laughter"</text:p>
      <text:p text:style-name="P1">Daisy(laughing) : "this just keeps getting better</text:p>
      <text:p text:style-name="P1">and better (all laugh) he even managed to give an</text:p>
      <text:p text:style-name="P1">insurmountable defense for us as well..Mist,long</text:p>
      <text:p text:style-name="P1">live Pokemon Master"(all bursts into laughter)</text:p>
      <text:p text:style-name="P1">Misty(laughing) : "then he brutally slaughtered all</text:p>
      <text:p text:style-name="P1">of you(laughs)"</text:p>
      <text:p text:style-name="P1">Lillie(laugh) : "know evem that would do go on.."</text:p>
      <text:p text:style-name="P1">Daisy(laugh) : "we can't mind anymore at all"</text:p>
      <text:p text:style-name="P1">Misty(laugh) : "he said first Daisy doesn't allow</text:p>
      <text:p text:style-name="P1">him to enter(Daisy laughs),then calls him b.. all the</text:p>
      <text:p text:style-name="P1">time(all laugh),then when he finally calms her</text:p>
      <text:p text:style-name="P1">down with how he only tried to judge her baby</text:p>
      <text:p text:style-name="P1">sister only etc she finally budges and in the</text:p>
      <text:p text:style-name="P1">meantime Trace comes out to gauge(all laugh)</text:p>
      <text:p text:style-name="P1">the situation but eats a death glare from Daisy(all</text:p>
      <text:p text:style-name="P1">laugh) and doesn't come into any help to him as</text:p>
      <text:p text:style-name="P1">usual as he has always pestered him whenever he</text:p>
      <text:p text:style-name="P1">got his flower alone(all bursts into laughter) since</text:p>
      <text:p text:style-name="P1">Orange Islands(all laughs even more),then Daisygives him merching order telling him to at that</text:p>
      <text:p text:style-name="P1">time of night don't use her as a shiled to protect</text:p>
      <text:p text:style-name="P1">himself from infidelity that too on his first night(all</text:p>
      <text:p text:style-name="P1">smiles,Daisy shakes her head) as if unless she</text:p>
      <text:p text:style-name="P1">told he would've exactly done that(all laugh) which</text:p>
      <text:p text:style-name="P1">made Daisy to return basking in her glorious</text:p>
      <text:p text:style-name="P1">victory (all bursts into laughter) while dragging</text:p>
      <text:p text:style-name="P1">poor Tracey with her as she thought is influence</text:p>
      <text:p text:style-name="P1">has already corrupted her husband(all bursts into</text:p>
      <text:p text:style-name="P1">laughter) by every means(all laugh)</text:p>
      <text:p text:style-name="P1">Daisy(laugh) : "he has even made me laugh with</text:p>
      <text:p text:style-name="P1">this as well"</text:p>
      <text:p text:style-name="P1">Misty(bit concerned) :"but um.."</text:p>
      <text:p text:style-name="P1">Lillie(laugh) : "go on my child has got enough</text:p>
      <text:p text:style-name="P1">recreation for the entire life already"(all bursts into</text:p>
      <text:p text:style-name="P1">laughter)</text:p>
      <text:p text:style-name="P1">Misty(laugh) : "Gary is jealous of him for taking</text:p>
      <text:p text:style-name="P1">away his bad boy championship(all laughs) but</text:p>
      <text:p text:style-name="P1">quickly cools down as he hears his now well</text:p>
      <text:p text:style-name="P1">polished defence(all laugh) only to be sent to the</text:p>
      <text:p text:style-name="P1">lionesses (Lillie laughs hard) who was the biggestthreat(all laugh) to his eventual marriage (all</text:p>
      <text:p text:style-name="P1">bursts into laughter)..then he says that the</text:p>
      <text:p text:style-name="P1">lionesses directly junps to prey upon him by again</text:p>
      <text:p text:style-name="P1">calling him names and whatnot while he says that</text:p>
      <text:p text:style-name="P1">at this time she should take rest which the</text:p>
      <text:p text:style-name="P1">lionesses brushes aside by accusing he'll cheat on</text:p>
      <text:p text:style-name="P1">her baby Mist that night itself(all laughs) oh and</text:p>
      <text:p text:style-name="P1">by the way Daisy also told him that he threatened</text:p>
      <text:p text:style-name="P1"><text:soft-page-break/>her baby Mist to reconciliation(all laughs) now the</text:p>
      <text:p text:style-name="P1">lionesses continues to her victory march depicting</text:p>
      <text:p text:style-name="P1">how much he has fallen pauses to bite him saying</text:p>
      <text:p text:style-name="P1">he'll definitely leave her sister and finally goes to</text:p>
      <text:p text:style-name="P1">the end by stating he has no chance of</text:p>
      <text:p text:style-name="P1">reconcilation with anyone to which he all the while</text:p>
      <text:p text:style-name="P1">says that she must take care of herself and then</text:p>
      <text:p text:style-name="P1">finally dragging Gary's name in he tames the</text:p>
      <text:p text:style-name="P1">lionesses (Lillie bursts into laughter)(all laugh) but</text:p>
      <text:p text:style-name="P1">still she paws him by giving the marching orders</text:p>
      <text:p text:style-name="P1">while reminding him of the root to his just wed</text:p>
      <text:p text:style-name="P1">wife as if otherwise he would've lost the way(all</text:p>
      <text:p text:style-name="P1">laughs uncontrollably),then as he comes out,thelion jumps upon him to politely bark him(all bursts</text:p>
      <text:p text:style-name="P1">into laughter) to his grandpa,who was waiting</text:p>
      <text:p text:style-name="P1">patiently for his turn which was unfortunately he</text:p>
      <text:p text:style-name="P1">on the day(all bursts into laughter)"</text:p>
      <text:p text:style-name="P1">Lillie(laughing) : "this no comedy can ever give</text:p>
      <text:p text:style-name="P1">you,Ketchum has really caught us all(all bursts</text:p>
      <text:p text:style-name="P1">into laughter)</text:p>
      <text:p text:style-name="P1">Misty(laughing) : "he says he had to be extra</text:p>
      <text:p text:style-name="P1">careful to lick the boots of the old bear(all laughs)</text:p>
      <text:p text:style-name="P1">so that he doesn't have to transfer all his</text:p>
      <text:p text:style-name="P1">pokemons that night itself playing the childhood-</text:p>
      <text:p text:style-name="P1">home and humility-despite-fame card that rather</text:p>
      <text:p text:style-name="P1">appeases the professor but he beaks his head off</text:p>
      <text:p text:style-name="P1">questioning about his pokemons and whatnot (all</text:p>
      <text:p text:style-name="P1">bursts into laughter) which on the backdrop of his</text:p>
      <text:p text:style-name="P1">Cerulian adventure is the most boring anticlimax</text:p>
      <text:p text:style-name="P1">(all bursts into laughter) anyway he somehow</text:p>
      <text:p text:style-name="P1">manages to get out only to be absolutely incensed</text:p>
      <text:p text:style-name="P1">to realize that that very momnet,the gentleman-</text:p>
      <text:p text:style-name="P1">looking-most-cunning fox named Trace(all</text:p>
      <text:p text:style-name="P1">uncontrollably laughs) is dreaming in the Orangeof Oranges with his flower(Daisy laugs out loud)</text:p>
      <text:p text:style-name="P1">while he was toiling hard to even get to his own</text:p>
      <text:p text:style-name="P1">flower this realization angers him extremely (all</text:p>
      <text:p text:style-name="P1">laugh) so he tells Gengar to fetch the brat</text:p>
      <text:p text:style-name="P1">immediately (all laughs uncontrollably) which he</text:p>
      <text:p text:style-name="P1">tickllly obliges(all bursts into laughter) as the</text:p>
      <text:p text:style-name="P1">sweet sweet fox(all bursts into laughter) comes</text:p>
      <text:p text:style-name="P1">out he doesn't know which side to sail to(all</text:p>
      <text:p text:style-name="P1">laughs) only managing to fire out the why drag all</text:p>
      <text:p text:style-name="P1">in bullet which by then he repeated so many times</text:p>
      <text:p text:style-name="P1">that he got angrier(all laughs) and fired in the</text:p>
      <text:p text:style-name="P1">canonball that all he wanted to do was to check</text:p>
      <text:p text:style-name="P1">the chemistry before parade(all laugh,Daisy</text:p>
      <text:p text:style-name="P1">shakes her head) which this fox wickedly shields</text:p>
      <text:p text:style-name="P1">(all laughs) by saying that they'll not be his flower</text:p>
      <text:p text:style-name="P1">but follow suit always which stuns him so much</text:p>
      <text:p text:style-name="P1">that he resorts to the embrace-it-out option(all</text:p>
      <text:p text:style-name="P1">laugh) meanwhile Daisy again comes out with fhe</text:p>
      <text:p text:style-name="P1"><text:soft-page-break/>groundbreaking declaration that she had</text:p>
      <text:p text:style-name="P1">evsdropped them(Daisy bursts into laughter,others</text:p>
      <text:p text:style-name="P1">follow suit) which as if was unknown to him(allbursts into laughter) and declares that why he was</text:p>
      <text:p text:style-name="P1">back whether he had spoken to yer younger</text:p>
      <text:p text:style-name="P1">lionesses (all bursts into laughter) etc to which he</text:p>
      <text:p text:style-name="P1">continues the sentiment card which Daisy doesn't</text:p>
      <text:p text:style-name="P1">think she can handle for long(all bursts into</text:p>
      <text:p text:style-name="P1">laughter) thus tries to pull off his own trick on</text:p>
      <text:p text:style-name="P1">him(all laughs) by selling him the same wisdom</text:p>
      <text:p text:style-name="P1">nut he had earlier sold her(all bursts into laughter)</text:p>
      <text:p text:style-name="P1">saying that alright she admitted her baby Mist</text:p>
      <text:p text:style-name="P1">went to him intentionally and would roam around</text:p>
      <text:p text:style-name="P1">him all her want for the rest of her life(Misty</text:p>
      <text:p text:style-name="P1">laughs,others smile)but she shouldn't suffer for</text:p>
      <text:p text:style-name="P1">her devotion (all smile) which he rather ducks</text:p>
      <text:p text:style-name="P1">out(all laughs) but is again incensed again seeing</text:p>
      <text:p text:style-name="P1">her crooked man(all laughs) was enjoying his</text:p>
      <text:p text:style-name="P1">death all the while smirking and thinking of the</text:p>
      <text:p text:style-name="P1">final attack that'll absolutely nail him down(all</text:p>
      <text:p text:style-name="P1">bursts into laughter),so to foild Daisy again from</text:p>
      <text:p text:style-name="P1">dragging him inside(Daisy laughs) he uses him to</text:p>
      <text:p text:style-name="P1">insinuate (all bursts into laughter) that his actions</text:p>
      <text:p text:style-name="P1">endangered his pokemons which this wicked foxjokes out(all laugh) and makes a comeback by</text:p>
      <text:p text:style-name="P1">advising him to phone around all from Brock to</text:p>
      <text:p text:style-name="P1">God(all laughs uncontrollably) which he then</text:p>
      <text:p text:style-name="P1">somehow bypasses only to be so incensed as this</text:p>
      <text:p text:style-name="P1">constant hindrence having pestered him for 15</text:p>
      <text:p text:style-name="P1">hears whenever he wanted to adore his flower in</text:p>
      <text:p text:style-name="P1">complete seclusion(all laughs) and even today</text:p>
      <text:p text:style-name="P1">was upto his old tricks(all bursts into laughter)he</text:p>
      <text:p text:style-name="P1">using Gengar again creates an illusion to play a</text:p>
      <text:p text:style-name="P1">prank on Brock of all people who was most</text:p>
      <text:p text:style-name="P1">incensed with him and viseversa for trying to</text:p>
      <text:p text:style-name="P1">detach hia flower from him(all laughs)..by-the-</text:p>
      <text:p text:style-name="P1">way,sweet sweet Brock(all laughs) is in a real</text:p>
      <text:p text:style-name="P1">danger now which his sweet sweet Trace(all</text:p>
      <text:p text:style-name="P1">laughes) got into today again as he was hugging</text:p>
      <text:p text:style-name="P1">his flower(Misty blushes, other two smirks)</text:p>
      <text:p text:style-name="P1">snatching her away from the kitchen threatening</text:p>
      <text:p text:style-name="P1">his mom of robbing her pokemon (all bursts into</text:p>
      <text:p text:style-name="P1">laughter) and his 15 year long nemesis again had</text:p>
      <text:p text:style-name="P1">to choose the exact same time(all bursts into</text:p>
      <text:p text:style-name="P1">laughter) to insinuate that(all again laughes) hewas his flowers BEST choice(all laughs</text:p>
      <text:p text:style-name="P1">uncontrollably) which as usual he started with</text:p>
      <text:p text:style-name="P1">sweeting the man only to call a false alarm and</text:p>
      <text:p text:style-name="P1">forcing everyone out of the home with the</text:p>
      <text:p text:style-name="P1">intention to have the grand lunch here today(all</text:p>
      <text:p text:style-name="P1">bursts into laughter) and has probably showed</text:p>
      <text:p text:style-name="P1">Trace all kinds of hell that he didn't show me and</text:p>
      <text:p text:style-name="P1">rigourously proved to him about one being-two</text:p>
      <text:p text:style-name="P1"><text:soft-page-break/>appearance-only for the illusion to break theory</text:p>
      <text:p text:style-name="P1">unless he truely has killed him(all bursts into</text:p>
      <text:p text:style-name="P1">laughter) which he will do as he now possibly has</text:p>
      <text:p text:style-name="P1">come to know the intricate details of each of</text:p>
      <text:p text:style-name="P1">those damn brats(all laughs) that had the audacity</text:p>
      <text:p text:style-name="P1">to even look at his flower(all bursts into laughter)</text:p>
      <text:p text:style-name="P1">while he wasn't (all bursts into laughter) which</text:p>
      <text:p text:style-name="P1">includes unmarried females as well(all laugh) as</text:p>
      <text:p text:style-name="P1">due to him this brand if young has always been a</text:p>
      <text:p text:style-name="P1">constant problem for him(all bursts into laughter)</text:p>
      <text:p text:style-name="P1">to handle and according to him they tried many</text:p>
      <text:p text:style-name="P1">pranks to get his attention off from his flower(all</text:p>
      <text:p text:style-name="P1">bursts into laughter) as well as the threat that theymight've influenced his flower rubbing her the</text:p>
      <text:p text:style-name="P1">wrong way(all laughs uncontrollably) so Brock</text:p>
      <text:p text:style-name="P1">being a constant encouragement of such brats(all</text:p>
      <text:p text:style-name="P1">laughs),his time is really numbered(all bursts into</text:p>
      <text:p text:style-name="P1">laughter) though hopefully in the last hours of</text:p>
      <text:p text:style-name="P1">night Trace of all people again to his utter</text:p>
      <text:p text:style-name="P1">disdain(all laughs) had the audacity to call him</text:p>
      <text:p text:style-name="P1">and insinuate (all laughs) that his actions weren't</text:p>
      <text:p text:style-name="P1">right(all laugh)..and you know thank God that i</text:p>
      <text:p text:style-name="P1">snatched his phone away otherwise he would've</text:p>
      <text:p text:style-name="P1">again set Gengar upon on you(all laughes) and</text:p>
      <text:p text:style-name="P1">this was after he could give the ring(smile,blush)</text:p>
      <text:p text:style-name="P1">which if wasn't the case Trace would've been in</text:p>
      <text:p text:style-name="P1">such hellfire that no vulture(all laugh) ever</text:p>
      <text:p text:style-name="P1">could've insinuated him out of it(all bursts into</text:p>
      <text:p text:style-name="P1">laughter)...then Trace rather idiotically forces her</text:p>
      <text:p text:style-name="P1">flower to compell him to call Brock to God(all</text:p>
      <text:p text:style-name="P1">laugh) at that time of night,and already these little</text:p>
      <text:p text:style-name="P1">Vultures insinuating around him if weren't</text:p>
      <text:p text:style-name="P1">enough(all bursts into laughter) only for him now</text:p>
      <text:p text:style-name="P1">they had their dirty eyes on his flower's beautynap(all bursts into laughter) as well,so this sends</text:p>
      <text:p text:style-name="P1">him right into hell(all bursts into laughter) and i</text:p>
      <text:p text:style-name="P1">somehow managed to dissuade him from</text:p>
      <text:p text:style-name="P1">appearing on Gengar in Brock's bed that very</text:p>
      <text:p text:style-name="P1">night(all bursts into laughter) and that too having</text:p>
      <text:p text:style-name="P1">known that even on that day Brock had the</text:p>
      <text:p text:style-name="P1">audacity to not only doubt him but directly causing</text:p>
      <text:p text:style-name="P1">his flower some pain on her first night by</text:p>
      <text:p text:style-name="P1">insinuating (all laughs) her that he doesn't quite</text:p>
      <text:p text:style-name="P1">understand it,and this had put him out of his mind</text:p>
      <text:p text:style-name="P1">absolutely and he wanted to personally empty the</text:p>
      <text:p text:style-name="P1">whole Oak Lab pokémons on Cerulian and</text:p>
      <text:p text:style-name="P1">Brock(all bursts into laughter) and possibly on the</text:p>
      <text:p text:style-name="P1">whole world(all bursts into laughter) or may be</text:p>
      <text:p text:style-name="P1">alert the whole Elite4 to crush every vulture(all</text:p>
      <text:p text:style-name="P1">laugh) that ever appeared on Cerulian sky that</text:p>
      <text:p text:style-name="P1">day(all bursts into laughter) but he would've</text:p>
      <text:p text:style-name="P1">absolutely loved to completely devour sweet</text:p>
      <text:p text:style-name="P1"><text:soft-page-break/>sweet Brock(all laughs) himself and i barely</text:p>
      <text:p text:style-name="P1">managed to calm the Gyarados of Gyradoses</text:p>
      <text:p text:style-name="P1">down(all bursts into laughter) only to tell him tophone-it-out(all laughs),which he obliged and</text:p>
      <text:p text:style-name="P1">started with telling Brock that he expected more</text:p>
      <text:p text:style-name="P1">help from males than females during his</text:p>
      <text:p text:style-name="P1">separation (all bursts into laughter) which to his</text:p>
      <text:p text:style-name="P1">utter disdain turned out to be the exact</text:p>
      <text:p text:style-name="P1">opposite(all bursts into laughter) making him</text:p>
      <text:p text:style-name="P1">absolutely loath every being on the planet apart</text:p>
      <text:p text:style-name="P1">from his mom and flower(all bursts into</text:p>
      <text:p text:style-name="P1">laughter),as Brock tried to make a sentimental</text:p>
      <text:p text:style-name="P1">comeback saying he hadn't spoken for 3/4</text:p>
      <text:p text:style-name="P1">years,he just thunder chaired him off(all bursts</text:p>
      <text:p text:style-name="P1">into laughter) saying whether Brock was</text:p>
      <text:p text:style-name="P1">insinuating that(all laugh) he needed to announce</text:p>
      <text:p text:style-name="P1">to the world his longing for his beau(all laughs</text:p>
      <text:p text:style-name="P1">absolute uncontrollably)"</text:p>
      <text:p text:style-name="P1">(few moments later,Misty lying down still has a fit</text:p>
      <text:p text:style-name="P1">of laughter,Daisy also laughes aloud,as we as</text:p>
      <text:p text:style-name="P1">Lillie)</text:p>
      <text:p text:style-name="P1">Daisy(laughing) : "then Brock still had the audacity</text:p>
      <text:p text:style-name="P1">to challenge him to a rigourous insinuate-it-out(all</text:p>
      <text:p text:style-name="P1">bursts into laughter) which truely made sweetsweet Brock(all bursts into laughter) his biggest</text:p>
      <text:p text:style-name="P1">ever singular enemy ever imaginable(all again</text:p>
      <text:p text:style-name="P1">laughs)"</text:p>
      <text:p text:style-name="P1">Misty(laughes) : "then suddenly Brock decided to</text:p>
      <text:p text:style-name="P1">connect with sweet sweet Viol of all people...(all</text:p>
      <text:p text:style-name="P1">bursts into laughter)..who started with screeching</text:p>
      <text:p text:style-name="P1">him names to which he politely pointed out that</text:p>
      <text:p text:style-name="P1">it'll only harm her song performances (all</text:p>
      <text:p text:style-name="P1">uncontrollably laughs) which startled Viol so</text:p>
      <text:p text:style-name="P1">much that she(all laugh)said why was he not</text:p>
      <text:p text:style-name="P1">sleeping then(all bursts into laughter) to which he</text:p>
      <text:p text:style-name="P1">scoffed to Viol of all people that her beau was</text:p>
      <text:p text:style-name="P1">feeling lonely (all uncontrollably laughs) which</text:p>
      <text:p text:style-name="P1">again incensed Viol so much that she was about</text:p>
      <text:p text:style-name="P1">to go overdrive and just as she thundered the first</text:p>
      <text:p text:style-name="P1">b..(all laugh) he politely pointed out that at that</text:p>
      <text:p text:style-name="P1">moment the b.. is trying to dissuade Misty flower</text:p>
      <text:p text:style-name="P1">form attacking him(Misty blushes,others pat</text:p>
      <text:p text:style-name="P1">her)..which truely threw Viol off her track(all</text:p>
      <text:p text:style-name="P1">laughes uncontrollably) buying him the time(all</text:p>
      <text:p text:style-name="P1">laugh) to growl at Brock why was he so incensedabout the fact that he called him a lunatic un.. l.. r..</text:p>
      <text:p text:style-name="P1">Infront of his then beau(all shakes their heads)</text:p>
      <text:p text:style-name="P1">and showed some fake documents (all</text:p>
      <text:p text:style-name="P1">shivering)..no wait this is what makes him the</text:p>
      <text:p text:style-name="P1">Pokemon Master,as he fired these two both Viol</text:p>
      <text:p text:style-name="P1">and Brock went into overdrive,in the meantime he</text:p>
      <text:p text:style-name="P1">came back to quickly adore his flower once</text:p>
      <text:p text:style-name="P1"><text:soft-page-break/>more(Misty blushs and laughs,others</text:p>
      <text:p text:style-name="P1">laugh),reminding his flower to not let the</text:p>
      <text:p text:style-name="P1">gentleman-fox(all Laughs) and his sinister</text:p>
      <text:p text:style-name="P1">flower(all laughs,Daisy Laughs out loud) mingle</text:p>
      <text:p text:style-name="P1">longer with her.(all laughs uncontrollably) and</text:p>
      <text:p text:style-name="P1">return to Brock to God to Viol(all laugh) that as he</text:p>
      <text:p text:style-name="P1">was saying(all laughs) he only did Viol the</text:p>
      <text:p text:style-name="P1">Greatest service of her life..and um..Dase this is</text:p>
      <text:p text:style-name="P1">what we've been wondering about that how can he</text:p>
      <text:p text:style-name="P1">be proved right even in this case..which utterly</text:p>
      <text:p text:style-name="P1">stops Viol as Brock then tries to make a</text:p>
      <text:p text:style-name="P1">insinuating comeback(all laugh) that what was he</text:p>
      <text:p text:style-name="P1">upto with Misty,to which he scoffs that why was</text:p>
      <text:p text:style-name="P1">he upset that while he gave Brock the chance topick Viol flower which he happily obliged,Brock of</text:p>
      <text:p text:style-name="P1">all people never gave him the chance to pick up</text:p>
      <text:p text:style-name="P1">his Misty flower,then as all was totally silent</text:p>
      <text:p text:style-name="P1">including God to Viol(all laughs) he growled at Viol</text:p>
      <text:p text:style-name="P1">that he sweared her husband out of his slumber</text:p>
      <text:p text:style-name="P1">for all wrong flowers to make him realize the right</text:p>
      <text:p text:style-name="P1">one and now Viol flower was insinuating (all</text:p>
      <text:p text:style-name="P1">laugh) to him that he will tear apart Misty</text:p>
      <text:p text:style-name="P1">flower,whom he has gone through so many hells</text:p>
      <text:p text:style-name="P1">to get to(all smile),at which though Viol Flower</text:p>
      <text:p text:style-name="P1">didn't like this constant flower business (all</text:p>
      <text:p text:style-name="P1">uncontrollably laughs) anymore,she had to admit</text:p>
      <text:p text:style-name="P1">that she's so happy with Brock(all bursts into</text:p>
      <text:p text:style-name="P1">laughter) to Brocks abject failure to swear at the</text:p>
      <text:p text:style-name="P1">Pokemon Master..(all laughs)...now that Brock to</text:p>
      <text:p text:style-name="P1">God to Viol Flower all having calmed down the</text:p>
      <text:p text:style-name="P1">master played the master trick telling Viol to take</text:p>
      <text:p text:style-name="P1">rest as she had to fly out that very</text:p>
      <text:p text:style-name="P1">morning(astonished)..no i didn't know either how</text:p>
      <text:p text:style-name="P1">he guessed that,to which he later told that a</text:p>
      <text:p text:style-name="P1">perfectionist like Viol when it comes to herperformance would always be calmed down with</text:p>
      <text:p text:style-name="P1">that enough to get herself concentrated again by</text:p>
      <text:p text:style-name="P1">being distracted(all laughs) so he played a guess</text:p>
      <text:p text:style-name="P1">and suddenly that turned out to be right as he also</text:p>
      <text:p text:style-name="P1">thought otherwise Viol being Voil won't stay</text:p>
      <text:p text:style-name="P1">awake at that time unless she had a plane to</text:p>
      <text:p text:style-name="P1">catch the very morning being a perfectionist (all</text:p>
      <text:p text:style-name="P1">bursts into laughter),the he himself sweet talked</text:p>
      <text:p text:style-name="P1">Viol off saying his pathetic 17 year journey(all</text:p>
      <text:p text:style-name="P1">laugh) has made himself rather detached from the</text:p>
      <text:p text:style-name="P1">world of art(all bursts into laughter) which he</text:p>
      <text:p text:style-name="P1">would like to rekindle may be sometimes later(all</text:p>
      <text:p text:style-name="P1">laugh) with the addition that he has travelled the</text:p>
      <text:p text:style-name="P1">whole world but whether Brock thought this</text:p>
      <text:p text:style-name="P1">Mantine(all bursts into laughter) was the most</text:p>
      <text:p text:style-name="P1">artistic (all bursts into laughter) to this Brock was</text:p>
      <text:p text:style-name="P1">dumbfounded (all laugh) as Viol was very happy</text:p>
      <text:p text:style-name="P1">and went on to tell Brock how sweet her Mantine</text:p>
      <text:p text:style-name="P1"><text:soft-page-break/>was(all laugh),then congratulated Ash on his title</text:p>
      <text:p text:style-name="P1">and Misty flower and got disconnected(all laugh)</text:p>
      <text:p text:style-name="P1">then he sweared Brock left and right basicallytelling him that a half-grown brat(all laugh) like</text:p>
      <text:p text:style-name="P1">him should've been the first to realize his heart-</text:p>
      <text:p text:style-name="P1">wrenching pain for his flower(all smiles,Misty</text:p>
      <text:p text:style-name="P1">blushs,giggles) and he did the exact opposite only</text:p>
      <text:p text:style-name="P1">by encouraging underground sludge to flow upto</text:p>
      <text:p text:style-name="P1">the ground and try desparately to reach his</text:p>
      <text:p text:style-name="P1">flower,and some portion of which had the audacity</text:p>
      <text:p text:style-name="P1">to challenge him during his Unova Elite4 battle by</text:p>
      <text:p text:style-name="P1">insinuating something(all shake their heads)..no</text:p>
      <text:p text:style-name="P1">Dase this is the only time i saw him angry and you</text:p>
      <text:p text:style-name="P1">won't like to face it as yesterday just after he</text:p>
      <text:p text:style-name="P1">started to torture me i saw that same fire in his</text:p>
      <text:p text:style-name="P1">eyes when he instructed his pokemons to snatch</text:p>
      <text:p text:style-name="P1">mine away and if any brat human or pokemon</text:p>
      <text:p text:style-name="P1">disturbed him today despite Pikachu being</text:p>
      <text:p text:style-name="P1">there,he threatened his bunch to forsake them</text:p>
      <text:p text:style-name="P1">forever (all very concerned)..he told them not to</text:p>
      <text:p text:style-name="P1">kill any persons but if there were any pokebrat(all</text:p>
      <text:p text:style-name="P1">smile) misbehaving including mine,then to</text:p>
      <text:p text:style-name="P1">mercilessly kill them off(all shivering)after the first</text:p>
      <text:p text:style-name="P1">warning and he engaged his 4 pokemons to makesure i don't have a heart attack or faint or any</text:p>
      <text:p text:style-name="P1">discomfort(all shivers) which um..well...Bulbasaur</text:p>
      <text:p text:style-name="P1">and all else were excellent and he sleep powdered</text:p>
      <text:p text:style-name="P1">me just at the right times and just enough to make</text:p>
      <text:p text:style-name="P1">myself calm down while i could hear and</text:p>
      <text:p text:style-name="P1">congnize,a pokemon did that like the most</text:p>
      <text:p text:style-name="P1">professional doctor(all wonder)..which he later</text:p>
      <text:p text:style-name="P1">said Bulbasaur being the eternal guardian to all,</text:p>
      <text:p text:style-name="P1">understood to some extent from body movements</text:p>
      <text:p text:style-name="P1">and inferred condition of humans now that he was</text:p>
      <text:p text:style-name="P1">always beside Gary as well,so he trusted him on</text:p>
      <text:p text:style-name="P1">this,and Bulbasaur behaved just like a</text:p>
      <text:p text:style-name="P1">human,which actually is Ash's biggest strength</text:p>
      <text:p text:style-name="P1">that he knows he has atleast one of the 85 beings</text:p>
      <text:p text:style-name="P1">beside him all the time including Mime,that would</text:p>
      <text:p text:style-name="P1">be beside him till infinity (all smile)he told me</text:p>
      <text:p text:style-name="P1">many times that they too were his soulmates(all</text:p>
      <text:p text:style-name="P1">smile, hugging Misty)...then i saw what sort of</text:p>
      <text:p text:style-name="P1">height pokemon master's pokemons has reached</text:p>
      <text:p text:style-name="P1">all did things like a well trained Military with</text:p>
      <text:p text:style-name="P1">Snorlax bossing around the area and he was fromorange and yeah he gave Ash the Hoenn league</text:p>
      <text:p text:style-name="P1">but only then isaw the might of him,that adorable</text:p>
      <text:p text:style-name="P1">snoring sleeping round teddy bear looked like he</text:p>
      <text:p text:style-name="P1">has gobbled up the whole world and has become</text:p>
      <text:p text:style-name="P1">its gurdian and sole responsibility.. and truely Lil,</text:p>
      <text:p text:style-name="P1">that little sweet Pikachu that plays around no</text:p>
      <text:p text:style-name="P1">matter what he did in Sinnoh or Kalos,this</text:p>
      <text:p text:style-name="P1"><text:soft-page-break/>Pikachu's was just burning as if nothing in the</text:p>
      <text:p text:style-name="P1">world could go past him that day no matter who</text:p>
      <text:p text:style-name="P1">they were or how many and as if he had become</text:p>
      <text:p text:style-name="P1">Ash himself,then that devillish determination to</text:p>
      <text:p text:style-name="P1">the goal to obey his master no matter what...(all</text:p>
      <text:p text:style-name="P1">wonder and shiver)..and the whole other lab</text:p>
      <text:p text:style-name="P1">pokemons were so disciplined and this was itself</text:p>
      <text:p text:style-name="P1">a false alarm as he told me..(all wonder)...as he</text:p>
      <text:p text:style-name="P1">later casually laughed it off saying Snorlax's</text:p>
      <text:p text:style-name="P1">concern and Pikachu's rage was enough for the</text:p>
      <text:p text:style-name="P1">rest of his own to follow suit and the others to</text:p>
      <text:p text:style-name="P1">properly behave all the while Bulbasaur and his</text:p>
      <text:p text:style-name="P1">Dark gang worked upon me without being</text:p>
      <text:p text:style-name="P1">disturbed by anything outside as if they'veforgotten everything except me..Bulbasaur looked</text:p>
      <text:p text:style-name="P1">after me just as any professional doctor would do</text:p>
      <text:p text:style-name="P1">and his 3 dark types were at my nerves and</text:p>
      <text:p text:style-name="P1">somehow made myself feel a bit light just as i saw</text:p>
      <text:p text:style-name="P1">them each time as if they were trying to tell me</text:p>
      <text:p text:style-name="P1">why are you so concerned?you'll get through this</text:p>
      <text:p text:style-name="P1">and then we'll play around all we want...after each</text:p>
      <text:p text:style-name="P1">of his hellrounds one by one mercilessly tore my</text:p>
      <text:p text:style-name="P1">body apart...well,um..he started with swearing me</text:p>
      <text:p text:style-name="P1">then completely scoffed</text:p>
      <text:p text:style-name="P1">away..um..purity(Daisy&amp;Lillie shivers)...Dase,what</text:p>
      <text:p text:style-name="P1">he did to me mentally and verbally,no h.. b... would</text:p>
      <text:p text:style-name="P1">be able to do that in their wildest dreams</text:p>
      <text:p text:style-name="P1">physically,he tore apart every bit of my body</text:p>
      <text:p text:style-name="P1">simply by swearing them off then came to my</text:p>
      <text:p text:style-name="P1">mind where every idea of kindness etc he</text:p>
      <text:p text:style-name="P1">mercilessly attacked...you can realize now what</text:p>
      <text:p text:style-name="P1">he was doing (all smile)..he just was desperately</text:p>
      <text:p text:style-name="P1">trying to take my focus away from body and</text:p>
      <text:p text:style-name="P1">sentiments and emotions to the soul and in the</text:p>
      <text:p text:style-name="P1">same process i was watching what he was doingto himself he was just thrashing himself to death</text:p>
      <text:p text:style-name="P1">before me and waiting for me to follow suit all the</text:p>
      <text:p text:style-name="P1">while his pokemons were robotically doing what</text:p>
      <text:p text:style-name="P1">they were told to...and i finally had my moment</text:p>
      <text:p text:style-name="P1">and we finally patched up when his jovial real self</text:p>
      <text:p text:style-name="P1">came out and that did what it did(all smile),that</text:p>
      <text:p text:style-name="P1">torture..unless one himself have gone through it</text:p>
      <text:p text:style-name="P1">several times and knows every bit of can subject</text:p>
      <text:p text:style-name="P1">another to that..and he was swearing me left and</text:p>
      <text:p text:style-name="P1">right to insult me at the same time he sweared me</text:p>
      <text:p text:style-name="P1">even more only to remind me that i had the</text:p>
      <text:p text:style-name="P1">strength to follow suit and he knows it...he had</text:p>
      <text:p text:style-name="P1">more faith in me than myself which actually..um..</text:p>
      <text:p text:style-name="P1">(blushes)</text:p>
      <text:p text:style-name="P1">Daisy(smile,patting Misty) : "your own faith in his</text:p>
      <text:p text:style-name="P1">abilities when he first started out,just repayed you</text:p>
      <text:p text:style-name="P1">that(Misty giggle and blush)"</text:p>
      <text:p text:style-name="P1"><text:soft-page-break/>Lillie(smile) : "truely a Pokemon Master"</text:p>
      <text:p text:style-name="P1">Misty(blush) : "yeah that's what he told and you</text:p>
      <text:p text:style-name="P1">know why he told that and i just realized what Ash</text:p>
      <text:p text:style-name="P1">Ketchum had become...just like in PokemonWorld,he doesn't have any match in this world</text:p>
      <text:p text:style-name="P1">when it comes to control over his neves even</text:p>
      <text:p text:style-name="P1">when as he was dying and on that of any</text:p>
      <text:p text:style-name="P1">Pokemons...he in the meantime battled me to</text:p>
      <text:p text:style-name="P1">show his power,i was incensed enough myself,he</text:p>
      <text:p text:style-name="P1">got Gyarados of all for me,and used Bulbasaur</text:p>
      <text:p text:style-name="P1">who just stood there like a statue looking at</text:p>
      <text:p text:style-name="P1">Gyarados,who to my then worst nightmare..you</text:p>
      <text:p text:style-name="P1">know the best that in my own powers, Gyarados</text:p>
      <text:p text:style-name="P1">was just like the Master's Pokemons if not more</text:p>
      <text:p text:style-name="P1">and that Gyarados despite me screaming my head</text:p>
      <text:p text:style-name="P1">off to flamethrow Bulbasaur,kept looking at</text:p>
      <text:p text:style-name="P1">Bulbasaur and Ash,then looked at me as if she</text:p>
      <text:p text:style-name="P1">couldn't believe why she was out of the Pokeball</text:p>
      <text:p text:style-name="P1">itself,then just calmly lied down beside me,and i've</text:p>
      <text:p text:style-name="P1">barely seen her lie down and she did it while on</text:p>
      <text:p text:style-name="P1">the ground,which she hasn't than more than once</text:p>
      <text:p text:style-name="P1">or twice before...i was scared to death as i</text:p>
      <text:p text:style-name="P1">couldn't believe my most trusted sweetie just left</text:p>
      <text:p text:style-name="P1">me at that moment..to which Ash just smiled and</text:p>
      <text:p text:style-name="P1">came and tendered her..and even at that point isaw,he was still the same playfull kid to Gyarados</text:p>
      <text:p text:style-name="P1">as ever,and my Gyarados looked at him with the</text:p>
      <text:p text:style-name="P1">same care that she has ever done to me if not</text:p>
      <text:p text:style-name="P1">more...then Ash recalled her again and that sweet</text:p>
      <text:p text:style-name="P1">tender Ash of mine whom i just couldn't help but</text:p>
      <text:p text:style-name="P1">to fell for since the first sight(all tender Misty),just</text:p>
      <text:p text:style-name="P1">in a moments notice went to the next devillish hell</text:p>
      <text:p text:style-name="P1">and Bulbasaur nonchalantly returned to tender me</text:p>
      <text:p text:style-name="P1">as if nothing ever happened for Ash only later</text:p>
      <text:p text:style-name="P1">telling me,if he pushed himself to the limits he</text:p>
      <text:p text:style-name="P1">could control lenegdary pokemons at his will as</text:p>
      <text:p text:style-name="P1">well but not for a long time and he was at that</text:p>
      <text:p text:style-name="P1">moment hismself torturing him to death as well</text:p>
      <text:p text:style-name="P1">and then on my Gyarados of all pokemons,he just</text:p>
      <text:p text:style-name="P1">tamed her as if she was his soulmate too(all</text:p>
      <text:p text:style-name="P1">tears)...and i saw then his real power and slowly</text:p>
      <text:p text:style-name="P1">realized that none could rescue me from this</text:p>
      <text:p text:style-name="P1">demon except myself(smile,all else smile) and</text:p>
      <text:p text:style-name="P1">just went on;none can reach it unless he's</text:p>
      <text:p text:style-name="P1">ferociously honest with himself that he can never</text:p>
      <text:p text:style-name="P1">harm any pokemons or their trainers no matterwhat his words and behaviour were and he told</text:p>
      <text:p text:style-name="P1">me if that was my Goldy, Goldy probably would've</text:p>
      <text:p text:style-name="P1">hugged him to death as he knew him personally</text:p>
      <text:p text:style-name="P1">for a long time..my Goldy would've been so</text:p>
      <text:p text:style-name="P1">assured no matter what was happening to me that</text:p>
      <text:p text:style-name="P1">he would cuddle my oppressor and it's lunatic in</text:p>
      <text:p text:style-name="P1">normal condition but if Gyarados could do</text:p>
      <text:p text:style-name="P1"><text:soft-page-break/>that,Goldy could certainly do that(all shiver and</text:p>
      <text:p text:style-name="P1">smile)..he told me his only concern when it comes</text:p>
      <text:p text:style-name="P1">to My pokemons is Dewgong as he is the Gym's</text:p>
      <text:p text:style-name="P1">leader pokemon,he Ash can't tame psychologically</text:p>
      <text:p text:style-name="P1">no matter what,but i was only happy cause no</text:p>
      <text:p text:style-name="P1">matter how strong Dewgong is,he would've been</text:p>
      <text:p text:style-name="P1">totally torn apart by the whole Lab pokemons that</text:p>
      <text:p text:style-name="P1">day if he didn't budge at Bulbasaur's first</text:p>
      <text:p text:style-name="P1">warning,as i only later came to know that he</text:p>
      <text:p text:style-name="P1">wisely gave me Gyarados and not Dewgong,cause</text:p>
      <text:p text:style-name="P1">he himself would have been able to stop all but</text:p>
      <text:p text:style-name="P1">Pikachu if Dewgong attacked Bulbasaur as</text:p>
      <text:p text:style-name="P1">Pikachu just about turned to Gyarados but</text:p>
      <text:p text:style-name="P1">Noivern,who was closely observing Gyarados,hedidn't come close as Noivern signalled him that</text:p>
      <text:p text:style-name="P1">Gyarados isn't misbehaving,you can imagine what</text:p>
      <text:p text:style-name="P1">level his pokemons are at and all Bulbasaur did</text:p>
      <text:p text:style-name="P1">was to signal Gyarados that,Ash was trying to help</text:p>
      <text:p text:style-name="P1">me calm down only(smile,all smile),Lil,Dase when</text:p>
      <text:p text:style-name="P1">later he told me his pokemons are his soulmates i</text:p>
      <text:p text:style-name="P1">realized what he meant,it is a fully trained</text:p>
      <text:p text:style-name="P1">unmatched battelion except Pikachu and Mime</text:p>
      <text:p text:style-name="P1">who would go to any hell with him,Mime was</text:p>
      <text:p text:style-name="P1">spared for his Mom,though she can herself</text:p>
      <text:p text:style-name="P1">become pretty insanely unstoppable with all her</text:p>
      <text:p text:style-name="P1">psychic powers cause she alone has to defend</text:p>
      <text:p text:style-name="P1">Mrs Ketchum if she wished so and Pikachu's</text:p>
      <text:p text:style-name="P1">temperament is that he is Ash's big brother(all</text:p>
      <text:p text:style-name="P1">smile),so he would rather look after him than to</text:p>
      <text:p text:style-name="P1">follow him(laugh,rest smile) and this itself made</text:p>
      <text:p text:style-name="P1">him most dangerous to anything that Ash felt any</text:p>
      <text:p text:style-name="P1">threat from.."</text:p>
      <text:p text:style-name="P1">Lillie(smile) : "yeah,Gary said he has never seen</text:p>
      <text:p text:style-name="P1">anything like a phenomena Pikachu has</text:p>
      <text:p text:style-name="P1">become,because Ash wont battle him again he'supset and thinks his 'lil bro has gone to the</text:p>
      <text:p text:style-name="P1">bushes(all laugh loudly) so he won't talk with him</text:p>
      <text:p text:style-name="P1">much(all laugh hard), that's why he keeps a bit</text:p>
      <text:p text:style-name="P1">distance from Ash since he has returned.."</text:p>
      <text:p text:style-name="P1">Daisy(laughing) : "well he threatened his sweet</text:p>
      <text:p text:style-name="P1">sweet Trace today with Pikachu right Mist?(all</text:p>
      <text:p text:style-name="P1">laugh)"</text:p>
      <text:p text:style-name="P1">Misty(laugh) : "the moment he heard Trace,he</text:p>
      <text:p text:style-name="P1">screamed Thunder Chair(all laugh)..and Pikachu</text:p>
      <text:p text:style-name="P1">threatened Trace like nothing(all laughs).."</text:p>
      <text:p text:style-name="P1">Daisy(laugh) : "it's unbelievable that how those</text:p>
      <text:p text:style-name="P1">little pests can threaten or fondle anybody</text:p>
      <text:p text:style-name="P1">according to Ash's will and yet mean no harm,the</text:p>
      <text:p text:style-name="P1">first time he came back,as soon as Trace</text:p>
      <text:p text:style-name="P1">pronounces "Mist" he bursts into "Thunderbolt"</text:p>
      <text:p text:style-name="P1">and Pikachu scared Gary and Trace to death by</text:p>
      <text:p text:style-name="P1">jumping on Trace only to scratch his nose(all</text:p>
      <text:p text:style-name="P1"><text:soft-page-break/>laugh)politely(all laughs uncontrollably)"</text:p>
      <text:p text:style-name="P1">Lillie(laugh) : "right,later we were told unless Ash</text:p>
      <text:p text:style-name="P1">really means it,Pikachu won't even attack a single</text:p>
      <text:p text:style-name="P1">pokemon but Ash's only concern is that if Pikachuis with him and someone puches him and</text:p>
      <text:p text:style-name="P1">something and he gets angry and gets involved</text:p>
      <text:p text:style-name="P1">but the opposition is more powerful or more in</text:p>
      <text:p text:style-name="P1">number for the Master to insinuate himself out(all</text:p>
      <text:p text:style-name="P1">laugh) and getting angrier and feeling physically</text:p>
      <text:p text:style-name="P1">threatened during a long skirmish,then if Pikachu</text:p>
      <text:p text:style-name="P1">is with him or near him or somebody brings him to</text:p>
      <text:p text:style-name="P1">Ash,even Ash can't stop Pikachu from thunder</text:p>
      <text:p text:style-name="P1">chairing the whole world(smile)Grandpa' said</text:p>
      <text:p text:style-name="P1">there's no record of a Pokemon being able to</text:p>
      <text:p text:style-name="P1">judge his Master and even boss him around like</text:p>
      <text:p text:style-name="P1">Pikachu can do,so Ash calmed the brat(all smile)</text:p>
      <text:p text:style-name="P1">down saying he's done many things for a long</text:p>
      <text:p text:style-name="P1">time why doesn't he take rest at home(all laugh)</text:p>
      <text:p text:style-name="P1">and at the same time insinuating that Pikachu(all</text:p>
      <text:p text:style-name="P1">laugh) has become too lazy and wants to drink too</text:p>
      <text:p text:style-name="P1">much(all laugh) so Pikachu also got angry and</text:p>
      <text:p text:style-name="P1">conspiring with Mime and Gengar(all laugh) eat all</text:p>
      <text:p text:style-name="P1">his food, tickled him whole day whenever they</text:p>
      <text:p text:style-name="P1">caught him,and pestered him the whole night(all</text:p>
      <text:p text:style-name="P1">laugh),so the two brothers aren't on good terms(alllaugh) though they're too professional (all laugh)</text:p>
      <text:p text:style-name="P1">to bring their personal matters(all laugh) to their</text:p>
      <text:p text:style-name="P1">business partnership (all bursts into laughter)"</text:p>
      <text:p text:style-name="P1">Misty(laughing) : "mom was insinuating (all laugh)</text:p>
      <text:p text:style-name="P1">that if Gengar and those other two sinister dark</text:p>
      <text:p text:style-name="P1">devils(all laugh) has done something to Ash(all</text:p>
      <text:p text:style-name="P1">laugh) as she isn't fond of Gengar(all laugh) as he</text:p>
      <text:p text:style-name="P1">pesters her as usual(all laugh) and Mime is too</text:p>
      <text:p text:style-name="P1">disobedient while Ash is around(all laugh),Pikachu</text:p>
      <text:p text:style-name="P1">isn't talking with Ash(all laugh) and the other two</text:p>
      <text:p text:style-name="P1">unknown Devils that Ash has got straight from</text:p>
      <text:p text:style-name="P1">hell(all laugh) doesn't seem to have saintly</text:p>
      <text:p text:style-name="P1">motives(all bursts into laughter)..to which i told</text:p>
      <text:p text:style-name="P1">her a bit of Ash's supremely heightened ability and</text:p>
      <text:p text:style-name="P1">nerve control,to which she opined that he must be</text:p>
      <text:p text:style-name="P1">lonely then(all bursts into laughter),giving Ash the</text:p>
      <text:p text:style-name="P1">golden chance to re-insinuate(all laugh) her that</text:p>
      <text:p text:style-name="P1">she herself has just admitted that he can even</text:p>
      <text:p text:style-name="P1">infront of his mom adore his flower(Misty blushes,</text:p>
      <text:p text:style-name="P1">others pat her)"</text:p>
      <text:p text:style-name="P1">Daisy(laughing) : "..all he wants and making a dealwith Mrs Ketchum that unless he gets to fondle</text:p>
      <text:p text:style-name="P1">his sweet sweet flower all the time,Mime is going</text:p>
      <text:p text:style-name="P1">to circus(Misty blushes,others smirk and pat) with</text:p>
      <text:p text:style-name="P1">his sworn-in(all laugh) enemy,the gentleman-</text:p>
      <text:p text:style-name="P1">crook(all bursts into laughter)"</text:p>
      <text:p text:style-name="P1">(few moments later)</text:p>
      <text:p text:style-name="P1"><text:soft-page-break/>Misty:"then after calming down Gyarados he again</text:p>
      <text:p text:style-name="P1">went on to torture me...and so on..anyhow when</text:p>
      <text:p text:style-name="P1">he looked that way scoffing at Brock,i felt scared</text:p>
      <text:p text:style-name="P1">to which he just pat my head(blush,rest smile) and</text:p>
      <text:p text:style-name="P1">told me that it was again his trash talking that'll</text:p>
      <text:p text:style-name="P1">work,which did...Brock got infuriated to start that</text:p>
      <text:p text:style-name="P1">game which was exactly what he dragged Brock</text:p>
      <text:p text:style-name="P1">to and then you know the rest(all smile)..and</text:p>
      <text:p text:style-name="P1">about the sludges he told me that they went to</text:p>
      <text:p text:style-name="P1">Unova and no he never wanted to know about</text:p>
      <text:p text:style-name="P1">them or why they had come but could see them</text:p>
      <text:p text:style-name="P1">that they had some personal problems with him</text:p>
      <text:p text:style-name="P1">and they suddenly challenged him just before his</text:p>
      <text:p text:style-name="P1">E4 match as he out of irritation scoffed at</text:p>
      <text:p text:style-name="P1">them,which he calmly accepted just for Kingler tononchalantly adore the sludge brands biggest</text:p>
      <text:p text:style-name="P1">strength Slobro to gleefully submit as if Slobro</text:p>
      <text:p text:style-name="P1">was her long lost best friend,and as sludges</text:p>
      <text:p text:style-name="P1">couldn't believe what they just saw and,the public</text:p>
      <text:p text:style-name="P1">glare eventually lightened upon dark sludges for</text:p>
      <text:p text:style-name="P1">disturbing the Elite4 challenger who was a</text:p>
      <text:p text:style-name="P1">budding once ever enigma with his Kalos win</text:p>
      <text:p text:style-name="P1">itself..and sluges were such buffoons that they</text:p>
      <text:p text:style-name="P1">thought they could beat all Elite4 with with their</text:p>
      <text:p text:style-name="P1">lackies just because they won Kanto and Orange</text:p>
      <text:p text:style-name="P1">around retirement (scoff)...sludges being a well</text:p>
      <text:p text:style-name="P1">known enough for the stench emanating,it took</text:p>
      <text:p text:style-name="P1">Ash some trouble but still he managed to utterly</text:p>
      <text:p text:style-name="P1">fool around with Unova Elite4 in all departments</text:p>
      <text:p text:style-name="P1">and saved the sludges from public humiliation by</text:p>
      <text:p text:style-name="P1">changing their names and so on..yup Pokemon</text:p>
      <text:p text:style-name="P1">Master made his biggest enemies his absolute</text:p>
      <text:p text:style-name="P1">pets in no time by humility, actually triggering my</text:p>
      <text:p text:style-name="P1">depression to that worst turn only for he himself</text:p>
      <text:p text:style-name="P1">to rescue me(fondles her ring and Giggle,all group</text:p>
      <text:p text:style-name="P1">hug)..oh and on our first night he again praised thesludges that went to challenge him to</text:p>
      <text:p text:style-name="P1">Unova,saying he in that position would've done the</text:p>
      <text:p text:style-name="P1">same but he then just complained that the</text:p>
      <text:p text:style-name="P1">boneheads should've realized that not many</text:p>
      <text:p text:style-name="P1">people can win 6 leagues and then the last one</text:p>
      <text:p text:style-name="P1">with that kind of utmost nonchalancy and</text:p>
      <text:p text:style-name="P1">playfullness and that too after winning all 32</text:p>
      <text:p text:style-name="P1">badges of that Region,(proudly)22 Badges in</text:p>
      <text:p text:style-name="P1">Unova,11 in Sinnoh,(kisses her ring fondly)winning</text:p>
      <text:p text:style-name="P1">the final as 1 vs 8,and these all are much later,my</text:p>
      <text:p text:style-name="P1">Ash even before this has won 2 leagues and battle</text:p>
      <text:p text:style-name="P1">frontier(kisses her ring) with a few contest ribbons</text:p>
      <text:p text:style-name="P1">as well,and the boneheads did what they did...Ash</text:p>
      <text:p text:style-name="P1">said that they should've realized that may be none</text:p>
      <text:p text:style-name="P1">ever has fooled around in a league Final and just</text:p>
      <text:p text:style-name="P1">laughing his challenger off to defeat(fondly kisses</text:p>
      <text:p text:style-name="P1">her ring)...all these none has ever done this and</text:p>
      <text:p text:style-name="P1"><text:soft-page-break/>they can't from unless they were very honest to</text:p>
      <text:p text:style-name="P1">the core(all smile,Misty kisses her ring fondly</text:p>
      <text:p text:style-name="P1">again),thus the sludges didn't need to be</text:p>
      <text:p text:style-name="P1">concerned about their beaus's former crushes atleast as long as it was about him no matter what</text:p>
      <text:p text:style-name="P1">the press told about him,even if he had fondled</text:p>
      <text:p text:style-name="P1">the sludge's beau ever,he has no jealousy about it</text:p>
      <text:p text:style-name="P1">and won't pester his honeymoon at all(angry,</text:p>
      <text:p text:style-name="P1">others tender Misty)..and Dase,Lil,actually i</text:p>
      <text:p text:style-name="P1">realized what a disservice the sludges did to both</text:p>
      <text:p text:style-name="P1">of us,after that he praised the sludges to heaven</text:p>
      <text:p text:style-name="P1">for winning Kanto,which he himself could only</text:p>
      <text:p text:style-name="P1">reach upto the last 16(all smile)..(in a proud,tense</text:p>
      <text:p text:style-name="P1">voice) without telling the sludges that it was only</text:p>
      <text:p text:style-name="P1">Master's very first and even with his catterprie the</text:p>
      <text:p text:style-name="P1">Master would've sludged the sludge's sludge</text:p>
      <text:p text:style-name="P1">slobro on the very second day of his journey in his</text:p>
      <text:p text:style-name="P1">sleep...(Misty kisses her ring fondly,other tenders</text:p>
      <text:p text:style-name="P1">Misty,calm voice broad and proud smile)and he</text:p>
      <text:p text:style-name="P1">even congratulated the sludges for being a two</text:p>
      <text:p text:style-name="P1">league champions and atleast having the guts to</text:p>
      <text:p text:style-name="P1">stand up for their beau(shivering voice,others</text:p>
      <text:p text:style-name="P1">smile) no matter how tough a hurdle Ash Ketchum</text:p>
      <text:p text:style-name="P1">posed(smile,tears,others pat Misty)...praising the</text:p>
      <text:p text:style-name="P1">sludges again,now he bore the dirt thrown yetsaving the sludges from Elite4 wrath and public</text:p>
      <text:p text:style-name="P1">humiliation..then the sludges still don't know what</text:p>
      <text:p text:style-name="P1">a grave mistake they committed,it could've been</text:p>
      <text:p text:style-name="P1">that very moment they could've been thunder-</text:p>
      <text:p text:style-name="P1">chaired to their adorable dreams(shivers)..by</text:p>
      <text:p text:style-name="P1">stating that they were straight from Cerulian</text:p>
      <text:p text:style-name="P1">seaweage...(shiver)..as they were so greatful that</text:p>
      <text:p text:style-name="P1">they wanted to be f.. around like all those h..b..</text:p>
      <text:p text:style-name="P1">waiting at his feet all the time..(angry,tears,all pats</text:p>
      <text:p text:style-name="P1">Misty).(smile,Misty kisses her ring very fondly</text:p>
      <text:p text:style-name="P1">again)..and look at the Master's heart even then,he</text:p>
      <text:p text:style-name="P1">complemented him saying he expected this from</text:p>
      <text:p text:style-name="P1">a Cerulian and that too being a two league</text:p>
      <text:p text:style-name="P1">champion and the City was near Pallet his respect</text:p>
      <text:p text:style-name="P1">has only increased to meet some real sludges like</text:p>
      <text:p text:style-name="P1">them straight from Cerulian drains(all laugh)..</text:p>
      <text:p text:style-name="P1">(laugh).. though now we know all about it..(all</text:p>
      <text:p text:style-name="P1">laugh)...but i didn't understand it when the sludges</text:p>
      <text:p text:style-name="P1">returned and again was trying to stench my gym</text:p>
      <text:p text:style-name="P1">went so overboard just cause they were given the</text:p>
      <text:p text:style-name="P1">opportunity by the Master to have a coffee,thetthey went on insinuating me if they were me they</text:p>
      <text:p text:style-name="P1">would've thrown themselvs at the Master's feet all</text:p>
      <text:p text:style-name="P1">the time...(tears,kissing her ring again,all pats</text:p>
      <text:p text:style-name="P1">Misty)...no,Dase,Lil,after all this i can tell you why</text:p>
      <text:p text:style-name="P1">exactly i got so depressed and this was it...and the</text:p>
      <text:p text:style-name="P1">reason was the Master himself,and Ash started to</text:p>
      <text:p text:style-name="P1"><text:soft-page-break/>torture me and just mouth off my purity from</text:p>
      <text:p text:style-name="P1">exactly this point(tears,again kisses her ring</text:p>
      <text:p text:style-name="P1">fondly)...i then just realized what Ash mercilessly</text:p>
      <text:p text:style-name="P1">told me yesterday that he had me for 13 years and</text:p>
      <text:p text:style-name="P1">had my whole mind and body totally scanned and i</text:p>
      <text:p text:style-name="P1">of all didn't need to hide anything from him just</text:p>
      <text:p text:style-name="P1">like he himself,we grew up together(kissing the</text:p>
      <text:p text:style-name="P1">ring)..he never bothered about any physical</text:p>
      <text:p text:style-name="P1">closure with me despite knowing my devotion for</text:p>
      <text:p text:style-name="P1">him(sobbing)..and you yourself know what he</text:p>
      <text:p text:style-name="P1">says here...he told me that he was infatuated with</text:p>
      <text:p text:style-name="P1">me,attracted to me,and no neither did i ever notice</text:p>
      <text:p text:style-name="P1">anything except may be he kept his hands on my</text:p>
      <text:p text:style-name="P1">shouldrs a bit too long or held my hands a bit too</text:p>
      <text:p text:style-name="P1">long or gazed my face a bit too long withadoration...(all smile,Misty kisses her ring fondly</text:p>
      <text:p text:style-name="P1">again)..and that's all.he just liked to pass time</text:p>
      <text:p text:style-name="P1">alone with me that's all.and there too,never went</text:p>
      <text:p text:style-name="P1">overboard about any compliments at all except</text:p>
      <text:p text:style-name="P1">the 'you look cute' or when he was my boyfriend</text:p>
      <text:p text:style-name="P1">would just pat my hands while saying that and</text:p>
      <text:p text:style-name="P1">that's all...he never hugged me in any other way</text:p>
      <text:p text:style-name="P1">than a good friend does,not even when he was my</text:p>
      <text:p text:style-name="P1">boyfriend,not even the day we had our first</text:p>
      <text:p text:style-name="P1">kiss(tears,kisses her ring adorably, others</text:p>
      <text:p text:style-name="P1">pat)...never any more than that despite me only</text:p>
      <text:p text:style-name="P1">being his one nod away from getting all over him</text:p>
      <text:p text:style-name="P1">and especially all the time i saw him after his</text:p>
      <text:p text:style-name="P1">sinnoh miracle...and all we ever did then was to</text:p>
      <text:p text:style-name="P1">have one kiss,and that too he yesterday said was</text:p>
      <text:p text:style-name="P1">all his fault if he got weak like a h.. b..yeah said it</text:p>
      <text:p text:style-name="P1">to himself..that day and couldn't keep to himself</text:p>
      <text:p text:style-name="P1">despite me not wanting that but may be ultimately</text:p>
      <text:p text:style-name="P1">agreeing to cause i got too emotional and he said</text:p>
      <text:p text:style-name="P1">may be he shamelessly took a chance on my</text:p>
      <text:p text:style-name="P1">warmth for him(tears,kisses her ring)...and he wasmy boyfriend,he knew how much i wanted him,still</text:p>
      <text:p text:style-name="P1">apologized yesterday if i wasn't in the mood that</text:p>
      <text:p text:style-name="P1">day and he was a shameless.."</text:p>
      <text:p text:style-name="P1">(tears,kisses her ring,others tears,pats her)</text:p>
      <text:p text:style-name="P1">Lillie(tears) : "Mist,i've now realized what he told</text:p>
      <text:p text:style-name="P1">me yesterday and why he was so nonchalant</text:p>
      <text:p text:style-name="P1">about it that he didn't even bother to appologize,he</text:p>
      <text:p text:style-name="P1">knew what me and Gary meant to each other and</text:p>
      <text:p text:style-name="P1">he knew the past and he hit that point only to see</text:p>
      <text:p text:style-name="P1">if we'd still believe him to be just fooling around or</text:p>
      <text:p text:style-name="P1">not..we never would but i get his point now...if it</text:p>
      <text:p text:style-name="P1">was so strong why would you be too emotional no</text:p>
      <text:p text:style-name="P1">matter what,which i was..just laugh it off some</text:p>
      <text:p text:style-name="P1">times later.it's still within family and all knew who</text:p>
      <text:p text:style-name="P1">you were including grandpa...(sobbs)..and we've</text:p>
      <text:p text:style-name="P1">known each other for so so many years that yes</text:p>
      <text:p text:style-name="P1">we've found our soulmates but its still at the end</text:p>
      <text:p text:style-name="P1"><text:soft-page-break/>an extremely unique bond that we share may be</text:p>
      <text:p text:style-name="P1">even more than a family and that's why nothing</text:p>
      <text:p text:style-name="P1">can topple it,nothing none would be bothered</text:p>
      <text:p text:style-name="P1">about,we are just too known too each other thateven the very private life never mattered just that</text:p>
      <text:p text:style-name="P1">we don't need to rigourously talk about it and</text:p>
      <text:p text:style-name="P1">that's all,Mist you can realize when he went on to</text:p>
      <text:p text:style-name="P1">the comparisons,he broke apart anything we</text:p>
      <text:p text:style-name="P1">might ever have felt about others in our darkest</text:p>
      <text:p text:style-name="P1">and weakest days,but now we were way ahead,but</text:p>
      <text:p text:style-name="P1">if that wasn't yet cleared,the master would</text:p>
      <text:p text:style-name="P1">insinuate-it-out(all laugh)...(smile)that little brat</text:p>
      <text:p text:style-name="P1">trash talked us to his beloved hellfires to break any</text:p>
      <text:p text:style-name="P1">barrier that he felt were insinuating (all tears and</text:p>
      <text:p text:style-name="P1">laugh) something by totally mortifying himself and</text:p>
      <text:p text:style-name="P1">yes if he does that again we'll do the same but..if</text:p>
      <text:p text:style-name="P1">you get me..."</text:p>
      <text:p text:style-name="P1">Daisy(sobbing) : "he tore himself apart from us</text:p>
      <text:p text:style-name="P1">solidifing our bond by killing off any unimaginable</text:p>
      <text:p text:style-name="P1">Cerulian sludge(all tears,laugh) who may ever dare</text:p>
      <text:p text:style-name="P1">to vulture around(all smile)outside on in our mind</text:p>
      <text:p text:style-name="P1">itself due to the past and the unique bond...all the</text:p>
      <text:p text:style-name="P1">while we loathed him to absolute hell,he just</text:p>
      <text:p text:style-name="P1">sweard off any reservations we could ever</text:p>
      <text:p text:style-name="P1">imagine"Lillie(smile) : "no we don't imagine that and that</text:p>
      <text:p text:style-name="P1">brat should've known it(all laugh) but he</text:p>
      <text:p text:style-name="P1">mercilessly thunder-chaired all unimaginable</text:p>
      <text:p text:style-name="P1">vultures(all smile) that made his own life a living</text:p>
      <text:p text:style-name="P1">hell,even before they dared to come into existence</text:p>
      <text:p text:style-name="P1">even mentally,especially as our children would</text:p>
      <text:p text:style-name="P1">grow up and new staffs would come in and all</text:p>
      <text:p text:style-name="P1">that...a change of guard...and most glaringly and</text:p>
      <text:p text:style-name="P1">that was his point he was about to do that</text:p>
      <text:p text:style-name="P1">himself,our soilmates would only get closer and</text:p>
      <text:p text:style-name="P1">closer..and all darkness would be sweared off to</text:p>
      <text:p text:style-name="P1">hellfire rounds where he would go too..(all</text:p>
      <text:p text:style-name="P1">laugh)that little obsessive self-destructive pest</text:p>
      <text:p text:style-name="P1">indeed is a new meance to personal space"(all</text:p>
      <text:p text:style-name="P1">bursts into laughter)</text:p>
      <text:p text:style-name="P1">Daisy(smile) : "and this same thing he did to</text:p>
      <text:p text:style-name="P1">Brock,and now look at him...for all his qualities the</text:p>
      <text:p text:style-name="P1">vulture-killer(all laugh) sweared off his one mental</text:p>
      <text:p text:style-name="P1">barrier without knowing what it was but just doing</text:p>
      <text:p text:style-name="P1">enough insinuattion(all laugh) to Brock to</text:p>
      <text:p text:style-name="P1">insinuate-it-out(all laugh) himself...Mist,we needyour beau as well(all bursts into laughter)"</text:p>
      <text:p text:style-name="P1">Lillie(laugh) : "and even if he went to hell</text:p>
      <text:p text:style-name="P1">yesterday,and many years later any vulture(smile)</text:p>
      <text:p text:style-name="P1">suddenly appeared in our wildest dreams,we</text:p>
      <text:p text:style-name="P1">would remember that merciless swearing-in</text:p>
      <text:p text:style-name="P1">ceremony (all laugh) so that the Vultures will</text:p>
      <text:p text:style-name="P1">again be proved that truely nowhere can they ever</text:p>
      <text:p text:style-name="P1">catch the Pokemon Master..(all bursts into</text:p>
      <text:p text:style-name="P1"><text:soft-page-break/>laughter)"</text:p>
      <text:p text:style-name="P1">Daisy(laugh) : "Mist,in your trance travelling as</text:p>
      <text:p text:style-name="P1">soul,next time remember Vultures are always</text:p>
      <text:p text:style-name="P1">there(all bursts into laughter)"</text:p>
      <text:p text:style-name="P1">Lillie(laugh) : "especially the godforsaken Cerulian</text:p>
      <text:p text:style-name="P1">breed(all again bursts into laughter)"...</text:p>
      <text:p text:style-name="P1">(all laughs for a few moments)</text:p>
      <text:p text:style-name="P1">Misty(smile) : "but you know he then told the</text:p>
      <text:p text:style-name="P1">sludges that their girlfriends were in safe hands</text:p>
      <text:p text:style-name="P1">and he wished them luck(all smile)..this he told</text:p>
      <text:p text:style-name="P1">me at night,so then i realized why those sludges</text:p>
      <text:p text:style-name="P1">was so overjoyed that day...(smile)....and</text:p>
      <text:p text:style-name="P1">Dase,Lil,even yesterday,even after giving me,hissoulmate the engagement ring for which he totally</text:p>
      <text:p text:style-name="P1">mortified hismself for so long,but then making me</text:p>
      <text:p text:style-name="P1">feel his eternal wife just in hours,my Ash still told</text:p>
      <text:p text:style-name="P1">me that if he never came,i would've been in safe</text:p>
      <text:p text:style-name="P1">hands(tears, kisses her ring fondly,others pat</text:p>
      <text:p text:style-name="P1">Misty)"</text:p>
      <text:p text:style-name="P1">Daisy : "really Mist,the sludges are really lucky that</text:p>
      <text:p text:style-name="P1">they ever even had a chance to meet a person like</text:p>
      <text:p text:style-name="P1">this"</text:p>
      <text:p text:style-name="P1">Lillie : "yeah,and hopefully it gives them a better</text:p>
      <text:p text:style-name="P1">life"</text:p>
      <text:p text:style-name="P1">Misty (tears,smile) : "and also after i got to know</text:p>
      <text:p text:style-name="P1">his pokemons powers over nerves his own powers</text:p>
      <text:p text:style-name="P1">etc and this is after i got my ring, suddenly as if</text:p>
      <text:p text:style-name="P1">something had bitten him,some memory,he just</text:p>
      <text:p text:style-name="P1">forced me away from him and fervently</text:p>
      <text:p text:style-name="P1">apologized that if i ever think that he forced me to</text:p>
      <text:p text:style-name="P1">be with him using his powers and pokemons and</text:p>
      <text:p text:style-name="P1">something illegal that his association with the</text:p>
      <text:p text:style-name="P1">team rocket busting operation made him familiar</text:p>
      <text:p text:style-name="P1">with,he told me even then that if i thought so,hefervently apologies and even</text:p>
      <text:p text:style-name="P1">then(tears,smile,kissing her ring),even then told</text:p>
      <text:p text:style-name="P1">me if i thought he has got me back deceitfully,i</text:p>
      <text:p text:style-name="P1">can still leave him immediately,he will be doing</text:p>
      <text:p text:style-name="P1">whatever i tell him to apologize properly(tears,</text:p>
      <text:p text:style-name="P1">kisses her ring again very tenderly).."</text:p>
      <text:p text:style-name="P1">Lillie(smile) : "Mist,even if he has deceived you,you</text:p>
      <text:p text:style-name="P1">won't get a better man in any lifves(hugs Misty) if</text:p>
      <text:p text:style-name="P1">there's more than one..."</text:p>
      <text:p text:style-name="P1">Daisy(patting Misty) : "you know we never really</text:p>
      <text:p text:style-name="P1">thought Ketchum was the right one for</text:p>
      <text:p text:style-name="P1">you,never...i had my doubts till i heard that speech</text:p>
      <text:p text:style-name="P1">myself..no man or woman who doesn't longed for</text:p>
      <text:p text:style-name="P1">his beau with all soul imaginable,can so intricately</text:p>
      <text:p text:style-name="P1">yet so nonchalantly say the things he said...after</text:p>
      <text:p text:style-name="P1">that me and Trace we just kept looking at each</text:p>
      <text:p text:style-name="P1">other then both smiled and Trace said that he</text:p>
      <text:p text:style-name="P1">never believed Ash and Misty could be separated</text:p>
      <text:p text:style-name="P1">since he saw them(Misty blush,Lillie smile,smile)</text:p>
      <text:p text:style-name="P1"><text:soft-page-break/>he said that he had seen people fooling around</text:p>
      <text:p text:style-name="P1">and fighting in between to be close and all that butthis fight was so sweet that he felt none actually</text:p>
      <text:p text:style-name="P1">ever wanted it to stop at all and would rather like</text:p>
      <text:p text:style-name="P1">to literally kill each other than to stop or be</text:p>
      <text:p text:style-name="P1">friends;this fighting just was an expression of their</text:p>
      <text:p text:style-name="P1">intense loging for each other all the time,simply</text:p>
      <text:p text:style-name="P1">because their longing for each other was so deep</text:p>
      <text:p text:style-name="P1">that they just at that age couldn't help but to fight-</text:p>
      <text:p text:style-name="P1">it-out(all laugh) all the time to express that to each</text:p>
      <text:p text:style-name="P1">other that without the other they just can't think</text:p>
      <text:p text:style-name="P1">anything,this longing was so intense for their 17</text:p>
      <text:p text:style-name="P1">year selves,it was just impossible to grasp and</text:p>
      <text:p text:style-name="P1">manifest it...and i told him that i never believed in</text:p>
      <text:p text:style-name="P1">Ash but not only has he proved me totally wrong</text:p>
      <text:p text:style-name="P1">he has depicted to me,my own journey and</text:p>
      <text:p text:style-name="P1">longing for my soulmate so vividly yet so</text:p>
      <text:p text:style-name="P1">enjoyably that i would say i wish i was in those</text:p>
      <text:p text:style-name="P1">rounds again and again just to enjoy it again and</text:p>
      <text:p text:style-name="P1">again(all smiles)"</text:p>
      <text:p text:style-name="P1">Misty(smile) : "yeah,and when i then just scoffed</text:p>
      <text:p text:style-name="P1">at him when he was insinuating (all laugh) that i</text:p>
      <text:p text:style-name="P1">may think he was deceived me,he again went ontoproving as to what was he doing, but this time very</text:p>
      <text:p text:style-name="P1">naïvely and again was about to play his hellfire</text:p>
      <text:p text:style-name="P1">rounds and this time it was more dangerous</text:p>
      <text:p text:style-name="P1">cause he wanted to show me that indeed he has</text:p>
      <text:p text:style-name="P1">cheated thus now he would again tear himself</text:p>
      <text:p text:style-name="P1">apart and let me see his self destruction till i got</text:p>
      <text:p text:style-name="P1">my answer,but this time i just gave a good</text:p>
      <text:p text:style-name="P1">scolding(all laugh) and he calmed down(giggle)"</text:p>
      <text:p text:style-name="P1">Daisy(smile) : "no Misty,he can get extremely</text:p>
      <text:p text:style-name="P1">ferocious upon himself if he feels that he has to</text:p>
      <text:p text:style-name="P1">show his soul to someone,get a lease on him(all</text:p>
      <text:p text:style-name="P1">smile)</text:p>
      <text:p text:style-name="P1">Lillie(laugh) : "Mist,I was thinking that your beau is</text:p>
      <text:p text:style-name="P1">a sort of a person that if he caught you cheating</text:p>
      <text:p text:style-name="P1">on him,rather than doing anything else would</text:p>
      <text:p text:style-name="P1">totally destroy himself to see if he had any</text:p>
      <text:p text:style-name="P1">problems himself to begin with (all smile)...really</text:p>
      <text:p text:style-name="P1">get a lease on him and get this idea of having to</text:p>
      <text:p text:style-name="P1">prove every step logically so that none can</text:p>
      <text:p text:style-name="P1">insinuate(all laugh)anything,get this out of his</text:p>
      <text:p text:style-name="P1">head"Misty(laugh) : "yeah,but at present even i wouldn't</text:p>
      <text:p text:style-name="P1">be able to cause sweet sweet Brock hasn't even</text:p>
      <text:p text:style-name="P1">seen him yet(all bursts to laughter) and he has</text:p>
      <text:p text:style-name="P1">already declared his most intense longing for this</text:p>
      <text:p text:style-name="P1">beau(all bursts into laughter) of his,i'll be there</text:p>
      <text:p text:style-name="P1">with him when he thunder chairs Brock(all laugh)</text:p>
      <text:p text:style-name="P1">cause otherwise for a person like Brock if doesn't</text:p>
      <text:p text:style-name="P1">submit easily Ash will frequently appear anytime</text:p>
      <text:p text:style-name="P1">in his bedroom on Gengar(all bursts into laughter)</text:p>
      <text:p text:style-name="P1"><text:soft-page-break/>and if we have our sweet sweet Viol Flower</text:p>
      <text:p text:style-name="P1">there(all bursts into laughter) by good luck,it'll go</text:p>
      <text:p text:style-name="P1">out of hand as his Gengar himself is in the eternal</text:p>
      <text:p text:style-name="P1">hall of fame when it comes to tickling around(all</text:p>
      <text:p text:style-name="P1">bursts into laughter)..but as i was saying what he</text:p>
      <text:p text:style-name="P1">did after his encounter with the Cerulian sludge</text:p>
      <text:p text:style-name="P1">that actually started his antics and trash talks...he</text:p>
      <text:p text:style-name="P1">said he later kinda had an intuition that it might've</text:p>
      <text:p text:style-name="P1">been about me,but again at first he just brushed it</text:p>
      <text:p text:style-name="P1">off but then soon it made one permanent</text:p>
      <text:p text:style-name="P1">impression upon him as he himself was going</text:p>
      <text:p text:style-name="P1">through all hells then that no sludges no matterhow f.. idiots they were would run after a man who</text:p>
      <text:p text:style-name="P1">not only could kill or snatch away all their</text:p>
      <text:p text:style-name="P1">pokemons literally but given his antics and</text:p>
      <text:p text:style-name="P1">popularity and mostly reach could even make their</text:p>
      <text:p text:style-name="P1">lives a permanent hell,why would they run after</text:p>
      <text:p text:style-name="P1">him as he never got remotely close to any woman</text:p>
      <text:p text:style-name="P1">except Misty and no herd of buffoons would</text:p>
      <text:p text:style-name="P1">chase after a man who was their girlfriends</text:p>
      <text:p text:style-name="P1">crush..so he soon realized it was about Misty</text:p>
      <text:p text:style-name="P1">indeed then also given the position of the</text:p>
      <text:p text:style-name="P1">sludges,and this name in itself itself just turned</text:p>
      <text:p text:style-name="P1">his head and forced him to tremendous hells as</text:p>
      <text:p text:style-name="P1">he remembered his Misty was so devoted to him</text:p>
      <text:p text:style-name="P1">deapite all popularity and he'd brush everyone</text:p>
      <text:p text:style-name="P1">aside no matter what came to his ears about me</text:p>
      <text:p text:style-name="P1">even after we broke up..and this yesterday he</text:p>
      <text:p text:style-name="P1">elaborately explained is a swearing-in(all laugh)</text:p>
      <text:p text:style-name="P1">that he never thought a Gym Leader like me</text:p>
      <text:p text:style-name="P1">unless herself budged,no vultures could touch her</text:p>
      <text:p text:style-name="P1">no matter what they would've achieved from</text:p>
      <text:p text:style-name="P1">outside but her core would remain as pure asever...but then with his growing self</text:p>
      <text:p text:style-name="P1">realizations,these sludges did what they did,now</text:p>
      <text:p text:style-name="P1">he suddenly was all confused as of his Misty,what</text:p>
      <text:p text:style-name="P1">if he was wrong after all?what if she did out of</text:p>
      <text:p text:style-name="P1">desperation for himself did budge in the last days</text:p>
      <text:p text:style-name="P1">for someone and that's why broke up?..you</text:p>
      <text:p text:style-name="P1">know,he tortured me yesterday to get this fact</text:p>
      <text:p text:style-name="P1">clear that he wouldn't even look at any girl unless</text:p>
      <text:p text:style-name="P1">he had first broken up form his present</text:p>
      <text:p text:style-name="P1">girlfriend,when in a relationship,it just has to be</text:p>
      <text:p text:style-name="P1">honoured till break-up no matter how strainous it</text:p>
      <text:p text:style-name="P1">has become,only after the break up would he even</text:p>
      <text:p text:style-name="P1">look at any girl(tenderly cajoling her ring)...and so</text:p>
      <text:p text:style-name="P1">now, all those Vultures with there what ifs came</text:p>
      <text:p text:style-name="P1">around him and he was left totally bemused..but</text:p>
      <text:p text:style-name="P1">this really started his self mortification...he</text:p>
      <text:p text:style-name="P1">decided there was only one way to get rid of Misty</text:p>
      <text:p text:style-name="P1">completely and that is to find someone else as</text:p>
      <text:p text:style-name="P1">Misty might've done herself by now so that these</text:p>
      <text:p text:style-name="P1">sludges out of some irritation came to date</text:p>
      <text:p text:style-name="P1"><text:soft-page-break/>him(all laugh)..then this made him most mercilessbecause now look at how he went about finding</text:p>
      <text:p text:style-name="P1">his girlfriend (laugh,all wonder)..he would never</text:p>
      <text:p text:style-name="P1">look at anyone in a way he would do to his</text:p>
      <text:p text:style-name="P1">Misty,he just won't do anything that he did with</text:p>
      <text:p text:style-name="P1">Misty but the exact opposite,and the only</text:p>
      <text:p text:style-name="P1">difference was that Misty came to him herself so</text:p>
      <text:p text:style-name="P1">to oppose that he had to go to girls and then scoff</text:p>
      <text:p text:style-name="P1">and swear his head off to them for no</text:p>
      <text:p text:style-name="P1">reason(laugh,Daisy&amp;Lillie shakes their heads)...but</text:p>
      <text:p text:style-name="P1">obviously he couldn't as that is absurd like going</text:p>
      <text:p text:style-name="P1">upto a girl by telling her 'hellow!i'm Ash</text:p>
      <text:p text:style-name="P1">Ketchum,Pokemon Master' and as soon as she</text:p>
      <text:p text:style-name="P1">say "Hi!" he would(laugh) go like hugging them</text:p>
      <text:p text:style-name="P1">and saying "yeah stupid b..."(all bursts into</text:p>
      <text:p text:style-name="P1">laughter)..so it was a huge difficulty...so he</text:p>
      <text:p text:style-name="P1">decided to do his antics and fuel his playboy</text:p>
      <text:p text:style-name="P1">images and as soon as any girl was too interested</text:p>
      <text:p text:style-name="P1">about him,they were sent right into(all laugh</text:p>
      <text:p text:style-name="P1">uncontrollably).."</text:p>
      <text:p text:style-name="P1">Lillie(laugh) : "the hell with his beloved Vultures"</text:p>
      <text:p text:style-name="P1">Daisy(laugh) : "and their whole existence becamea living insinuation(all laugh) that they were stupid</text:p>
      <text:p text:style-name="P1">b..."(all bursts into laughter)</text:p>
      <text:p text:style-name="P1">Misty(laugh) : "exactly this,this is the exactly the</text:p>
      <text:p text:style-name="P1">way he started with me yesterday,no matter what i</text:p>
      <text:p text:style-name="P1">did he just kept throwing me away(laugh)..when i</text:p>
      <text:p text:style-name="P1">sweard at him,cried at him,got angy,was</text:p>
      <text:p text:style-name="P1">depressed,about to have heart attack,wanted to</text:p>
      <text:p text:style-name="P1">hug him, confessed that he indeed was my only</text:p>
      <text:p text:style-name="P1">man ever, rejected him,wanted to be friends with</text:p>
      <text:p text:style-name="P1">him only or tried to forget him,longed for him,got</text:p>
      <text:p text:style-name="P1">myself killed to show i do want him and never</text:p>
      <text:p text:style-name="P1">wanted anyone else,got emotional,tried to kiss his</text:p>
      <text:p text:style-name="P1">head off(all laugh)</text:p>
      <text:p text:style-name="P1">,even told him he was my soulmate anything i</text:p>
      <text:p text:style-name="P1">could imagine that i did,and no matter what i did,it</text:p>
      <text:p text:style-name="P1">became an insinuation(all laugh) that i had</text:p>
      <text:p text:style-name="P1">someone else in my mind but out of infatuation</text:p>
      <text:p text:style-name="P1">was trying to reconcile with him or i'll be better off</text:p>
      <text:p text:style-name="P1">without him or i was an absolute coward that i</text:p>
      <text:p text:style-name="P1">was budging too easily or all i wanted was to be f..</text:p>
      <text:p text:style-name="P1">around or even(all laugh) i was kind,generous,warm, anything you can</text:p>
      <text:p text:style-name="P1">imagine all was an insinuation,when he admitted i</text:p>
      <text:p text:style-name="P1">only could read his soul,only showing it means is</text:p>
      <text:p text:style-name="P1">that he'll instantly want to bed me(all laughs),i just</text:p>
      <text:p text:style-name="P1">couldn't show him at all that i was indeed his</text:p>
      <text:p text:style-name="P1">Misty,to him-i was not his Misty's replacement at</text:p>
      <text:p text:style-name="P1">all,no matter what,his Misty couldn't be replaced</text:p>
      <text:p text:style-name="P1">and he was brutally showing it to his Misty</text:p>
      <text:p text:style-name="P1">herself(all laugh)...and it was me who he ever</text:p>
      <text:p text:style-name="P1">have had any feelings for,and finally till he could</text:p>
      <text:p text:style-name="P1"><text:soft-page-break/>show me that state where it'll be imbibed in me</text:p>
      <text:p text:style-name="P1">what real soulmate is,and even after that to prove</text:p>
      <text:p text:style-name="P1">words like chastity or ideas like bedding anyone</text:p>
      <text:p text:style-name="P1">meant absolutely nothing to him(all laugh)...really</text:p>
      <text:p text:style-name="P1">it wasn't till i was on his same level of</text:p>
      <text:p text:style-name="P1">nonchalancy with anything that can be expressed</text:p>
      <text:p text:style-name="P1">or imagined,i never became his Misty,his Misty</text:p>
      <text:p text:style-name="P1">was he himself so i had to realize that my Ash is</text:p>
      <text:p text:style-name="P1">also me myself.. only then the did the devil</text:p>
      <text:p text:style-name="P1">confess(all laugh</text:p>
      <text:p text:style-name="P1">)...and he intentionally preyed upon me yesterday(all laugh) cause my name was Misty(all bursts</text:p>
      <text:p text:style-name="P1">into laughter) and he happened to know me</text:p>
      <text:p text:style-name="P1">well(all bursts into laughter)...so you can</text:p>
      <text:p text:style-name="P1">understand what would happen to anyone if he</text:p>
      <text:p text:style-name="P1">didn't know well at all(all laugh)..and to him now i</text:p>
      <text:p text:style-name="P1">realize knowing well was also defined by Misty(all</text:p>
      <text:p text:style-name="P1">laugh),that is till he knew everything about a girl</text:p>
      <text:p text:style-name="P1">for like 20 years(all bursts into laughter),he won't</text:p>
      <text:p text:style-name="P1">consider her well known at all(all laugh)...and</text:p>
      <text:p text:style-name="P1">that's why he decided,so when he saw that none</text:p>
      <text:p text:style-name="P1">were any match for even on the most basic s..</text:p>
      <text:p text:style-name="P1">hurdle(all bursts into laughter),what to speak of it</text:p>
      <text:p text:style-name="P1">when he will tell them you're my soul only to</text:p>
      <text:p text:style-name="P1">insinuate(all laugh)that it simly meant he wanted</text:p>
      <text:p text:style-name="P1">to f.. around(all laugh) and whatnot..he would tear</text:p>
      <text:p text:style-name="P1">apart every faith you ever had on</text:p>
      <text:p text:style-name="P1">kindness,gallantry,everything would become so</text:p>
      <text:p text:style-name="P1">garbage that he would basically tell you either</text:p>
      <text:p text:style-name="P1">you're my girlmon(all bursts into laughter) or a</text:p>
      <text:p text:style-name="P1">stupid b..(all laugh)...and whatnot,finally if you</text:p>
      <text:p text:style-name="P1">passed all he'd start laughing at you that i'll f..around anybody except you all the time how about</text:p>
      <text:p text:style-name="P1">that(all smile)...you had to show him that you've</text:p>
      <text:p text:style-name="P1">grasped the fact that you were he himself..and</text:p>
      <text:p text:style-name="P1">that's self realization so you can't show it to him at</text:p>
      <text:p text:style-name="P1">all(laugh)..only if you went there and still came</text:p>
      <text:p text:style-name="P1">back and fully comprehend his absolutely carefree</text:p>
      <text:p text:style-name="P1">innermost self which he wanted yourself to</text:p>
      <text:p text:style-name="P1">understand as you yourself (all laugh)...he later</text:p>
      <text:p text:style-name="P1">told me,all he ever read or knew on philosophical</text:p>
      <text:p text:style-name="P1">things like this he desparately read more to have a</text:p>
      <text:p text:style-name="P1">grasp on what they may mean(all laugh),then went</text:p>
      <text:p text:style-name="P1">on with whatever he realized coupled with his own</text:p>
      <text:p text:style-name="P1">in-born beliefs to mercilessly mortify himself so</text:p>
      <text:p text:style-name="P1">that his Misty would appear from himself only(all</text:p>
      <text:p text:style-name="P1">laughs)...after we finally patched up yesterday he</text:p>
      <text:p text:style-name="P1">said exactly this,'i'd sit in a corner and you'll go all</text:p>
      <text:p text:style-name="P1">about it,i'll totally kill myself off and you'll totally</text:p>
      <text:p text:style-name="P1">live all of it,but if you're indeed the one then as</text:p>
      <text:p text:style-name="P1">soon as i kill myself completely,you'll</text:p>
      <text:p text:style-name="P1">automatically appear exactly there(laugh,others</text:p>
      <text:p text:style-name="P1"><text:soft-page-break/>smile and clap)...literally he had so much beliefthat that's what soulmate would mean..."</text:p>
      <text:p text:style-name="P1">Daisy(laugh) : "and he'll mercilessly describe this</text:p>
      <text:p text:style-name="P1">process again and again to you just like my sweet</text:p>
      <text:p text:style-name="P1">cunning man(all bursts into laughter)might still be</text:p>
      <text:p text:style-name="P1">self-learning(all again bursts into laughter). till he</text:p>
      <text:p text:style-name="P1">felt you can't insinuate anything else (all laugh) to</text:p>
      <text:p text:style-name="P1">him at all,he won't stop no matter what,Mist,you've</text:p>
      <text:p text:style-name="P1">caught the greatest legend (all bursts into</text:p>
      <text:p text:style-name="P1">laughter)!"</text:p>
      <text:p text:style-name="P1">Lillie(laugh) : "that no goddamn vulturemade</text:p>
      <text:p text:style-name="P1">Cerulian pokedex(all laughes uncontrollably) can</text:p>
      <text:p text:style-name="P1">ever insinuate about(all bursts into laughter)"</text:p>
      <text:p text:style-name="P1">Misty(laugh) : "and Dase,Lil,this basic name</text:p>
      <text:p text:style-name="P1">calling hurdle is so extremely devilish that it itself</text:p>
      <text:p text:style-name="P1">will totally destroy any girl(all laugh) and he</text:p>
      <text:p text:style-name="P1">recharged me up yesterday so many times by</text:p>
      <text:p text:style-name="P1">swearing-in encouragements (all</text:p>
      <text:p text:style-name="P1">laugh)..yeah(laugh),he'd call you a b..,you'll almost</text:p>
      <text:p text:style-name="P1">have a heart attack when he'll tell to to stand up</text:p>
      <text:p text:style-name="P1">unless you're a b..(all bursts into</text:p>
      <text:p text:style-name="P1">laughter)..and(laugh)..if you did manage to standup,he'd tell you that you stood up is the very proof</text:p>
      <text:p text:style-name="P1">that indeed you're a b...(all laughes uncontrollably)</text:p>
      <text:p text:style-name="P1">...plus he engaged his pokemons to look after me</text:p>
      <text:p text:style-name="P1">and no wonder that's all because it was his</text:p>
      <text:p text:style-name="P1">Misty,in his depth of soul he was indeed</text:p>
      <text:p text:style-name="P1">desperately longing to get me back,anyone else</text:p>
      <text:p text:style-name="P1">would've been volunteered to thunder-chair on the</text:p>
      <text:p text:style-name="P1">very first point when they couldn't take it</text:p>
      <text:p text:style-name="P1">anymore(all laugh)along literally with their</text:p>
      <text:p text:style-name="P1">godforsaken pokebrats(all laughes</text:p>
      <text:p text:style-name="P1">uncontrollably),had they too misbehaved by trying</text:p>
      <text:p text:style-name="P1">to obey their master(all bursts into laughter), and</text:p>
      <text:p text:style-name="P1">especially so as the Master's very own mad</text:p>
      <text:p text:style-name="P1">tempered big brother(all laughes uncontrollably)</text:p>
      <text:p text:style-name="P1">was sternly told that he'd not see his sweet little</text:p>
      <text:p text:style-name="P1">bro(all uncontrollably laughs) ever again,sending</text:p>
      <text:p text:style-name="P1">him to his most sinister mood(all laughs)</text:p>
      <text:p text:style-name="P1">pikachuable(all uncontrollably laughs)...and you</text:p>
      <text:p text:style-name="P1">remember that girl Serena-(laugh)the Master</text:p>
      <text:p text:style-name="P1">doesn't make one scene till she doesn't get on the</text:p>
      <text:p text:style-name="P1">ship cause he doesn't want her to miss it andthere itself create a scene after being</text:p>
      <text:p text:style-name="P1">ceremoniously inducted into the hall of b..(all</text:p>
      <text:p text:style-name="P1">laughes uncontrollably)..then smiles to his other</text:p>
      <text:p text:style-name="P1">friends(all laugh) whose reactions he describes as</text:p>
      <text:p text:style-name="P1">'the just crowned Kalos prince has just tasted and</text:p>
      <text:p text:style-name="P1">just smelt the just perfect Kalos stool'(all laughes</text:p>
      <text:p text:style-name="P1">uncontrollably)...then Ash said for the first time in</text:p>
      <text:p text:style-name="P1">his life he was in the wasroom for 40 minutes(all</text:p>
      <text:p text:style-name="P1">laugh) where he spat everywhere and puked his</text:p>
      <text:p text:style-name="P1">head off(all laugh) then come out and still never</text:p>
      <text:p text:style-name="P1">made any scene till it was his time to say</text:p>
      <text:p text:style-name="P1"><text:soft-page-break/>goodbye,when in his language he sweetly smiled</text:p>
      <text:p text:style-name="P1">to his friends who thought "Kalos Prince has been</text:p>
      <text:p text:style-name="P1">princely spat upon"(all uncontrollably laughs) but</text:p>
      <text:p text:style-name="P1">then to their unimaginable disbelief (all laughs)</text:p>
      <text:p text:style-name="P1">the Prince sweetly (all laugh) tells them just</text:p>
      <text:p text:style-name="P1">that,that he has a girlfriend and he's going to tell</text:p>
      <text:p text:style-name="P1">her what just happened,if they can save Serena(all</text:p>
      <text:p text:style-name="P1">uncontrollably laughs) then sweetly greeted them</text:p>
      <text:p text:style-name="P1">goodbye(all laugh)...this was his exact view of</text:p>
      <text:p text:style-name="P1">anyone that ever tried to mingle with him toopersonally or physically...and then even more</text:p>
      <text:p text:style-name="P1">brutally(laugh)..Ash described as he didn't</text:p>
      <text:p text:style-name="P1">react,Serena thought that the Kalos Price is</text:p>
      <text:p text:style-name="P1">thinking that 'Ah!what a cough,what a spit'(all</text:p>
      <text:p text:style-name="P1">laughes uncontrollably)...so when he tried to</text:p>
      <text:p text:style-name="P1">phone her first,she doesn't pick up(all bursts into</text:p>
      <text:p text:style-name="P1">laughter)...only to make the Kalos Prince to follow</text:p>
      <text:p text:style-name="P1">his big bro meticulously(all bursts into</text:p>
      <text:p text:style-name="P1">laughter)...so he texts that he wants to declare his</text:p>
      <text:p text:style-name="P1">longing for his beau(all bursts into laughter)..and</text:p>
      <text:p text:style-name="P1">that he'll anyhow have to confess (all bursts into</text:p>
      <text:p text:style-name="P1">laughter) on e day...so finally,that girl then was</text:p>
      <text:p text:style-name="P1">phoned as soon as he got down and just as she</text:p>
      <text:p text:style-name="P1">was in cloud 9(laugh),picks up the</text:p>
      <text:p text:style-name="P1">phone(laugh),Ash sweetly says,'Serena it's Ash(all</text:p>
      <text:p text:style-name="P1">bursts into laughter)',as if to gauge if it was</text:p>
      <text:p text:style-name="P1">anyone else or not(all bursts into laughter)..and</text:p>
      <text:p text:style-name="P1">then you can imagine that girl's joy(all laugh),she</text:p>
      <text:p text:style-name="P1">just about stutters 'umm..'(laugh)..Ash goes,</text:p>
      <text:p text:style-name="P1">'thanks for the urine'(all bursts into laughter)and</text:p>
      <text:p text:style-name="P1">then told exactly these things with the fact that ashe was her dream since age of 4,she must be an</text:p>
      <text:p text:style-name="P1">in-born b..(all laugh)meaning if there were</text:p>
      <text:p text:style-name="P1">previous lives this was what she was,by soul she</text:p>
      <text:p text:style-name="P1">was a b..(all laugh),and that meant she is solely</text:p>
      <text:p text:style-name="P1">why there's a word called b..(all laughes</text:p>
      <text:p text:style-name="P1">uncontrollably) and as if the girl could insinuate</text:p>
      <text:p text:style-name="P1">(all laughes uncontrollably) any return with the</text:p>
      <text:p text:style-name="P1">promise to be changed,enter Prince's beloved</text:p>
      <text:p text:style-name="P1">girlfriend-the soulmate theroy(all laughs</text:p>
      <text:p text:style-name="P1">uncontrollably)..now he set his girlfriend upon on</text:p>
      <text:p text:style-name="P1">the sweet sweet girl(all laughes uncontrollably) to</text:p>
      <text:p text:style-name="P1">meticulously but mercilessly (all bursts into</text:p>
      <text:p text:style-name="P1">laughter) unvulturize (all bursts into laughter) the</text:p>
      <text:p text:style-name="P1">fact,that she was the textbook eternal b..mate(all</text:p>
      <text:p text:style-name="P1">laughes uncontrollably) to anyone she'll ever meet</text:p>
      <text:p text:style-name="P1">across all lives,as now she has just been</text:p>
      <text:p text:style-name="P1">immortalized as a b..(all shakes their heads and</text:p>
      <text:p text:style-name="P1">laughs),permanent existence across whole</text:p>
      <text:p text:style-name="P1">eternity(all laughs)...you can imagine what kind of</text:p>
      <text:p text:style-name="P1">insurmountable hell the poor girl was thrown in</text:p>
      <text:p text:style-name="P1">now that her soul itself has become a b..(alllaughs)...and this is exactly what the Master</text:p>
      <text:p text:style-name="P1">did,just literally killed her off without any chance</text:p>
      <text:p text:style-name="P1"><text:soft-page-break/>of any resurrection...(all shakes their heads)...and</text:p>
      <text:p text:style-name="P1">that's only the beginning (laugh),just after</text:p>
      <text:p text:style-name="P1">cannonizing the poor girl(all laugh),his parents</text:p>
      <text:p text:style-name="P1">were informed in exactly this language-&gt;"i thank</text:p>
      <text:p text:style-name="P1">you wholeheartedly for allowing your daughter to</text:p>
      <text:p text:style-name="P1">travel with us throughout Kalos,your daughter has</text:p>
      <text:p text:style-name="P1">been very nice,a true s..,a great s.."(all laughes</text:p>
      <text:p text:style-name="P1">uncontrollably,shaking their heads)..yes exactly</text:p>
      <text:p text:style-name="P1">this which startled her parents to all hellfires</text:p>
      <text:p text:style-name="P1">they'd ever come across buying the Master the</text:p>
      <text:p text:style-name="P1">precious time (all laughs) to narate what she did</text:p>
      <text:p text:style-name="P1">and finally and most brutally telling them that a</text:p>
      <text:p text:style-name="P1">half grown s.. like that shouldn't be allowed to</text:p>
      <text:p text:style-name="P1">roam around the world before cutting off(all shake</text:p>
      <text:p text:style-name="P1">their heads and laugh)...this requires Professor</text:p>
      <text:p text:style-name="P1">Oak and his mom's personal intervention to give</text:p>
      <text:p text:style-name="P1">the poor girl and their family who were thrown into</text:p>
      <text:p text:style-name="P1">literal eternal hell to have any chance of</text:p>
      <text:p text:style-name="P1">resurrection which is scoffed off to hell again (alllaugh) in the presence of his own mom,when Ash</text:p>
      <text:p text:style-name="P1">says he's been cheated on his trust and humiliated</text:p>
      <text:p text:style-name="P1">in public by an eternal s..(all laugh),if they're telling</text:p>
      <text:p text:style-name="P1">him to reconcile,his only message is that for a</text:p>
      <text:p text:style-name="P1">playboy with his name and fame and reach and</text:p>
      <text:p text:style-name="P1">power to be concretely blamed upon would</text:p>
      <text:p text:style-name="P1">require an immediate biological proof(all shivers)</text:p>
      <text:p text:style-name="P1">which the subjects can analyze to get the meaning</text:p>
      <text:p text:style-name="P1">of(all shivers)...Dase,Lil,this is said in the presence</text:p>
      <text:p text:style-name="P1">of his own mom with utmost nonchalancy and you</text:p>
      <text:p text:style-name="P1">know he never saw his own father,no matter how</text:p>
      <text:p text:style-name="P1">great a man his father was,which he himself is</text:p>
      <text:p text:style-name="P1">very much aware of,you can understand what</text:p>
      <text:p text:style-name="P1">unimaginable level of self belief and dignity a man</text:p>
      <text:p text:style-name="P1">needs to do this...even pointing to his very own</text:p>
      <text:p text:style-name="P1">mom two things,that whatever she told him about</text:p>
      <text:p text:style-name="P1">his father he believes un absolutely and at the</text:p>
      <text:p text:style-name="P1">same time if it's not true,she,his own mom to him</text:p>
      <text:p text:style-name="P1">is exactly in that category for him...(all</text:p>
      <text:p text:style-name="P1">shivers)...and you know he says his mom is his</text:p>
      <text:p text:style-name="P1">soul...still at that moment for truth he was evenwilling to judge that as well..."</text:p>
      <text:p text:style-name="P1">Daisy(shakes her head) : "this is all too much...</text:p>
      <text:p text:style-name="P1">truely a legend across all hellfires unimaginable"</text:p>
      <text:p text:style-name="P1">Lillie(solemn) : "and you see Dase,this you no</text:p>
      <text:p text:style-name="P1">matter what, can erase off from the Master's</text:p>
      <text:p text:style-name="P1">memory or can make him budge cause he himself</text:p>
      <text:p text:style-name="P1">says that he has felt this eternal hell himself as he</text:p>
      <text:p text:style-name="P1">was cheated on his trust so much that he even</text:p>
      <text:p text:style-name="P1">insinuated an eternal hellfire to a woman like Mrs</text:p>
      <text:p text:style-name="P1">Ketchum,his own mom...and the world may</text:p>
      <text:p text:style-name="P1">crucify him for this,he won't budge as his defence</text:p>
      <text:p text:style-name="P1">is true to himself and for all to see no matter what</text:p>
      <text:p text:style-name="P1">others interpret it as...he won't spare himself</text:p>
      <text:p text:style-name="P1"><text:soft-page-break/>before being honest to himself...and that too no</text:p>
      <text:p text:style-name="P1">matter what hellfire he insinuated his mom,she</text:p>
      <text:p text:style-name="P1">would know deep down she'd also know what an</text:p>
      <text:p text:style-name="P1">unique gem she has unearthed (all smile)..long</text:p>
      <text:p text:style-name="P1">live Ash Ketchum(all laugh feintly)"</text:p>
      <text:p text:style-name="P1">Daisy(laugh shaking head) : "and this legendary</text:p>
      <text:p text:style-name="P1">meance(all laugh) would've brutally fallen upon</text:p>
      <text:p text:style-name="P1">the whole humanity with his now power and reachand his 84 sinister soulmates(all laughes</text:p>
      <text:p text:style-name="P1">uncontrollably)including his lunatic big brother(all</text:p>
      <text:p text:style-name="P1">bursts into laughter) to induct(all laughes</text:p>
      <text:p text:style-name="P1">uncontrollably) the whole world population to the</text:p>
      <text:p text:style-name="P1">thunder-chair of swearing(all laughs)and if in the</text:p>
      <text:p text:style-name="P1">process their pokebrats(all laughes) tried to</text:p>
      <text:p text:style-name="P1">misbehave(all bursts into laughter),the chair</text:p>
      <text:p text:style-name="P1">would become literal for them as the sweet insane</text:p>
      <text:p text:style-name="P1">big bro(all laughes uncontrollably)was battle-</text:p>
      <text:p text:style-name="P1">starved to unpikachuable desperation (all laughs</text:p>
      <text:p text:style-name="P1">uncontrollably) for his next prey(all laugh)...unless</text:p>
      <text:p text:style-name="P1">all persons meticulously started out to find their</text:p>
      <text:p text:style-name="P1">respective soulmates,all the while logically</text:p>
      <text:p text:style-name="P1">showing every step(all bursts into laughter) as</text:p>
      <text:p text:style-name="P1">uninsinuable (all laughes uncontrollably) for sake</text:p>
      <text:p text:style-name="P1">of their own well being(all laughes uncontrollably)</text:p>
      <text:p text:style-name="P1">including their pokebrats (all bursts into laughter)</text:p>
      <text:p text:style-name="P1">by means of the legend's own self</text:p>
      <text:p text:style-name="P1">mortification(Misty bursts into laughter,Lillie</text:p>
      <text:p text:style-name="P1">laughs shakes her head) to prove that no,not even</text:p>
      <text:p text:style-name="P1">the greatest eternal vulture(all laugh) caninsinuate (all laugh)in any time across eternity,that</text:p>
      <text:p text:style-name="P1">the legend or his beloved followers (all laughes</text:p>
      <text:p text:style-name="P1">uncontrollably) wasn't honest with themselves(all</text:p>
      <text:p text:style-name="P1">laugh)..had it not been for his only sweet eternal</text:p>
      <text:p text:style-name="P1">weakness (all laugh,Misty blushes and laughs) to</text:p>
      <text:p text:style-name="P1">get depressed to such hell that even the legend</text:p>
      <text:p text:style-name="P1">had to budge finally(all laugh) giving the whole</text:p>
      <text:p text:style-name="P1">population a desperate relief (all laughes</text:p>
      <text:p text:style-name="P1">uncontrollably) to only focus on getting back his</text:p>
      <text:p text:style-name="P1">eternal Misty Flower(all laugh) from any</text:p>
      <text:p text:style-name="P1">unimaginable hell but through them all(all laughes</text:p>
      <text:p text:style-name="P1">uncontrollably) to the eternity where he roams</text:p>
      <text:p text:style-name="P1">around...Mist,you've become a legend too(all</text:p>
      <text:p text:style-name="P1">laughs)"</text:p>
      <text:p text:style-name="P1">Lillie(laugh) : "and Mist,the legend has laughed</text:p>
      <text:p text:style-name="P1">and sweared off you depression too(all laugh and</text:p>
      <text:p text:style-name="P1">clap)"</text:p>
      <text:p text:style-name="P1">Misty(laughes) : "..and i got every bit of this</text:p>
      <text:p text:style-name="P1">legendary swearing in yesterday (all laughes</text:p>
      <text:p text:style-name="P1">uncontrollably) when i was his eternally beloved</text:p>
      <text:p text:style-name="P1">only flower(all laughes)..i can see what anyrandom sludge from the world population had to</text:p>
      <text:p text:style-name="P1">go through(all laughes uncontrollably)...long live</text:p>
      <text:p text:style-name="P1">the depression (all uncontrollably laughs)"</text:p>
      <text:p text:style-name="P1"><text:soft-page-break/>Lillie(laugh) : "i can now understand why this</text:p>
      <text:p text:style-name="P1">legendary brat(all bursts into laughter) can so</text:p>
      <text:p text:style-name="P1">nonchalantly insult absolutely anyone..."</text:p>
      <text:p text:style-name="P1">Daisy(laugh) : "and Brock's then girlfriend faced</text:p>
      <text:p text:style-name="P1">the absolute full wrath of this uninsinuable</text:p>
      <text:p text:style-name="P1">legend(all laughs uncontrollably) who eloquently</text:p>
      <text:p text:style-name="P1">showed her(all laughes) Brock's anatomy(all</text:p>
      <text:p text:style-name="P1">laughes uncontrollably) on their 2nd date(all</text:p>
      <text:p text:style-name="P1">laughes uncontrollably) and instantly flew off to</text:p>
      <text:p text:style-name="P1">any hell unimaginable(all bursts into laughter)"</text:p>
      <text:p text:style-name="P1">Lillie(laugh) : "and Brock realizing this anatomy</text:p>
      <text:p text:style-name="P1">totally got straightend finally but didn't realize that</text:p>
      <text:p text:style-name="P1">this was the exact upended form of the Master's</text:p>
      <text:p text:style-name="P1">anatomy of his eternally cherished Misty</text:p>
      <text:p text:style-name="P1">Flower(all bursts into laughter),and got so</text:p>
      <text:p text:style-name="P1">incensed that he volunteered to commit the</text:p>
      <text:p text:style-name="P1">biggest ever mistake in all eternity (all laugh)by</text:p>
      <text:p text:style-name="P1">encouraging sludges to float upon ground(alllaugh) and that too had to be the from the Cerulian</text:p>
      <text:p text:style-name="P1">drains(all bursts into laughter)"</text:p>
      <text:p text:style-name="P1">Daisy(laughes) : "and if a moment of emotion can</text:p>
      <text:p text:style-name="P1">condemn you to eternal hell along with your whole</text:p>
      <text:p text:style-name="P1">family,May God Save Brock eternally(all laughes</text:p>
      <text:p text:style-name="P1">uncontrollably)"</text:p>
      <text:p text:style-name="P1">Lillie(laugh) : "Mist,how did the girl and the family</text:p>
      <text:p text:style-name="P1">made a return?"</text:p>
      <text:p text:style-name="P1">Misty(laugh) : "through all hells(all laughes</text:p>
      <text:p text:style-name="P1">uncontrollably)..when he went to Kalos they tried</text:p>
      <text:p text:style-name="P1">to meet him,but obviously the Master had realized</text:p>
      <text:p text:style-name="P1">that these godforsaken brats(all bursts into</text:p>
      <text:p text:style-name="P1">laughter) may pester him again here(all laugh)...so</text:p>
      <text:p text:style-name="P1">he resorted for the sake of his free roaming to</text:p>
      <text:p text:style-name="P1">Charizard of all(all bursts into laughter) along with</text:p>
      <text:p text:style-name="P1">his unshakable doctor of all kinds Bulbasaur(all</text:p>
      <text:p text:style-name="P1">laugh) and his sinister big bro(all laughes</text:p>
      <text:p text:style-name="P1">uncontrollably),and all while having the eternal</text:p>
      <text:p text:style-name="P1">fool around champion Gengar(all bursts into</text:p>
      <text:p text:style-name="P1">laughter),a demon straight from hell like</text:p>
      <text:p text:style-name="P1">Noivern(all laughes) and the 2 utmost eternalbrats like Feraligator(all laughes) and</text:p>
      <text:p text:style-name="P1">Crawdaunt(all laughes uncontrollably)..for air,land</text:p>
      <text:p text:style-name="P1">and water travel(all uncontrollably laughs)...if this</text:p>
      <text:p text:style-name="P1">wasn't good enough(all laughes) when he was in</text:p>
      <text:p text:style-name="P1">public glare as they might've tried to pull any</text:p>
      <text:p text:style-name="P1">stunts on him(all laughs)he threatened the whole</text:p>
      <text:p text:style-name="P1">Elite4 to empty the whole area wherever he</text:p>
      <text:p text:style-name="P1">went(all laugh) or else he'll intentionally lose all</text:p>
      <text:p text:style-name="P1">rounds and later accuse them of not providing the</text:p>
      <text:p text:style-name="P1">right safety measurements(all laughes) and if</text:p>
      <text:p text:style-name="P1">even this wasn't enough then there was none</text:p>
      <text:p text:style-name="P1">other than our beloved Muk(all uncontrollably</text:p>
      <text:p text:style-name="P1">laughs)of all pokebrats (all bursts into laughter),</text:p>
      <text:p text:style-name="P1">hiding all the time in dark corners behind Ash(all</text:p>
      <text:p text:style-name="P1"><text:soft-page-break/>laughes),which he intentionally chose to be at(all</text:p>
      <text:p text:style-name="P1">laughes uncontrollably),lurking for any female</text:p>
      <text:p text:style-name="P1">brat(all laughes uncontrollably) to breach a 3 foot</text:p>
      <text:p text:style-name="P1">specified circle (all laughes uncontrollably) to hug</text:p>
      <text:p text:style-name="P1">upon her mercilessly(all bursts into laughter)...and</text:p>
      <text:p text:style-name="P1">if even this wasn't enough the Master used his</text:p>
      <text:p text:style-name="P1">ultimate weapon by stating that he is gettingmarried just after this championship finishes(all</text:p>
      <text:p text:style-name="P1">laugh) and thus wished if females behaved</text:p>
      <text:p text:style-name="P1">properly with him he would be happy (all laughes</text:p>
      <text:p text:style-name="P1">uncontrollably)...yes he said exactly this...as he</text:p>
      <text:p text:style-name="P1">has been humiliated in public before by many who</text:p>
      <text:p text:style-name="P1">hasn't been taught or was too ignorant in the</text:p>
      <text:p text:style-name="P1">class(all bursts into laughter) to differentiate</text:p>
      <text:p text:style-name="P1">between a brother and a beau (all laughes</text:p>
      <text:p text:style-name="P1">uncontrollably)..yes this he said and has shown</text:p>
      <text:p text:style-name="P1">me a copy of it cause he loved that antic so much</text:p>
      <text:p text:style-name="P1">which totally put anyone way off him(all laughes</text:p>
      <text:p text:style-name="P1">uncontrollably)...thus the poor family couldn't</text:p>
      <text:p text:style-name="P1">catch him(all laugh)...then ultimately he went to</text:p>
      <text:p text:style-name="P1">Orange, where his mind was a bit more disturbed</text:p>
      <text:p text:style-name="P1">as our sweet sweet gentleman(all laughes</text:p>
      <text:p text:style-name="P1">uncontrollably) had made life hell for him there all</text:p>
      <text:p text:style-name="P1">those years ago and as this legendary nemesis</text:p>
      <text:p text:style-name="P1">had the audacity to call him(all bursts into</text:p>
      <text:p text:style-name="P1">laughter)as Gary,who only was authorized to</text:p>
      <text:p text:style-name="P1">contact the master cause to him,Gary is the only</text:p>
      <text:p text:style-name="P1">person in the world who knew how to be mostprofessional and least personal (all laughes</text:p>
      <text:p text:style-name="P1">uncontrollably) perfectly that charmed the</text:p>
      <text:p text:style-name="P1">Master's mood most(all laughes</text:p>
      <text:p text:style-name="P1">uncontrollably),but as Brock to God would have it</text:p>
      <text:p text:style-name="P1">the day(all bursts into laughter) he reached the</text:p>
      <text:p text:style-name="P1">island where a godforsaken brat of a gym leader</text:p>
      <text:p text:style-name="P1">(all laughes uncontrollably) to his only blame</text:p>
      <text:p text:style-name="P1">caught too much attention of the Master's</text:p>
      <text:p text:style-name="P1">blossoming flower(all laughes)in her teenage</text:p>
      <text:p text:style-name="P1">dreams(all laughes uncontrollably) unfortunately</text:p>
      <text:p text:style-name="P1">for her not to realize that after all her antics for</text:p>
      <text:p text:style-name="P1">two years(all laughs) finally had inducted her to</text:p>
      <text:p text:style-name="P1">the central attention of the Great Master(all</text:p>
      <text:p text:style-name="P1">laughes uncontrollably) apart from his mad bro(all</text:p>
      <text:p text:style-name="P1">laughs uncontrollably)...for the first time in 2 years</text:p>
      <text:p text:style-name="P1">(all laughes uncontrollably) the Master suddenly</text:p>
      <text:p text:style-name="P1">felt a little tickle(all bursts into laughter) in his</text:p>
      <text:p text:style-name="P1">soul(all laughs) that his flower trying to flow (all</text:p>
      <text:p text:style-name="P1">laughes uncontrollably) to the wrong side(all</text:p>
      <text:p text:style-name="P1">bursts into laughter)...and if that memory at that</text:p>
      <text:p text:style-name="P1">time wasn't good enough this same full grownbrat(all bursts into laughter) Danny now was the</text:p>
      <text:p text:style-name="P1">one to harshly remind him of his flower(all</text:p>
      <text:p text:style-name="P1">laughes uncontrollably),whom he instantly</text:p>
      <text:p text:style-name="P1">realized to be indeed the Master's eternal beau(all</text:p>
      <text:p text:style-name="P1"><text:soft-page-break/>laughes uncontrollably) and thus only wanted to</text:p>
      <text:p text:style-name="P1">ask the the Master if he has married her or</text:p>
      <text:p text:style-name="P1">someone else as the master had announced in</text:p>
      <text:p text:style-name="P1">Kalos(all bursts into laughter)...now as if all the</text:p>
      <text:p text:style-name="P1">names and memories wasn't enough suddenly</text:p>
      <text:p text:style-name="P1">comes marriage(all bursts into laughter) to make</text:p>
      <text:p text:style-name="P1">the Master surpass his big bro(all laughes</text:p>
      <text:p text:style-name="P1">uncontrollably) and just as the poor guy was</text:p>
      <text:p text:style-name="P1">about to be thunder-chaired,our sinister</text:p>
      <text:p text:style-name="P1">gentleman(all laughes uncontrollably) called</text:p>
      <text:p text:style-name="P1">him(all laughes uncontrollably) after many years</text:p>
      <text:p text:style-name="P1">as Gary wasn't there on an emergency and despite</text:p>
      <text:p text:style-name="P1">reminding the gentleman that the great master</text:p>
      <text:p text:style-name="P1">may call or have to be called and then just to tell</text:p>
      <text:p text:style-name="P1">him to wait and give it to the main staffs,with</text:p>
      <text:p text:style-name="P1">whom master consented to deal as they didn't</text:p>
      <text:p text:style-name="P1">pester him after his stern insinuation (all laughs)via Professor Oak,this good gentleman(all</text:p>
      <text:p text:style-name="P1">laughes) suddenly remembering his long lost</text:p>
      <text:p text:style-name="P1">beau(all bursts into laughter) wickedly asks (all</text:p>
      <text:p text:style-name="P1">laughes uncontrollably) him to tell him the island's</text:p>
      <text:p text:style-name="P1">name(all bursts into laughter)...and that was it(all</text:p>
      <text:p text:style-name="P1">Laughes uncontrollably)...the gentleman was told</text:p>
      <text:p text:style-name="P1">that the master was already dealing with many</text:p>
      <text:p text:style-name="P1">people who can't let go off certain personal issues</text:p>
      <text:p text:style-name="P1">only to remind him of it without realizing whether</text:p>
      <text:p text:style-name="P1">those were still fond to him or not(all laughes</text:p>
      <text:p text:style-name="P1">uncontrollably)...yes he said that to slaughter</text:p>
      <text:p text:style-name="P1">Danny completely...and now a man who suddenly</text:p>
      <text:p text:style-name="P1">breachs his agreement with his reservation Lab</text:p>
      <text:p text:style-name="P1">taking chances on his old contacts him,if these</text:p>
      <text:p text:style-name="P1">continues,he'll have to surrender all his pokemons</text:p>
      <text:p text:style-name="P1">and titles and badges and go back to being</text:p>
      <text:p text:style-name="P1">someone who hasn't heard the word</text:p>
      <text:p text:style-name="P1">Pokémon...this makes all parties to get absolutely</text:p>
      <text:p text:style-name="P1">slaughtered and startle Danny to all hells as to</text:p>
      <text:p text:style-name="P1">why this sweet sweet man,whom he couldn't</text:p>
      <text:p text:style-name="P1">forget in 14/15 years due to his utter cluelesspersonal life(laugh) turning into an absolute</text:p>
      <text:p text:style-name="P1">enigma once he had to battle where thouhh then</text:p>
      <text:p text:style-name="P1">dormant yet an once ever flavour of unimaginable</text:p>
      <text:p text:style-name="P1">intuitive power shown through or his eternal</text:p>
      <text:p text:style-name="P1">flower(all laughs),who at that age just couldn't</text:p>
      <text:p text:style-name="P1">express properly what she was had inside for the</text:p>
      <text:p text:style-name="P1">master(laugh, others smile and pat Misty) thus</text:p>
      <text:p text:style-name="P1">resorting to various antics(all bursts into</text:p>
      <text:p text:style-name="P1">laughter),which all but the Master himself</text:p>
      <text:p text:style-name="P1">understood(all laughes uncontrollably),this sweet</text:p>
      <text:p text:style-name="P1">man was so gentle and behaved so warmly with</text:p>
      <text:p text:style-name="P1">him even after being reminded of that how</text:p>
      <text:p text:style-name="P1">famous a Gym Leader his flower had become(all</text:p>
      <text:p text:style-name="P1">laughs),which he then politely scoffed of as saying</text:p>
      <text:p text:style-name="P1">that yes,his flower was always excellent with</text:p>
      <text:p text:style-name="P1">water pokemons(all laughs) which though then</text:p>
      <text:p text:style-name="P1"><text:soft-page-break/>didn't get Danny going then but he misunderstood</text:p>
      <text:p text:style-name="P1">the Master totally in this regard (all laugh),now as</text:p>
      <text:p text:style-name="P1">the Master salughtered him and his gentleman(all</text:p>
      <text:p text:style-name="P1">laugh),he finally realized that the Greatest Master</text:p>
      <text:p text:style-name="P1">will become the Greatest Legend(all laugh) if thename Misty Waterflower or her deeds was</text:p>
      <text:p text:style-name="P1">personally attached to him beyond friendship(all</text:p>
      <text:p text:style-name="P1">laughs)...so both Trace and Danny flew off to</text:p>
      <text:p text:style-name="P1">whichever hell they first saw(all bursts into</text:p>
      <text:p text:style-name="P1">laughter)...but during this all,to the greatest</text:p>
      <text:p text:style-name="P1">disdain to Master, suddenly these 'stools from</text:p>
      <text:p text:style-name="P1">Kalos'(all laughes) appeared as having the</text:p>
      <text:p text:style-name="P1">misfortune to be relatives to Danny(all bursts into</text:p>
      <text:p text:style-name="P1">laughter)...they appeared im front of the Master</text:p>
      <text:p text:style-name="P1">but thank God they and their pokebrats (all laugh)</text:p>
      <text:p text:style-name="P1">behaved as brother than beau(all bursts into</text:p>
      <text:p text:style-name="P1">laughter) and now the Master couldn't say</text:p>
      <text:p text:style-name="P1">anything to humiliate Danny,thus later agreed to</text:p>
      <text:p text:style-name="P1">meet them personally,given the condition of 3 foot</text:p>
      <text:p text:style-name="P1">circle(all bursts into laughter) and not trying to</text:p>
      <text:p text:style-name="P1">make themselves or their pokebrats the cherished</text:p>
      <text:p text:style-name="P1">food for his starving big bro(all laughes</text:p>
      <text:p text:style-name="P1">uncontrollably) and if this whole Elite4 feared</text:p>
      <text:p text:style-name="P1">infamous big bro wasn't enough(all laugh) as Ash</text:p>
      <text:p text:style-name="P1">knew that no matter what,he or his bro doesn't</text:p>
      <text:p text:style-name="P1">actually want to hurt anybody and that too topeople who weren't at all proficient beyond the</text:p>
      <text:p text:style-name="P1">very common level when it came to Pokemons or</text:p>
      <text:p text:style-name="P1">their handling and though Serena travelled with</text:p>
      <text:p text:style-name="P1">him and could become a trainer which she is now</text:p>
      <text:p text:style-name="P1">and in Unova,the whole Elite4 combined was a</text:p>
      <text:p text:style-name="P1">child's play to the Master,so to his actual defense</text:p>
      <text:p text:style-name="P1">he used the his most unholy aoulmate(all</text:p>
      <text:p text:style-name="P1">laugh),his now right hand tickle master(all laughes</text:p>
      <text:p text:style-name="P1">uncontrollably),invisibily present on the 2nd foot in</text:p>
      <text:p text:style-name="P1">front of him(all laughes uncontrollably),which</text:p>
      <text:p text:style-name="P1">simply means death from laughter(all laughes</text:p>
      <text:p text:style-name="P1">uncontrollably) to even Suicune (all laugh)..and</text:p>
      <text:p text:style-name="P1">Ash then sternly tells them before anything that no</text:p>
      <text:p text:style-name="P1">matter what emotion may do,she should've</text:p>
      <text:p text:style-name="P1">realized that he ever behaved to her as a big</text:p>
      <text:p text:style-name="P1">brother and to him she was a little sister and she</text:p>
      <text:p text:style-name="P1">broke his trust only to insult herself and her</text:p>
      <text:p text:style-name="P1">family,to which the girl fervently apologized which</text:p>
      <text:p text:style-name="P1">was scoffes off as you know(all laugh) insinuation</text:p>
      <text:p text:style-name="P1">to get close to him again(all laugh)...this turned</text:p>
      <text:p text:style-name="P1">her family on who were thrown into hellfire as theyaccused of being egotistical b.. as that's exactly</text:p>
      <text:p text:style-name="P1">why they think he suits their daughter (laugh,all</text:p>
      <text:p text:style-name="P1">shakes their heads)...Dase,Lil,this is living hell if</text:p>
      <text:p text:style-name="P1">there's anything ever...which made all of them to</text:p>
      <text:p text:style-name="P1">totally break down...but this statement bought</text:p>
      <text:p text:style-name="P1">him(laugh,rest smile) the time to show his same</text:p>
      <text:p text:style-name="P1"><text:soft-page-break/>insane level of generosity which is exactly why the</text:p>
      <text:p text:style-name="P1">girl and their family couldn't forget him or anyone</text:p>
      <text:p text:style-name="P1">else ever can no matter what he did to them if</text:p>
      <text:p text:style-name="P1">they've seen his heart...he basically babysit this</text:p>
      <text:p text:style-name="P1">girl into maturity and made other friends in Kalos</text:p>
      <text:p text:style-name="P1">to realize what life really is all about and taught</text:p>
      <text:p text:style-name="P1">the girl about pokemons,so now she finally</text:p>
      <text:p text:style-name="P1">realized what big brother she misunderstood as</text:p>
      <text:p text:style-name="P1">she'll never have one like him in all hells(Misty</text:p>
      <text:p text:style-name="P1">kisses her ring fondly,all smile)....(laugh,all</text:p>
      <text:p text:style-name="P1">wonder)..so now Ash finally showed them his true</text:p>
      <text:p text:style-name="P1">self telling the girl that she can keep im touch with</text:p>
      <text:p text:style-name="P1">Professor Oak,which all of her family was and just</text:p>
      <text:p text:style-name="P1">as she had started to do continue her journey</text:p>
      <text:p text:style-name="P1">through Kalos and learn about herself the mostwhich'll be enough to interpret the world including</text:p>
      <text:p text:style-name="P1">that of the Pokemons(all smile,Misty again kisses</text:p>
      <text:p text:style-name="P1">her ring) and telling the family this time the rout</text:p>
      <text:p text:style-name="P1">out of the eternal hell as well saying 'pardon is</text:p>
      <text:p text:style-name="P1">bestowed only by own soul,not by anyone or</text:p>
      <text:p text:style-name="P1">anything else'(all smile,Misty kisses her ring</text:p>
      <text:p text:style-name="P1">tenderly) and simply walked off but(laugh) not</text:p>
      <text:p text:style-name="P1">before the tickle master suddenly became visible</text:p>
      <text:p text:style-name="P1">just infront of the girl(all bursts into laughter) like</text:p>
      <text:p text:style-name="P1">so many times he did to scare her in Kalos(all</text:p>
      <text:p text:style-name="P1">lauhh), to ultimately showing the Master's true</text:p>
      <text:p text:style-name="P1">fool around nature and simultaneously telling</text:p>
      <text:p text:style-name="P1">everyone that this hell was only to get the girl</text:p>
      <text:p text:style-name="P1">straightened forever(all smiles,Misty kisses her</text:p>
      <text:p text:style-name="P1">ring tenderly) and how lucky they're to even have</text:p>
      <text:p text:style-name="P1">the sight of this once ever Legend(all smile,Misty</text:p>
      <text:p text:style-name="P1">adores her ring)...and then later as Ash finally</text:p>
      <text:p text:style-name="P1">decided to raid me(all laugh),he gave me all this</text:p>
      <text:p text:style-name="P1">information briefly in his note to me,which</text:p>
      <text:p text:style-name="P1">according to my sweet Viol flower couldn't ever be</text:p>
      <text:p text:style-name="P1">romantic(all bursts into laughter) and tell her tophone me and Dase,Lil...the Master showes his</text:p>
      <text:p text:style-name="P1">Mastery again and what level of faith he had on</text:p>
      <text:p text:style-name="P1">himself and on his only weakness in this</text:p>
      <text:p text:style-name="P1">world(smile,all smile),that even after all that and 4</text:p>
      <text:p text:style-name="P1">years of no contact and his history with Serena</text:p>
      <text:p text:style-name="P1">and Me and my depression and may be alleged</text:p>
      <text:p text:style-name="P1">after break-up affairs and all that,he tells the girl if</text:p>
      <text:p text:style-name="P1">she wants to meet a real Lady who could ever</text:p>
      <text:p text:style-name="P1">match her idea of Ash(all smile) in all quarters,she</text:p>
      <text:p text:style-name="P1">may call me after she gets to know from the Hall</text:p>
      <text:p text:style-name="P1">of Fame for Water Pokemon Gym Leaders who</text:p>
      <text:p text:style-name="P1">Misty Waterflower is and her contact s(all smile,all</text:p>
      <text:p text:style-name="P1">pats Misty) with the note that he even broke-up</text:p>
      <text:p text:style-name="P1">with me long before he stepped foot in Kalos and</text:p>
      <text:p text:style-name="P1">only recently had to meet her formally(laughes,all</text:p>
      <text:p text:style-name="P1">smile) due to his and her positions (all laugh,Misty</text:p>
      <text:p text:style-name="P1"><text:soft-page-break/>shows her ring and giggles)...and knowing full well</text:p>
      <text:p text:style-name="P1">he was the centre of my full wrath then(shows her</text:p>
      <text:p text:style-name="P1">ring,all laughs) and this poor girl could be again</text:p>
      <text:p text:style-name="P1">resent hell(all laughes uncontrollably)...but such</text:p>
      <text:p text:style-name="P1">was his faith that his conscience was clear withboth me and what he did to all in Kalos that</text:p>
      <text:p text:style-name="P1">despite his playboy image which Serena was very</text:p>
      <text:p text:style-name="P1">familiar with as the press said and all he knew he</text:p>
      <text:p text:style-name="P1">truely is uninsinuable (all smile) no matter what</text:p>
      <text:p text:style-name="P1">happened and his faith even then on me that</text:p>
      <text:p text:style-name="P1">Misty may've found someone else but or even</text:p>
      <text:p text:style-name="P1">have cheated on me just before break-up but i've</text:p>
      <text:p text:style-name="P1">also seen her devotion to a no-one despite her</text:p>
      <text:p text:style-name="P1">fame and skills and indeed it might be mine and</text:p>
      <text:p text:style-name="P1">my image which i didn't clarify forced her into that</text:p>
      <text:p text:style-name="P1">and still then she atleast broke-up rather than</text:p>
      <text:p text:style-name="P1">showing me her new beau(all laughs)..and even</text:p>
      <text:p text:style-name="P1">further he had the unflinching faith that no matter</text:p>
      <text:p text:style-name="P1">what i'll still behave properly with her as he has</text:p>
      <text:p text:style-name="P1">seen and known how i never even was rude but</text:p>
      <text:p text:style-name="P1">only very firm with all those that pestered me..my</text:p>
      <text:p text:style-name="P1">Ash remembered me for all the right reasons only</text:p>
      <text:p text:style-name="P1">and always(kisses her ring,others smile and pats</text:p>
      <text:p text:style-name="P1">her)..."</text:p>
      <text:p text:style-name="P1">Lillie(laugh) : "Mist,this legendary pest(all laugh)</text:p>
      <text:p text:style-name="P1">all along wanted you with unfathomable longingand devotion yet won't ever ask for a date or tell</text:p>
      <text:p text:style-name="P1">his friends about it(all laugh)"</text:p>
      <text:p text:style-name="P1">Daisy(laugh) : "as it'll be an insinuation(all bursts</text:p>
      <text:p text:style-name="P1">into laughter)that she is all about bedding to</text:p>
      <text:p text:style-name="P1">him(all bursts into laughter)..Mist,this eternal</text:p>
      <text:p text:style-name="P1">legend would've literally killed himself immediately</text:p>
      <text:p text:style-name="P1">yesterday had he not found his Misty in you(all</text:p>
      <text:p text:style-name="P1">bursts into laughter)..cause that would've been the</text:p>
      <text:p text:style-name="P1">last resort to see his real Misty...(all smile)..and</text:p>
      <text:p text:style-name="P1">exactly here the self-destructive Legend once</text:p>
      <text:p text:style-name="P1">more Masterfully shows what soulmate really</text:p>
      <text:p text:style-name="P1">is(all smile,Misty kisses her ring fondly and</text:p>
      <text:p text:style-name="P1">giggles)"</text:p>
      <text:p text:style-name="P1">Misty(laugh) : "and then the girl probably had</text:p>
      <text:p text:style-name="P1">followed suit(all bursts into laughter) after</text:p>
      <text:p text:style-name="P1">knowing my details as when she called me,she</text:p>
      <text:p text:style-name="P1">was trying her hand at that(all bursts into</text:p>
      <text:p text:style-name="P1">laughter)...i told her why was she so upset,we've</text:p>
      <text:p text:style-name="P1">had absolutely no contact for 4 years now except</text:p>
      <text:p text:style-name="P1">a few days ago when he came here...(laugh)..and</text:p>
      <text:p text:style-name="P1">see how the Master played both me and Serena,if itold her Ash is a cheat and he humiliated me,she</text:p>
      <text:p text:style-name="P1">would've believed in it and cut off from him,which</text:p>
      <text:p text:style-name="P1">saved him from her forever(all laugh) and at the</text:p>
      <text:p text:style-name="P1">same time throwing me to further hells as i knew</text:p>
      <text:p text:style-name="P1">he might've cheated on me but he still has shown</text:p>
      <text:p text:style-name="P1">me what this exact girl did to him and what she is</text:p>
      <text:p text:style-name="P1"><text:soft-page-break/>doing now and this girl was with him after our</text:p>
      <text:p text:style-name="P1">break-up and was there when the press was going</text:p>
      <text:p text:style-name="P1">all about him..and also knowing that he humiliated</text:p>
      <text:p text:style-name="P1">me and broke into my room but that sinister note</text:p>
      <text:p text:style-name="P1">and all that and he did no physical harm to anyone</text:p>
      <text:p text:style-name="P1">or anything and even my Goldy of all insisted</text:p>
      <text:p text:style-name="P1">Pikachu can't do any harm to anyone ever(all</text:p>
      <text:p text:style-name="P1">smile)..my Gym Leader Dewgong told me they just</text:p>
      <text:p text:style-name="P1">didn't know what to do and nothing happened to</text:p>
      <text:p text:style-name="P1">them at all,my Gyarados of all told me she was</text:p>
      <text:p text:style-name="P1">only happy(all bursts into laughter)..and my Viol</text:p>
      <text:p text:style-name="P1">flower(all laughes) told me,this isn't a</text:p>
      <text:p text:style-name="P1">reconciliation note,he wants something else may</text:p>
      <text:p text:style-name="P1">be something is bugging his conscience(all</text:p>
      <text:p text:style-name="P1">smile)...and with all that i realized he infact inpublic humiliation, humiliated my depression</text:p>
      <text:p text:style-name="P1">away(Misty kisses her ring fondly, others pat her</text:p>
      <text:p text:style-name="P1">and smile)...and even if he did cheat,he still shown</text:p>
      <text:p text:style-name="P1">me his heart by driving my mental demons</text:p>
      <text:p text:style-name="P1">away,so with all that no matter what i would be</text:p>
      <text:p text:style-name="P1">dishonest to myself if i berate him and even if the</text:p>
      <text:p text:style-name="P1">girl cut off,her life itself will teach her how true</text:p>
      <text:p text:style-name="P1">each of the Master's words were no matter how</text:p>
      <text:p text:style-name="P1">much her trust from everything broke,the Reality is</text:p>
      <text:p text:style-name="P1">reality and the Master again by self humiliation</text:p>
      <text:p text:style-name="P1">and mortification would at the end of her life show</text:p>
      <text:p text:style-name="P1">her that no he is uninsinuable (all smile) and also</text:p>
      <text:p text:style-name="P1">to me that whatever Ash Ketchum may have</text:p>
      <text:p text:style-name="P1">become,in my most desparate moment,he</text:p>
      <text:p text:style-name="P1">repayed me my faith and devotion to him while</text:p>
      <text:p text:style-name="P1">tearing himself apart from me by the veil of public</text:p>
      <text:p text:style-name="P1">humiliation,(tears,kisses her ring)as if your Ash is</text:p>
      <text:p text:style-name="P1">cruel to humiliate you in public but Misty,you'll see</text:p>
      <text:p text:style-name="P1">i've only helped you(tears,fondles her ring)..."</text:p>
      <text:p text:style-name="P1">Daisy(smile) : "really Mist, Soulmate by all</text:p>
      <text:p text:style-name="P1">means.."Lillie(smile) : "so true.."</text:p>
      <text:p text:style-name="P1">Misty : "and this just for one moment of</text:p>
      <text:p text:style-name="P1">emotion,which i myself was so close to when i</text:p>
      <text:p text:style-name="P1">parted him first time(blush,all smile),which he</text:p>
      <text:p text:style-name="P1">himself later insinuated out of me(all laugh),and</text:p>
      <text:p text:style-name="P1">Serena has spoken with me, she's as sweet a girl</text:p>
      <text:p text:style-name="P1">as you could imagine..and this was her treatment</text:p>
      <text:p text:style-name="P1">all cause he alwasy showed her he was her big</text:p>
      <text:p text:style-name="P1">brother thought she finally realized,but when he</text:p>
      <text:p text:style-name="P1">was brutally proved wrong,he became the monster</text:p>
      <text:p text:style-name="P1">he showed me yesterday...and she called today</text:p>
      <text:p text:style-name="P1">morning as just after his Orange Elite4, Serena's</text:p>
      <text:p text:style-name="P1">dad and all personally came to patch up,for which</text:p>
      <text:p text:style-name="P1">first they were told they were only after him cause</text:p>
      <text:p text:style-name="P1">of his name and fame then finally they said no she</text:p>
      <text:p text:style-name="P1">really means it,she has changed and whatnot,then</text:p>
      <text:p text:style-name="P1">he finally said he had a girlfriend whom he had</text:p>
      <text:p text:style-name="P1">broken up but still wanted to patch up but wasn't</text:p>
      <text:p text:style-name="P1"><text:soft-page-break/>sure,in the meantime this b.. did what she did..and</text:p>
      <text:p text:style-name="P1">all this was because Professor Oak personally</text:p>
      <text:p text:style-name="P1">was involved...so she got a chance with the factthat if he ever got back to his girlfriend,she can do</text:p>
      <text:p text:style-name="P1">whatever she wished with her,that girl still didn't</text:p>
      <text:p text:style-name="P1">budge so when finally she could get to me,who</text:p>
      <text:p text:style-name="P1">was fed her name so that she got even more</text:p>
      <text:p text:style-name="P1">insulted,was crying like anything to me making me</text:p>
      <text:p text:style-name="P1">totally dumbfounded,and he told her that he</text:p>
      <text:p text:style-name="P1">decided to break up but still a b.. like her needed</text:p>
      <text:p text:style-name="P1">to apologize if she had any whatever left in her</text:p>
      <text:p text:style-name="P1">and whatnot...and she was like so sorry you can't</text:p>
      <text:p text:style-name="P1">imagine...just for one moment he mercilessly</text:p>
      <text:p text:style-name="P1">beats down a truely good person and family...you</text:p>
      <text:p text:style-name="P1">can understand what he became just before finally</text:p>
      <text:p text:style-name="P1">getting me"</text:p>
      <text:p text:style-name="P1">Daisy(patting Misty) : "just too too fond of his</text:p>
      <text:p text:style-name="P1">Misty Flower(Misty blushes and hugs Daisy),too</text:p>
      <text:p text:style-name="P1">sweet.."</text:p>
      <text:p text:style-name="P1">Lillie(smile) : "he can't live without you as much as</text:p>
      <text:p text:style-name="P1">you can't, Soulmate he truely showed"</text:p>
      <text:p text:style-name="P1">...and he said that that he had me at his mercy,the</text:p>
      <text:p text:style-name="P1">head-turning Cerulian water queen who wascherished by all Vultures of all breeds(tears) at his</text:p>
      <text:p text:style-name="P1">mere mercy even when he was a no one and you</text:p>
      <text:p text:style-name="P1">know people started to pester me as soon as i</text:p>
      <text:p text:style-name="P1">learned to use Gyarados,for which the Master</text:p>
      <text:p text:style-name="P1">always has praised me to all heavens and even to</text:p>
      <text:p text:style-name="P1">his own mom once more today(kisses her ring</text:p>
      <text:p text:style-name="P1">again gently,all smile patting Misty,tears)...so Ash</text:p>
      <text:p text:style-name="P1">just mercilessly tore apart my body while doing</text:p>
      <text:p text:style-name="P1">the same to himself by saying he was a unique</text:p>
      <text:p text:style-name="P1">man even then that such a girl was devoted only</text:p>
      <text:p text:style-name="P1">to him and as soon as the sludges insinuated</text:p>
      <text:p text:style-name="P1">(smile) that,i rememberd then as Ash again</text:p>
      <text:p text:style-name="P1">scoffed at me,that a then no-one like him needed</text:p>
      <text:p text:style-name="P1">only a nod or smile to get the Water Queen all over</text:p>
      <text:p text:style-name="P1">him(kisses her ring again,others pat Misty)..and</text:p>
      <text:p text:style-name="P1">you know how true it was when he returned from</text:p>
      <text:p text:style-name="P1">Battle Frontier itself,and compared my Ash,the</text:p>
      <text:p text:style-name="P1">one and only man with whom i'd ever even</text:p>
      <text:p text:style-name="P1">imagine in my wildest dreams to be physical but</text:p>
      <text:p text:style-name="P1">also with whom i'd lose every bit of purity i can</text:p>
      <text:p text:style-name="P1">ever imagine if he so wished(all tears,Misty kissesher ring with fondness)...where my man stood</text:p>
      <text:p text:style-name="P1">with his behaviour fully knowing who his girlfriend</text:p>
      <text:p text:style-name="P1">was and what she wanted,that Ash with what</text:p>
      <text:p text:style-name="P1">these sludges were saying(tears,kissing her ring</text:p>
      <text:p text:style-name="P1">again very fondly)...and then the sludges got what</text:p>
      <text:p text:style-name="P1">they long deserved and i realized that it won't be</text:p>
      <text:p text:style-name="P1">so easy to erase Ash off so easily and i went into</text:p>
      <text:p text:style-name="P1">the death fight with myself,which eventually only</text:p>
      <text:p text:style-name="P1"><text:soft-page-break/>my Ash realized with along with his own</text:p>
      <text:p text:style-name="P1">realizations and look,half a day and i like have</text:p>
      <text:p text:style-name="P1">been his wife forever(all tears,Misty fondly kisses</text:p>
      <text:p text:style-name="P1">her ring again)</text:p>
      <text:p text:style-name="P1">just as he told him..and then told went in saying</text:p>
      <text:p text:style-name="P1">get a hold on his nerves and don't get involved</text:p>
      <text:p text:style-name="P1">with unnecessary skirmishes and your girlfriend is</text:p>
      <text:p text:style-name="P1">very lucky to have you(all tears)..yeah(tears)..he</text:p>
      <text:p text:style-name="P1">said that as you know i too came to infer..(all</text:p>
      <text:p text:style-name="P1">tears)...and the sludge just got so dumbfounded</text:p>
      <text:p text:style-name="P1">that Brock was scoffed to hell...and Lil,even after</text:p>
      <text:p text:style-name="P1">giving me the ring he still told me,even after allthat,that i would've been in safe hands(bursts into</text:p>
      <text:p text:style-name="P1">tears)...</text:p>
      <text:p text:style-name="P1">he's from Kanto,that name</text:p>
      <text:p text:style-name="P1">Lillie(smile) : "and Brock too i guess is his pet</text:p>
      <text:p text:style-name="P1">now?"</text:p>
      <text:p text:style-name="P1">Daisy(laugh) : "and Viol..(all laugh loudly)</text:p>
      <text:p text:style-name="P1">Daisy(laugh) : "the way he told Viol to also keep</text:p>
      <text:p text:style-name="P1">her pokemons fresh look after her family and all</text:p>
      <text:p text:style-name="P1">that so amusingly as if our own elder brother was</text:p>
      <text:p text:style-name="P1">saying but the language was so funny that you</text:p>
      <text:p text:style-name="P1">just laughed yet firmly got his message,Viol</text:p>
      <text:p text:style-name="P1">probably is his biggest fan now(all laugh)"</text:p>
      <text:p text:style-name="P1">Lillie(smile) : "Mist,you were talking about</text:p>
      <text:p text:style-name="P1">chastity,Gary last night told me Ash ,once when 11</text:p>
      <text:p text:style-name="P1">scoffed at some guy who was 16 or so on a party</text:p>
      <text:p text:style-name="P1">or kinds thing when he was insinuating Ash(all</text:p>
      <text:p text:style-name="P1">laugh) that he should talk with girls and so on,that</text:p>
      <text:p text:style-name="P1">11 year old brat suddenly scoffed "what's the point</text:p>
      <text:p text:style-name="P1">if the difference persists?" flustering all,whichfinally he showed all of us what he meant that</text:p>
      <text:p text:style-name="P1">day,Gary ever daid that was the real Ash..Gary said</text:p>
      <text:p text:style-name="P1">Ash was the most ordinary guy,and you'd know</text:p>
      <text:p text:style-name="P1">Mist(all smile),and Gary even says this pokemon</text:p>
      <text:p text:style-name="P1">master as well isn't a big thing etc..i only just</text:p>
      <text:p text:style-name="P1">about realized what Gary can't say in words,the</text:p>
      <text:p text:style-name="P1">Master Brat(all laugh) insinuated(all laugh) the</text:p>
      <text:p text:style-name="P1">soulmate thing extremely well at 11..but then it</text:p>
      <text:p text:style-name="P1">was just 1 year(Misty blushes,all smile)"</text:p>
      <text:p text:style-name="P1">Misty(laugh) : "i can tell you now just due to</text:p>
      <text:p text:style-name="P1">Ash,when i said yesterday you're a cheat,he went</text:p>
      <text:p text:style-name="P1">on with that chastity thing mercilessly showing</text:p>
      <text:p text:style-name="P1">me that it means nothing to him and at the same</text:p>
      <text:p text:style-name="P1">time showing he didn't cheat on me till our break</text:p>
      <text:p text:style-name="P1">up..i was so stuttered then he said why would you</text:p>
      <text:p text:style-name="P1">budge even if your body was paralyzed, won't the</text:p>
      <text:p text:style-name="P1">mind work,totally laughing off this most private</text:p>
      <text:p text:style-name="P1">matter of women just as if it was absolutely</text:p>
      <text:p text:style-name="P1">nothing to him..(laugh) then he showed dying in</text:p>
      <text:p text:style-name="P1">battlefield and giving a friend a glass of water</text:p>
      <text:p text:style-name="P1">which he can't reach due to his sitting position inthe table was exactly same as they were</text:p>
      <text:p text:style-name="P1">luck,which again a word that his Vultures love(all</text:p>
      <text:p text:style-name="P1"><text:soft-page-break/>laugh)..he says the joy of pokemon was all he</text:p>
      <text:p text:style-name="P1">knew and did that's it.... totally driven by</text:p>
      <text:p text:style-name="P1">intuition...Ash Ketchum really needs me to survive</text:p>
      <text:p text:style-name="P1">here(all smile)"</text:p>
      <text:p text:style-name="P1">..........</text:p>
      <text:p text:style-name="P1">[Gary enters 10 minutes later,and meets Lillie,Lillie</text:p>
      <text:p text:style-name="P1">hugs him suddenly]</text:p>
      <text:p text:style-name="P1">Gary(bit surprized hugs Lillie) : "um..Lil.. what's up?"</text:p>
      <text:p text:style-name="P1">Lillie(laughing) : "Ketchum has caught me as well" (all three sisters bursts into laughter)</text:p>
      <text:p text:style-name="P1">Gary(bit puzzled) : "um..i see,hey all..happy to see you..hey Misty..<text:span text:style-name="T15">i have a big big surprize for you Lil and Daisy you too but </text:span>what was it <text:span text:style-name="T15">that</text:span>.."</text:p>
      <text:p text:style-name="P1">Lillie(laughing,<text:span text:style-name="T16">hugging Gary</text:span>) : "<text:span text:style-name="T16">just send your surprizes to vultures now(all laugh),</text:span>he has insinuated about our private life to everyone(all sisters again bursts into laughter)"</text:p>
      <text:p text:style-name="P1">Gary(flustered,smile) : "um..what's he.."</text:p>
      <text:p text:style-name="P1">Misty(giggling) : "Lil can i be him?"</text:p>
      <text:p text:style-name="P1">Lilllie(laughes) : "be my guest,Dase start insinuating(all three again bursts out into</text:p>
      <text:p text:style-name="P1">laughter)"</text:p>
      <text:p text:style-name="P1">Gary(nervously, confused) : "what are you.."</text:p>
      <text:p text:style-name="P1">Daisy(laughing) : "so Lil and Gary turned out to be the best fit for each other after all,ain't it Mist?"</text:p>
      <text:p text:style-name="P1">Misty(laughing) : "sweet,sweet D<text:span text:style-name="T17">aivyDevil</text:span>(all sisters bursts into laughter).."</text:p>
      <text:p text:style-name="P1">Gary(flustered) : "what are you three upto?..come on Lil,i have to.."</text:p>
      <text:p text:style-name="P1">Lillie(forces Gary to sit down,sitting with him as well) : "just watch it and laugh yesterday out(all sisters laugh)"</text:p>
      <text:p text:style-name="P1">Gary(bit shocked) : "um..that.."</text:p>
      <text:p text:style-name="P1">Daisy(laughing) : "um..but really don't you think that their recent tension was just due to a</text:p>
      <text:p text:style-name="P1">confusion among.."</text:p>
      <text:p text:style-name="P1">Misty(laughing, immitating Ash) : "sweet sweet Dase(all 3 again laugh),why is it that i smell a few vultures cycling above us(all three again laughs,Gary smiles as well)?</text:p>
      <text:p text:style-name="P1">Daisy(laugh,mocking confused state) : "um..fine they were perfect for each.."</text:p>
      <text:p text:style-name="P1">Misty(immitating Ash's frown,all laugh) : "what was that Dase?do you imply that it's as if they Became perfect,became right,became together,became..(all laugh)"</text:p>
      <text:p text:style-name="P1">Daisy(laugh) : "um..but when they first met.."</text:p>
      <text:p text:style-name="P1">Misty(laughing,closed eyes, immitating Ash) : "Dase stop just there,i know what you're thinking Dase i know it,i can feel the vultures,Dase, they're trying,trying so hard to land on a spot(all laugh),they are so ecstatic about there success..Dase..i can feel their joy..i..i can see their eyes,Dase,Dase(all laugh)they are already feeling</text:p>
      <text:p text:style-name="P1">their impending success,Dase,look how they are caressing the Champaigns..(all three bursts into laughter)"</text:p>
      <text:p text:style-name="P1">Gary(laugh) : "what's Ash been upto off late now?"</text:p>
      <text:p text:style-name="P1">Daisy(laughing,mocking a sigh) : "fine,they were always to become close.."</text:p>
      <text:p text:style-name="P1">Misty(laughes, Mocking Ash's smile) : "so they were to ALWAYS to BECOME close?..Dase,this..just this(all laugh)..this is it..(Mocking Ash's frown and language) " the vultures have reached their spot..(Mocking smile)Dase,look at the celebrations..Dase..(all laughs again).."</text:p>
      <text:p text:style-name="P1">Gary(laugh) : "come on you, I don't.."</text:p>
      <text:p text:style-name="P1">Lillie(smile and stops Gary) : "just enjoy it,let the vultures do your work<text:span text:style-name="T18">s</text:span>"(all 3 laughs)</text:p>
      <text:p text:style-name="P1">Misty(laugh,mocks Ash's stern look) : "the vultures would insinuate that if they waited a bit more,a bit longer,a bit patiently,a bit meticulously..(all laugh again)..then it Could've been someone else,Could've been someone better, Could've been someone sweeter..(again all laugh)"</text:p>
      <text:p text:style-name="P1"><text:soft-page-break/>Gary(laugh) : "i get it.. Ash<text:span text:style-name="T19">ey</text:span> changed from <text:span text:style-name="T19">universally </text:span>trash<text:span text:style-name="T19">y</text:span> to <text:span text:style-name="T19">unequivocally </text:span>sweet<text:span text:style-name="T19">ie</text:span>.."(all <text:span text:style-name="T19">bursts into laughter</text:span>)</text:p>
      <text:p text:style-name="P1">Daisy(laugh, immitating sigh) : "alright,fine,they were always destined to each other.."</text:p>
      <text:p text:style-name="P1">Misty(laugh, immitating Ash's scowl and irritation and anger) : "Destined?Destined?Destined? Destined?(all laugh)..as if it they never knew,never saw,never felt,never understood,never..(all laugh again)"</text:p>
      <text:p text:style-name="P1">Daisy(laugh,again Mocking sigh) : "ok,ok..they were forever like like this like soulmates,no matter what they'll always come together"</text:p>
      <text:p text:style-name="P1">Misty(mocking Ash's closed eyes and smile,laugh) : "Precision, Precision"(all <text:span text:style-name="T20">burst into laughter</text:span>)</text:p>
      <text:p text:style-name="P1">Daisy(mock dissapointment,laugh) : "Please let me go..they were like this forever..."</text:p>
      <text:p text:style-name="P1">Misty(mocking Ash's anger) : "what did you say? forever?forever?forever only having the trouble to come to each other whereas that itself is no good as the Gym is forever packed during shows(all bursts into laughter)..no don't try to leave,Dase,else <text:span text:style-name="T21">Gengleye</text:span> will tickle you to death..(all bursts into laughter)..(again mocking Ash's anger) all those damn brats that ever had the audacity to challenge Gary's little sweet cherished flower to a</text:p>
      <text:p text:style-name="P1">gym battle at 4:17 in the morning with an Onix(all bursts into laughter)..<text:span text:style-name="T22">the damn vultures </text:span>must very well know it,understand it,digest it,swallow it, assimilate it(all again bursts into laughter)..that it's not then, it'snot now,its not will be, it's not has been,had been,will be,not was,not is..(all again laughs)..but IT IS(all bursts into laughter)..it IS a fact that Gary</text:p>
      <text:p text:style-name="P1">and Lillie are the same thing appearing to each other as a bit different,bit distant,bit amusing,bit charming..(all again laugh)..but they are always EVER the same reality only appearing as different here thus they are in essence ever the same constant ONE(all smile)and no forsaken Vulture or damn Cerulian Mob..(all bursts into laughter).. can</text:p>
      <text:p text:style-name="P1">EVER do anything about it(all laugh)..."</text:p>
      <text:p text:style-name="P1">Gary(laugh) : "that's how the night passed then...”(all bursts into laughter).."</text:p>
      <text:p text:style-name="P1">Misty(smile,blush) : "um..well at this rate i could even tell the..um.."</text:p>
      <text:p text:style-name="P1">Daisy(smirk) : "proposal"(Misty blushs,hugs Daisy)</text:p>
      <text:p text:style-name="P1">Lillie(hugging Gary) : "go on, it's never been any better"</text:p>
      <text:p text:style-name="P1">Gary(laugh,hugging Lillie) : "man..really Misty,you've bitten <text:span text:style-name="T23">the pest</text:span> long enough"(all bursts into laughter,Misty blushes)</text:p>
      <text:p text:style-name="P5">Lillie(smile) : "anyhow Mist,go on with the proposal line.."</text:p>
      <text:p text:style-name="P1">All in unison<text:span text:style-name="T24">(laugh)</text:span> : "yeah go on"</text:p>
      <text:p text:style-name="P1">Misty(smile) : "alright,here,so,that one reality that in due to this mind and body seeming just like a mirage as Gary and Lillie to themselves as appearing in this world and though they realize that actually Gary is also Lillie and Lillie is also Gary yet as they have this difference appearing before themselves through this world their relationship is thus best interpreted in a way which is that,that which here is appearing as Gary and that which here is appearing as Lillie may please answer the question whether they do want to be (smile) Married.."</text:p>
      <text:p text:style-name="P1">Gary&amp;Lillie(hugging each other and holding hands,Unison) : "WE DO"</text:p>
      <text:p text:style-name="P1">(Misty and Daisy claps and then all smiles and laughs)</text:p>
      <text:p text:style-name="P1">Gary(laugh) : "and Tracey's having his proposal rehearsed now..(all again bursts into laughter)..meticulously (all again laughs out loud)..<text:span text:style-name="T25">and i realize with hommade announcers my ceremony was a wastage of money(all burst into laughter)..but really Misty knows it but now the surprizes guess..</text:span>"</text:p>
      <text:p text:style-name="P9">Lillie(smile) : “the farm annexed?”</text:p>
      <text:p text:style-name="P9">Misty(smile) : “way <text:span text:style-name="T47">more </text:span>gigantic..”</text:p>
      <text:p text:style-name="P9">Daisy(smile) : “i see many arcs added?”</text:p>
      <text:p text:style-name="P9">Gary(smile) : “6150 arc<text:span text:style-name="T28">s,the full </text:span>max,<text:span text:style-name="T51">who </text:span>Viridian Forest conserved area under Oak Labs(all wonder and clap and cheers)..<text:span text:style-name="T51">and then again the 3 Cities cup renovated,Pewter getting many many things,Brawn’s laugh with be more hearty as well cause he gets his </text:span><text:soft-page-break/><text:span text:style-name="T51">things as well and with all these Kanto Municipality will have to work hand in hand with us as well to get things done here and to be honest whole town will take a new shape but rather like a villege yet having all current and quite a few new facilities with Oak Labs virtually becoming the main centre..(all smile)..</text:span>”</text:p>
      <text:p text:style-name="P9">Lillie(hugging Gary,smile) : “really you know,Ketchum with his theory says and i realize as well we’re all a family for eternity infact all of us(all smile)..”</text:p>
      <text:p text:style-name="P10">Daisy(smile) : “that’s for sure with my experiences last night but(laugh) we must word carefully still(all laugh)..”</text:p>
      <text:p text:style-name="P11">Misty(smile) : “but that was only the least important of the surprizes..”</text:p>
      <text:p text:style-name="P11">Gary(smile) : “second is Mr Hector Skechit was at extremely serious legal toruble and his company was accused of encroaching <text:span text:style-name="T26">Muk Inhibitant at Gelumsyellow and this falsehood was propagated by the rival groups fuelled by Platue vultures of certain HQ factions,then Ash was there saw a picture of Misty and that was the turning point as you must’ve heard and he was as usual incensed on the whole world that Misty wasn’t alright and he didn’t know her relationship status(laugh,all others smile) so chided the whole world from there that paved the way for the factions to take a grand beating and thus their works and all came to light and this was found out that Elite4 members themselves want to destroy may be a whole pokemon specis which is of course Kanto only and this is extreme serious offense as you know and a huge thing and many more a huge part of that nexus at Platue has been sweared into light infact and this gave him the leeway to swear off everyone from Pallet and get may be 100 deals done and yeah Giratina and Ultranercozma were indespensible there too(all laugh) and thus Dr Tracey Skechit’s name has come in front and Hector finally has come to know what he is and Ash too spoke in details about him,you know whole world knows Ash anyway and then Hector has got rid of his 22 year long illusion and his dad too and Trace has been finally too warmly accepted back and the rest is just happiness for all of us..(all amile)..”</text:span></text:p>
      <text:p text:style-name="P12">Daisy(broad smile,<text:span text:style-name="T29">shivering voice of joy,hugging Misty</text:span>) : “really Mist,your beau is a patch-up master(all smile,Misty hugs Daisy smiling)..”</text:p>
      <text:p text:style-name="P13">Lillie(smile) : “yeah,got the full family together finally..”</text:p>
      <text:p text:style-name="P13">Gary(smile) : “with additions Lil,guess..”</text:p>
      <text:p text:style-name="P13">Lillie(hugging Gary,broad smile) : “Viol and Brock will be here(all smile)..”</text:p>
      <text:p text:style-name="P13">Daisy(smile,hugging Misty) : “this is truely heaven indeed(all smile)..”</text:p>
      <text:p text:style-name="P13">Misty(hugging Daisy,smile) : “will get better with time Dase just the last <text:span text:style-name="T52">and the best</text:span> is left still..”</text:p>
      <text:p text:style-name="P13">Gary<text:span text:style-name="T27">(smile) : “Mr David Duncun,Pokemon Master Hall of Fame,6 leagues,6-1,grandpa might’ve told you about him,Ash’s undercover colleague main battler there was,i knew his name,but the biggest heaven is he is the brother version of May to Ash,just Brawn in nature and he comes with his other half,Zara and this sister-in-law of ours is out of profession and is a lawyer of big fame having worked many cases the two met during undercover itself then married after coming out she is too sweet like May as well and is the Drew version to Ash without those vomitting tests(laugh,all beams)..”</text:span></text:p>
      <text:p text:style-name="P14">Lillie(hugging Gary,smile) : “during undercover and thus both have become family,we were saying he can’t live without family and thus <text:span text:style-name="T34">it just by itself </text:span>keeps <text:span text:style-name="T35">revealing new gems and they keep this </text:span>expanding(beams,<text:span text:style-name="T30">tears in joy</text:span>,all else beams,<text:span text:style-name="T30">Misty and Daisy too tears in joy hugging each other,</text:span>Gary broadly smiles)..”</text:p>
      <text:p text:style-name="P15">Misty(hugging Daisy,smiles,<text:span text:style-name="T31">tears of joy</text:span>) : “<text:span text:style-name="T32">my Ash wanted to become a Gengar so desperately cause nothing was left for him to do here was his idea and then you know his bunch and then that bro vs beau differentiation press,that was the pick of his instability and ghosts were all the time with him..Dave he met at Unova Round 1 itself in finals and Viol saw that match i recall and from there then undercover,Dave’s parents were killed in an accident cause by Team Rocket when he was 15 and thus the rest is understandable why he jumped in the fire and then my Ash went there and were great pals then like </text:span><text:soft-page-break/><text:span text:style-name="T32">cousins,Zara too he knows as Gary said too well,and then Dave’s last region was Kanto,fought me for 32 minutes penaltimate badge,knew about me too well since undercover itself 4 years were like that too close and he lead Lance by 1-0 in extra sets so that too tells you who he is,he’s from Cellestic Twon,Sinnoh and Zara too from Sinnoh itself <text:s/>and then again as i said during that famous press conference he realized my Ash won’t be sane and alive for long and confronted him then my sweet Ash you know ever too caring to them like what he was to May and was the same and Dave said,don’t become a Gengar so fast atleast me and Zara are reasons left for you this life atleast for you to not become a Gengar(all broadly smiles)..and that was the beginning then they are there at the farm just a set up and he wants to settle here at the colony now it’ll be and Zara only too happily reciprocated,Dave’s parents were in farming and uncle too and his cousin bro Lucian and his other half Tyala all very well to do and they are all just Brawn my sweet bee said and they know him and too happy with Dave’s decision if he decides and i know atleast if given a chance none would want to leave my Ash for sure(kisses her ring and broadly smiles and hugs Daisy,all others smiles broadly)..”</text:span></text:p>
      <text:p text:style-name="P17">Gary(smile) : “<text:span text:style-name="T32">and </text:span>we <text:span text:style-name="T32">all have seen him(smiles hugging Lillie all else smiles as well)..”</text:span></text:p>
      <text:p text:style-name="P16">Daisy(broad smile,hugging Misty) : “<text:span text:style-name="T33">yeah his lackie,great incognito(all smile and Gary laughs)..yeah David Duncun Professor said a few times and yeah the undercover double hall of fame both he and Ash infact to be honest and i guess with Lance here and Trevor there all too known and fond of Ash and Dave too,that will be used to settle here as Kanto Hall of Fame trainer..yeah,Mist paradise by every means the bunch was here master now returns with extended family and such refreshing form(hugs Misty and tears of joy beaming,Misty too tears of joy hugging Daisy beaming,Lillie tears of joy hugging Gary beams and Gary also hugs her smiling)..”</text:span></text:p>
      <text:p text:style-name="P21">Gary(smile) : “<text:span text:style-name="T36">yeah,4 huge things really i was emergencied to the farm and then Dave greeted me fooled around a bit then the real identity and too nice person i got too interested a battle geek really and the Orange league he didn’t win was only a runners up there with opponent 15 seconds exactly late to pokecentre(laugh,all smile)..Zara too too sweet girl and they are married for 2.5 years now and yeah will be here told me none surely will leave Ash and family won’t for sure(all smile)..Lomstom will be reinvigorated as i said with 3 cities cup and he will manage and the Frucient Gym too Ash or he will provide people and cerulian goes 1 year shut down huge renovations there,all the plots as usual ushurped by that language cause they weren’t anywhere as he was travelling on Reshiram to places(laugh,all smile)..and these 6150 arcs with Brock’s provision if he so wished were made way before actually would’ve been done anyway even if he and Misty didn’t see each other at all and you all know about the quotes and thus you see,all he did was to give everything he could to us and go off with his bunch to be them and you know with that break-in and all he has reached an unimaginable state of attachment with his bunch in psychic subtleity and hence would’ve tried that too much and the result is known and all cause of the illusion of his own hindered his view of his Mist and hence his troubles now all fine and so you know Misty i congratulate you for yourself and also on behalf of whole family and me personally that i’ve got my twin back(all smile)..”</text:span></text:p>
      <text:p text:style-name="P18">Misty(smile) : “yeah,Lil and Dave will be given our home here <text:span text:style-name="T48">all renovated</text:span> in renovated plans <text:span text:style-name="T37">and mom you know herself will agree and will most certainly agree to come here at the lab and fulfil your wish for your mom as well(beams hugging Daisy,Daisy beams as well hugging Misty,Lillie tears of joy hugging Gary beams,Gary broadly smiles as well)..”</text:span></text:p>
      <text:p text:style-name="P19">Gary(broad smile) : “well,bro for sure(all smiles and beams)..and Gradpa will be too happy as usual to have his daughter finally staying here(all smile)..<text:span text:style-name="T38">(few moments later)..anyway,another huge news Misty knows this too Ash has faced a Lugia and Muked it(laugh,Misty smiles,others smile and wonder)..yeah,after the picture realization that Misty was his soulmate indeed still went to Kalos to confirm is knowledge from where he gained them at Venturiastrog of all places(laugh,all others smiles,Daisy laughs)..many lectures </text:span><text:soft-page-break/><text:span text:style-name="T38">and books and so on 2 years thus his language and the discourse too(all laugh)..so went there a brat as usual was roaming around with max swelled up Lugia and Ash was contacted by Elite4 and whoose head persy is a fanatic fanboy and Persy we all know(all laugh) he talked with grandpa today itself and said,Ash wanted Muk(all laugh) cause Lugia was ‘illegally swellwed up namecalled half-grown namecalled Fearow’(all laugh) got him as you know that time and then went there,Muk saw Lugia said you don’t know how to behave with humans what’s the point of your glory vs me(all laugh) and went to Muk Ash and did as usual without resistence(all laugh)..this got the human brat perplexed and Fearow too then Ferow said you’re under bondage(all laugh) this is the trap that Ash and his brats are practising to get in and out for 19 years(all laugh),so Muk says,bondage is that which bounds you in this idea of battling for a reason that still doesn’t exist cause you can see i have no such intention and then you think so cause you want that hug of yourself(all laugh) that you can’t find cause you only hug what you like(all laugh) but they change this is better than that so you hug them but still all aren’t inclusive you’re tired cause what is now good isn’t later so if you don’t know this whoose in bondage(all laugh),this gets Fearow too confused(all laugh) then Muk says,i hug the changes of being to self when this idea of being tries to hug others i hug the being itself thus the being hugs me so i am me and thus i hug you only thinking you’re me,so you see whoose whoose beau(all burst into laughter)..actually it was the simulation of Muk vs Latios way back in Orange Finals and Muk again comes victorious(all laugh) so then the brat was caught and Lugia was at hospital later released and then of course this with Muk inhibitation here and then Hector all got Trace to have his full family again(all smile)..”</text:span></text:p>
      <text:p text:style-name="P1">(just <text:span text:style-name="T49">after a few moments</text:span> Ash and Trac<text:span text:style-name="T50">e</text:span>y enters,all bursts into even more laughter)</text:p>
      <text:p text:style-name="P1">Daisy(laughing) : "three cheers for Ash Ketchum,Coupling Master"(all bursts into laughter</text:p>
      <text:p text:style-name="P1">and cheers)</text:p>
      <text:p text:style-name="P1">Ash(smile) : "um..thanks..that's funny..hey Gary,hey all..um.. sorry about last.."</text:p>
      <text:p text:style-name="P1">Tracey(laugh) : "sweet sweet Ashy-boy..(all laughes even more)"</text:p>
      <text:p text:style-name="P6">Ash(laugh) : "um..well universal sweet-boy to <text:span text:style-name="T39">Orange-boy</text:span> to <text:span text:style-name="T39">stricken-boy</text:span> to <text:span text:style-name="T40">longing-boy</text:span> to <text:span text:style-name="T40">confession-boy to friend-boy</text:span> to <text:span text:style-name="T41">PLAYBOY KETCHUM(all laugh) to undercover-boy to demon-boy to villian-boy to</text:span> philosophyboy to finally comedyboy now...(all la<text:span text:style-name="T41">ugh</text:span>)..Gary,who's that Pokemon?"(all burst into laughter)</text:p>
      <text:p text:style-name="P1">Lillie(hugging Gary) : "Ash,you've just given us that spark back again <text:span text:style-name="T42">with Dave,Brock being here,6150 and Trace back to his family again and finally if Mrs Ketchum settles here with us(all smile)</text:span>"</text:p>
      <text:p text:style-name="P1">Ash(smile) : "um..thanks Lillie.."</text:p>
      <text:p text:style-name="P1">Daisy(mocking Ash's anger) : "what did you say Lil?again?again?.."(all bursts into laughter)</text:p>
      <text:p text:style-name="P7">Ash(blush) : "um..well it's a good thing that.."</text:p>
      <text:p text:style-name="P7">Tracey(laughing) : "Vultures aren't insinuating anything.."(all laugh uncontrollably)</text:p>
      <text:p text:style-name="P1">Ash(smile) : "well vultures did insinuate this one out(all laughs)"</text:p>
      <text:p text:style-name="P1">Daisy<text:span text:style-name="T43">(smile)</text:span> : "surely Ash,i was never more angrier on anyone more when we first called in the night and never happier about the same person in a matter of minutes(all smile).i still can't imagine how someone insults just about anyone to death and torments his beloved girlfriend to hell only to vividly direct her to jubilantly accept his proposal and then goes to fetch the ring overnight in a city in which he's the most cherished villian and gets mobbed while somehow managing to get the ring by forcing the mob down to utter confusion and</text:p>
      <text:p text:style-name="P1">on the way back to his fiancee rather takes a detour to nonchalantly come back to patch up with those whom he insulted to the absolute extreme just hours ago during their bedtime with such ultimate faith that nothing ever happened that he pulls a nasty prank on them in the end andthen jovially goes back to make his proposal official,which takes place moments before in the deep night under the glare of the most incensed people that are his <text:soft-page-break/>family or like family who wants to crush him into pieces out of resentment over his prolonged cruelty and rudeness,pulls off a lecture with the words giving a completely</text:p>
      <text:p text:style-name="P1">different impression to what he's trying to say,which is actually the most personal matter of</text:p>
      <text:p text:style-name="P8">his relationship with his fiancee,all this taking place via a conference call where his fiancee is present with him as well,calms his beraters down to such a degree that they can't help but to become most warm,frank and beloved to him as they'll remember the night forever as every time it'll give them an ultimate strength and joy,<text:span text:style-name="T44">and then all the surprizes and David as your bro just proves that you keep extending the family and they keep revealing themselves and Lugias too(all laugh) really,</text:span>Ketchum<text:span text:style-name="T44">(all laugh)</text:span>,<text:span text:style-name="T44">the last 24 hours</text:span> alone should get you to the very top of Hall of Fame (all smile)..”</text:p>
      <text:p text:style-name="P1">Ash(blush) : "um..thanks Daisy..it was..um.."</text:p>
      <text:p text:style-name="P1">Tracey(laughing) : "but hours later by this very same man who laughed his whole night off, i had the fortune to be graced with the most int<text:span text:style-name="T45">r</text:span>icate epilogue(all laugh)so that no sinister words like BEST,PERFECT,FOREVER OR DESTINY(all burst into laughter) can ever get their dirty hands to his perfectly attuned logic on how to differntiate a compliment from an insinuation (all laughs loudly) as he scared me to death by triggering a false alarm among his pokemons that forced Mrs Ketchum and Mime out of the kitchen(all laugh)so that all could come here today for lunch(all burst into laughter) as he precisely inferred that his mom hadn't started preparing the lunch yet(all burst into laughter) all the while his fiancee</text:p>
      <text:p text:style-name="P1">played along excuisitely well directed only through a momentary eye contact(all laugh,Misty blushs) and threatened to kill me by her Golduck(all laugh) that she was taking away from me(all burst into laughter) <text:span text:style-name="T45">on Gengleye(all burst into laughter)</text:span>.Then this man beautifully proceeded along with our business(all laugh) all the while threatening me with his Greninja all the time as he proudly roasted all unimaginable breed of different types of specieses of various Vultures (all bursts into laughter) only to insinuate (all laugh) that he and all three of us the other guys should hold a ceremony right in the middle of the pool that's called the damn central battlefield (all laugh) in the gym,which never served his favourite dish for the guests(all laughs) and pick up our respective flowers(al<text:span text:style-name="T46">l </text:span>laugh) right in front of all those Vultures (all laugh) and their Lackey the eternal Cerulian pests(all</text:p>
      <text:p text:style-name="P1">burst into laughter) that ever thought what they're seeing is an illusion(all burst into</text:p>
      <text:p text:style-name="P1">laughter)and then he concluded with the fact that if he's made the manager there,any dumbnut having the utter buffooness(all burst into laughter) to come as a challenger anytime except 11-11:15 (all bursts into laughter) in the morning without 7 league titles and <text:span text:style-name="T46">6</text:span>31 Kanto badges(all laughs more) will be given a most precisely prepared eloquent class on rigourous vultureology of insinuation"(all burst into laughter and laughs for a long time)</text:p>
      <text:p text:style-name="P1">Gary(laugh) : "Ash you've truely become a Master of illogical non-implications(all laugh)which isn't imperfectly uninsinuable"(all burst into laughter)..”</text:p>
      <text:p text:style-name="P1">Lillie(tears after laughing) : "no Ash,i've hardly ever cried like i did yesterday and i've hardly ever cried like now i'm(all laugh)...and the way to say extremely personal things in this manner so that any unimaginable hellfire(all bursts into laughter) melts away in unimaginable fun and joy in no time...really Mist,keep biting him all the time"(all bursts into laughter)</text:p>
      <text:p text:style-name="P1">.....</text:p>
      <text:p text:style-name="P1">...............</text:p>
      <text:p text:style-name="P1"/>
      <text:p text:style-name="P20">Daisy : "um..Mist,what is Trace doing there?"</text:p>
      <text:p text:style-name="P20">Misty(bursts into laughter) : "Sweet Sweet</text:p>
      <text:p text:style-name="P20">Dasisydevil(laughes uncontrollably).."</text:p>
      <text:p text:style-name="P20">Daisy(frown) : "what's he upto now?"</text:p>
      <text:p text:style-name="P20">(Misty bursts into even more laughter,Lillie enters</text:p>
      <text:p text:style-name="P20">the room)</text:p>
      <text:p text:style-name="P20">Lillie : "um..Mist..what..what is it?"</text:p>
      <text:p text:style-name="P20"><text:soft-page-break/>Misty(showing everyone the ring,which she hid</text:p>
      <text:p text:style-name="P20">before to give the surprize) : "first this"</text:p>
      <text:p text:style-name="P20">Daisy&amp;Lillie(wonder,smile,laugh,hugs Misty) :</text:p>
      <text:p text:style-name="P20">"aww!..how romantic!"</text:p>
      <text:p text:style-name="P20">Misty(giggle) : "tell me about the time"</text:p>
      <text:p text:style-name="P20">Daisy(thinking) : "um..(sigh)..i get it"</text:p>
      <text:p text:style-name="P20">Lillie(flustered) : "um..yeah he wouldn't shopli..</text:p>
      <text:p text:style-name="P20">(Misty and Daisy bursts into laughter)(smile)</text:p>
      <text:p text:style-name="P20">hey,what..(realizes and laughs)..i see that little brat</text:p>
      <text:p text:style-name="P20">had it with him all the time when he came in to do</text:p>
      <text:p text:style-name="P20">the swearing out at the middle of the night(all</text:p>
      <text:p text:style-name="P20">bursts into laughter)"</text:p>
      <text:p text:style-name="P20">Misty(laughing) : "and was mobbed while</text:p>
      <text:p text:style-name="P20">purchasing"Daisy(flustered) : "um..no Mist keep an eye on</text:p>
      <text:p text:style-name="P20">him,in too much excitement he's being reckless"</text:p>
      <text:p text:style-name="P20">Misty(smile,blush) : "um..as usual"</text:p>
      <text:p text:style-name="P20">Daisy(smiles,Lillie smiles too) : "Mist,all these</text:p>
      <text:p text:style-name="P20">years..then last night... it's just.."</text:p>
      <text:p text:style-name="P20">Misty(laugh) : "Pokemon Master"</text:p>
      <text:p text:style-name="P20">(Misty and Daisy bursts into laughter)</text:p>
      <text:p text:style-name="P20">Lillie(smiling) : "i wish I was there,though Gary</text:p>
      <text:p text:style-name="P20">would've never kept patience at that time of</text:p>
      <text:p text:style-name="P20">night,and i was so distraught..bit today as Dase</text:p>
      <text:p text:style-name="P20">told me..(smile)..he really has become a pest(all</text:p>
      <text:p text:style-name="P20">bursts into laughter).."</text:p>
      <text:p text:style-name="P20">Daisy(smile) : "it was just insanely amusing..i can</text:p>
      <text:p text:style-name="P20">never forget this night"</text:p>
      <text:p text:style-name="P20">Misty(laugh) : "and the time"</text:p>
      <text:p text:style-name="P20">(both again bursts into laughter)</text:p>
      <text:p text:style-name="P20">Lillie(smile,frown) : "hey,you must've woken me</text:p>
      <text:p text:style-name="P20">up..(laugh)"</text:p>
      <text:p text:style-name="P20">Misty(a bit concerned) : "Lil i'm sorry,ok? but he</text:p>
      <text:p text:style-name="P20">was just..he was suffering as much as i was if not</text:p>
      <text:p text:style-name="P20">more."Lillie(bit dissapointed) : "um, that's ok but.."</text:p>
      <text:p text:style-name="P20">Daisy(patting Lillie,smile) : "Lil,all one needs to do</text:p>
      <text:p text:style-name="P20">is to understand the number and the contents of</text:p>
      <text:p text:style-name="P20">the hells that she must travel through/before she</text:p>
      <text:p text:style-name="P20">finally can get to her beau(Misty&amp;Daisy bursts into</text:p>
      <text:p text:style-name="P20">laughter)"</text:p>
      <text:p text:style-name="P20">Lillie(surprized) : "yeah,um..but what.."</text:p>
      <text:p text:style-name="P20">Misty(smile): "Lil,all he was trying so hard to do</text:p>
      <text:p text:style-name="P20">was to desperately make himself believe that he</text:p>
      <text:p text:style-name="P20">has done enough to be kicked out once and for all</text:p>
      <text:p text:style-name="P20">from every relationship imaginable so that now he</text:p>
      <text:p text:style-name="P20">could just aimlessly roam around the world giving</text:p>
      <text:p text:style-name="P20">everyone a piece of his mind with his pokemons</text:p>
      <text:p text:style-name="P20">and fool around with his and all other pokemons</text:p>
      <text:p text:style-name="P20">all the rest of his life as if himself a</text:p>
      <text:p text:style-name="P20">pokemon,that's all"</text:p>
      <text:p text:style-name="P20">Lillie(flustered) : "yeah,um..strange"</text:p>
      <text:p text:style-name="P20">Daisy(smile) : "Lil just let him come here today,i'll</text:p>
      <text:p text:style-name="P20">fix your meeting(Misty laughs), anyhow why did he</text:p>
      <text:p text:style-name="P20"><text:soft-page-break/>turn on poor Trace again(Misty bursts into</text:p>
      <text:p text:style-name="P20">laughter)Mist,come on(laugh).."Lillie(bit concerned) : "still Mist, isn't it just too</text:p>
      <text:p text:style-name="P20">strange..(Misty laughs and hugs Daisy,tears in</text:p>
      <text:p text:style-name="P20">joy)"</text:p>
      <text:p text:style-name="P20">Daisy(smile) : "Lil,the hells he talked about to</text:p>
      <text:p text:style-name="P20">Brock and us Infront of his wife then he said how</text:p>
      <text:p text:style-name="P20">body is all of blood and sweat,mind is emotions,</text:p>
      <text:p text:style-name="P20">memories and futile attempts to recreate the past</text:p>
      <text:p text:style-name="P20">as future when everything is getting past all</text:p>
      <text:p text:style-name="P20">moment and finally the last line,that even a</text:p>
      <text:p text:style-name="P20">recently turned public meance like him was</text:p>
      <text:p text:style-name="P20">stuttering about(laugh hugs Misty,Misty laughs</text:p>
      <text:p text:style-name="P20">uncontrollably)"</text:p>
      <text:p text:style-name="P20">Lillie(smile) : "Mist,get a hold on youself sweety"</text:p>
      <text:p text:style-name="P20">Mist(laugh) : "it's...it's just..man..(laughes again) "</text:p>
      <text:p text:style-name="P20">Daisy(smile) : "Lil,his last line was i don't choose</text:p>
      <text:p text:style-name="P20">anyone that's not exactly me"</text:p>
      <text:p text:style-name="P20">Lillie(smile) : "Ah!that..um..i get it now.."</text:p>
      <text:p text:style-name="P20">Misty(smile) : "Lil,all my tears of 5 years or so and</text:p>
      <text:p text:style-name="P20">all my strains ever all just got laughed away right</text:p>
      <text:p text:style-name="P20">now,and i've been hearing this since he finally</text:p>
      <text:p text:style-name="P20">confessed..this..this is...(bursts into laughte)"Daisy(smile,patting Misty) : "I guess sometimes</text:p>
      <text:p text:style-name="P20">things like that need to(Misty bursts into laughter</text:p>
      <text:p text:style-name="P20">again)(surprized,Lillie too) what(laughs)?"</text:p>
      <text:p text:style-name="P20">Lillie(smile) : "Mist,you needed this laugh exactly</text:p>
      <text:p text:style-name="P20">as your cure and even your first boyfriend</text:p>
      <text:p text:style-name="P20">Ketchum couldn't give it(laugh)"</text:p>
      <text:p text:style-name="P20">Misty(smile,Daisy Laughs) : "well he will argue on</text:p>
      <text:p text:style-name="P20">this,but Dase(laugh)..um..sorry..fisrt as i did,he</text:p>
      <text:p text:style-name="P20">just always says Daisydevil(bursts into</text:p>
      <text:p text:style-name="P20">laughter,Lillie laughs and shakes her head,Daisy</text:p>
      <text:p text:style-name="P20">too laughs)..."</text:p>
      <text:p text:style-name="P20">Daisy(laugh) : "i see,that little pest has surpassed</text:p>
      <text:p text:style-name="P20">all expectations(All laugh)"</text:p>
      <text:p text:style-name="P20">Misty(laugh) : "what a night(laughes</text:p>
      <text:p text:style-name="P20">uncontrollably)...."</text:p>
      <text:p text:style-name="P20">Lillie(smile) : "baby,calm down"</text:p>
      <text:p text:style-name="P20">Daisy(laugh) : "yeah,Mist,comeo on"</text:p>
      <text:p text:style-name="P20">Misth(laughing) : "..um..sorrg..(laugh)..it's just that</text:p>
      <text:p text:style-name="P20">almost any words is reminding me of his antics</text:p>
      <text:p text:style-name="P20">since we patched up again..(blush,Daisy&amp;Lillie</text:p>
      <text:p text:style-name="P20">smirks)..um..anyway,he told me some novelsyesterday and the same which Trace is being</text:p>
      <text:p text:style-name="P20">minutely and intricately introduced to</text:p>
      <text:p text:style-name="P20">now(laugh,Daisy laughs)..out of which one was on</text:p>
      <text:p text:style-name="P20">the fact that you and your beau are always ever a</text:p>
      <text:p text:style-name="P20">couple like as if this life itself a play but you two</text:p>
      <text:p text:style-name="P20">have always stayed as a couple like forever..as if a</text:p>
      <text:p text:style-name="P20">destiny..(laugh)but if one said destiny,he'd mouth</text:p>
      <text:p text:style-name="P20">them off to hell(laugh)..um,sorry..then from there</text:p>
      <text:p text:style-name="P20">came his ultimate point"</text:p>
      <text:p text:style-name="P20">Daisy&amp;Lillie(unison,smile) : "go on pretty</text:p>
      <text:p text:style-name="P20"><text:soft-page-break/>interesting"</text:p>
      <text:p text:style-name="P20">Misty(smile) : "see and its about the very personal</text:p>
      <text:p text:style-name="P20">life of a couple and he has even laughed that</text:p>
      <text:p text:style-name="P20">barrier off amongst all of us in a way that's just</text:p>
      <text:p text:style-name="P20">unbelievable (laugh)..um..please bear with me..</text:p>
      <text:p text:style-name="P20">(again laugh)..um..sorry, it's just impossible to</text:p>
      <text:p text:style-name="P20">forget the antics..and it was only yesterday</text:p>
      <text:p text:style-name="P20">afternoon when he was absolutely hellbent and on</text:p>
      <text:p text:style-name="P20">creating every unimaginably cruel and</text:p>
      <text:p text:style-name="P20">insurmountable barrier possible between anything</text:p>
      <text:p text:style-name="P20">and himself..(smile) Dase,Lil,we're sisters,and yourhusbands all of us..we've just been so intricately</text:p>
      <text:p text:style-name="P20">bound for so so many years,as one unit,then Ash</text:p>
      <text:p text:style-name="P20">breaks away and we go through all this and then</text:p>
      <text:p text:style-name="P20">no matter what,we always have had some</text:p>
      <text:p text:style-name="P20">distance regarding personal life an then suddenly..</text:p>
      <text:p text:style-name="P20">(laughs again)..um..please stay with me..his</text:p>
      <text:p text:style-name="P20">words are still buzzing in my ears.. suddenly he</text:p>
      <text:p text:style-name="P20">app...(laughs uncontrollably)..i just can't take..</text:p>
      <text:p text:style-name="P20">(more laugh).."</text:p>
      <text:p text:style-name="P20">Daisy(smile) : "you know Mist,that day with Mrs.</text:p>
      <text:p text:style-name="P20">Ketchum,we kinda always felt a distance since but</text:p>
      <text:p text:style-name="P20">she also was so cheerful today,we ourselves just</text:p>
      <text:p text:style-name="P20">laughed it off"(then Daisy leaves the room for</text:p>
      <text:p text:style-name="P20">some work)</text:p>
      <text:p text:style-name="P20">Lillie(smile) : "yeah,um..i feel happy too but i wish i</text:p>
      <text:p text:style-name="P20">could hear it LIVE"</text:p>
      <text:p text:style-name="P20">Misty(laugh) : "all you need to do is to tell him we</text:p>
      <text:p text:style-name="P20">were destined to each other in a way so that he</text:p>
      <text:p text:style-name="P20">feels as though your not saying it directly but</text:p>
      <text:p text:style-name="P20">insinuating..(bursts into laughter)"</text:p>
      <text:p text:style-name="P20">Lillie(bit flustered) : "um..i see but..(Misty laughsuncontrollably)(frown) Mist,cut it(smile)"</text:p>
      <text:p text:style-name="P20">Misty(laugh) : "Lil,really i need help(hugging</text:p>
      <text:p text:style-name="P20">Lillie)...the way you are speaking is exactly the</text:p>
      <text:p text:style-name="P20">right one to insinuate something to him(laugh)"</text:p>
      <text:p text:style-name="P20">Lillie(smile,hugging Misty) : "i see.."</text:p>
      <text:p text:style-name="P20">Misty(smile) : "seriously Lil,i've been living a dream</text:p>
      <text:p text:style-name="P20">since we patched up,and you know it doesn't even</text:p>
      <text:p text:style-name="P20">feel a bit strange to suddenly call him my husband</text:p>
      <text:p text:style-name="P20">at all,as if the fact i was ever anything but his wife</text:p>
      <text:p text:style-name="P20">is very strange it feels"</text:p>
      <text:p text:style-name="P20">Lillie(smile) : "yeah,we were taken aback when he</text:p>
      <text:p text:style-name="P20">suddenly talked about marriage yesterday but i</text:p>
      <text:p text:style-name="P20">thought he was just stressing upon the word but</text:p>
      <text:p text:style-name="P20">now i see the little prick really meant it(Misty</text:p>
      <text:p text:style-name="P20">laughs)"</text:p>
      <text:p text:style-name="P20">Misty(smile) : "absolutely,and all this words</text:p>
      <text:p text:style-name="P20">started to flow as soon as he confessed and</text:p>
      <text:p text:style-name="P20">hasn't stopped since then..he just goes from</text:p>
      <text:p text:style-name="P20">extremely serious mood to absolutely 5 year child</text:p>
      <text:p text:style-name="P20">mood just one moment apart..but you know his</text:p>
      <text:p text:style-name="P20"><text:soft-page-break/>words are as honest as you can believe no matterwhat the mood is..and as i was saying you can't</text:p>
      <text:p text:style-name="P20">say it was our destiny or we were right or best or</text:p>
      <text:p text:style-name="P20">perfect at all,which possibly is what he is</text:p>
      <text:p text:style-name="P20">rigourusly teaching Trace now(bursts into</text:p>
      <text:p text:style-name="P20">laughter)"</text:p>
      <text:p text:style-name="P20">Lillie(bit confused): "um..(smile) i see</text:p>
      <text:p text:style-name="P20">soulmate..always together no matter what..and</text:p>
      <text:p text:style-name="P20">then he probably extended it to saying all else was</text:p>
      <text:p text:style-name="P20">like a bad dream not really existent"</text:p>
      <text:p text:style-name="P20">Misty(smiles,hugs Lillie) : "exactly"</text:p>
      <text:p text:style-name="P20">Lillie(smile,hugs Misty) : "and thats seeing</text:p>
      <text:p text:style-name="P20">yourself in your spouse and the</text:p>
      <text:p text:style-name="P20">hellfire(smile,Misty giggles)..and that's exactly</text:p>
      <text:p text:style-name="P20">about yesterday-Laugh it out(both</text:p>
      <text:p text:style-name="P20">Giggle)Mist,your beau has turned himself into the</text:p>
      <text:p text:style-name="P20">Greatest Romance Master as well...(both</text:p>
      <text:p text:style-name="P20">laughs,Misty bursts into laughter)Viol would've ate</text:p>
      <text:p text:style-name="P20">him up in joy had she been present physically</text:p>
      <text:p text:style-name="P20">here(Misty bursts into laughter again,Lillie laughs</text:p>
      <text:p text:style-name="P20">as well)"</text:p>
      <text:p text:style-name="P20">Misty(laughing) : "she almost did yesterday itself.."Lillie(smile) : "Viol too?"</text:p>
      <text:p text:style-name="P20">Misty(smiles) : "oh yes!but she can't come before</text:p>
      <text:p text:style-name="P20">a day after tomorrow but then(laugh)..he's hellbent</text:p>
      <text:p text:style-name="P20">to runaway with me to unknown islands any</text:p>
      <text:p text:style-name="P20">moment(bursts into laughter)"</text:p>
      <text:p text:style-name="P20">Lillie(laughs) : "hmm..that dense little pest has</text:p>
      <text:p text:style-name="P20">now got real dense.."(both bursts into laughter)</text:p>
      <text:p text:style-name="P20">Misty(laughing) : "mom said 'too much</text:p>
      <text:p text:style-name="P20">imagination' "(again both bursts into laughter)</text:p>
      <text:p text:style-name="P20">(Daisy enters,laughing)</text:p>
      <text:p text:style-name="P20">Misty(laugh) : "what?Trace was scared to death?</text:p>
      <text:p text:style-name="P20">(laughes,Lillie smiles)"</text:p>
      <text:p text:style-name="P20">Daisy(laugh) : "they'll be here for lunch today(Lillie</text:p>
      <text:p text:style-name="P20">and Misty giggles and hi-fives)at 3:30(bursts into</text:p>
      <text:p text:style-name="P20">laughter,others wonder)..no,he's adoring Trace too</text:p>
      <text:p text:style-name="P20">much now(laughs,Misty bursts into</text:p>
      <text:p text:style-name="P20">laughter)..Trace said made him cry and then laugh</text:p>
      <text:p text:style-name="P20">with equal ease and both were a lot..(Misth</text:p>
      <text:p text:style-name="P20">laughs,Lillie wonders)..and knows everything that</text:p>
      <text:p text:style-name="P20">happened in-between when he wasn't present</text:p>
      <text:p text:style-name="P20">here(laugh,else wonder)..and yeah pretty much,(alllaugh)none can ever insinuate that(Misty laughes</text:p>
      <text:p text:style-name="P20">aloud) that his flower was never ever not his no</text:p>
      <text:p text:style-name="P20">matter what(bursts into laughter)"</text:p>
      <text:p text:style-name="P20">Lillie&amp;Misty(giggling,Unison,high-five) :</text:p>
      <text:p text:style-name="P20">"SOULMATE!"</text:p>
      <text:p text:style-name="P20">(all three bursts into laughter in a group hug)</text:p>
      <text:p text:style-name="P20">Lillie(laugh) : "i just can't believe how can one have</text:p>
      <text:p text:style-name="P20">such belief on himself to be right that he just</text:p>
      <text:p text:style-name="P20">nonchalantly came to patch up as if nothing ever</text:p>
      <text:p text:style-name="P20">happened and all was a play and that very thing</text:p>
      <text:p text:style-name="P20"><text:soft-page-break/>turns out to be true the very next morning..the very</text:p>
      <text:p text:style-name="P20">next day all the difficulties that may be we ever</text:p>
      <text:p text:style-name="P20">had of any kind among ourselves has been just</text:p>
      <text:p text:style-name="P20">laughed away with no effort..Mist,this guy's real</text:p>
      <text:p text:style-name="P20">dense(all bursts into laughter)keep an eye</text:p>
      <text:p text:style-name="P20">always(all again bursts into laughter).."</text:p>
      <text:p text:style-name="P20">Daisy(laughes) : "and sorry Mist,but even</text:p>
      <text:p text:style-name="P20">yesterday all we thought was that he was indeed a</text:p>
      <text:p text:style-name="P20">cheat,and then the next day we ourselves just</text:p>
      <text:p text:style-name="P20">can't help but to laugh any resentment off..(all</text:p>
      <text:p text:style-name="P20">laugh)..this is Patch-Up Master"(all again bursts out laughter)</text:p>
      <text:p text:style-name="P20">Misty(laughing) : "and yet you don't know what he</text:p>
      <text:p text:style-name="P20">did at Cerulian..(laugh)..oh god!..(all laughs)..after</text:p>
      <text:p text:style-name="P20">he gave me the ring i came to know that he's had</text:p>
      <text:p text:style-name="P20">first travelled to Cerulian,a city which is his enemy</text:p>
      <text:p text:style-name="P20">no 1 and you know the viseversa (laughs again).."</text:p>
      <text:p text:style-name="P20">Daisy&amp;Lillie(smile) : "um..yeah but why would he</text:p>
      <text:p text:style-name="P20">turn on Cerulian,Mist?"</text:p>
      <text:p text:style-name="P20">Misty(laugh) : "because his flower had to appease</text:p>
      <text:p text:style-name="P20">random guys coming around for gym badges at</text:p>
      <text:p text:style-name="P20">any time of the day...(all laugh)..(smile)..no you</text:p>
      <text:p text:style-name="P20">know what i just feel bad,he's trying so hard to</text:p>
      <text:p text:style-name="P20">make up for the years that he wasn't with me and</text:p>
      <text:p text:style-name="P20">his method is to either torture himself enough to</text:p>
      <text:p text:style-name="P20">see how i was actually feeling,but his playfullness</text:p>
      <text:p text:style-name="P20">won't allow that so he has turned his attention on</text:p>
      <text:p text:style-name="P20">in-his-words Cerulian Brats(laughs) roaming</text:p>
      <text:p text:style-name="P20">around the streets to insinuate(bursts into</text:p>
      <text:p text:style-name="P20">laughter)"</text:p>
      <text:p text:style-name="P20">Daisy(laugh) : "with that language and antics he'll</text:p>
      <text:p text:style-name="P20">restart the Sensational Masters there(all burstsout laughing).."</text:p>
      <text:p text:style-name="P20">Misty(laughing) : "and if i ever go back to perform</text:p>
      <text:p text:style-name="P20">again he must be managing and won't allow</text:p>
      <text:p text:style-name="P20">anyone except married woman with girl childs</text:p>
      <text:p text:style-name="P20">aged below 8"(all bursts into further laughter)</text:p>
      <text:p text:style-name="P20">Lillie(laughing) : "yeah Mist,he's just too desparate</text:p>
      <text:p text:style-name="P20">to make the amends and already doing so with his</text:p>
      <text:p text:style-name="P20">antics"(all laughes hard)</text:p>
      <text:p text:style-name="P20">Misty(laughing) : "and i've been going through for</text:p>
      <text:p text:style-name="P20">so many hours haven't slept a bit and look how</text:p>
      <text:p text:style-name="P20">fresh i'm...it's just.."</text:p>
      <text:p text:style-name="P20">Daisy&amp;Lillie(Unison) : "Pokemon Master"(all burst</text:p>
      <text:p text:style-name="P20">into laughter)</text:p>
      <text:p text:style-name="P20">Misty(laughing) : "apart from the godforsaken</text:p>
      <text:p text:style-name="P20">Cerulian brats(all laughs)..he's even more</text:p>
      <text:p text:style-name="P20">incensed with Vultures..(bursts into laughter)"</text:p>
      <text:p text:style-name="P20">Daisy(laugh) : "that's the reporters and pests"(all</text:p>
      <text:p text:style-name="P20">laugh)</text:p>
      <text:p text:style-name="P20">Lillie : "and they'll insinuate(Misty bursts into</text:p>
      <text:p text:style-name="P20">laughter again) always that whatever he may</text:p>
      <text:p text:style-name="P20">do,he's just trying to trick people and that he's aPlayboy"</text:p>
      <text:p text:style-name="P20">Misty(laugh) : "exactly,i see the pain that he had</text:p>
      <text:p text:style-name="P20"><text:soft-page-break/>been feeling since our separation inside and just</text:p>
      <text:p text:style-name="P20">had turned on anything that had a hint of personal</text:p>
      <text:p text:style-name="P20">relationship,old friends,new friends just wanted</text:p>
      <text:p text:style-name="P20">professionalism from everyone no matter what</text:p>
      <text:p text:style-name="P20">and absolutely no personal relation...personal</text:p>
      <text:p text:style-name="P20">relationship to him is defined as Misty and that's</text:p>
      <text:p text:style-name="P20">all(blush,smile)"</text:p>
      <text:p text:style-name="P20">Daisy(bit concerned) : "no Mist,as stubborn as you</text:p>
      <text:p text:style-name="P20">if not more,would never still come back and say he</text:p>
      <text:p text:style-name="P20">was sorry if he doesn't believe he's done any</text:p>
      <text:p text:style-name="P20">mistake and would torture himself to death trying</text:p>
      <text:p text:style-name="P20">to prove to himself that he was morally right and</text:p>
      <text:p text:style-name="P20">that is all to him let the relationship go if they don't</text:p>
      <text:p text:style-name="P20">understand me"</text:p>
      <text:p text:style-name="P20">Lillie(concerned) : "exactly like you Mist,and as</text:p>
      <text:p text:style-name="P20">you said and even now so desperate to heal any</text:p>
      <text:p text:style-name="P20">kind of pain that he only now glaringly feels he's</text:p>
      <text:p text:style-name="P20">put you through unknowingly,now desperately</text:p>
      <text:p text:style-name="P20">wants to go through your pains again and again tojustify himself,really i mean you two truely as he</text:p>
      <text:p text:style-name="P20">said.."</text:p>
      <text:p text:style-name="P20">Misty(giggle) : "Soulmates"(Daisy&amp;Lillie</text:p>
      <text:p text:style-name="P20">laughs)...um,you know when he met me yesterday</text:p>
      <text:p text:style-name="P20">and himself was describing what he did to you</text:p>
      <text:p text:style-name="P20">and all else i could just see how much pain he's</text:p>
      <text:p text:style-name="P20">constantly self inflicting,he real nature is ever the</text:p>
      <text:p text:style-name="P20">sweet little Ash,but as we broke up and he felt that</text:p>
      <text:p text:style-name="P20">that nature is exactly what his Misty didn't believe</text:p>
      <text:p text:style-name="P20">him due to things happening around him and</text:p>
      <text:p text:style-name="P20">left,so he'll just try desperately to prove to himself</text:p>
      <text:p text:style-name="P20">and all else that,that nature isn't his own at all,and</text:p>
      <text:p text:style-name="P20">it had gone to a obsession where he'd tear apart</text:p>
      <text:p text:style-name="P20">anything just to see that whether despite all he did</text:p>
      <text:p text:style-name="P20">he found his Misty again who really still realized</text:p>
      <text:p text:style-name="P20">what he was trying to do and would run back to</text:p>
      <text:p text:style-name="P20">him again and again no matter what kind of</text:p>
      <text:p text:style-name="P20">demon he became.. that's exactly the hells he was</text:p>
      <text:p text:style-name="P20">talking about.."</text:p>
      <text:p text:style-name="P20">Lillie (concerned) : "My god! what a guy..would self</text:p>
      <text:p text:style-name="P20">mortify himself to any unimaginable hell to findhis soulmate again.."</text:p>
      <text:p text:style-name="P20">Daisy : "yeah,just opposite to Mist as she was</text:p>
      <text:p text:style-name="P20">going everywhere only to thrash them apart</text:p>
      <text:p text:style-name="P20">mercilessly as soon as her Ash showed up in</text:p>
      <text:p text:style-name="P20">them again and finally was left with nothing</text:p>
      <text:p text:style-name="P20">getting depressed till that very Ash showed up</text:p>
      <text:p text:style-name="P20">again,and this you know Mist,when he was</text:p>
      <text:p text:style-name="P20">piercing us through and through yesterday he said</text:p>
      <text:p text:style-name="P20">exactly this as an insult,as soon as he lays his first</text:p>
      <text:p text:style-name="P20">touch,you're running arter him without any</text:p>
      <text:p text:style-name="P20">consideration whatsoever"</text:p>
      <text:p text:style-name="P20">Misty(solemn) : "truely Dase,only he could</text:p>
      <text:p text:style-name="P20">understand my problem and could do what he</text:p>
      <text:p text:style-name="P20"><text:soft-page-break/>did..um..i don't know Dase,may be i was still way</text:p>
      <text:p text:style-name="P20">better than his own condition,what he's doing</text:p>
      <text:p text:style-name="P20">around now is the actual playfullness that his soul</text:p>
      <text:p text:style-name="P20">and what he's all about and you can see how</text:p>
      <text:p text:style-name="P20">irresistibly enticing and attractive it is now that</text:p>
      <text:p text:style-name="P20">he's just laughing off anything he ever did while</text:p>
      <text:p text:style-name="P20">self mortifying in a way that it just floods everyone</text:p>
      <text:p text:style-name="P20">away with him to playfullness,but what he hadbeen doing everywhere before,i just got every bit</text:p>
      <text:p text:style-name="P20">of it yesterday,and you know all those hells he</text:p>
      <text:p text:style-name="P20">talked about,not only he himself went through all</text:p>
      <text:p text:style-name="P20">and wanted more and more so did he subject me</text:p>
      <text:p text:style-name="P20">to go through with him till he himself confessed</text:p>
      <text:p text:style-name="P20">that he can't beat me and can't shrug me off"</text:p>
      <text:p text:style-name="P20">Lillie(concerned,hugging Mist) : "Mist,i was really</text:p>
      <text:p text:style-name="P20">scared you know as well as feeling that abject</text:p>
      <text:p text:style-name="P20">pain myself,i was really afraid that infact he</text:p>
      <text:p text:style-name="P20">threatened us that even if Mist becomes insane</text:p>
      <text:p text:style-name="P20">after this,he can't be leagally harmed and all</text:p>
      <text:p text:style-name="P20">that,and we could sense what kind of monster he</text:p>
      <text:p text:style-name="P20">really had become and was only going to come at</text:p>
      <text:p text:style-name="P20">you with absolute all out to settle something that</text:p>
      <text:p text:style-name="P20">was disturbing him for a long time but you know</text:p>
      <text:p text:style-name="P20">as just 12 hours later he laughed all that off,i'm</text:p>
      <text:p text:style-name="P20">realizing monster or master(Misty smiles) he's an</text:p>
      <text:p text:style-name="P20">extremely honest guy even yesterday did only said</text:p>
      <text:p text:style-name="P20">point by point why he was hurting us citing what</text:p>
      <text:p text:style-name="P20">we might've ever done to him or to his mom and</text:p>
      <text:p text:style-name="P20">all that...and none were wrong at all justexaggarated those to get his job done"</text:p>
      <text:p text:style-name="P20">Daisy(concerned) : "indeed Mist,now you're telling</text:p>
      <text:p text:style-name="P20">us we can see why actually his fooling around and</text:p>
      <text:p text:style-name="P20">making all us laugh everything off as well,this guy</text:p>
      <text:p text:style-name="P20">is obsessive in his conviction that whatever his</text:p>
      <text:p text:style-name="P20">soul is directing him to do,is true and right all the</text:p>
      <text:p text:style-name="P20">time and its just that thing now in the form of</text:p>
      <text:p text:style-name="P20">laughter overflooding us as merrily as the hellfire</text:p>
      <text:p text:style-name="P20">did burn us mercilessly yesterday"</text:p>
      <text:p text:style-name="P20">Misty : "you know,yesterday i cried like i never</text:p>
      <text:p text:style-name="P20">knew as he was dragging me through every hell he</text:p>
      <text:p text:style-name="P20">could come up with and much more than he</text:p>
      <text:p text:style-name="P20">depicted today and i seriously felt i won't be able</text:p>
      <text:p text:style-name="P20">to take it anymore,and in fact he calmed me down</text:p>
      <text:p text:style-name="P20">by the help of his Pokemons i don't know how</text:p>
      <text:p text:style-name="P20">many times(Daisy&amp;Lillie shivering hugs Misty)..</text:p>
      <text:p text:style-name="P20">(smile)..it's ok,he would've gone with me as well</text:p>
      <text:p text:style-name="P20">no matter where it took him to and you can see</text:p>
      <text:p text:style-name="P20">that he had the faith and it was only me who</text:p>
      <text:p text:style-name="P20">wanted to walk with him..he took me to</text:p>
      <text:p text:style-name="P20">unimaginable depths of hell and all the while wascarefully observing me whether i budge or not,if</text:p>
      <text:p text:style-name="P20">he felt i really did budge he would've instantly left</text:p>
      <text:p text:style-name="P20">me and himself became insane as he would've</text:p>
      <text:p text:style-name="P20"><text:soft-page-break/>realized even his Misty won't walk with him</text:p>
      <text:p text:style-name="P20">everywhere,he would've become exactly like what</text:p>
      <text:p text:style-name="P20">a pokemon is his in human body,a total lunatic</text:p>
      <text:p text:style-name="P20">who only wanted to fool around...and even after i</text:p>
      <text:p text:style-name="P20">was coming back again and again thrashing all</text:p>
      <text:p text:style-name="P20">the fake copies he was creating to throw me off..i</text:p>
      <text:p text:style-name="P20">really thought whether we'll end ever or not given</text:p>
      <text:p text:style-name="P20">our own stubbornness and just only then did i</text:p>
      <text:p text:style-name="P20">realize that he has become an absolute lunatic in</text:p>
      <text:p text:style-name="P20">his obsession to go hell after till he destroyed</text:p>
      <text:p text:style-name="P20">every ounce of sanity he ever had and it just didn't</text:p>
      <text:p text:style-name="P20">feel to me like we could be stopped or wanted to</text:p>
      <text:p text:style-name="P20">be stopped because i too had become mad in</text:p>
      <text:p text:style-name="P20">thrashing all his hells and run after him to finally</text:p>
      <text:p text:style-name="P20">get together it just didn't feel i wanted to stop</text:p>
      <text:p text:style-name="P20">either as he himself didn't want to,later only</text:p>
      <text:p text:style-name="P20">realized what i felt then was what he was</text:p>
      <text:p text:style-name="P20">describing as come for me again and againbeyond death..i realized his actual call and</text:p>
      <text:p text:style-name="P20">obsession with himself to go beyond every death</text:p>
      <text:p text:style-name="P20">and still continue to run never stopping and sanity</text:p>
      <text:p text:style-name="P20">or insanity is a mere term there where he</text:p>
      <text:p text:style-name="P20">went(tears,Daisy and Lillie too has tears in their</text:p>
      <text:p text:style-name="P20">eyes) he wasn't Ash Ketchum at all anymore and</text:p>
      <text:p text:style-name="P20">didn't care whether i was alive at all or he</text:p>
      <text:p text:style-name="P20">himself,his being had crossed all limits and he</text:p>
      <text:p text:style-name="P20">forgot himself forgot me forgot everything just</text:p>
      <text:p text:style-name="P20">continuing his run as playfully as he is roaming</text:p>
      <text:p text:style-name="P20">around now to where he didn't know, didn't want to</text:p>
      <text:p text:style-name="P20">know but these too are only words to him,he had</text:p>
      <text:p text:style-name="P20">become the very soul that we read and that cant</text:p>
      <text:p text:style-name="P20">be described and was at a breakneck speed just</text:p>
      <text:p text:style-name="P20">playfully with crackling laughter thay all his agony</text:p>
      <text:p text:style-name="P20">had now become moving somewhere that none</text:p>
      <text:p text:style-name="P20">can describe...this is poetic and we read only but</text:p>
      <text:p text:style-name="P20">as you see your crying yourself (tears rolling down</text:p>
      <text:p text:style-name="P20">everyone's cheeks) and then i found out that i too</text:p>
      <text:p text:style-name="P20">am always travelling along with that playful march</text:p>
      <text:p text:style-name="P20">of his soul forgetting any identity i ever knew-ididn't know whether i was alive or dead or</text:p>
      <text:p text:style-name="P20">whatever i myself wasn't Misty Waterflower</text:p>
      <text:p text:style-name="P20">anymore as he was no more Ash Ketchum,i too</text:p>
      <text:p text:style-name="P20">had become the soul thay he had become and</text:p>
      <text:p text:style-name="P20">was equally playfully going just side by side as if</text:p>
      <text:p text:style-name="P20">playing hide and seek with each other and my pain</text:p>
      <text:p text:style-name="P20">and tears had also become crackling laughter just</text:p>
      <text:p text:style-name="P20">like his,i just then felt eternally always with him</text:p>
      <text:p text:style-name="P20">constantly just the same thing appearing as two</text:p>
      <text:p text:style-name="P20">different entities to us(all cries,Misty in shivering</text:p>
      <text:p text:style-name="P20">voice)but now about to merge together but</text:p>
      <text:p text:style-name="P20">actually we didn't want to megre we wanted to</text:p>
      <text:p text:style-name="P20">keep that separation keep that distance between</text:p>
      <text:p text:style-name="P20">each other just to play that hide and seek eternally</text:p>
      <text:p text:style-name="P20">like mere kids knowing nothing else,he was me,i</text:p>
      <text:p text:style-name="P20"><text:soft-page-break/>was him,we had no difference at all and we were</text:p>
      <text:p text:style-name="P20">only as if mischeviously keeping that distance</text:p>
      <text:p text:style-name="P20">only to fool around together always together and</text:p>
      <text:p text:style-name="P20">nothing there was possible to describe our</text:p>
      <text:p text:style-name="P20">relationship or anything,we had become the one</text:p>
      <text:p text:style-name="P20">and absolute only fooling ourselves with thisappearing difference that we were projexting to</text:p>
      <text:p text:style-name="P20">enjoy ourself..in fact then i realized there was</text:p>
      <text:p text:style-name="P20">never any Ash Ketchum or anything else at all it</text:p>
      <text:p text:style-name="P20">was just me myself and Ash Ketchum was a thing</text:p>
      <text:p text:style-name="P20">i myself had created to fool around with myself</text:p>
      <text:p text:style-name="P20">and exactly to show me that was there ever any</text:p>
      <text:p text:style-name="P20">Ash Ketchum at all and Ash Ketchum had just</text:p>
      <text:p text:style-name="P20">shown me that...after this trace kinda state i came</text:p>
      <text:p text:style-name="P20">back to my senses when i suddenly heard him</text:p>
      <text:p text:style-name="P20">saying 'Misty, you must marry someone else and</text:p>
      <text:p text:style-name="P20">have a good family forget a f.. like me whoose</text:p>
      <text:p text:style-name="P20">hellbent of self destructing himself just because</text:p>
      <text:p text:style-name="P20">he can' that word and idea of anything apart from</text:p>
      <text:p text:style-name="P20">Ash Ketchum just pierced me so through and</text:p>
      <text:p text:style-name="P20">through and then his self destruction which he</text:p>
      <text:p text:style-name="P20">just had showed me to my own realization that</text:p>
      <text:p text:style-name="P20">Ash Ketchum is nothing but Misty Waterflower,i</text:p>
      <text:p text:style-name="P20">just couldn't take it anymore and screamed at him</text:p>
      <text:p text:style-name="P20">that it's either him or bust for me he just laughed</text:p>
      <text:p text:style-name="P20">at my face and that showed his own realization</text:p>
      <text:p text:style-name="P20">that he went through just like me so many timesthat he just knew even now he could play around</text:p>
      <text:p text:style-name="P20">with me all he want and said the words that you</text:p>
      <text:p text:style-name="P20">won't be able to imagi..he said 'if i f</text:p>
      <text:p text:style-name="P20">.. around any random s.. would i still be f.. you</text:p>
      <text:p text:style-name="P20">around?' ..you can understand what he just threw</text:p>
      <text:p text:style-name="P20">with what kind of audacity and vulgarity at me as</text:p>
      <text:p text:style-name="P20">if this world with anything what so ever had no</text:p>
      <text:p text:style-name="P20">value whatsoever at all and he was ever the</text:p>
      <text:p text:style-name="P20">carefree soul knowing he was totally immune to</text:p>
      <text:p text:style-name="P20">anything that this world can ever imagine to throw</text:p>
      <text:p text:style-name="P20">at him and this was the whole point he wanted to</text:p>
      <text:p text:style-name="P20">show me for all these 17 years i guess which he</text:p>
      <text:p text:style-name="P20">finally could with complete mastery and utmost</text:p>
      <text:p text:style-name="P20">audacity which will throw anybody off except his</text:p>
      <text:p text:style-name="P20">soulmate all while fully knowing exactly that,and</text:p>
      <text:p text:style-name="P20">now was just as if knew my answer and just</text:p>
      <text:p text:style-name="P20">fooling around with me as he knew himself his</text:p>
      <text:p text:style-name="P20">Misty was not what was appearing before him but</text:p>
      <text:p text:style-name="P20">has ever been and being and will be his very own</text:p>
      <text:p text:style-name="P20">self-he himself-so he now decides to swear</text:p>
      <text:p text:style-name="P20">around left and right with unimaginablenonchalancy with me as if my appearance to him</text:p>
      <text:p text:style-name="P20">meant absolutely nothing as he already knew and</text:p>
      <text:p text:style-name="P20">had the true Misty Waterflower ever always with</text:p>
      <text:p text:style-name="P20">him and will be...and these words along with my</text:p>
      <text:p text:style-name="P20">realization made me understand that he was still</text:p>
      <text:p text:style-name="P20"><text:soft-page-break/>laughing at me with the the perfect knowledge</text:p>
      <text:p text:style-name="P20">that his real Misty will eventually in just a matter</text:p>
      <text:p text:style-name="P20">of moments pierce through the appearing Misty</text:p>
      <text:p text:style-name="P20">and no matter what he did to the appearance and</text:p>
      <text:p text:style-name="P20">Dase,when he said-i'll kill you and enjoy your slow</text:p>
      <text:p text:style-name="P20">death and see if you want to die like that again</text:p>
      <text:p text:style-name="P20">and again for me or rather get a moments chance</text:p>
      <text:p text:style-name="P20">to be with me if the former assured an uncertain</text:p>
      <text:p text:style-name="P20">but definite permanent union-he meant every word</text:p>
      <text:p text:style-name="P20">of it as he himself had long surpassed any</text:p>
      <text:p text:style-name="P20">limitations whatsoever so even if he was in this</text:p>
      <text:p text:style-name="P20">world nothing really mattered to him at all...and at</text:p>
      <text:p text:style-name="P20">this moment i just said yes he could never be not</text:p>
      <text:p text:style-name="P20">but only ever be with me as he knows it himself</text:p>
      <text:p text:style-name="P20">that i was only he himself(all crying)..this finally</text:p>
      <text:p text:style-name="P20">appeased the devil and then with that samenonchalancy and playfullness he proceeded</text:p>
      <text:p text:style-name="P20">formally to define by word what he exactly showed</text:p>
      <text:p text:style-name="P20">me first hand that the nothing could describe our</text:p>
      <text:p text:style-name="P20">bond in between most appropriately except saying</text:p>
      <text:p text:style-name="P20">that we're soulmates and now this again would</text:p>
      <text:p text:style-name="P20">make us laugh out even in this state(tears,but</text:p>
      <text:p text:style-name="P20">smiling,Daisy and Lillie stopped crying and looking</text:p>
      <text:p text:style-name="P20">at Misty now),he finished it with probably the</text:p>
      <text:p text:style-name="P20">greatest audacity you can imagine while at that</text:p>
      <text:p text:style-name="P20">juncture as if all was just as he showed a mere</text:p>
      <text:p text:style-name="P20">appearence and self illusion with you admitted</text:p>
      <text:p text:style-name="P20">soulmate and even that that's the word he laughed</text:p>
      <text:p text:style-name="P20">off as he knew he had just shown what he meant</text:p>
      <text:p text:style-name="P20">so his appearance and behaviour or words never</text:p>
      <text:p text:style-name="P20">matter thus he said that(mild laugh,with</text:p>
      <text:p text:style-name="P20">tears,Daisy and Lillie closely looking at Misty not</text:p>
      <text:p text:style-name="P20">crying a bit flustered,with faint smiles)Ash and</text:p>
      <text:p text:style-name="P20">Misty are soulmates and this fact no vulture,be it</text:p>
      <text:p text:style-name="P20">of Cerulian or(all laugh with tears) any other</text:p>
      <text:p text:style-name="P20">godforsaken breed(now all laughing with less</text:p>
      <text:p text:style-name="P20">tears)can ever do anything about no matter whatthey insinuated(all laugh with tears of joy now)</text:p>
      <text:p text:style-name="P20">and then finally admitted to reconcile with me,only</text:p>
      <text:p text:style-name="P20">after the declaration that even in his biggest all-or-</text:p>
      <text:p text:style-name="P20">none juncture,all his steps and actions has thus</text:p>
      <text:p text:style-name="P20">been rigourously proved so that(all laugh)no</text:p>
      <text:p text:style-name="P20">Cerulian Brats and Vultures (all laugh out loud) no</text:p>
      <text:p text:style-name="P20">matter what they insinuated to (all laugh again)</text:p>
      <text:p text:style-name="P20">could ever prove the fact that Ash Ketchum wasn't</text:p>
      <text:p text:style-name="P20">honest with himself(all laughs with tears)</text:p>
      <text:p text:style-name="P20">Lil,Dase,first to me and now to us all,just as</text:p>
      <text:p text:style-name="P20">jovially he made us cry to death has he made us</text:p>
      <text:p text:style-name="P20">laugh to immortality,Ash Ketchum masterfully has</text:p>
      <text:p text:style-name="P20">shown that no matter what the Cerulian Vultures</text:p>
      <text:p text:style-name="P20">has ever insinuated to in their damn books(all</text:p>
      <text:p text:style-name="P20">laugh again),Ash Ketchum by totally self</text:p>
      <text:p text:style-name="P20">destructing himself has rather directly shown</text:p>
      <text:p text:style-name="P20"><text:soft-page-break/>anyone what soulmate really means"(everybody</text:p>
      <text:p text:style-name="P20">bursts into tears of joy and laughter and engage in</text:p>
      <text:p text:style-name="P20">group hug,claps) </text:p>
      <text:p text:style-name="P20">Printed using Clipper: Clipboard Manager useclipper.com</text:p>
      <text:p text:style-name="P20"/>
      <text:p text:style-name="P22">(5 minutes later, Tracy Calls Misty,Misty laughes</text:p>
      <text:p text:style-name="P22">uncontrollably showing Ash the Phone,Ash</text:p>
      <text:p text:style-name="P22">murmurs swears)</text:p>
      <text:p text:style-name="P22">Misty(laughing) : "Trace... didn't you have enough</text:p>
      <text:p text:style-name="P22">in the morning?(brusts into laughter)"</text:p>
      <text:p text:style-name="P22">Tracy(smile) : "hey, it's just..."</text:p>
      <text:p text:style-name="P22">Ash(angry snatches away the Phone,Misty</text:p>
      <text:p text:style-name="P22">connects with them Via Ash's phone) : "that you'll</text:p>
      <text:p text:style-name="P22">have to wait till my wife connects in this forsaken</text:p>
      <text:p text:style-name="P22">conversation(all brusts into</text:p>
      <text:p text:style-name="P22">laughter,Daisy,Lillie,Gary)...i see the souls are with</text:p>
      <text:p text:style-name="P22">their mates(all again brusts into laughter)..</text:p>
      <text:p text:style-name="P22">(Misty finally connects Ash and all in conference)</text:p>
      <text:p text:style-name="P22">Tracy : "Misty,this is...</text:p>
      <text:p text:style-name="P22">Ash(angry): "Excuse,Excuse(all brusts into</text:p>
      <text:p text:style-name="P22">laughter), didn't i warn you not to utter my wife's</text:p>
      <text:p text:style-name="P22">name?(all brusts into laughter)and to not breach</text:p>
      <text:p text:style-name="P22">the 100 foot circle (all brusts into laughter)...what</text:p>
      <text:p text:style-name="P22">is it Trace,huh?that it takes you 17 years(all</text:p>
      <text:p text:style-name="P22">laughes uncontrollably) to misunderstand(all</text:p>
      <text:p text:style-name="P22">brusts into laughter) that ASH WANTS TO BEWITH MISTY (spelling,all laugh)A-L-O-N-E(all</text:p>
      <text:p text:style-name="P22">laughes uncontrollably)</text:p>
      <text:p text:style-name="P22">Tracy (laughing) : "is your Pewter-cum-Viridian</text:p>
      <text:p text:style-name="P22">Beau alive?(all brusts into laughter)"</text:p>
      <text:p text:style-name="P22">Ash(angry) : "why,huh? can't you evsdrop there</text:p>
      <text:p text:style-name="P22">too(all brusts into laughter)?"</text:p>
      <text:p text:style-name="P22">Tracy(laughing,Brock finally laughs,who is also in</text:p>
      <text:p text:style-name="P22">Conference call) : "well your beau's doing it</text:p>
      <text:p text:style-name="P22">himself(all brusts into laughter)"</text:p>
      <text:p text:style-name="P22">Ash(frown) : "i see,heart-wrenching(all brusts into</text:p>
      <text:p text:style-name="P22">laughter)...why don't you connect the Cerulian</text:p>
      <text:p text:style-name="P22">Gym as well(all brusts into laughter)...the brats</text:p>
      <text:p text:style-name="P22">must be hungry too(all brusts into</text:p>
      <text:p text:style-name="P22">laughter)...Brock,why is it that the brats can't get</text:p>
      <text:p text:style-name="P22">the same badge 8 times(all brusts into</text:p>
      <text:p text:style-name="P22">laughter)?..."</text:p>
      <text:p text:style-name="P22">Brock(laughing) : "they've never longed enough(all</text:p>
      <text:p text:style-name="P22">laughes uncontrollably)"</text:p>
      <text:p text:style-name="P22">Ash(frown) : "i see,Violovious beau(all brusts into</text:p>
      <text:p text:style-name="P22">laughter)..but i realize why you're unhappy that</text:p>
      <text:p text:style-name="P22">you're not getting your customery class on the artof Mantyke(all brusts into laughter)lectured with</text:p>
      <text:p text:style-name="P22">intricate artistry (all brusts into laughter)...but</text:p>
      <text:p text:style-name="P22">Trace..now that you've breached my ultimate</text:p>
      <text:p text:style-name="P22">warning,Ganger's coming for you..(all brusts into</text:p>
      <text:p text:style-name="P22">laughter)..why Trace,huh!that,now you're also</text:p>
      <text:p text:style-name="P22"><text:soft-page-break/>sketching Gary's sweet sweet moments(all brusts</text:p>
      <text:p text:style-name="P22">into laughter) and that too he doesn't get much(all</text:p>
      <text:p text:style-name="P22">laugh) due to the overwork he has to do to</text:p>
      <text:p text:style-name="P22">professionally balance things out(all brusts into</text:p>
      <text:p text:style-name="P22">laughter) all because you're personally</text:p>
      <text:p text:style-name="P22">balanced(all laughes uncontrollably)?"</text:p>
      <text:p text:style-name="P22">Tracy (laughing) : "personally also the lonely lesser</text:p>
      <text:p text:style-name="P22">half of another"(all brusts into laughter)</text:p>
      <text:p text:style-name="P22">Ash(frown) : "Gary,what's a half-evolution?(all</text:p>
      <text:p text:style-name="P22">brusts into laughter)..and then how can that be</text:p>
      <text:p text:style-name="P22">lonely lessened?"(all brusts into laughter)</text:p>
      <text:p text:style-name="P22">Gary(laughing) : "it insinuates(all brusts into</text:p>
      <text:p text:style-name="P22">laughter) that the lesser is the time to the half-</text:p>
      <text:p text:style-name="P22">hour before your lonely coupling(all brusts into</text:p>
      <text:p text:style-name="P22">laughter,Misty blushes,smiles and hugs Ash,Ash</text:p>
      <text:p text:style-name="P22">smiles at her),the vultures are indispensible(allbrusts into laughter) to imbalance out the not</text:p>
      <text:p text:style-name="P22">professional and all personal balance(all brusts</text:p>
      <text:p text:style-name="P22">into laughter)"(all brusts into laughter)</text:p>
      <text:p text:style-name="P22">Ash(frown) : "i see,and by the way,why are the</text:p>
      <text:p text:style-name="P22">flowers not insinuating grivance?"(all brusts into</text:p>
      <text:p text:style-name="P22">laughter)</text:p>
      <text:p text:style-name="P22">Daisy(laughing) : "my man is gently cunning(all</text:p>
      <text:p text:style-name="P22">brusts into laughter)"</text:p>
      <text:p text:style-name="P22">Lillie(laughing) : "and mine perfectly balanced(all</text:p>
      <text:p text:style-name="P22">brusts into laughter)"</text:p>
      <text:p text:style-name="P22">Brock(laughing) : "atleast the sinister-</text:p>
      <text:p text:style-name="P22">gentleman(all brusts into laughter) and the</text:p>
      <text:p text:style-name="P22">balanced-personal(all brusts into laughter) has</text:p>
      <text:p text:style-name="P22">their choirs(all brusts into laughter),i'm only</text:p>
      <text:p text:style-name="P22">beeing(all brusts into laughter) on memoirs(all</text:p>
      <text:p text:style-name="P22">brusts into laughter)"</text:p>
      <text:p text:style-name="P22">Ash(scoff) : "Mantykally Poeted(all brusts into</text:p>
      <text:p text:style-name="P22">laughter) i see..and thus all has decided to</text:p>
      <text:p text:style-name="P22">ticklize(all brusts into laughter)my rigourous soul-</text:p>
      <text:p text:style-name="P22">searching(all brusts into laughter)?"</text:p>
      <text:p text:style-name="P22">Lillie(laughes) : "straight to Cerulian City"(allbrusts into laughter)</text:p>
      <text:p text:style-name="P22">Gary(laughes) : "with the perfectly balanced</text:p>
      <text:p text:style-name="P22">vultures(all brusts into laughter)</text:p>
      <text:p text:style-name="P22">Daisy(laughing) : "who are indispensible to</text:p>
      <text:p text:style-name="P22">intricate logic(all brusts into laughter)"</text:p>
      <text:p text:style-name="P22">Brock(laughes) : "that'll precisely uninsinute(all</text:p>
      <text:p text:style-name="P22">laughs)any godforsaken contradiction(all brusts</text:p>
      <text:p text:style-name="P22">into laughter)that eludes swearing(all laughes</text:p>
      <text:p text:style-name="P22">uncontrollably)"</text:p>
      <text:p text:style-name="P22">Tracy(laugh) : "through the eloquence of</text:p>
      <text:p text:style-name="P22">unimaginable hellfire(all brusts into laughter)till</text:p>
      <text:p text:style-name="P22">our Legendary Master finally runs away(all</text:p>
      <text:p text:style-name="P22">laugh)with his eternally sweet Misty Flower(all</text:p>
      <text:p text:style-name="P22">claps and laughs,smiles,Misty blushs and hugs</text:p>
      <text:p text:style-name="P22">Ash)"</text:p>
      <text:p text:style-name="P22">Ash(scowl) : "yeah thanks for mukizing(all brusts</text:p>
      <text:p text:style-name="P22"><text:soft-page-break/>into laughter),but i'll hope that no gentleman</text:p>
      <text:p text:style-name="P22">looking fox(all brusts into laughter) would</text:p>
      <text:p text:style-name="P22">suddenly appear out of the pinken bushes(all</text:p>
      <text:p text:style-name="P22">laughes uncontrollably) even via forsaken</text:p>
      <text:p text:style-name="P22">mobiles(all brusts into laughter)to opine that(alllaughs)the third person is better suited to</text:p>
      <text:p text:style-name="P22">methodically analyze the first and the second's</text:p>
      <text:p text:style-name="P22">relationship(all brusts into laughter) than</text:p>
      <text:p text:style-name="P22">themselves(all laughes uncontrollably),by virtue of</text:p>
      <text:p text:style-name="P22">his professional observation(all laughes</text:p>
      <text:p text:style-name="P22">uncontrollably)better called evsdropping (all</text:p>
      <text:p text:style-name="P22">brusts into laughter),which is persistently</text:p>
      <text:p text:style-name="P22">sketched out(all brusts into laughter)...or that no</text:p>
      <text:p text:style-name="P22">pokemon doctor would try his hand in meticulous</text:p>
      <text:p text:style-name="P22">cooking(all laugh) of the eloquence of pinpoint</text:p>
      <text:p text:style-name="P22">observation(all brusts into laughter),saying</text:p>
      <text:p text:style-name="P22">everytime that yeah indeed it's time(all laughes</text:p>
      <text:p text:style-name="P22">uncontrollably)...or that a great researcher would</text:p>
      <text:p text:style-name="P22">suddenly use all his great intuition and vast</text:p>
      <text:p text:style-name="P22">knowledge in wrong places and subjects(all</text:p>
      <text:p text:style-name="P22">laughs) and make a balanced insinuation(brusts</text:p>
      <text:p text:style-name="P22">into laughter) to a man who was with an absolute</text:p>
      <text:p text:style-name="P22">brat of a travel-companion named May(all brusts</text:p>
      <text:p text:style-name="P22">into laughter)that had beaked his head off to know</text:p>
      <text:p text:style-name="P22">everything about his conversations with his</text:p>
      <text:p text:style-name="P22">girlfriend(all laughs) on cost of proposal (allbrusts into laughter),who had infact charmed her</text:p>
      <text:p text:style-name="P22">so much that she thought her big bro is too</text:p>
      <text:p text:style-name="P22">oblivious and would miss a unique chance(all</text:p>
      <text:p text:style-name="P22">brusts into laughter)as her brother isn't well-</text:p>
      <text:p text:style-name="P22">balanced in sweet talking(all laughs) especially</text:p>
      <text:p text:style-name="P22">after confessing (all brusts into laughter)so she</text:p>
      <text:p text:style-name="P22">from her own experience with another constant</text:p>
      <text:p text:style-name="P22">rose named Shrew of the type specification of</text:p>
      <text:p text:style-name="P22">Drew(all brusts into laughter) could bestow some</text:p>
      <text:p text:style-name="P22">wisdom(all brusts into laughter).."</text:p>
      <text:p text:style-name="P22">(May&amp;Drew Calls from hoenn to Brock,all brusts</text:p>
      <text:p text:style-name="P22">into laughter)..</text:p>
      <text:p text:style-name="P22">Ash(frown) : "for gods sake..(all brusts into</text:p>
      <text:p text:style-name="P22">laughter)</text:p>
      <text:p text:style-name="P22">May(giggle) : "congratulations Misty!"</text:p>
      <text:p text:style-name="P22">Misty(smile) : "Thanks May.."</text:p>
      <text:p text:style-name="P22">Ash(frown) : "hey,wait there rose wait (all brusts</text:p>
      <text:p text:style-name="P22">into laughter), don't utter my wife's name, don't</text:p>
      <text:p text:style-name="P22">disturb her, don't mingle with her,DON'T LOOK AT</text:p>
      <text:p text:style-name="P22">HER(all brusts into laughter)...besides, might i</text:p>
      <text:p text:style-name="P22">have a word with your gurdian (all brusts intolaughter)?</text:p>
      <text:p text:style-name="P22">May(laughs) : "we are saying Hi to all(all</text:p>
      <text:p text:style-name="P22">reciprocates)..and yeah to my battle-hardened-</text:p>
      <text:p text:style-name="P22">Mist-stricken bro(all brusts into laughter),how did</text:p>
      <text:p text:style-name="P22">you figure out the ring size?(all laughes</text:p>
      <text:p text:style-name="P22">uncontrollably).."</text:p>
      <text:p text:style-name="P22">Ash(frown) : "when i decided to sent various than</text:p>
      <text:p text:style-name="P22"><text:soft-page-break/>only one(all brusts into laughter)..besides why's</text:p>
      <text:p text:style-name="P22">that your gurdian never adored us(all brusts into</text:p>
      <text:p text:style-name="P22">laughter)?"</text:p>
      <text:p text:style-name="P22">Drew(laughing) : "Hi all(all reciprocates),</text:p>
      <text:p text:style-name="P22">congratulations Misty(Misty reciprocates)..now to</text:p>
      <text:p text:style-name="P22">answer the Pokemon Master,who ever thought 5</text:p>
      <text:p text:style-name="P22">minute means wait then attack as all will</text:p>
      <text:p text:style-name="P22">attack,only to always run short of time(all laugh)</text:p>
      <text:p text:style-name="P22">but,the master wasn't sent roses cause the Master</text:p>
      <text:p text:style-name="P22">might've tried to save some money (all laughes</text:p>
      <text:p text:style-name="P22">uncontrollably).. though his biggest hindrence was</text:p>
      <text:p text:style-name="P22">that he never differntiated roses from gym</text:p>
      <text:p text:style-name="P22">badges(all brusts into laughter)...thus my</text:p>
      <text:p text:style-name="P22">endeavour (all laughs)..."Brock(laugh) : "though master thought he could</text:p>
      <text:p text:style-name="P22">learn the rosebolt attack(all brusts into</text:p>
      <text:p text:style-name="P22">laughter),he always was afraid to pick those up</text:p>
      <text:p text:style-name="P22">from bushes as an gentlemanly ungentleman(all</text:p>
      <text:p text:style-name="P22">laughes uncontrollably) could've been picked up</text:p>
      <text:p text:style-name="P22">instead (all laughes uncontrollably)..."</text:p>
      <text:p text:style-name="P22">May(laughs) : "plus,he also never realized the</text:p>
      <text:p text:style-name="P22">difference in the beads of the rosary of</text:p>
      <text:p text:style-name="P22">laughters(all brusts into laughter)..could mean</text:p>
      <text:p text:style-name="P22">something else than the obvious (all brusts into</text:p>
      <text:p text:style-name="P22">laughter)..."</text:p>
      <text:p text:style-name="P22">Ash(frown) : "i see,what beads are you two little</text:p>
      <text:p text:style-name="P22">pests calculating now(all brusts into</text:p>
      <text:p text:style-name="P22">laughter)...besides which forsaken vulture flew to</text:p>
      <text:p text:style-name="P22">you two(all brusts into laughter),the crooking</text:p>
      <text:p text:style-name="P22">doctor(all laughes) or the observing gentleman(all</text:p>
      <text:p text:style-name="P22">brusts into laughter)?</text:p>
      <text:p text:style-name="P22">Drew(laugh) : "formally through the Pettlesburg</text:p>
      <text:p text:style-name="P22">Gym,where it reached via someone very</text:p>
      <text:p text:style-name="P22">honourable but to the utmost mistune of who's a</text:p>
      <text:p text:style-name="P22">certain Mr Mime i hear is being used to chalk outdeals(all brusts into laughter), personally via a</text:p>
      <text:p text:style-name="P22">man who got cooked in the last hours of the night</text:p>
      <text:p text:style-name="P22">with a once-ever lecture (all brusts into laughter)"</text:p>
      <text:p text:style-name="P22">May(laughes) : "so the deal-make Master (all</text:p>
      <text:p text:style-name="P22">laughs) is asked whether the baiting process was</text:p>
      <text:p text:style-name="P22">costly or not(all brusts into laughter)"</text:p>
      <text:p text:style-name="P22">Ash(frown) : "i see,a certain beau has returned a</text:p>
      <text:p text:style-name="P22">prank on his beloved (all brusts into</text:p>
      <text:p text:style-name="P22">laughter)..Gary,what is your balanced intuition(all</text:p>
      <text:p text:style-name="P22">laugh) saying now about how can always a sweet-</text:p>
      <text:p text:style-name="P22">cunning-little boy from Pallet(all laughs) get so</text:p>
      <text:p text:style-name="P22">sought after especially when it's his time for his</text:p>
      <text:p text:style-name="P22">flower-tendering(all brusts into laughter)..which</text:p>
      <text:p text:style-name="P22">should be best left privately unobserved (all brusts</text:p>
      <text:p text:style-name="P22">into laughter) or personally uncooked(all laughs)</text:p>
      <text:p text:style-name="P22">or throughly unpestered(all brusts into laughter)</text:p>
      <text:p text:style-name="P22">doesn't only get minutely sketched(all laughes</text:p>
      <text:p text:style-name="P22">uncontrollably) but opined on the art of timing(all</text:p>
      <text:p text:style-name="P22"><text:soft-page-break/>brusts into laughter) and most disgustingly</text:p>
      <text:p text:style-name="P22">copied(all brusts into laughter)</text:p>
      <text:p text:style-name="P22">Lillie(laugh) : "well the least professional half ofthe balanced intuition(all brusts into laughter)</text:p>
      <text:p text:style-name="P22">infers that(all laughs) it's always due the Master's</text:p>
      <text:p text:style-name="P22">one abject failure (all laugh) in making sure that</text:p>
      <text:p text:style-name="P22">his movements didn't insinuate(all brusts into</text:p>
      <text:p text:style-name="P22">laughter) to the whole vulturedom(all brusts into</text:p>
      <text:p text:style-name="P22">laughter) before he nourished his sweet little</text:p>
      <text:p text:style-name="P22">flower(all brusts into laughter).."</text:p>
      <text:p text:style-name="P22">Ash(frown) : "i see,intuition is viral(all brusts into</text:p>
      <text:p text:style-name="P22">laughter)..anyhow as i was saying..</text:p>
      <text:p text:style-name="P22">May(laugh) : "just a costly disturbance(all brusts</text:p>
      <text:p text:style-name="P22">into laughter),the sister hereby with the behalf of</text:p>
      <text:p text:style-name="P22">each of her family beaks her big bros head off(all</text:p>
      <text:p text:style-name="P22">laughes uncontrollably) that may the honey be</text:p>
      <text:p text:style-name="P22">costly around the moon(all brusts into laughter)"</text:p>
      <text:p text:style-name="P22">Ash(frown) : "i see,the sister is especially</text:p>
      <text:p text:style-name="P22">indisciplined around her gurdain(all brusts into</text:p>
      <text:p text:style-name="P22">laughter)..so as i was saying during battle frontier</text:p>
      <text:p text:style-name="P22">a certain balance man(all brusts into laughter)</text:p>
      <text:p text:style-name="P22">came to meet me and my group for everything in</text:p>
      <text:p text:style-name="P22">the world except compliments for certain titles(all</text:p>
      <text:p text:style-name="P22">brusts into laughter).now this perfectly impersonalman(all brusts into laughter) of ours was also a</text:p>
      <text:p text:style-name="P22">new professor,who professionaly professed(all</text:p>
      <text:p text:style-name="P22">brusts into laughter) that this present he bought</text:p>
      <text:p text:style-name="P22">from someone to the master,is a special good luck</text:p>
      <text:p text:style-name="P22">charm in such a way only in the presence of the</text:p>
      <text:p text:style-name="P22">man's rosed little sis(all brusts into laughter) as</text:p>
      <text:p text:style-name="P22">the professor proudly presented the thesis on how</text:p>
      <text:p text:style-name="P22">to remove the unnecessary to find the necessary</text:p>
      <text:p text:style-name="P22">which helps the subtle necessity(all laugh) by</text:p>
      <text:p text:style-name="P22">removing the cook and the poor little bro of the</text:p>
      <text:p text:style-name="P22">man's sis who never liked his sister's gurdian(all</text:p>
      <text:p text:style-name="P22">brusts laughter)..why was that gurdian(all</text:p>
      <text:p text:style-name="P22">laughes)?"</text:p>
      <text:p text:style-name="P22">Drew(laugh) : " as only his sister received the rose</text:p>
      <text:p text:style-name="P22">and especially never he(all uncontrollably laughs)"</text:p>
      <text:p text:style-name="P22">Ash(laugh) : "thanks for the rosey help(all</text:p>
      <text:p text:style-name="P22">laughs)Guardain..so anyhow the poor little bro</text:p>
      <text:p text:style-name="P22">didn't like the intentions of his big brat of a</text:p>
      <text:p text:style-name="P22">reddened Torchik(all laughes),only for the cook to</text:p>
      <text:p text:style-name="P22">doctor him out of the cunning Bleziken(all brusts</text:p>
      <text:p text:style-name="P22">into laughter),anyhow this sister-pest(all brustsinto laughter)evsdrops the man..while the man</text:p>
      <text:p text:style-name="P22">was adoring this present from his sweet sweet</text:p>
      <text:p text:style-name="P22">flower,which was um..(all brusts into laughter)"</text:p>
      <text:p text:style-name="P22">May(laugh) : "it's best left to the elder flowers to</text:p>
      <text:p text:style-name="P22">describe (all brusts into laughter)"</text:p>
      <text:p text:style-name="P22">Daisy(laughing) : "something on which the flower's</text:p>
      <text:p text:style-name="P22">eldest flower(all laugh) was able to evsdrop</text:p>
      <text:p text:style-name="P22"><text:soft-page-break/>before(all brusts into laughter) to find out her baby</text:p>
      <text:p text:style-name="P22">flower has indeed came off age(all brusts into</text:p>
      <text:p text:style-name="P22">laughter)all smirking in all whites with a little</text:p>
      <text:p text:style-name="P22">wink(all claps,laughs,Misty blushes and hugs Ash</text:p>
      <text:p text:style-name="P22">firmly,Ash laughs too) and the rest later(laughs)"</text:p>
      <text:p text:style-name="P22">Ash(laugh) : "yeah,thanks sister-help(all brusts</text:p>
      <text:p text:style-name="P22">into laughter)..so what the little sis did to the</text:p>
      <text:p text:style-name="P22">man?"</text:p>
      <text:p text:style-name="P22">May(laugh) : "as for the above stated reasons,the</text:p>
      <text:p text:style-name="P22">man was adoring this a bit too much too long(all</text:p>
      <text:p text:style-name="P22">brusts into laughter) bit too sweetly, bit too fondly</text:p>
      <text:p text:style-name="P22">(all brusts into laughter) bit too carefully bit too</text:p>
      <text:p text:style-name="P22">minutely (all brusts into laughter),his sinister</text:p>
      <text:p text:style-name="P22">sister(all brusts into laughter) conspiring withwhom(all laughs)?"</text:p>
      <text:p text:style-name="P22">Brock(laugh) : " a certain wicked cook(all brusts</text:p>
      <text:p text:style-name="P22">into laughter),who removed any confusion the</text:p>
      <text:p text:style-name="P22">sister ever had on whether the girlfriend,despite all</text:p>
      <text:p text:style-name="P22">her professional skills and personal charm and</text:p>
      <text:p text:style-name="P22">especially her particular movements(all laughs)</text:p>
      <text:p text:style-name="P22">with and around big bro(all brusts into laughter)</text:p>
      <text:p text:style-name="P22">who ever too happily too reciprocated to dance</text:p>
      <text:p text:style-name="P22">around(all brusts into laughter) was apt enough in</text:p>
      <text:p text:style-name="P22">sweet talks or not herself(all brusts into laughter)</text:p>
      <text:p text:style-name="P22">when it really mattered (all brusts into laughter),so</text:p>
      <text:p text:style-name="P22">what happened brother?</text:p>
      <text:p text:style-name="P22">Ash(frown) : "the devillish sister(all brusts into</text:p>
      <text:p text:style-name="P22">laughter) suddenly appeared bettering any</text:p>
      <text:p text:style-name="P22">Ganger(all brusts into laughter) before her poor</text:p>
      <text:p text:style-name="P22">oblivious brother(all brusts into laughter)to</text:p>
      <text:p text:style-name="P22">insinuate(all brusts into laughter) the statement in</text:p>
      <text:p text:style-name="P22">quote- 'observe closer'(all brusts into laughter)</text:p>
      <text:p text:style-name="P22">and went back to send the cook in to eat up the</text:p>
      <text:p text:style-name="P22">left overs(all brusts into laughter),so the cook now</text:p>
      <text:p text:style-name="P22">was evsdropping by appearing before the man(allbrusts into laughter) with a very grave long</text:p>
      <text:p text:style-name="P22">face(all brusts into laughter) put his crooked</text:p>
      <text:p text:style-name="P22">hands on the man's shoulder(all brusts into</text:p>
      <text:p text:style-name="P22">laughter) to nod him only(all brusts into laughter)</text:p>
      <text:p text:style-name="P22">of the time(all laughes uncontrollably),so the man</text:p>
      <text:p text:style-name="P22">got confused and turned the picture over to see</text:p>
      <text:p text:style-name="P22">the other side(Brock,May,Gary,Tracy,Daisy,Lillie</text:p>
      <text:p text:style-name="P22">laughes),which had,um..(all brusts into laughter)"</text:p>
      <text:p text:style-name="P22">Brock(laugh) : "sister,this also is better left to the</text:p>
      <text:p text:style-name="P22">wiser flowers(all brusts into laughter)"</text:p>
      <text:p text:style-name="P22">May(laugh) : "perfectly uninsinuable(all laughes</text:p>
      <text:p text:style-name="P22">uncontrollably)"</text:p>
      <text:p text:style-name="P22">Lillie(laugh) : "the seal of eternal longing (all</text:p>
      <text:p text:style-name="P22">brusts into laughter), intuitively uninsinuable (all</text:p>
      <text:p text:style-name="P22">laughes uncontrollably)"</text:p>
      <text:p text:style-name="P22">Daisy(laugh) : "and excuisitely sweetened (all</text:p>
      <text:p text:style-name="P22">brusts into laughter)"</text:p>
      <text:p text:style-name="P22">May(laugh) : "thanks Daisy,thanks Lillie,but i think</text:p>
      <text:p text:style-name="P22"><text:soft-page-break/>we'll need professional help too(all brusts into</text:p>
      <text:p text:style-name="P22">laughter) as to why the whole present was given in</text:p>
      <text:p text:style-name="P22">a manner that's impersonaly imbalanced(allbrusts into laughter)?"</text:p>
      <text:p text:style-name="P22">Gary(laugh) : "cause the professor personally</text:p>
      <text:p text:style-name="P22">found(all laughes) something and impersonally</text:p>
      <text:p text:style-name="P22">balanced it out(all brusts into laughter) providing</text:p>
      <text:p text:style-name="P22">the precise accessory to the ultimate necessity(all</text:p>
      <text:p text:style-name="P22">brusts into laughter) as he knew his student can't</text:p>
      <text:p text:style-name="P22">battle it out(all brusts into laughter) cause his</text:p>
      <text:p text:style-name="P22">sweet little big-bro(all laugh) would've</text:p>
      <text:p text:style-name="P22">pikachupined(all brusts into laughter) to get rid of</text:p>
      <text:p text:style-name="P22">this personal mess(all brusts into laughter) to</text:p>
      <text:p text:style-name="P22">imbalancedly eat,battle,drink,repeat"(all laughes</text:p>
      <text:p text:style-name="P22">uncontrollably)</text:p>
      <text:p text:style-name="P22">Ash(frown) : "thanks for personally professional</text:p>
      <text:p text:style-name="P22">help(all laughes uncontrollably),sweet sweet</text:p>
      <text:p text:style-name="P22">crook(all brust into laughter),all of this doesn't</text:p>
      <text:p text:style-name="P22">settle the the signature does it?(all laughs</text:p>
      <text:p text:style-name="P22">uncontrollably)"</text:p>
      <text:p text:style-name="P22">Brock(laughes) : "well the handkerchief was</text:p>
      <text:p text:style-name="P22">better(all brusts into laughter)..why so little</text:p>
      <text:p text:style-name="P22">sister?"</text:p>
      <text:p text:style-name="P22">May(laugh) : "cause it hid the all the symbols fromsisterly eyes(all brusts into laughter) including the</text:p>
      <text:p text:style-name="P22">Master(all brusts into laughter)"</text:p>
      <text:p text:style-name="P22">Ash(sigh,all laugh) : "anyhow as the Man sees the</text:p>
      <text:p text:style-name="P22">symbol and especially the signature,he has some</text:p>
      <text:p text:style-name="P22">Gangers running through his whole body(all brusts</text:p>
      <text:p text:style-name="P22">into laughter) due to reasons never impersonally</text:p>
      <text:p text:style-name="P22">thesised(all laughes uncontrollably), but here the</text:p>
      <text:p text:style-name="P22">temporally perfect cook(all brusts into laughter)</text:p>
      <text:p text:style-name="P22">sweetens it(all brusts into laughter) with a</text:p>
      <text:p text:style-name="P22">beautiful dish of suggestions (all laughes</text:p>
      <text:p text:style-name="P22">uncontrollably) on how to preserve the signature</text:p>
      <text:p text:style-name="P22">against the time (all laughes uncontrollably)...but</text:p>
      <text:p text:style-name="P22">anyhow later as the sister realizes that the</text:p>
      <text:p text:style-name="P22">girlfriend is only too apt at everything she has ever</text:p>
      <text:p text:style-name="P22">done(all smiles,Misty blushes,Ash firmly hugs</text:p>
      <text:p text:style-name="P22">her,smile)...except leading the bug speciality(all</text:p>
      <text:p text:style-name="P22">brusts into laughter) unless it was the man's</text:p>
      <text:p text:style-name="P22">unfortunate bunch(all brusts into laughter,Misty</text:p>
      <text:p text:style-name="P22">hugs Ash firmly,smiles),who were told who their</text:p>
      <text:p text:style-name="P22">real master is(all laugh),even way before being</text:p>
      <text:p text:style-name="P22">cought(all brusts into laughter),just as everyoneelse(all laugh) and in this case the big-bro always</text:p>
      <text:p text:style-name="P22">cruelly agreed to her than to his bro(all brusts into</text:p>
      <text:p text:style-name="P22">laughter)..well the bugs helped the most on the</text:p>
      <text:p text:style-name="P22">very second day itself(all laughs) as the bike got</text:p>
      <text:p text:style-name="P22">replaced by he man himself(all laughs,claps,Misty</text:p>
      <text:p text:style-name="P22">and Ash firmly hugs)...which if plausible may be</text:p>
      <text:p text:style-name="P22">just a sample from the repeating repeations" (all</text:p>
      <text:p text:style-name="P22">smile clap,cheer,laugh)..just as all else(all</text:p>
      <text:p text:style-name="P22"><text:soft-page-break/>smile,cheers)...um,sister have you ever.."</text:p>
      <text:p text:style-name="P22">Drew(laugh) : "please allow for a rosey</text:p>
      <text:p text:style-name="P22">distraction(all brusts into laughter),by now the</text:p>
      <text:p text:style-name="P22">whole world has been sweared to know(all brusts</text:p>
      <text:p text:style-name="P22">into laughter) the intricate details of the grandest</text:p>
      <text:p text:style-name="P22">theory of devulturization(all laughs) of balanced</text:p>
      <text:p text:style-name="P22">soulmates(all laughes uncontrollably).."</text:p>
      <text:p text:style-name="P22">May(laugh) : "so as the poor sister was first shown</text:p>
      <text:p text:style-name="P22">the process on her 1st anniversary (all laughs),she</text:p>
      <text:p text:style-name="P22">got as usual,too flustered to understand the</text:p>
      <text:p text:style-name="P22">motives of the Master(all laugh),and only after the</text:p>
      <text:p text:style-name="P22">big cook's emotionally cooked call(all laughes) in</text:p>
      <text:p text:style-name="P22">one past midnight (all brusts into laughter) today,it dawned upon her why suddenly the master</text:p>
      <text:p text:style-name="P22">turned on her little sis when she said she couldn't</text:p>
      <text:p text:style-name="P22">have had a day that she unfortunately described</text:p>
      <text:p text:style-name="P22">as BETTER(all brusts into laughter).."</text:p>
      <text:p text:style-name="P22">Drew(laugh) : "and the rose-merchant(all laughes)</text:p>
      <text:p text:style-name="P22">thought how can the ever sweet bro suddenly</text:p>
      <text:p text:style-name="P22">become the swear master pro(all laughs</text:p>
      <text:p text:style-name="P22">uncontrollably) on a word that too on such a day</text:p>
      <text:p text:style-name="P22">and as naive as better(all laughs)..but he also as</text:p>
      <text:p text:style-name="P22">his rose-destination(May giggles, others snile) got</text:p>
      <text:p text:style-name="P22">directed to(all laugh),realized if better wasn't</text:p>
      <text:p text:style-name="P22">enough in itself it was already preceeded by the</text:p>
      <text:p text:style-name="P22">most dangerous word that absolutely pierced the</text:p>
      <text:p text:style-name="P22">rose of the soulmate theory(all laugh) by means of</text:p>
      <text:p text:style-name="P22">temporal bondage(all brusts into laughter) and</text:p>
      <text:p text:style-name="P22">that too which had a non-vulturized</text:p>
      <text:p text:style-name="P22">uninsinuation(all laughes uncontrollably) that it</text:p>
      <text:p text:style-name="P22">reminded the master a kind of relationship that he</text:p>
      <text:p text:style-name="P22">himself wasn't pleased with unless was precisely</text:p>
      <text:p text:style-name="P22">attached with soulmate theory(all</text:p>
      <text:p text:style-name="P22">laughes),implying that how much the masterhimself wanted his own soulmate but as usual the</text:p>
      <text:p text:style-name="P22">master would battle the comeback than date the</text:p>
      <text:p text:style-name="P22">comeback(all brusts into laughter) as per the</text:p>
      <text:p text:style-name="P22">order of his old-wise-bro(all brusts into</text:p>
      <text:p text:style-name="P22">laughter),the word had to be all but anniversary</text:p>
      <text:p text:style-name="P22">(all brusts into laughter)"</text:p>
      <text:p text:style-name="P22">May(laugh) : "and then on hearing about the</text:p>
      <text:p text:style-name="P22">eloquently sweard(all brusts into laughter) but</text:p>
      <text:p text:style-name="P22">uninsinuably detailed(all brusts into laughter)</text:p>
      <text:p text:style-name="P22">lecture on the soulmate theory,the sister and her</text:p>
      <text:p text:style-name="P22">roser half(all brusts into laughter) too gleefully</text:p>
      <text:p text:style-name="P22">realized that all the master did was to make sure</text:p>
      <text:p text:style-name="P22">that even if we wanted to break up,may we go</text:p>
      <text:p text:style-name="P22">through all insinuable hells(all laughes) to finally</text:p>
      <text:p text:style-name="P22">unimplicate the soulmate theory (all brusts into</text:p>
      <text:p text:style-name="P22">laughter)...and(laugh)..i can even say this and</text:p>
      <text:p text:style-name="P22">sorry if i'm rude but i guess to all now it's only</text:p>
      <text:p text:style-name="P22">funny(laugh),am i wrong eldest sister?"</text:p>
      <text:p text:style-name="P22"><text:soft-page-break/>Daisy (laugh) : "today itself 3 hours went on</text:p>
      <text:p text:style-name="P22">supplimenting the occasion(all brusts into</text:p>
      <text:p text:style-name="P22">laughter)"May(laugh) : "and the youger sister i heard has</text:p>
      <text:p text:style-name="P22">been smitten by lecture since morning (all brusts</text:p>
      <text:p text:style-name="P22">into laughter) though unfortunately she couldn't be</text:p>
      <text:p text:style-name="P22">present on the class(all brusts into laughter)</text:p>
      <text:p text:style-name="P22">Lillie(laugh) : "and she has been able to laugh off</text:p>
      <text:p text:style-name="P22">any suggestions that her husband is with her</text:p>
      <text:p text:style-name="P22">forever (all brusts into laughter),as the word</text:p>
      <text:p text:style-name="P22">forever has a disturbing vulturization(all laugh)</text:p>
      <text:p text:style-name="P22">that it says an effort to find the soulmate(all</text:p>
      <text:p text:style-name="P22">brusts into laughter),as by now we all know the</text:p>
      <text:p text:style-name="P22">perfect way to soul-searching-&gt;</text:p>
      <text:p text:style-name="P22">quote,swear,mortify,repeat(all brusts into</text:p>
      <text:p text:style-name="P22">laughter)"</text:p>
      <text:p text:style-name="P22">May(laugh) : "thanks Lillie,and so now as in this</text:p>
      <text:p text:style-name="P22">case,the brother was told today's the first</text:p>
      <text:p text:style-name="P22">anniversary,which though did please the</text:p>
      <text:p text:style-name="P22">brother,the chu-bro thought it can't mean a league</text:p>
      <text:p text:style-name="P22">victory anniversary (all brusts into laughter) as in</text:p>
      <text:p text:style-name="P22">chu-bro's pika-dictum(all brusts into laughter),one</text:p>
      <text:p text:style-name="P22">should after coming back to home being 2 years</text:p>
      <text:p text:style-name="P22">away,absolutely must catch the very first transportto the next league(all laughes uncontrollably) so</text:p>
      <text:p text:style-name="P22">this created a tension between the</text:p>
      <text:p text:style-name="P22">bros(laugh),and then if it wasn't enough even if the</text:p>
      <text:p text:style-name="P22">master at first digested his biggest hindrence the</text:p>
      <text:p text:style-name="P22">time(all laugh),now it was coupled with BETTER</text:p>
      <text:p text:style-name="P22">(all brusts into laughter),so the lillte bro surpassed</text:p>
      <text:p text:style-name="P22">the big bro by every way unimaginable (all brusts</text:p>
      <text:p text:style-name="P22">into laughter) and in excerpt sweared that(all</text:p>
      <text:p text:style-name="P22">laugh),the poor little sis with her poorer littler</text:p>
      <text:p text:style-name="P22">rose(all laughes) must be namecalled to absolute</text:p>
      <text:p text:style-name="P22">hell(all laughes) unless they were calledname(all</text:p>
      <text:p text:style-name="P22">brusts into laughter) that quote 'didn't</text:p>
      <text:p text:style-name="P22">(namecall)realize the (namecall)insignificane of</text:p>
      <text:p text:style-name="P22">(namecall)time so that they may instantly</text:p>
      <text:p text:style-name="P22">(namecall) break-up(laugh) as their own little</text:p>
      <text:p text:style-name="P22">(namecall)existences itself made no</text:p>
      <text:p text:style-name="P22">(namecall)sense(all laugh)' which now as the</text:p>
      <text:p text:style-name="P22">world has had to be,mercilessly sweared-in to</text:p>
      <text:p text:style-name="P22">redisinsinuate(all laughes uncontrollably) the fact</text:p>
      <text:p text:style-name="P22">that Ash is Misty and Misty is Ash and as are the</text:p>
      <text:p text:style-name="P22">rest,who weren't lucky like the master himself toswear the namecalled intuitive theory into</text:p>
      <text:p text:style-name="P22">calledname reality(all brusts into laughter) allegdly</text:p>
      <text:p text:style-name="P22">by Gangerizing through Kalos libraries (all laughes</text:p>
      <text:p text:style-name="P22">uncontrollably) on darkest nights(all laughes</text:p>
      <text:p text:style-name="P22">uncontrollably) or gracefully tenacious like the</text:p>
      <text:p text:style-name="P22">water empress herself to withstand all</text:p>
      <text:p text:style-name="P22">unimaginable hells to finally topple the grand-</text:p>
      <text:p text:style-name="P22">master (all cheer for Misty,laugh clap etc)..but</text:p>
      <text:p text:style-name="P22">those who weren't so fortunate like this once only</text:p>
      <text:p text:style-name="P22"><text:soft-page-break/>duo in all eternity as they always are being(all</text:p>
      <text:p text:style-name="P22">laugh),can just sucide than to even think of</text:p>
      <text:p text:style-name="P22">breaking up(all laugh) fearing that if the soulmate</text:p>
      <text:p text:style-name="P22">theory is breached despite eloquent warnings(all</text:p>
      <text:p text:style-name="P22">laugh),Master's full swearing would laugh off any</text:p>
      <text:p text:style-name="P22">infinity limit ever describable(all brusts into</text:p>
      <text:p text:style-name="P22">laughter) to force them into rather be as they are</text:p>
      <text:p text:style-name="P22">cause this is the Master's message as we</text:p>
      <text:p text:style-name="P22">interpret,any family skirmish or even relationship</text:p>
      <text:p text:style-name="P22">skirmish if happens and one has completely given</text:p>
      <text:p text:style-name="P22">up,just remember the master's masterfull</text:p>
      <text:p text:style-name="P22">induction of anything to the eternal hall ofnamecalls(all brusts into laughter),to be more</text:p>
      <text:p text:style-name="P22">than most happiest the very next moment(all</text:p>
      <text:p text:style-name="P22">laugh,clap)..so basically the master has just</text:p>
      <text:p text:style-name="P22">sweared off all divorce laws(all brusts into</text:p>
      <text:p text:style-name="P22">laughters) and (smile)heartbreaks(all smile),but</text:p>
      <text:p text:style-name="P22">most importantly,the Master has sweared off even</text:p>
      <text:p text:style-name="P22">the little frown and scowl between soulmates out</text:p>
      <text:p text:style-name="P22">of frustration upon each other and made them</text:p>
      <text:p text:style-name="P22">always happy,always remembering the Soulmate</text:p>
      <text:p text:style-name="P22">theory by heart(all smile,clap)..My big Bro has</text:p>
      <text:p text:style-name="P22">masterfully shown another namecalled way(all</text:p>
      <text:p text:style-name="P22">laugh) to family or relationship happiness in all</text:p>
      <text:p text:style-name="P22">eternity...(all clap and smile)"</text:p>
      <text:p text:style-name="P22">Ash(frown) : "i see,i'm the posterbro now(all brusts</text:p>
      <text:p text:style-name="P22">into laughter)..by the way,why you travelled from</text:p>
      <text:p text:style-name="P22">Pettlesburg to Cerulian-of all places (all brusts</text:p>
      <text:p text:style-name="P22">into laughter)..."</text:p>
      <text:p text:style-name="P22">May(bit flustered) : "um.. Cerulian should be</text:p>
      <text:p text:style-name="P22">good..(all laughs even more)"</text:p>
      <text:p text:style-name="P22">Misty(laughing) : "i'm eternally allowed(all</text:p>
      <text:p text:style-name="P22">laughs),so i'm not excusing myself(all brusts intolaughter),Cerulian is the most unfortunate city in</text:p>
      <text:p text:style-name="P22">the world as the Master's flower was the gym</text:p>
      <text:p text:style-name="P22">leader there who is currently talking from</text:p>
      <text:p text:style-name="P22">AWOL(all brusts into laughter),where the City's</text:p>
      <text:p text:style-name="P22">eternal bugs(all laughs uncontrollably) dared to fly</text:p>
      <text:p text:style-name="P22">through the entrances(all laughs) to not only at</text:p>
      <text:p text:style-name="P22">first making the unforgivable mistake of even</text:p>
      <text:p text:style-name="P22">buzzing the flower's name(all brusts into</text:p>
      <text:p text:style-name="P22">laughter),then doubling the absolute sin by having</text:p>
      <text:p text:style-name="P22">to look at her as she was talking to them(all brusts</text:p>
      <text:p text:style-name="P22">into laughter) then finally committing the ultimate</text:p>
      <text:p text:style-name="P22">sin of challenging her at 2 at night with an Onix(all</text:p>
      <text:p text:style-name="P22">laughes uncontrollably),thus when the Master</text:p>
      <text:p text:style-name="P22">steps foot in the gym with his flower,Mr Skechit</text:p>
      <text:p text:style-name="P22">what are the unforgivable conditions?"</text:p>
      <text:p text:style-name="P22">Tracy(laugh) : "well it starts as like a warning</text:p>
      <text:p text:style-name="P22">template as 'hey namecall(all brusts into laughter),</text:p>
      <text:p text:style-name="P22">don't ever look at her, don't ever utter her name,</text:p>
      <text:p text:style-name="P22">don't ever talk to her,dont ever come anywhere</text:p>
      <text:p text:style-name="P22">near the 1000 feet circle around her(all brusts into</text:p>
      <text:p text:style-name="P22"><text:soft-page-break/>laughter), don't ever call her, don't ever challengeher to a gym battle,and finally don't ever insinuate</text:p>
      <text:p text:style-name="P22">that(all laugh) she did something great(Misty</text:p>
      <text:p text:style-name="P22">laughs),as(laugh) any association of past tense</text:p>
      <text:p text:style-name="P22">with her name would simply result in the a certain</text:p>
      <text:p text:style-name="P22">another once only duo to mercilessly prey upon</text:p>
      <text:p text:style-name="P22">you- Feraligator and Crawdaunt (all laughes</text:p>
      <text:p text:style-name="P22">uncontrollably)"</text:p>
      <text:p text:style-name="P22">May(laughter) : "no Drew hasn't seen Feraligator</text:p>
      <text:p text:style-name="P22">that i had the greatest misfortune of ever meeting</text:p>
      <text:p text:style-name="P22">(all brusts into laughter)that too twice(all brusts</text:p>
      <text:p text:style-name="P22">into laughter),first time he replaced my pokemons</text:p>
      <text:p text:style-name="P22">with exactly similar pokemons in same pokeballs</text:p>
      <text:p text:style-name="P22">that weren't mine(all brusts into laughter) and</text:p>
      <text:p text:style-name="P22">second time even more brutally he used my</text:p>
      <text:p text:style-name="P22">Blastoise to water gun a Ponyta(all laughes</text:p>
      <text:p text:style-name="P22">uncontrollably) as that unloved brat wasn't</text:p>
      <text:p text:style-name="P22">swimming with our beloved brat(all brusts into</text:p>
      <text:p text:style-name="P22">laughter) and if that wasn't enough for my poor</text:p>
      <text:p text:style-name="P22">boy,he taught him that all Ponytas in the Lab can</text:p>
      <text:p text:style-name="P22">only be tamed by defence(all laughes</text:p>
      <text:p text:style-name="P22">uncontrollably),which he himself showed myBlastie but with a different one who was his friend</text:p>
      <text:p text:style-name="P22">(all brusts into laughter),my poor Blastoise got</text:p>
      <text:p text:style-name="P22">almost fried that day,only for the brat to wisely</text:p>
      <text:p text:style-name="P22">console him that,yes what he said did mean it as</text:p>
      <text:p text:style-name="P22">Blastie told me-that pest said he rather ever</text:p>
      <text:p text:style-name="P22">feraligated that,attack is the best form of</text:p>
      <text:p text:style-name="P22">defence(all uncontrollably laughs)..."</text:p>
      <text:p text:style-name="P22">Drew : "but i saw to my exact affairs with hell(all</text:p>
      <text:p text:style-name="P22">laughes) Crawdaunt of all(all brusts into</text:p>
      <text:p text:style-name="P22">laughter),well he was a Corpish then but he</text:p>
      <text:p text:style-name="P22">instantly ate up my roses(all brusts into</text:p>
      <text:p text:style-name="P22">laughter),snatched away my pokeballs,tried to</text:p>
      <text:p text:style-name="P22">spoil my bunch to do the exact opposite (all</text:p>
      <text:p text:style-name="P22">brusts into laughter) and most brutally when the</text:p>
      <text:p text:style-name="P22">little pest was caught for a whacking ,he made a</text:p>
      <text:p text:style-name="P22">face that fooled everyone into letting him go,only</text:p>
      <text:p text:style-name="P22">to their utter disgust later to see he has tore apart</text:p>
      <text:p text:style-name="P22">all their dresses exactly which can't be described</text:p>
      <text:p text:style-name="P22">in public(all laughes uncontrollably),and by</text:p>
      <text:p text:style-name="P22">himself went inside a pokeball of mine(all laughes</text:p>
      <text:p text:style-name="P22">uncontrollably)..and this was Corpish,i'd never liketo face Crawdaunt in any eternity(all brusts into</text:p>
      <text:p text:style-name="P22">laughter) as now with his psychic abilities,he'll</text:p>
      <text:p text:style-name="P22">probably try fool my bunch by stating that i'm the</text:p>
      <text:p text:style-name="P22">one who was trying to steal them(all brusts into</text:p>
      <text:p text:style-name="P22">laughter) let alone his sinister soulmate(all brusts</text:p>
      <text:p text:style-name="P22">into laughter),who though doesn't have natural</text:p>
      <text:p text:style-name="P22">psychic abilities which is more than made up by</text:p>
      <text:p text:style-name="P22">his own abilities (all brusts into laughter) who as i</text:p>
      <text:p text:style-name="P22">heard likes to fool everyone by taking them to</text:p>
      <text:p text:style-name="P22"><text:soft-page-break/>swimming only trying to make them his own</text:p>
      <text:p text:style-name="P22">boat,on which he could water dance(all brusts into</text:p>
      <text:p text:style-name="P22">laughter)with his size and strength (all brusts into</text:p>
      <text:p text:style-name="P22">laughter),and i guess that's the reason why</text:p>
      <text:p text:style-name="P22">Ponytas are so much in demand(all brusts into</text:p>
      <text:p text:style-name="P22">laughter)..so surely this duo if together is</text:p>
      <text:p text:style-name="P22">absolutely irreplaceable in all eternities...and</text:p>
      <text:p text:style-name="P22">yes,all said how team rocket was beaten by these</text:p>
      <text:p text:style-name="P22">two,no wonder,they that day just thought the team</text:p>
      <text:p text:style-name="P22">rocket head was rather naïve(all laughes</text:p>
      <text:p text:style-name="P22">uncontrollably)..Ash,from where do you keep</text:p>
      <text:p text:style-name="P22">finding such only ever pests?(all brusts intolaughter)"</text:p>
      <text:p text:style-name="P22">Ash(laugh) : "then there's hugging master</text:p>
      <text:p text:style-name="P22">Muk,tickle king Ganger,boredom merchant</text:p>
      <text:p text:style-name="P22">Snorlax,wisdom brat Noivern,showoff boy</text:p>
      <text:p text:style-name="P22">Charizard,too caring Bayleaf,too sentimental</text:p>
      <text:p text:style-name="P22">Torquail and finally too everhappy Heracross,who</text:p>
      <text:p text:style-name="P22">has always pestered my poor Bulbasaur because</text:p>
      <text:p text:style-name="P22">of his vine(all brusts into laughter),who is my</text:p>
      <text:p text:style-name="P22">groups universally admitted leader but obviously</text:p>
      <text:p text:style-name="P22">expect my sweet chu(all brusts into laughter) and</text:p>
      <text:p text:style-name="P22">there are many more gems, Kingler being another</text:p>
      <text:p text:style-name="P22">who is the most ardent follower of the two siniater</text:p>
      <text:p text:style-name="P22">brats(all brusts into laughter),oh by the way</text:p>
      <text:p text:style-name="P22">Heracross is a bug type(all brusts into</text:p>
      <text:p text:style-name="P22">laughter)...and by further a way May why did you</text:p>
      <text:p text:style-name="P22">go from Pettlesburg to Cerulian to steal and bike</text:p>
      <text:p text:style-name="P22">back(all brusts into laughter) my sweet flower's</text:p>
      <text:p text:style-name="P22">new bike to get it destroyed in the same way so</text:p>
      <text:p text:style-name="P22">that playing sentimental insinuation tricks(all</text:p>
      <text:p text:style-name="P22">brusts into laughter) you went with me to pester</text:p>
      <text:p text:style-name="P22">my life out for the next 3 and half years to knoweverything about everything of the person,whoose</text:p>
      <text:p text:style-name="P22">bike you stole in the first place(all brusts into</text:p>
      <text:p text:style-name="P22">laughter)?"</text:p>
      <text:p text:style-name="P22">May(laugh) : "without the his eternal queen</text:p>
      <text:p text:style-name="P22">flower,nobody ever had any entry to go anywhere</text:p>
      <text:p text:style-name="P22">near the master and that too especially for girls(all</text:p>
      <text:p text:style-name="P22">brusts into laughter)..i reminded the master of his</text:p>
      <text:p text:style-name="P22">flower's cycle,Dawn said Cerulian was a great city</text:p>
      <text:p text:style-name="P22">with a very famous gym with a very beautiful</text:p>
      <text:p text:style-name="P22">leader as she went there once with her cousin just</text:p>
      <text:p text:style-name="P22">about 5 or 6 months before she met Ash,the</text:p>
      <text:p text:style-name="P22">mentioned cousin now unfortunately falls into the</text:p>
      <text:p text:style-name="P22">list who will be sweared off as he challenged and</text:p>
      <text:p text:style-name="P22">deapite not being very good the Empress kindly</text:p>
      <text:p text:style-name="P22">bestowed upon him the badge(all laugh),well as</text:p>
      <text:p text:style-name="P22">usual that is that the Empress would do to even</text:p>
      <text:p text:style-name="P22">Elite4 leaders(all claps,cheer for Misty,etc)..so by</text:p>
      <text:p text:style-name="P22">now i don't know whether he's still among us or</text:p>
      <text:p text:style-name="P22">not(all brusts into laughter)"</text:p>
      <text:p text:style-name="P22">Misty(laugh) : "Order!the Empress wants to</text:p>
      <text:p text:style-name="P22"><text:soft-page-break/>speak(all clap,order,laugh,etc)..Cilan was a big fanof Sensational Sisters and especially the Empress</text:p>
      <text:p text:style-name="P22">herself(all brusts into laughter),i really doubt</text:p>
      <text:p text:style-name="P22">whether he's still alive(all brusts into</text:p>
      <text:p text:style-name="P22">laughter),Iris's first region was kanto and Cerulian</text:p>
      <text:p text:style-name="P22">the very first gym(all laughs),so she might've been</text:p>
      <text:p text:style-name="P22">born again by now(all laughes uncontrollably) and</text:p>
      <text:p text:style-name="P22">now i've come to know that despite the master</text:p>
      <text:p text:style-name="P22">had broken up,in Kalos too not to that severity but</text:p>
      <text:p text:style-name="P22">still people were judged by the scale of the</text:p>
      <text:p text:style-name="P22">Master's flower(all laugh)..and Sinnoh and Kanto</text:p>
      <text:p text:style-name="P22">Elite4 were sweared into compliance as the</text:p>
      <text:p text:style-name="P22">Master proceeded to date his flower(all brusts into</text:p>
      <text:p text:style-name="P22">laughter)..but about the bug and the man and the</text:p>
      <text:p text:style-name="P22">flower(all laughs),the man and the flower from the</text:p>
      <text:p text:style-name="P22">very second day started to fake fight all the</text:p>
      <text:p text:style-name="P22">time(all laugh) and though the man's big bro didn't</text:p>
      <text:p text:style-name="P22">understand the point(all brusts into laughter) as</text:p>
      <text:p text:style-name="P22">his little bro wasn't exactly willing to defeat the</text:p>
      <text:p text:style-name="P22">flower or the viseversa (all brusts into laughter)</text:p>
      <text:p text:style-name="P22">rather only prolonging it(all brusts into</text:p>
      <text:p text:style-name="P22">laughter),which pikachued upon him(all brustsinto laughter) that it's called Pikachumate(all</text:p>
      <text:p text:style-name="P22">brusts into laughter),thus since then the big bro</text:p>
      <text:p text:style-name="P22">never even on the little bro's desperate insistence</text:p>
      <text:p text:style-name="P22">ever fought his sweet 'lil bro's flower(all</text:p>
      <text:p text:style-name="P22">laughs,claps,Misty and Ash hugs each other</text:p>
      <text:p text:style-name="P22">firmly)."</text:p>
      <text:p text:style-name="P22">May(laugh) : "but the big bro ate up the sisters</text:p>
      <text:p text:style-name="P22">bunch many times despite the lil bro's desparate</text:p>
      <text:p text:style-name="P22">warnings to go easy(all laughs) as to the big chu,a</text:p>
      <text:p text:style-name="P22">pika doesn't get chu unless he's properly chewed</text:p>
      <text:p text:style-name="P22">(all uncontrollably laughs)"</text:p>
      <text:p text:style-name="P22">Ash(frown) : "i heartily swear everyone (all brusts</text:p>
      <text:p text:style-name="P22">into laughter) who dared to hear my flower's</text:p>
      <text:p text:style-name="P22">voice(all brusts into laughter) and had the</text:p>
      <text:p text:style-name="P22">audacity to pain her vocal chords (all laughes</text:p>
      <text:p text:style-name="P22">uncontrollably),anyhow this little sister opines that</text:p>
      <text:p text:style-name="P22">the price of the signature-ink might be a good</text:p>
      <text:p text:style-name="P22">topic to focus on(all brusts into laughter),which is</text:p>
      <text:p text:style-name="P22">finally brushed aside by the man with the threat</text:p>
      <text:p text:style-name="P22">that the roses will be sent back with greetings</text:p>
      <text:p text:style-name="P22">next time(all brusts into laughter)...but still theman thanks God cause a certain foxly</text:p>
      <text:p text:style-name="P22">gentleman(all brusts into laughter) wasn't present</text:p>
      <text:p text:style-name="P22">there with the crooked-timer(all laugh) or the</text:p>
      <text:p text:style-name="P22">pester-sister at that time(all brusts into laughter),</text:p>
      <text:p text:style-name="P22">otherwise if the treatment and the prescription</text:p>
      <text:p text:style-name="P22">weren't good enough(all laughs),the intricate</text:p>
      <text:p text:style-name="P22">meaning of each line of the man's face during the</text:p>
      <text:p text:style-name="P22">whole event(all brusts into laughter) would be</text:p>
      <text:p text:style-name="P22">minutely summed up in a precise sketch(all brusts</text:p>
      <text:p text:style-name="P22">into laughter) as the perfectly observed proof(all</text:p>
      <text:p text:style-name="P22">brusts into laughter) of the sweet sweet hearts(all</text:p>
      <text:p text:style-name="P22"><text:soft-page-break/>laughes uncontrollably,clap,cheer,etc)"</text:p>
      <text:p text:style-name="P22">May(laugh) : "well i'm only too unhappy that Mr.</text:p>
      <text:p text:style-name="P22">Tracy Skechit wasn't there around the rosey</text:p>
      <text:p text:style-name="P22">couple(all laugh)"</text:p>
      <text:p text:style-name="P22">Tracy(laugh) : "why don't i bushdrop there May?(all</text:p>
      <text:p text:style-name="P22">brusts into laughter),and why was it always a rose</text:p>
      <text:p text:style-name="P22">Drew, variety is never verifiable(all brusts into</text:p>
      <text:p text:style-name="P22">laughter)"</text:p>
      <text:p text:style-name="P22">Drew(laugh) : "i'll have to sketch the answer out(all</text:p>
      <text:p text:style-name="P22">brusts into laughter),as how roses are perfectlyobserved(all laugh) to be balancedly giftable(all</text:p>
      <text:p text:style-name="P22">laughes uncontrollably)</text:p>
      <text:p text:style-name="P22">Gary(laugh) : "well it perfectly imbalanced the ice</text:p>
      <text:p text:style-name="P22">balance(all smile,clap)"</text:p>
      <text:p text:style-name="P22">Drew(laugh) : "professionaly uninsinuable</text:p>
      <text:p text:style-name="P22">Professor Oak(all brusts into laughter).. anyhow</text:p>
      <text:p text:style-name="P22">we'd better get going now,..."</text:p>
      <text:p text:style-name="P22">Gary (laugh) : "may the students be able to</text:p>
      <text:p text:style-name="P22">unnesseciate the necessary if the necessity was</text:p>
      <text:p text:style-name="P22">subtle enough(all laugh,clap,etc)"</text:p>
      <text:p text:style-name="P22">May(laugh) : "bye all and yes from our</text:p>
      <text:p text:style-name="P22">part,Professor Oak,balancedly agreed(all brusts</text:p>
      <text:p text:style-name="P22">into laughter)...by the way from both Me and my</text:p>
      <text:p text:style-name="P22">whole family to my bro,The Once Only Ash</text:p>
      <text:p text:style-name="P22">Ketchum,Pokemon Master Hall of Fame of all of</text:p>
      <text:p text:style-name="P22">His Own(all clap),we're very happy for your all and</text:p>
      <text:p text:style-name="P22">our all,which i hope will be discussed now,a</text:p>
      <text:p text:style-name="P22">surprize for the Once Only Misty Waterflower</text:p>
      <text:p text:style-name="P22">Ketchum,who is just Ash Ketchum in a different</text:p>
      <text:p text:style-name="P22">body(all clap) so we're not describing her much(all</text:p>
      <text:p text:style-name="P22">laughes),bye to all(goodbye,etc)"....Misty(laughing) : "um,sorry but the empress again</text:p>
      <text:p text:style-name="P22">needs to reharse her voice a bit(all laughes</text:p>
      <text:p text:style-name="P22">uncontrollably),so anyhow what's the surprize?"</text:p>
      <text:p text:style-name="P22">Tracy : "well it's a big surprize"</text:p>
      <text:p text:style-name="P22">Misty(laugh) : "sweet sweet TracyDevil(all brusts</text:p>
      <text:p text:style-name="P22">into laughter)...might i have an insinuation(all</text:p>
      <text:p text:style-name="P22">brusts into laughter)..the farm is now enlarged</text:p>
      <text:p text:style-name="P22">and annexed as a Laboratory Part?</text:p>
      <text:p text:style-name="P22">Gary(smile) : "way bigger"</text:p>
      <text:p text:style-name="P22">Misty(surprized) : "um..(laugh).. Crawdauntogator</text:p>
      <text:p text:style-name="P22">has finally broken-up(all laughs uncontrollably)..."</text:p>
      <text:p text:style-name="P22">Lillie(laughes) : "exactly the opposite(all laugh)</text:p>
      <text:p text:style-name="P22">and only to be joined by Charizard(all brusts into</text:p>
      <text:p text:style-name="P22">laughter) ,who's on emergency but trio-night itself</text:p>
      <text:p text:style-name="P22">will force emergency(all brusts into laughter),if</text:p>
      <text:p text:style-name="P22">they haven't already(all brusts into laughter)"</text:p>
      <text:p text:style-name="P22">Daisy(laughes) : "and the hint is that the number is</text:p>
      <text:p text:style-name="P22">only going to skyrocket"</text:p>
      <text:p text:style-name="P22">Misty(looks at Ash,Ash smiles at Misty and hugs</text:p>
      <text:p text:style-name="P22">her,smile) : "i see..(laugh,hugs Ash) Cerulian Gym</text:p>
      <text:p text:style-name="P22">flying to Pallet(all brusts into laughter)?"Tracy(laugh) : "these words are nothing to the</text:p>
      <text:p text:style-name="P22">Master's soul-travel..(all laughs)"</text:p>
      <text:p text:style-name="P22"><text:soft-page-break/>Misty(smile, hugging Ash) : "nah! I need to</text:p>
      <text:p text:style-name="P22">recall(all laugh), what's up?"</text:p>
      <text:p text:style-name="P22">Gary(smile) : "let me professionaly balance it(all</text:p>
      <text:p text:style-name="P22">brusts into laughter,Ash hugs Misty and</text:p>
      <text:p text:style-name="P22">smiles),according to future,Oak Labs directorship</text:p>
      <text:p text:style-name="P22">has been professionaly and equally divided into</text:p>
      <text:p text:style-name="P22">two parts formally as Professor Samuel Oak</text:p>
      <text:p text:style-name="P22">completely retires from directing and being only</text:p>
      <text:p text:style-name="P22">the mentor or advisor</text:p>
      <text:p text:style-name="P22">for Dr. Tracy Skechit,whoose degree will be</text:p>
      <text:p text:style-name="P22">conferred with special distinction next month and</text:p>
      <text:p text:style-name="P22">will be sweetened as finally his parents has</text:p>
      <text:p text:style-name="P22">agreed to come and stay with him(all clap) and</text:p>
      <text:p text:style-name="P22">this thank goes to the master,who while putting</text:p>
      <text:p text:style-name="P22">his sweet gentleman through all hells he thought</text:p>
      <text:p text:style-name="P22">proper for many years,kept cajoling the</text:p>
      <text:p text:style-name="P22">gentleman's parents as to what he is now and all</text:p>
      <text:p text:style-name="P22">and finally managed his big brother to submit to</text:p>
      <text:p text:style-name="P22">the Master's kindness as the master himself madehis life far easier with the Kanto Elite4,when they</text:p>
      <text:p text:style-name="P22">thought the business was encroaching Pokemon</text:p>
      <text:p text:style-name="P22">inhibitions which was a false accusations by</text:p>
      <text:p text:style-name="P22">another opponent group who themselvs were</text:p>
      <text:p text:style-name="P22">involved in a big nexus between the Kanto Elite4</text:p>
      <text:p text:style-name="P22">itself,and Lance is totally a pet to our Master(all</text:p>
      <text:p text:style-name="P22">laugh) as the Master insinuated things seemed</text:p>
      <text:p text:style-name="P22">wrong to him..by the way the Master has made his</text:p>
      <text:p text:style-name="P22">knowledge,reach and power through the very</text:p>
      <text:p text:style-name="P22">same parties which though at first turned his head</text:p>
      <text:p text:style-name="P22">a bit,but as usual the master came back with</text:p>
      <text:p text:style-name="P22">flying colours as he started to get all informations</text:p>
      <text:p text:style-name="P22">possible and later totally boss anybody around</text:p>
      <text:p text:style-name="P22">with his own unique nature and thus the terrible</text:p>
      <text:p text:style-name="P22">secrecy throughout Kalos,by the way he would</text:p>
      <text:p text:style-name="P22">solemly discuss pokemons with especially any girl</text:p>
      <text:p text:style-name="P22">that dared to cross 1000 feet(all laughs),and thus</text:p>
      <text:p text:style-name="P22">bait them with his knowledge which were rather</text:p>
      <text:p text:style-name="P22">gibberish (all brusts into laughter),as all he did</text:p>
      <text:p text:style-name="P22">was to mix everything up in eloquent manner(all</text:p>
      <text:p text:style-name="P22">laugh) to fetch their parents and thus getting thereach bigger,the oblivious sweet sweet turned out</text:p>
      <text:p text:style-name="P22">to be most cunning fooling devil(all brusts into</text:p>
      <text:p text:style-name="P22">laughter)..the Master thus has continued to play</text:p>
      <text:p text:style-name="P22">his game of self mortification,which now from his</text:p>
      <text:p text:style-name="P22">brothers and their soulmates are very sternly</text:p>
      <text:p text:style-name="P22">warned against,as if he tries that again,he will be</text:p>
      <text:p text:style-name="P22">thunder-chaired to muk himself(all brusts into</text:p>
      <text:p text:style-name="P22">laughter),anyhow so now finally after almost 17</text:p>
      <text:p text:style-name="P22">years of trouble,Dr. Tracy Skechit has finally been</text:p>
      <text:p text:style-name="P22">able to come into terms with his only ever</text:p>
      <text:p text:style-name="P22">personal relationship problem,his own family who</text:p>
      <text:p text:style-name="P22">finally recognizes his achievements and warmly</text:p>
      <text:p text:style-name="P22"><text:soft-page-break/>turns the ice into the warmest sun,with also a</text:p>
      <text:p text:style-name="P22">small insinuation to the Master(all laugh) that sun</text:p>
      <text:p text:style-name="P22">is indeed beautiful on the famous Cerulian</text:p>
      <text:p text:style-name="P22">Cape(all laughs) but even more so if it's quote</text:p>
      <text:p text:style-name="P22">'Gymmed' well(all brusts into laughter),so here is a</text:p>
      <text:p text:style-name="P22">big Thanks from all and by-the-way Trace,you</text:p>
      <text:p text:style-name="P22">would like to say something.."</text:p>
      <text:p text:style-name="P22">Tracy(laugh) : "yeah Dr. Tracy Wicked(all brusts</text:p>
      <text:p text:style-name="P22">into laughter) says from behalf of hissoulmate,who knows only too well all about an</text:p>
      <text:p text:style-name="P22">AWOL case(all laughes),and thus threatens the</text:p>
      <text:p text:style-name="P22">Master(all laugh) to return his 2nd badge(all</text:p>
      <text:p text:style-name="P22">laughes uncontrollably) which she gave away</text:p>
      <text:p text:style-name="P22">without fighting(all laughs) with another threat</text:p>
      <text:p text:style-name="P22">that may our coming future has the first</text:p>
      <text:p text:style-name="P22">Pokemons chosen and be bestowed upon them</text:p>
      <text:p text:style-name="P22">with all necessary wisdom about them by the</text:p>
      <text:p text:style-name="P22">Master himself (all claps) and she so wishes that</text:p>
      <text:p text:style-name="P22">may it be anything from the grass brand except</text:p>
      <text:p text:style-name="P22">Chikorita(all brusts into laughter)...and here Gary</text:p>
      <text:p text:style-name="P22">again.."</text:p>
      <text:p text:style-name="P22">Gary: "yes,Gary Oak from behalf of his soulmate</text:p>
      <text:p text:style-name="P22">Lillie legally claims(all laughs) that unless our</text:p>
      <text:p text:style-name="P22">future is bestowed upon by the Master hismself</text:p>
      <text:p text:style-name="P22">with all the necessary knowledge the first</text:p>
      <text:p text:style-name="P22">Pokemon being a Pichu(all clap) the a certain</text:p>
      <text:p text:style-name="P22">impending un AWOL ment ceremony (all brusts</text:p>
      <text:p text:style-name="P22">into laughter) would be legally mouthed off to</text:p>
      <text:p text:style-name="P22">postponement (all claps,laughs)...and again to</text:p>
      <text:p text:style-name="P22">impersonally return to future(all laugh),as theDirectorship is shared by Dr Tracy Skechit and Dr.</text:p>
      <text:p text:style-name="P22">Gary Oak,whoose degree would've taken a month</text:p>
      <text:p text:style-name="P22">more due to official intricacies which has been</text:p>
      <text:p text:style-name="P22">totally thunder-chaired off(all laugh) and his few</text:p>
      <text:p text:style-name="P22">papers which wasn't reviewed properly despite</text:p>
      <text:p text:style-name="P22">many proofs that they were unique findings also</text:p>
      <text:p text:style-name="P22">hasn't only been gangered(all laugh) to review as</text:p>
      <text:p text:style-name="P22">such authorities when faced with the particular</text:p>
      <text:p text:style-name="P22">findings of Gary Oak on none other than our</text:p>
      <text:p text:style-name="P22">beloved leader Bulbasaur with the our particular</text:p>
      <text:p text:style-name="P22">Bulbasaur,was totally bemused by his once only</text:p>
      <text:p text:style-name="P22">ability to properly doctor any pokemon or human</text:p>
      <text:p text:style-name="P22">to the ultimate efficiency as he thoroughly</text:p>
      <text:p text:style-name="P22">described before them about which these papers</text:p>
      <text:p text:style-name="P22">were made by Gary Oak also citing such</text:p>
      <text:p text:style-name="P22">potentialitiea and all that in other types from</text:p>
      <text:p text:style-name="P22">various regions etc and thus when and thus he'll</text:p>
      <text:p text:style-name="P22">get the degree with all distinctions and if his</text:p>
      <text:p text:style-name="P22">papers are later cleared,there also must be official</text:p>
      <text:p text:style-name="P22">apologies along with that and by all means the</text:p>
      <text:p text:style-name="P22">provision of the deserved means to the lab,soTracy and Gary will get their degrees on the same</text:p>
      <text:p text:style-name="P22">day same platform to also insinuate (all laugh)</text:p>
      <text:p text:style-name="P22"><text:soft-page-break/>that the achievements of the duo is unique and</text:p>
      <text:p text:style-name="P22">thus needs precise recognition and what comes</text:p>
      <text:p text:style-name="P22">with it,making them hold a sway just like the</text:p>
      <text:p text:style-name="P22">master over anything that hinders their</text:p>
      <text:p text:style-name="P22">research..and all kinds of accusations over papers</text:p>
      <text:p text:style-name="P22">published from this lab has that has been made</text:p>
      <text:p text:style-name="P22">over patent and all that which recently has given</text:p>
      <text:p text:style-name="P22">the lab quite a few big troubles has been sent to</text:p>
      <text:p text:style-name="P22">eternal hellfire citing the master's pokemons</text:p>
      <text:p text:style-name="P22">themselves and for this the Master used his</text:p>
      <text:p text:style-name="P22">beautiful Torquail(all laugh) whoose moods and</text:p>
      <text:p text:style-name="P22">sensitivity to anything regarding pokemon</text:p>
      <text:p text:style-name="P22">sentiments in all kinds(all laugh) has totally</text:p>
      <text:p text:style-name="P22">bemused them that how can a once ever moody</text:p>
      <text:p text:style-name="P22">brat(all brusts into laughter) like this stay ever so</text:p>
      <text:p text:style-name="P22">happy with all in such a big lab and that too with</text:p>
      <text:p text:style-name="P22">her own family(all brusts into laughter) and</text:p>
      <text:p text:style-name="P22">absolutely nowhere else(all laugh),when she</text:p>
      <text:p text:style-name="P22">sentimentally volcano-charged at them and thepoor Professor Kukui's Lab pokemons(all brusts</text:p>
      <text:p text:style-name="P22">into laughter) and finally the Oak Lab will get the</text:p>
      <text:p text:style-name="P22">distinction of Uniqueness in many fields which</text:p>
      <text:p text:style-name="P22">wasn't conferred before as the directors didn't</text:p>
      <text:p text:style-name="P22">quite agree with existing rules that has massively</text:p>
      <text:p text:style-name="P22">hindered them with proper official apology that the</text:p>
      <text:p text:style-name="P22">authorities now have to virtually make Oak Labs</text:p>
      <text:p text:style-name="P22">the most powerful and unique lab by a far far</text:p>
      <text:p text:style-name="P22">margin in pokemon world with many new sections</text:p>
      <text:p text:style-name="P22">and all that and even the small branches in other</text:p>
      <text:p text:style-name="P22">regions will be massively boosted now to make it</text:p>
      <text:p text:style-name="P22">an once ever lab by all means the whole area of</text:p>
      <text:p text:style-name="P22">Viridian Forest has been perfectly annexed to it so</text:p>
      <text:p text:style-name="P22">that it'll serve as a catching ground but also as a</text:p>
      <text:p text:style-name="P22">protected area so that no damn brat(all laughs)</text:p>
      <text:p text:style-name="P22">can insinuate it to encroachment (all laughs) as</text:p>
      <text:p text:style-name="P22">has been the recent trend,any sludge that tried to</text:p>
      <text:p text:style-name="P22">make Pallet a township,has been totally sweared</text:p>
      <text:p text:style-name="P22">off to all hells unimaginable(all brusts into</text:p>
      <text:p text:style-name="P22">laughter),snatching away any area which was a</text:p>
      <text:p text:style-name="P22">habitat of Pokemons,the whole forest surroundingPallet apart from Viridian has got the same</text:p>
      <text:p text:style-name="P22">distinction,and the Master gives the full credit of</text:p>
      <text:p text:style-name="P22">all these to his own only big-bro,who could only be</text:p>
      <text:p text:style-name="P22">handled by Professor Oak alone except the</text:p>
      <text:p text:style-name="P22">Master,his mom and a certain person gone</text:p>
      <text:p text:style-name="P22">AWOL(all brusts into laughter),and whoose very</text:p>
      <text:p text:style-name="P22">presence was enough to give everything</text:p>
      <text:p text:style-name="P22">unimaginable to Oak Labs as they realized</text:p>
      <text:p text:style-name="P22">anything else would compell the Master to forsake</text:p>
      <text:p text:style-name="P22">his big-bro at their hand(all brusts into</text:p>
      <text:p text:style-name="P22">laughter),the consequences of which is better left</text:p>
      <text:p text:style-name="P22">unimagined(all brusts into laughter)..Trace,</text:p>
      <text:p text:style-name="P22"><text:soft-page-break/>personally imbalance(all brusts into laughter)"</text:p>
      <text:p text:style-name="P22">Tracy(laugh) : "yes and along with the farm other</text:p>
      <text:p text:style-name="P22">landmass whatever was existant and unused or</text:p>
      <text:p text:style-name="P22">misused surrounding pallet all has been</text:p>
      <text:p text:style-name="P22">gentlemanly foxed(all laughes) from any</text:p>
      <text:p text:style-name="P22">vultures(all laugh) simply by stating they want to</text:p>
      <text:p text:style-name="P22">make pallet and all a township simply because</text:p>
      <text:p text:style-name="P22">they're using the Master's Name and any</text:p>
      <text:p text:style-name="P22">pokegoon was bratted off saying that if notbudged they'll be gifted a pair of aquatic</text:p>
      <text:p text:style-name="P22">present(all brusts into laughter),that'll make life</text:p>
      <text:p text:style-name="P22">absolutely heaven for them(all brusts into</text:p>
      <text:p text:style-name="P22">laughter),Virtually making Everything around</text:p>
      <text:p text:style-name="P22">Pallet,the other little towns and all that has been a</text:p>
      <text:p text:style-name="P22">rather legendary for starter trainers all will come</text:p>
      <text:p text:style-name="P22">under Oak Labs now and their jurisdiction so that</text:p>
      <text:p text:style-name="P22">as long as Pokemons are concerned,no</text:p>
      <text:p text:style-name="P22">unpokemon business can imply anything about</text:p>
      <text:p text:style-name="P22">it(all brusts into laughter),thus the little lab that</text:p>
      <text:p text:style-name="P22">was started by Professor Samuel Oak and later</text:p>
      <text:p text:style-name="P22">was enlarged to some amount now has become</text:p>
      <text:p text:style-name="P22">an once ever one with by far the largest area,</text:p>
      <text:p text:style-name="P22">distinction,power and uniqueness,the</text:p>
      <text:p text:style-name="P22">headquarters itself has been made a colony and</text:p>
      <text:p text:style-name="P22">many branches are also enlarged and</text:p>
      <text:p text:style-name="P22">empowered,but again as the Master's own stroke</text:p>
      <text:p text:style-name="P22">it has lessened the pressure from the directors</text:p>
      <text:p text:style-name="P22">directors from even administative burden as a</text:p>
      <text:p text:style-name="P22">huge group of extremely efficient staffs been</text:p>
      <text:p text:style-name="P22">mouthed in(all laugh) via allElite4,Labs,Gyms,Pokemon</text:p>
      <text:p text:style-name="P22">Centres,Contests,college students and whatnot</text:p>
      <text:p text:style-name="P22">and all excellent- they're assembled from</text:p>
      <text:p text:style-name="P22">everywhere.precisely assembled by none other</text:p>
      <text:p text:style-name="P22">than our master's right hand disciple Lance(all</text:p>
      <text:p text:style-name="P22">brusts into laughter) and his biggest fan Professor</text:p>
      <text:p text:style-name="P22">Kukui(all laugh) and happily given to us(all clap</text:p>
      <text:p text:style-name="P22">and laugh)...finally in one word,if it's properly</text:p>
      <text:p text:style-name="P22">maintained and looked after,Oak lab is an once</text:p>
      <text:p text:style-name="P22">ever miracle in the pokemon world(all claps)...the</text:p>
      <text:p text:style-name="P22">Elite4 in Kanto will work hand in hand with it now</text:p>
      <text:p text:style-name="P22">officially and abused and abandoned pokemons</text:p>
      <text:p text:style-name="P22">thus gets more and more chances to find masters</text:p>
      <text:p text:style-name="P22">and care and all that,and Lance was actually much</text:p>
      <text:p text:style-name="P22">pressured before but now life has been made</text:p>
      <text:p text:style-name="P22">extremely easy for him as he later on my personal</text:p>
      <text:p text:style-name="P22">call to him today confirmed the Kanto Elite4</text:p>
      <text:p text:style-name="P22">people who were hindering Lance and recently</text:p>
      <text:p text:style-name="P22">had made his position almost untenable cause he</text:p>
      <text:p text:style-name="P22">was the one barrier to their power abuse,but as</text:p>
      <text:p text:style-name="P22">luck may have it on the formal dinner after themaster's Kanto Elite4 Victory which was his very</text:p>
      <text:p text:style-name="P22">last match of the career before he was conferred</text:p>
      <text:p text:style-name="P22">the hall of fame automatically,and the match itself</text:p>
      <text:p text:style-name="P22"><text:soft-page-break/>gave Lance much joy due to we-know-why(all</text:p>
      <text:p text:style-name="P22">laugh)..but Lance said that,on the fateful day the</text:p>
      <text:p text:style-name="P22">master was in his all happy tarsh-talking self but</text:p>
      <text:p text:style-name="P22">due to his relations with Lance,the antics were</text:p>
      <text:p text:style-name="P22">rather funny than confusing(all laughes)..then as</text:p>
      <text:p text:style-name="P22">the Master wanted to know the history of the</text:p>
      <text:p text:style-name="P22">Viridian and Pewter city gym,cause of Viridian's</text:p>
      <text:p text:style-name="P22">legacy and Pewter's uniqueness..now Brock,</text:p>
      <text:p text:style-name="P22">Forster's relationship with the master despite his</text:p>
      <text:p text:style-name="P22">beau(all brusts into laughter)..</text:p>
      <text:p text:style-name="P22">Brock(laugh) : "the Master confused my whole</text:p>
      <text:p text:style-name="P22">family by always being as sweet as ever to them</text:p>
      <text:p text:style-name="P22">but professionally(all laugh),despite his personal</text:p>
      <text:p text:style-name="P22">things and he helped Foster much with many</text:p>
      <text:p text:style-name="P22">things,so Foster never understood our problem at</text:p>
      <text:p text:style-name="P22">all and to my then utter confusion neither did i,as</text:p>
      <text:p text:style-name="P22">despite the fact what he did to me did,but i can</text:p>
      <text:p text:style-name="P22">only say it was the only thing i didn't have and italso paved my way to my Viol flower(all clap) but</text:p>
      <text:p text:style-name="P22">still i never understood the self mortifying nature</text:p>
      <text:p text:style-name="P22">of the Master and all his games of ever sweet-ever</text:p>
      <text:p text:style-name="P22">sour attitude with all who would curse you to hell</text:p>
      <text:p text:style-name="P22">but send your very own relations to heaven with</text:p>
      <text:p text:style-name="P22">equal nonchalancy,it was just impossible to</text:p>
      <text:p text:style-name="P22">understand, through i now only have realized that</text:p>
      <text:p text:style-name="P22">it's a double edged sword,those who were helped</text:p>
      <text:p text:style-name="P22">would think twice as their very own would be</text:p>
      <text:p text:style-name="P22">abused and alternative way the abused would be</text:p>
      <text:p text:style-name="P22">utterly dumbfounded by the help that their very</text:p>
      <text:p text:style-name="P22">own got from the same person.. that's exactly</text:p>
      <text:p text:style-name="P22">from the all-conquering water duo's textbook isn't</text:p>
      <text:p text:style-name="P22">it Ash(all laughes uncontrollably)?"</text:p>
      <text:p text:style-name="P22">Ash(laugh) : "precisely (all laugh),that is who they</text:p>
      <text:p text:style-name="P22">are in soul,just translated via many human</text:p>
      <text:p text:style-name="P22">libraries,labs,professionals,bitter hangouts and</text:p>
      <text:p text:style-name="P22">sensational parties(all brusts into laughter)"</text:p>
      <text:p text:style-name="P22">Brock(laugh) : "long live the godforsaken,</text:p>
      <text:p text:style-name="P22">godforbidden, goddamned water-duo(all brusts</text:p>
      <text:p text:style-name="P22">into laughter),what are they upto now?Gary(alllaugh)"</text:p>
      <text:p text:style-name="P22">Gary(laugh) : "they're rather submissive today</text:p>
      <text:p text:style-name="P22">cause they've got their beloved opposite type</text:p>
      <text:p text:style-name="P22">lackey there(all laugh),so they're today sharing</text:p>
      <text:p text:style-name="P22">knowledge on different types of Pokemons to</text:p>
      <text:p text:style-name="P22">enhance their skill(all brusts into laughter),and</text:p>
      <text:p text:style-name="P22">Trace always told me that he is so happy that Ash</text:p>
      <text:p text:style-name="P22">choose me to look after those two sinister</text:p>
      <text:p text:style-name="P22">brats(all brusts into laughter) and always their</text:p>
      <text:p text:style-name="P22">lackey if he was here and their disciple</text:p>
      <text:p text:style-name="P22">Kingler(laugh) though Trace had</text:p>
      <text:p text:style-name="P22">Torquail,Bayleaf,Snorlax,etc(laugh),but Bayleaf is</text:p>
      <text:p text:style-name="P22">now out for a long tour at Kukui Lab so much</text:p>
      <text:p text:style-name="P22">relieved(all laughes),but suddenly now Trace will</text:p>
      <text:p text:style-name="P22"><text:soft-page-break/>have the duo's only ever equal,who the Master is</text:p>
      <text:p text:style-name="P22">kindly leaving for a checkup and rest, though rest</text:p>
      <text:p text:style-name="P22">to him is a mere wordplay (all laugh),none other</text:p>
      <text:p text:style-name="P22">than the once only Tickle Master(all laughes</text:p>
      <text:p text:style-name="P22">uncontrollably),who has already broke Tracey's</text:p>
      <text:p text:style-name="P22">orange dreams once and played a family wide</text:p>
      <text:p text:style-name="P22">prank second(all brusts into laughter),now he'll bethere for a month(all laugh),and that too without</text:p>
      <text:p text:style-name="P22">the one whom he actually rather loves to Obey</text:p>
      <text:p text:style-name="P22">that's the master himself,so now the ghostly Pest</text:p>
      <text:p text:style-name="P22">will uncontrollably run riot in the whole Trace</text:p>
      <text:p text:style-name="P22">section(all brusts into laughter),which the 2 brats</text:p>
      <text:p text:style-name="P22">here doesn't know yet(all laugh),and then when the</text:p>
      <text:p text:style-name="P22">3 gets in there with none other than the Master's</text:p>
      <text:p text:style-name="P22">beloved flower's perfectly balanced Golduck(all</text:p>
      <text:p text:style-name="P22">laughes uncontrollably) for his rest,who after</text:p>
      <text:p text:style-name="P22">some years of hardship, hasn't had much time to</text:p>
      <text:p text:style-name="P22">actually totally be himself(all laugh)..so let go off</text:p>
      <text:p text:style-name="P22">the power and all,Ganger is the highest evolution</text:p>
      <text:p text:style-name="P22">od purest ghost type,Golduck beat psychic water</text:p>
      <text:p text:style-name="P22">pokemon and Misty's Golduck may be the best</text:p>
      <text:p text:style-name="P22">ever psychic type by all alongside</text:p>
      <text:p text:style-name="P22">Crawdaunt,whoose the only match for Misty's</text:p>
      <text:p text:style-name="P22">Golduck cause Golduck has way more heightened</text:p>
      <text:p text:style-name="P22">psychic power but is rather innocent (all laugh),he</text:p>
      <text:p text:style-name="P22">just wants to play around but Crawdaunt is the</text:p>
      <text:p text:style-name="P22">nastiest brat ever to live(all brusts into</text:p>
      <text:p text:style-name="P22">laughter),so now he gets a huge advantage havingGolduck, and then finally the least type strengthed</text:p>
      <text:p text:style-name="P22">but the most brutal planning genius in all hells(all</text:p>
      <text:p text:style-name="P22">laugh) and physically strong one and only</text:p>
      <text:p text:style-name="P22">Feraligator (all laughes),who will now have the</text:p>
      <text:p text:style-name="P22">Tickle Master as his beloved comrad if Crawdaunt</text:p>
      <text:p text:style-name="P22">wasn't enough (all brusts into laughter),and you</text:p>
      <text:p text:style-name="P22">know Ganger itself is an extremely dreaded name</text:p>
      <text:p text:style-name="P22">throughout cause just what they can do with</text:p>
      <text:p text:style-name="P22">anything and our special Tickle master is the</text:p>
      <text:p text:style-name="P22">absolute legend once only among them(all laugh)</text:p>
      <text:p text:style-name="P22">and his nature is very simple that- 'What is this</text:p>
      <text:p text:style-name="P22">Ganger if full of care/We have no time to tickle</text:p>
      <text:p text:style-name="P22">and fare'(all brusts into laughter)..so this guy is</text:p>
      <text:p text:style-name="P22">absolutely perfect for Feraligator to get his tricks</text:p>
      <text:p text:style-name="P22">done,and thus we have a Nasty Tormentor in</text:p>
      <text:p text:style-name="P22">Chief,an ever Disturbing soldier,a totally carefree</text:p>
      <text:p text:style-name="P22">fool around right hand with most pure and</text:p>
      <text:p text:style-name="P22">supreme dark type ability and finally the most</text:p>
      <text:p text:style-name="P22">brutal prank genius of any specis including</text:p>
      <text:p text:style-name="P22">humans(all laughes uncontrollably)..then we have</text:p>
      <text:p text:style-name="P22">the sentimental sister and chief disciple(alllaughs),and then you have the eternal bug</text:p>
      <text:p text:style-name="P22">Heracross (all laughes uncontrollably),and finally if</text:p>
      <text:p text:style-name="P22">Grandpa is out somewhere we'll have our Hi-Ho</text:p>
      <text:p text:style-name="P22">beau muk(all laughes uncontrollably),who</text:p>
      <text:p text:style-name="P22"><text:soft-page-break/>generally doesn't go outside much cause he's</text:p>
      <text:p text:style-name="P22">Grandpa's right hand man(all laugh) and a very</text:p>
      <text:p text:style-name="P22">rare Pokemon,but he is another extreme pest to</text:p>
      <text:p text:style-name="P22">mass pokemon peace,if he joins in with Ganger of</text:p>
      <text:p text:style-name="P22">all(all brusts into laughter),then it'll be a meyhem</text:p>
      <text:p text:style-name="P22">there cause Bulbasaur deapite his constant</text:p>
      <text:p text:style-name="P22">meance Heracross can control all and infact</text:p>
      <text:p text:style-name="P22">Heracross is rather pocessive of Bulbasaur,she</text:p>
      <text:p text:style-name="P22">wont let others fondle with her illegal beau(all</text:p>
      <text:p text:style-name="P22">brusts into laughter)..Bulbasaur can't control the</text:p>
      <text:p text:style-name="P22">two meance,well none can except chu-bro(all</text:p>
      <text:p text:style-name="P22">laughes uncontrollably),but he commands a love</text:p>
      <text:p text:style-name="P22">from them,which gets the limits checked(all</text:p>
      <text:p text:style-name="P22">laugh)..but Muk is absolutely disobedient to</text:p>
      <text:p text:style-name="P22">anyone(all laugh)..and his first job if outside is to</text:p>
      <text:p text:style-name="P22">agitate the Taurose group and let them lose(all</text:p>
      <text:p text:style-name="P22">brusts into laughter),then he'd come to my part toobserve his two comrads in actions and have a</text:p>
      <text:p text:style-name="P22">business meeting with them(all laughes</text:p>
      <text:p text:style-name="P22">uncontrollably)..then he'd fake fight with Bayleaf</text:p>
      <text:p text:style-name="P22">and Torquail's children(all laugh),then he'll disturb</text:p>
      <text:p text:style-name="P22">Heracross's legal beau(all laugh),then would hug</text:p>
      <text:p text:style-name="P22">Bulbasaur to death(all laugh) after that finally this</text:p>
      <text:p text:style-name="P22">little brat would go to Snorlax of all and become</text:p>
      <text:p text:style-name="P22">his boss which means if Snorlax's laziness and</text:p>
      <text:p text:style-name="P22">constant disturbance with odd questions to</text:p>
      <text:p text:style-name="P22">everyone like if you're a water type and i can</text:p>
      <text:p text:style-name="P22">swim,why can't you climb that tree and fetch me</text:p>
      <text:p text:style-name="P22">that fruit,no no attacks used i don't attack to</text:p>
      <text:p text:style-name="P22">swim(all laughes uncontrollably),now Muk would</text:p>
      <text:p text:style-name="P22">provide him the ideas like professional difference</text:p>
      <text:p text:style-name="P22">between hugging and body slamming,etc(all</text:p>
      <text:p text:style-name="P22">brusts into laughter)...chu-bro can control</text:p>
      <text:p text:style-name="P22">absolutely all unless they bribe him out(all brusts</text:p>
      <text:p text:style-name="P22">into laughter),but chu-bro's sworn in enemy is</text:p>
      <text:p text:style-name="P22">Ash's Taurose strangely and he is a most common</text:p>
      <text:p text:style-name="P22">Taurose but if chu-bro is around he suddenly</text:p>
      <text:p text:style-name="P22">shows amusing intelligence by telling his group tomisbehave so that chu-bro gets angry and as he</text:p>
      <text:p text:style-name="P22">does he'd then solemly complain to everyone that</text:p>
      <text:p text:style-name="P22">chu-bro is jealous of Bulbasaur's leadership..(all</text:p>
      <text:p text:style-name="P22">brusts into laughter)..which is a huge problem in</text:p>
      <text:p text:style-name="P22">the group so chu-bro eventually has to chu-sown</text:p>
      <text:p text:style-name="P22">and bro-up(all brusts into laughter),but this all is a</text:p>
      <text:p text:style-name="P22">pattern,even Noivern and Gerninja they are rather</text:p>
      <text:p text:style-name="P22">calm and nice but as i mentioned,the dreaded</text:p>
      <text:p text:style-name="P22">Ghost hasn't been here for many days and has</text:p>
      <text:p text:style-name="P22">never been out in the middle,he was with our</text:p>
      <text:p text:style-name="P22">double-deaths before and knows them well but</text:p>
      <text:p text:style-name="P22">they were undercover so he couldn't do much</text:p>
      <text:p text:style-name="P22">there,and we've had a few ghost types but they are</text:p>
      <text:p text:style-name="P22">very calm rather and many Psychic types they too</text:p>
      <text:p text:style-name="P22"><text:soft-page-break/>some are real meance but it's ok,but strangely for</text:p>
      <text:p text:style-name="P22">such a big lab we've nowhere ever had a Ganger</text:p>
      <text:p text:style-name="P22">and the first we get is an once only,so sweet</text:p>
      <text:p text:style-name="P22">sweet times(all brusts into laughter),and he</text:p>
      <text:p text:style-name="P22">already has made bossom friends with Muk and</text:p>
      <text:p text:style-name="P22">licked Professor Oak to death the 2 days he has</text:p>
      <text:p text:style-name="P22">ever been here,scared Lillie to death by suddenlyappearing in the bedroom(all brusts into</text:p>
      <text:p text:style-name="P22">laughter),Constantly pesterd Daisy by every</text:p>
      <text:p text:style-name="P22">means so that he gets his favourite dishes all the</text:p>
      <text:p text:style-name="P22">time(all laugh),hid inside Gary's jacket and tickle</text:p>
      <text:p text:style-name="P22">him all the time(all brusts into laughter) and finally</text:p>
      <text:p text:style-name="P22">ruined some of my old sketches by simply trying</text:p>
      <text:p text:style-name="P22">to reverse the shading order(all laughes</text:p>
      <text:p text:style-name="P22">uncontrollably)..so if this guy meets the legendary</text:p>
      <text:p text:style-name="P22">duo,snorlax and all,we'll have enough research for</text:p>
      <text:p text:style-name="P22">all eternity (all brusts into laughter)..Bulbasaur's in</text:p>
      <text:p text:style-name="P22">real danger Ash(all laughes uncontrollably),keep</text:p>
      <text:p text:style-name="P22">him with yourself(all brusts into laughter) and</text:p>
      <text:p text:style-name="P22">rather manage your ultimate overloard to take</text:p>
      <text:p text:style-name="P22">over(all laugh),these meances to eternal peace(all</text:p>
      <text:p text:style-name="P22">brusts into laughter) can only be tamed by the</text:p>
      <text:p text:style-name="P22">once ever chu-bro(all laugh) if Taurose can be kept</text:p>
      <text:p text:style-name="P22">at the farm ground(all laughs),chu-bro can make</text:p>
      <text:p text:style-name="P22">sure whatever his lil bros buddies do,if they croos</text:p>
      <text:p text:style-name="P22">a certain temperamental pikalimit(all brusts into</text:p>
      <text:p text:style-name="P22">laughter), they'll be forced to infighting and get</text:p>
      <text:p text:style-name="P22">chided at left and right for their unpikachussionalbehaviour(all laughes uncontrollably)during</text:p>
      <text:p text:style-name="P22">battles(all laughes),but surprize surprize,if</text:p>
      <text:p text:style-name="P22">Pikachu is shared enough food and</text:p>
      <text:p text:style-name="P22">drink,infighting means who can fool around</text:p>
      <text:p text:style-name="P22">most(all brusts into laughter)..and this still as</text:p>
      <text:p text:style-name="P22">hasn't decribed the other gems among the rest/so</text:p>
      <text:p text:style-name="P22">may god grant us some peace to rest(all laughes</text:p>
      <text:p text:style-name="P22">uncontrollably,clap,all)..and Ash,if these four are</text:p>
      <text:p text:style-name="P22">here all imaginable legends won't come anywhere</text:p>
      <text:p text:style-name="P22">near to disturb our extension and empowerment</text:p>
      <text:p text:style-name="P22">process human or pokemon(all brusts into</text:p>
      <text:p text:style-name="P22">laughter) and that's why i guess Ganger's being</text:p>
      <text:p text:style-name="P22">added.."</text:p>
      <text:p text:style-name="P22">Ash(laugh) :"precisely,here he's protecting the</text:p>
      <text:p text:style-name="P22">privacy of my flower's most cherished Lake(all</text:p>
      <text:p text:style-name="P22">brusts into laughter)..that means at deep night the</text:p>
      <text:p text:style-name="P22">dreaded ghost is creating hallucinations</text:p>
      <text:p text:style-name="P22">everywhere along with his juniors Noivern to</text:p>
      <text:p text:style-name="P22">protect skyside and Gerninja to protect</text:p>
      <text:p text:style-name="P22">waterside(all brusts into laughter)..Gerninja has</text:p>
      <text:p text:style-name="P22">Gyarados of all as sidekick(all brusts intolaughter),who'se lying inside the lake totally hidden</text:p>
      <text:p text:style-name="P22">and enjoying the Kalos region's wisdom from her</text:p>
      <text:p text:style-name="P22">new big sister(all brusts into laughter),and Noivern</text:p>
      <text:p text:style-name="P22">has Talonflame with him,the two are rather</text:p>
      <text:p text:style-name="P22"><text:soft-page-break/>solemly discussing the meaning of pokemon</text:p>
      <text:p text:style-name="P22">life(all laughes uncontrollably) under the dark</text:p>
      <text:p text:style-name="P22">sky(all brusts into laughter)..Ganger told me he</text:p>
      <text:p text:style-name="P22">alone is enough for land department but if i really</text:p>
      <text:p text:style-name="P22">want i may give him his choice,which would've</text:p>
      <text:p text:style-name="P22">been Muk(all brusts into laughter) but as you</text:p>
      <text:p text:style-name="P22">know he's buy(laugh,all laugh) so i told him to</text:p>
      <text:p text:style-name="P22">choose from our Queen's bunch,which he</text:p>
      <text:p text:style-name="P22">solemnly recalled whoever he knew and he didn't</text:p>
      <text:p text:style-name="P22">personally know anyone except Golduck,but he's</text:p>
      <text:p text:style-name="P22">not there today so he said today morning a certain</text:p>
      <text:p text:style-name="P22">gentleman he hostaged(all brusts into</text:p>
      <text:p text:style-name="P22">laughter),who had a sweet little girl named</text:p>
      <text:p text:style-name="P22">Marill(all brusts into laughter),who seems too</text:p>
      <text:p text:style-name="P22">careful about life(all brusts into laughter),so if</text:p>
      <text:p text:style-name="P22">such a version is available as Queen told him she</text:p>
      <text:p text:style-name="P22">has only water types,which in his language isthose who resides in lake like his student</text:p>
      <text:p text:style-name="P22">Gerninja,showing Gyarados,but Gyarados was</text:p>
      <text:p text:style-name="P22">instantly rejected as being too emotional for</text:p>
      <text:p text:style-name="P22">life(all brusts into laughter) which was tested by</text:p>
      <text:p text:style-name="P22">illusion of many Gyarados' around her all trying to</text:p>
      <text:p text:style-name="P22">kill her and just as she got enraged and used the</text:p>
      <text:p text:style-name="P22">first first flamethrow into the water,the ghostly</text:p>
      <text:p text:style-name="P22">menace suddenly appeared from all illusions</text:p>
      <text:p text:style-name="P22">which if hadn't surprized her to death and</text:p>
      <text:p text:style-name="P22">insinuated(all brusts into laughter)he suspects</text:p>
      <text:p text:style-name="P22">she is a fire type actually (all brusts into</text:p>
      <text:p text:style-name="P22">laughter)and his experience is that fire types are</text:p>
      <text:p text:style-name="P22">very emotional especially in night time about</text:p>
      <text:p text:style-name="P22">which no authority knows more than him(all</text:p>
      <text:p text:style-name="P22">brusts into laughter) as he has met my Torquail</text:p>
      <text:p text:style-name="P22">before(all brusts into laughter)and pestered her to</text:p>
      <text:p text:style-name="P22">death the whole night and saw all of her</text:p>
      <text:p text:style-name="P22">moods,which his student Noivern observed and</text:p>
      <text:p text:style-name="P22">wisely commented that the girl is rather sad with</text:p>
      <text:p text:style-name="P22">her pokelife(all brusts into laughter) which in</text:p>
      <text:p text:style-name="P22">Gang-language(all laughs) too emotional to enjoydark-nights(all brusts into laughter),so Gyarados</text:p>
      <text:p text:style-name="P22">was rejected,this made poor Gyarados almost cry</text:p>
      <text:p text:style-name="P22">,leading his disciple Gerninja to handle her</text:p>
      <text:p text:style-name="P22">emotions(all laughs)..so Azumarill had to be</text:p>
      <text:p text:style-name="P22">shown as luck would have it queen only has taken</text:p>
      <text:p text:style-name="P22">those two,and he's very happy to have a poor</text:p>
      <text:p text:style-name="P22">sweet jovial girl like that(all brusts into</text:p>
      <text:p text:style-name="P22">laughter),so that he'll scare her to death the whole</text:p>
      <text:p text:style-name="P22">night as part of her practical on-hand training on</text:p>
      <text:p text:style-name="P22">how to keep pests at bay,the forest lake version(all</text:p>
      <text:p text:style-name="P22">brusts into laughter)..which the Queen tried to foil</text:p>
      <text:p text:style-name="P22">but was licked to death(all brusts into laughter)</text:p>
      <text:p text:style-name="P22">and rather had to agree or as his licking means</text:p>
      <text:p text:style-name="P22">that it's a threat either he has his way or else my</text:p>
      <text:p text:style-name="P22">flower and me wouldn't have any peace tonight (all</text:p>
      <text:p text:style-name="P22"><text:soft-page-break/>brusts into laughter)...get ready for the Gangerized</text:p>
      <text:p text:style-name="P22">version of Crawdauntogatdelivered by Golduck</text:p>
      <text:p text:style-name="P22">and reviewed by Muk(all brusts into laughter)"</text:p>
      <text:p text:style-name="P22">Lillie(laugh) : "Ash,we've had many pests at the</text:p>
      <text:p text:style-name="P22">Gym(all laughes),but would you allow to keep your</text:p>
      <text:p text:style-name="P22">rocket-killers there(all brusts into laughter) so thatas a deal,we'll let you un-AWOL someone(all</text:p>
      <text:p text:style-name="P22">laughes uncontrollably).."</text:p>
      <text:p text:style-name="P22">Ash(laugh) : "i wish i could,but the badges has to</text:p>
      <text:p text:style-name="P22">be sold(all laughs) or the Gym has to be changed</text:p>
      <text:p text:style-name="P22">into the Hall of Fame water circus(all brusts into</text:p>
      <text:p text:style-name="P22">laughter)... because as i'll have to have Ganger</text:p>
      <text:p text:style-name="P22">with me(all brusts into laughter), suddenly you'll</text:p>
      <text:p text:style-name="P22">see all gym pokemons trying to intrude the match</text:p>
      <text:p text:style-name="P22">from all over the place(all brusts into</text:p>
      <text:p text:style-name="P22">laughter),some pokemons would do the exact</text:p>
      <text:p text:style-name="P22">opposite to what the leaders tell them to,the</text:p>
      <text:p text:style-name="P22">challengers pokemons might've to be danced</text:p>
      <text:p text:style-name="P22">upon in water(all laughed),gym pokemons will be</text:p>
      <text:p text:style-name="P22">told about infinitely many strategies that'll get</text:p>
      <text:p text:style-name="P22">them into serious trouble even again Onix(all</text:p>
      <text:p text:style-name="P22">laughes uncontrollably),someone may suddenly</text:p>
      <text:p text:style-name="P22">appear from under the water(all brusts into</text:p>
      <text:p text:style-name="P22">laughter) and lick the challers pokemon or if not</text:p>
      <text:p text:style-name="P22">allowed,tickle the challenger to death and finally</text:p>
      <text:p text:style-name="P22">the challengers personal belongings,like gym</text:p>
      <text:p text:style-name="P22">badges,some garments,like a sweet flower'ssweetly mistyevious picture(all laughs) with a</text:p>
      <text:p text:style-name="P22">sweetest signature (all brusts into laughter) will be</text:p>
      <text:p text:style-name="P22">totally destroyed(all brusts into laughter) and his</text:p>
      <text:p text:style-name="P22">pokemons will be meticulously taught the art of</text:p>
      <text:p text:style-name="P22">exchanging pokeballs(all laughes</text:p>
      <text:p text:style-name="P22">uncontrollably),the lights of the gym may go out</text:p>
      <text:p text:style-name="P22">anytime(all laughs) and strange sounds will be</text:p>
      <text:p text:style-name="P22">heard and hallucinations will be seen only for the</text:p>
      <text:p text:style-name="P22">lights to suddenly come on and just infornt of your</text:p>
      <text:p text:style-name="P22">eyes someone will be standing to say thank you</text:p>
      <text:p text:style-name="P22">for having a good night(all brusts into</text:p>
      <text:p text:style-name="P22">laughter)..and if a Suicune tried to challenge in</text:p>
      <text:p text:style-name="P22">open water,he'll be mouthed off first as being</text:p>
      <text:p text:style-name="P22">complete idiot who don't understand that ocean is</text:p>
      <text:p text:style-name="P22">the best place to play, ground is best for</text:p>
      <text:p text:style-name="P22">battling(all laughes uncontrollably),to which if the</text:p>
      <text:p text:style-name="P22">Suicune is genteman enough,would cunningly</text:p>
      <text:p text:style-name="P22">sketch his way out(all brusts into laughter) saying</text:p>
      <text:p text:style-name="P22">we'll do it in the ocean bed,but that is exactly</text:p>
      <text:p text:style-name="P22">where death would grasp him as underwater with</text:p>
      <text:p text:style-name="P22">either Feraligator or Crawdaunt means they gettheir full type advantage and huge playground,so</text:p>
      <text:p text:style-name="P22">Suicune's tail will be bitten(all laughs) or he'll be</text:p>
      <text:p text:style-name="P22">challenged in a dance competition and so on(all</text:p>
      <text:p text:style-name="P22">laughes uncontrollably)..so you see actually none</text:p>
      <text:p text:style-name="P22">of my brats are of any use in battling except</text:p>
      <text:p text:style-name="P22"><text:soft-page-break/>Mime,who's still sane(all brusts into laughter) and</text:p>
      <text:p text:style-name="P22">among my lesser gems,they too will use every</text:p>
      <text:p text:style-name="P22">trick they learn from the leader group and use</text:p>
      <text:p text:style-name="P22">them,and even Bulbasaur will fool around with you</text:p>
      <text:p text:style-name="P22">and he's very dangerous cause being the leader he</text:p>
      <text:p text:style-name="P22">only knows eaxh singke tricks(all brusts into</text:p>
      <text:p text:style-name="P22">laughter)..my Chu-bro only is ever ready to</text:p>
      <text:p text:style-name="P22">battle,but he'll take may be a full day to battle the</text:p>
      <text:p text:style-name="P22">challengers first,two for second and so on(all</text:p>
      <text:p text:style-name="P22">brusts into laughter),cause he wants to see the art</text:p>
      <text:p text:style-name="P22">of battling (all brusts into laughter)..so that's my</text:p>
      <text:p text:style-name="P22">bunch"(all clap and all)</text:p>
      <text:p text:style-name="P22">Daisy(laugh) : "But Ash,you know some should be</text:p>
      <text:p text:style-name="P22">kept separated if you ever need,i guess Noivern's</text:p>
      <text:p text:style-name="P22">for that purpose (laugh)"</text:p>
      <text:p text:style-name="P22">Ash(laugh) : "absoluty not(all brusts into laughter),it's Gerninja actually,Nivy's system is that he'll</text:p>
      <text:p text:style-name="P22">solemly give a well thought long lecture on his</text:p>
      <text:p text:style-name="P22">thoughts(all brusts into laughter) after hearing</text:p>
      <text:p text:style-name="P22">each of personal and professional problems of the</text:p>
      <text:p text:style-name="P22">oppenents(all brusts into laughter) since their very</text:p>
      <text:p text:style-name="P22">birth(all brusts into laughter),then once he finishes</text:p>
      <text:p text:style-name="P22">and he faces one attack again he'll minutely</text:p>
      <text:p text:style-name="P22">analyze all about it and if any problems arouse</text:p>
      <text:p text:style-name="P22">there(all brusts into laughter)..now when this is</text:p>
      <text:p text:style-name="P22">finished,the Challenger himself will be attacked as</text:p>
      <text:p text:style-name="P22">by virtue of being their pokemons they have to tell</text:p>
      <text:p text:style-name="P22">and interpret then Nivy will tell them about their</text:p>
      <text:p text:style-name="P22">challenger's human to their Pokemon life</text:p>
      <text:p text:style-name="P22">difference...which is that it'll take one eternity to</text:p>
      <text:p text:style-name="P22">finish the first(all laughes uncontrollably)..after</text:p>
      <text:p text:style-name="P22">that no legend would want to battle that wisdom</text:p>
      <text:p text:style-name="P22">brat(all brusts into laughter).."</text:p>
      <text:p text:style-name="P22">Gary(laugh) : "right,back to Lance,so Lance said he</text:p>
      <text:p text:style-name="P22">knew the Master since Jhoto,and there he had one</text:p>
      <text:p text:style-name="P22">we-know-who travel companion(all laugh),whoose</text:p>
      <text:p text:style-name="P22">antics with her eternal traveling companioncatched the eye of all(all brusts into laughter),so</text:p>
      <text:p text:style-name="P22">Lance certainly knew and given her own</text:p>
      <text:p text:style-name="P22">stardom,he was a bit surprised that the Master</text:p>
      <text:p text:style-name="P22">doesn't once mentioned the name Cerulian(all</text:p>
      <text:p text:style-name="P22">laughes) or her name,he only said no his jhoto</text:p>
      <text:p text:style-name="P22">traveling companions are very successful in their</text:p>
      <text:p text:style-name="P22">own lives but he didn't know much them now as</text:p>
      <text:p text:style-name="P22">he just has too much going around himself all the</text:p>
      <text:p text:style-name="P22">time..Lance obviously didn't know about Brock</text:p>
      <text:p text:style-name="P22">cause he has changed profession so it was</text:p>
      <text:p text:style-name="P22">ok..now he saw the master wasn't interested in</text:p>
      <text:p text:style-name="P22">Cerulian's history,so Lance just casually told him</text:p>
      <text:p text:style-name="P22">that now Viridian is well as well as Pewter but</text:p>
      <text:p text:style-name="P22">Cerulian's doing much better and then Master said</text:p>
      <text:p text:style-name="P22">yes the the youngest sister there once saved him</text:p>
      <text:p text:style-name="P22"><text:soft-page-break/>from a jungle lake and then later met again in the</text:p>
      <text:p text:style-name="P22">gym so yeah,but he hasn't seen her ever again(all</text:p>
      <text:p text:style-name="P22">brusts into laughter) and it's nice to hear that</text:p>
      <text:p text:style-name="P22">they're doing very well,then suddenly some</text:p>
      <text:p text:style-name="P22">Vultures disturbed Ash,which made him angry</text:p>
      <text:p text:style-name="P22">cause he was just having a lone talk with Lanceand all so he drove them off and then kinda</text:p>
      <text:p text:style-name="P22">desperately told to finish the Cerulian part quickly</text:p>
      <text:p text:style-name="P22">but then was told about the Hall of Fame of Gym</text:p>
      <text:p text:style-name="P22">Leader's,and he was roaming around there where</text:p>
      <text:p text:style-name="P22">pictures were there of the recent inductees and</text:p>
      <text:p text:style-name="P22">all,then Lance said the Master's eyes fell on we-</text:p>
      <text:p text:style-name="P22">know-who's picture (all laughs),which kinda tickled</text:p>
      <text:p text:style-name="P22">the master(all brusts into laughter),so Lance said</text:p>
      <text:p text:style-name="P22">when he returned after a few minutes he saw the</text:p>
      <text:p text:style-name="P22">Master was in total oblivion as he was too fondly</text:p>
      <text:p text:style-name="P22">adoring that certain picture(all brusts into</text:p>
      <text:p text:style-name="P22">laughter),which made Lance to realize all about</text:p>
      <text:p text:style-name="P22">the Master's antics in public(all brusts into</text:p>
      <text:p text:style-name="P22">laughter),then Lance said as he broke the</text:p>
      <text:p text:style-name="P22">oblivion,the Master jumped on him(all brusts into</text:p>
      <text:p text:style-name="P22">laughter) wanting to know all the recent news</text:p>
      <text:p text:style-name="P22">about the person in the picture and especially if</text:p>
      <text:p text:style-name="P22">she was in a relationship or not(all laughes</text:p>
      <text:p text:style-name="P22">uncontrollably,claps)..so while being told the</text:p>
      <text:p text:style-name="P22">actual condition here,the master finally after 4</text:p>
      <text:p text:style-name="P22">years of stubbornness decided to raid the all olddens(all brusts into laughter) with all might and</text:p>
      <text:p text:style-name="P22">now the person of that picture has gone AWOL(all</text:p>
      <text:p text:style-name="P22">laughes uncontrollably)...so after the knowledge</text:p>
      <text:p text:style-name="P22">the Master gained about his beloved flower that</text:p>
      <text:p text:style-name="P22">day he obviously surpassed his big-chu(all laugh)</text:p>
      <text:p text:style-name="P22">by all means and chewed each of the officials for</text:p>
      <text:p text:style-name="P22">each minute mistakes and not only that,Lance</text:p>
      <text:p text:style-name="P22">said the whole Elite4 all over the world had to be</text:p>
      <text:p text:style-name="P22">connected via video call many were still in</text:p>
      <text:p text:style-name="P22">sleep(all laughs),and each that hindered my</text:p>
      <text:p text:style-name="P22">problems or virtually any Elite4 problems</text:p>
      <text:p text:style-name="P22">anywhere as far as the Master knew and guessed</text:p>
      <text:p text:style-name="P22">and if that wasn't enough,none other than the</text:p>
      <text:p text:style-name="P22">captivated team rocket boss,who is a according to</text:p>
      <text:p text:style-name="P22">Lance a real fun loving guy now and he said he</text:p>
      <text:p text:style-name="P22">can never forget 2 very common pokemons like</text:p>
      <text:p text:style-name="P22">Feraligator and Crawdaunt (all laugh) felled his</text:p>
      <text:p text:style-name="P22">whole dream,as he realized that legendaries are</text:p>
      <text:p text:style-name="P22">just a mere wordplay (all laugh),all should just</text:p>
      <text:p text:style-name="P22">have fun(all laugh and clap)..and he has since</text:p>
      <text:p text:style-name="P22">then rather happily co-operated and had fun withall and now also gives some great advises to all</text:p>
      <text:p text:style-name="P22">on how not to abuse pokemons(all laughes</text:p>
      <text:p text:style-name="P22">uncontrollably) and how not to do thinga illegally</text:p>
      <text:p text:style-name="P22">(all brusts into laughter),so he has been a massive</text:p>
      <text:p text:style-name="P22"><text:soft-page-break/>help,so even he had to be connected via secret</text:p>
      <text:p text:style-name="P22">souces but that was later and Master just</text:p>
      <text:p text:style-name="P22">mouthed any dark sides off and just asking the</text:p>
      <text:p text:style-name="P22">rocket boss if he ever thought if a Master is totally</text:p>
      <text:p text:style-name="P22">disconnected for his pokemons whether they'll</text:p>
      <text:p text:style-name="P22">still be following their master or nor,this is that</text:p>
      <text:p text:style-name="P22">he'll break in and then the whole outside would be</text:p>
      <text:p text:style-name="P22">managed by his bunch as if they knew exactly</text:p>
      <text:p text:style-name="P22">what to do without even being planned</text:p>
      <text:p text:style-name="P22">properly,the rocket boss was summoned cause he</text:p>
      <text:p text:style-name="P22">was the only person who has handled two</text:p>
      <text:p text:style-name="P22">legendaries and including a Mewtwo for 3 long</text:p>
      <text:p text:style-name="P22">years,to which the boss rather jovially said his</text:p>
      <text:p text:style-name="P22">Mewtwo and Arceus could do that but they simply</text:p>
      <text:p text:style-name="P22">were no match to the two that defeated him that</text:p>
      <text:p text:style-name="P22">day(all claps),and that too with the Master</text:p>
      <text:p text:style-name="P22">Himself,so the boss opined just to give his buncha chance,which satisfied the Master finally.Then</text:p>
      <text:p text:style-name="P22">allnof Lance's difficulties were mouthed off to</text:p>
      <text:p text:style-name="P22">total surrender and all that and the Master</text:p>
      <text:p text:style-name="P22">dragged top post holders from all Elite4s to do hia</text:p>
      <text:p text:style-name="P22">dirty works(all laughs) and finally broke into his</text:p>
      <text:p text:style-name="P22">sweet sweet flower's room and the flower has</text:p>
      <text:p text:style-name="P22">now gone AWOL sentimentally(all brusts into</text:p>
      <text:p text:style-name="P22">laughter) as the master did all except to adore</text:p>
      <text:p text:style-name="P22">her(all brusts into laughter) while she was under</text:p>
      <text:p text:style-name="P22">his captive(all laughes uncontrollably)..so anyway,</text:p>
      <text:p text:style-name="P22">by all means the Master has just like he did in</text:p>
      <text:p text:style-name="P22">many many times in his career,basically in 48</text:p>
      <text:p text:style-name="P22">hours has mortified the greatest hell to make the</text:p>
      <text:p text:style-name="P22">greatest heaven imaginable right at the same</text:p>
      <text:p text:style-name="P22">place and people by every means..(all</text:p>
      <text:p text:style-name="P22">clap)...balance again(all laugh)"</text:p>
      <text:p text:style-name="P22">Gary : "all the Master's pokemons barring Mr</text:p>
      <text:p text:style-name="P22">Mime,Ganger and obviously we-knwo-chu(all</text:p>
      <text:p text:style-name="P22">laughes uncontrollably) if stays in any of the</text:p>
      <text:p text:style-name="P22">branches of Oak Labs can be used with full</text:p>
      <text:p text:style-name="P22">freedom except battling cause they themselvswould ticklly refuse that(all brusts into laughter) in</text:p>
      <text:p text:style-name="P22">all conditions,and also this Lab now has the full</text:p>
      <text:p text:style-name="P22">support and certificate by the once ever pokemon</text:p>
      <text:p text:style-name="P22">master himself,which actually means it can by it's</text:p>
      <text:p text:style-name="P22">own might stand against all authorities including</text:p>
      <text:p text:style-name="P22">whole Elite4 if despite proofs they are somehow</text:p>
      <text:p text:style-name="P22">harassed...all the reasons except the research</text:p>
      <text:p text:style-name="P22">why now Oak Lab is going to be what it is,is simply</text:p>
      <text:p text:style-name="P22">the Pokemon Master's alleged weaknesses,ego,</text:p>
      <text:p text:style-name="P22">infidelity, trash-talk and all(all laugh),as they've</text:p>
      <text:p text:style-name="P22">made him such a threat to the whole pokemon</text:p>
      <text:p text:style-name="P22">world(Ash and Misty smile at each</text:p>
      <text:p text:style-name="P22">other,hugging),that unless he got his way,Team</text:p>
      <text:p text:style-name="P22">Rocket 2 would've become a reality but may be</text:p>
      <text:p text:style-name="P22"><text:soft-page-break/>this time very much impossible to stop,as the</text:p>
      <text:p text:style-name="P22">Master is allegedly able to make legendaries</text:p>
      <text:p text:style-name="P22">absolute pets and do anything with them(Ash and</text:p>
      <text:p text:style-name="P22">Misty again looks and each other,hugging and</text:p>
      <text:p text:style-name="P22">they including all laughs)..if that wasn't enough</text:p>
      <text:p text:style-name="P22">nobody understands how a man like has enacted</text:p>
      <text:p text:style-name="P22">great respect from anyone who've been able toknow him personally and he despite doing all this</text:p>
      <text:p text:style-name="P22">is the same man whose never been known to have</text:p>
      <text:p text:style-name="P22">done anything illegal anywhere.."</text:p>
      <text:p text:style-name="P22">Ash(laugh) : "um..just an imbalance Gary(all</text:p>
      <text:p text:style-name="P22">laugh),i've abducted a certain Misty Waterflower</text:p>
      <text:p text:style-name="P22">(all laugh) to date her all i want(all brusts into</text:p>
      <text:p text:style-name="P22">laughter,Misty hugs Ash firmly,Ash smiles at her)</text:p>
      <text:p text:style-name="P22">Gary(laugh) : "yeah that's dealt with later,anyhow</text:p>
      <text:p text:style-name="P22">balance again(all laugh)when his public antics</text:p>
      <text:p text:style-name="P22">becomes more confusing (all laughes) he still</text:p>
      <text:p text:style-name="P22">hasn't breached any rules and all that know him</text:p>
      <text:p text:style-name="P22">personally has praised him more and more,what</text:p>
      <text:p text:style-name="P22">he and his pokemons do nobody understands (all</text:p>
      <text:p text:style-name="P22">laughes) as they just play around and rather</text:p>
      <text:p text:style-name="P22">forces the challenger to become friend and thus</text:p>
      <text:p text:style-name="P22">the match itself actually becomes totally</text:p>
      <text:p text:style-name="P22">meaningless (all laughes uncontrollably),this</text:p>
      <text:p text:style-name="P22">alone has simply made him an enigma as though</text:p>
      <text:p text:style-name="P22">he's in the pokemon world professionaly,it seems</text:p>
      <text:p text:style-name="P22">he's here only to play around with absolutely</text:p>
      <text:p text:style-name="P22">everything (all laughs) including pokemons,challengers and authority(all brusts into</text:p>
      <text:p text:style-name="P22">laughter)...this man simply makes no sense as to</text:p>
      <text:p text:style-name="P22">why he even exists(all uncontrollably laughs,Ash</text:p>
      <text:p text:style-name="P22">and Misty hugs each other smiling)..this simply</text:p>
      <text:p text:style-name="P22">makes him an totally lunatic (all laughs) yet</text:p>
      <text:p text:style-name="P22">wholeheartedly sweet man(all brusts into</text:p>
      <text:p text:style-name="P22">laughter),who seema plays around with his</text:p>
      <text:p text:style-name="P22">pokemons like a little kid with absolute</text:p>
      <text:p text:style-name="P22">inocense(all laughs,Ash and Misty looks at each</text:p>
      <text:p text:style-name="P22">other and smiles)..but such a man if hindered can</text:p>
      <text:p text:style-name="P22">become unimaginably cruel(all laugh) so it's better</text:p>
      <text:p text:style-name="P22">that he's given anything he legally wants(all brusts</text:p>
      <text:p text:style-name="P22">into laughter) to keep him as he is(all laughes</text:p>
      <text:p text:style-name="P22">uncontrollably)..well Ash(laugh) Lance told</text:p>
      <text:p text:style-name="P22">Grandpa exactly this even more jovially(all brusts</text:p>
      <text:p text:style-name="P22">into laughter),and said he's the strongest Elite4</text:p>
      <text:p text:style-name="P22">currently and he has very few matches in the</text:p>
      <text:p text:style-name="P22">world but he was rather as his beloved and battle</text:p>
      <text:p text:style-name="P22">hardened pokemons was enjoying the play and</text:p>
      <text:p text:style-name="P22">though the referr had to declare his pokemons</text:p>
      <text:p text:style-name="P22">defeated,he knows full well the battle,thechallenge,his position nothing meant anything</text:p>
      <text:p text:style-name="P22">there with this unique enigma,he just went back to</text:p>
      <text:p text:style-name="P22">his 12 year old self when he first started and that</text:p>
      <text:p text:style-name="P22">itself has given him enough to continue the few</text:p>
      <text:p text:style-name="P22">more years left of his service till he again returns</text:p>
      <text:p text:style-name="P22"><text:soft-page-break/>to being the 12 year old(all laugh and clap)and he</text:p>
      <text:p text:style-name="P22">said he understood why a man like this can't be</text:p>
      <text:p text:style-name="P22">honoured at all because of his uniqueness the</text:p>
      <text:p text:style-name="P22">honours also will mean nothing but play(all</text:p>
      <text:p text:style-name="P22">laughs) and so rather being alone he can play</text:p>
      <text:p text:style-name="P22">around with the whole combined all pokemon</text:p>
      <text:p text:style-name="P22">battlers hall of fame all he wants(all brusts into</text:p>
      <text:p text:style-name="P22">laughter) and he said as he decided to rejoin the</text:p>
      <text:p text:style-name="P22">pokemon master's hall of fame, it's rather our</text:p>
      <text:p text:style-name="P22">honour to have him among them and he atleast</text:p>
      <text:p text:style-name="P22">being one,would rather be in his in quote 'fool-</text:p>
      <text:p text:style-name="P22">around' hall of fame than this one(all</text:p>
      <text:p text:style-name="P22">laughs,claps),Lance said he called cause there</text:p>
      <text:p text:style-name="P22">was a little tension yesterday at Cerulian City(all</text:p>
      <text:p text:style-name="P22">brusts into laughter) involving him which was</text:p>
      <text:p text:style-name="P22">reported to him that he just laughed off as heunderstands perfectly well the significace of the</text:p>
      <text:p text:style-name="P22">location(all brusts into laughter),Lance joked and</text:p>
      <text:p text:style-name="P22">this all,i've never seen him this happy and he said</text:p>
      <text:p text:style-name="P22">he only called because he certainly understands</text:p>
      <text:p text:style-name="P22">the recent antics of the Master and quote 'AWOL'</text:p>
      <text:p text:style-name="P22">(all brusts into laughter) and with his dissent and</text:p>
      <text:p text:style-name="P22">then consent to return to the hall of fame as</text:p>
      <text:p text:style-name="P22">well(all laugh),so he was just very happy that the</text:p>
      <text:p text:style-name="P22">Master is also the same as he assumed him to be</text:p>
      <text:p text:style-name="P22">in personal life(all laugh),thus he called Grandpa</text:p>
      <text:p text:style-name="P22">himself and told him he has had a very good laugh</text:p>
      <text:p text:style-name="P22">all around (all clap) and also would love to meet</text:p>
      <text:p text:style-name="P22">him again and if possible fake fight as well(all</text:p>
      <text:p text:style-name="P22">laughes)..and that's not it,while Grandpa jokingly</text:p>
      <text:p text:style-name="P22">asked about Cerulian Gym as Lance knows about</text:p>
      <text:p text:style-name="P22">Lillie being here,Lance uninsinuted(all laughs) he</text:p>
      <text:p text:style-name="P22">will also keep the Gym shut for the next three</text:p>
      <text:p text:style-name="P22">months for sure unless the leader wants(all</text:p>
      <text:p text:style-name="P22">laugh),cause he surely knows after many years of</text:p>
      <text:p text:style-name="P22">gym battling,she absolutely deserves to enjoy</text:p>
      <text:p text:style-name="P22">some quote 'team battling' (all laughesuncontrollably) all she wants(all laugh,claps,Ash</text:p>
      <text:p text:style-name="P22">and Misty smiles at each other,hugging)...and</text:p>
      <text:p text:style-name="P22">finally he said he'll surely be eager to see the</text:p>
      <text:p text:style-name="P22">Master back at Cerulian(all brusts into laughter)...</text:p>
      <text:p text:style-name="P22">but a cook also cooks for himself(all brusts into</text:p>
      <text:p text:style-name="P22">laughter)"</text:p>
      <text:p text:style-name="P22">Brock(laugh) : "yeah,Ash Ketchum,Hall of</text:p>
      <text:p text:style-name="P22">fame,Fool-Around Soulmate Master(all brusts into</text:p>
      <text:p text:style-name="P22">laughter) gives a special thanks to Brock Slate as</text:p>
      <text:p text:style-name="P22">being the gym leader for his very first badge,which</text:p>
      <text:p text:style-name="P22">on that day he didn't deserve to win at all as his 3</text:p>
      <text:p text:style-name="P22">pokemons then wasn't any match for the Leaders</text:p>
      <text:p text:style-name="P22">Onix and he only got it because the leader</text:p>
      <text:p text:style-name="P22">believed he will get better and he also thanks the</text:p>
      <text:p text:style-name="P22">leaders family as Kane Slate,Brock' father and</text:p>
      <text:p text:style-name="P22">also former gym leader who also that day was like</text:p>
      <text:p text:style-name="P22"><text:soft-page-break/>his very own father and Foster Slate the current</text:p>
      <text:p text:style-name="P22">gym leader,whom he has known since when</text:p>
      <text:p text:style-name="P22">Foster was 5(laugh,Ash and Misty smiles)and to</text:p>
      <text:p text:style-name="P22">him it's just a signature of love..then the Master</text:p>
      <text:p text:style-name="P22">has basically made Pewter gym to hold sway overso many things that it'll take years for Foster to let</text:p>
      <text:p text:style-name="P22">alone read and finish(all laugh) but then to</text:p>
      <text:p text:style-name="P22">uninsinute it out(all brusts into laughter),so that's</text:p>
      <text:p text:style-name="P22">that,and Pewter will also have a direct connection</text:p>
      <text:p text:style-name="P22">with Oak labs as the Master rather sweared the</text:p>
      <text:p text:style-name="P22">authority to hell(all laughes) as to why an unique</text:p>
      <text:p text:style-name="P22">gym with rock speciality,which he himself has</text:p>
      <text:p text:style-name="P22">come across only 2 times after that and that too</text:p>
      <text:p text:style-name="P22">because he has won all 32 badges badges in</text:p>
      <text:p text:style-name="P22">Kalos and 24 in Unova,he personally knows there's</text:p>
      <text:p text:style-name="P22">no such Gym in the entire Orange,Hoenn and</text:p>
      <text:p text:style-name="P22">Jhoto region,Sinnoh has only one,which he later</text:p>
      <text:p text:style-name="P22">went to and found that it's only a gym cause it had</text:p>
      <text:p text:style-name="P22">to mask the actual thing behind..so that</text:p>
      <text:p text:style-name="P22">goes..thus while he has found there's only 1 such</text:p>
      <text:p text:style-name="P22">in Kalos,1 in Unova and 1 in Kanto..only 3 such</text:p>
      <text:p text:style-name="P22">Gyms are there and rock is a difficult type to</text:p>
      <text:p text:style-name="P22">handle battle and maintain so while he saw Unova</text:p>
      <text:p text:style-name="P22">and Kalos always bragging about their rock types</text:p>
      <text:p text:style-name="P22">and giving them all they want, typically as he to his</text:p>
      <text:p text:style-name="P22">utter distaste he found what happens in Kanto,thelower authority thinks because Kanto has</text:p>
      <text:p text:style-name="P22">produced most Hall of Fames in Pokemon Master</text:p>
      <text:p text:style-name="P22">Category,they'll get that up by neglecting certain</text:p>
      <text:p text:style-name="P22">types of gyms like rock and fire so that the</text:p>
      <text:p text:style-name="P22">beginners get it a bit easy...this disgusts him to</text:p>
      <text:p text:style-name="P22">death because he had one of his dream matches</text:p>
      <text:p text:style-name="P22">ever in a fire gym right on top of a volcano,and he</text:p>
      <text:p text:style-name="P22">only after that knew fully what power fire</text:p>
      <text:p text:style-name="P22">pokemons can hold and how difficult they can</text:p>
      <text:p text:style-name="P22">become,so Kanto has 3 fire gyms,out of which 1 is</text:p>
      <text:p text:style-name="P22">praised and the rest two neglected cause they</text:p>
      <text:p text:style-name="P22">don't quite agree so easily,thus he hereby also in</text:p>
      <text:p text:style-name="P22">quote 'sternly warns' the lower authority to follow</text:p>
      <text:p text:style-name="P22">the Kanto Elite4 HQ order and report properly,else</text:p>
      <text:p text:style-name="P22">he'll personally make sure that their positions are</text:p>
      <text:p text:style-name="P22">under threat as rock gym becomes mandatory and</text:p>
      <text:p text:style-name="P22">either the fire gyms will be equally sharing</text:p>
      <text:p text:style-name="P22">pressure or else the mandatory fire badge will</text:p>
      <text:p text:style-name="P22">have to be collected form someone that'll have full</text:p>
      <text:p text:style-name="P22">authority to use his own fire types at their very</text:p>
      <text:p text:style-name="P22">highest level,no trainer will agree to this cause asthey understand his absolute maximum doesn't</text:p>
      <text:p text:style-name="P22">actually mean that and then he'll not stop to get all</text:p>
      <text:p text:style-name="P22">fire types and send them all to that level</text:p>
      <text:p text:style-name="P22">personally training them on the ocean(all</text:p>
      <text:p text:style-name="P22">laugh)..well it means none other than Cerulian</text:p>
      <text:p text:style-name="P22"><text:soft-page-break/>ocean with the Hall of Fame Gym's best chosen</text:p>
      <text:p text:style-name="P22">pokemons (all laugh), meaning the Master may</text:p>
      <text:p text:style-name="P22">abuse Pokemons legally or simply send them to a</text:p>
      <text:p text:style-name="P22">level that'll fool around the authority while having</text:p>
      <text:p text:style-name="P22">like 30 fire pokemons in Cerulian of all (all laugh)</text:p>
      <text:p text:style-name="P22">at the same time will itself be a too massive</text:p>
      <text:p text:style-name="P22">trouble..what a Master stroke(all laugh)..which he</text:p>
      <text:p text:style-name="P22">didn't say here(all laughs)..so it's better for the</text:p>
      <text:p text:style-name="P22">concerned people that that's not done..so the</text:p>
      <text:p text:style-name="P22">Master hereby sweared anything off(all claps and</text:p>
      <text:p text:style-name="P22">laughs)..by the way Pewter got things that has</text:p>
      <text:p text:style-name="P22">send it to such level,consider it a must visit place</text:p>
      <text:p text:style-name="P22">anyway(all clap,smile)...then the Master has</text:p>
      <text:p text:style-name="P22">announced to the world of his heart-wrenching</text:p>
      <text:p text:style-name="P22">longing for his Pewter beau(all brusts into</text:p>
      <text:p text:style-name="P22">laughter),in a way that'll propel him to uniquestardom(all clap),bur amusingly the Master has</text:p>
      <text:p text:style-name="P22">made sure that his workload is lessened more</text:p>
      <text:p text:style-name="P22">than what it is now,and that's why he has already</text:p>
      <text:p text:style-name="P22">cancelled tomorrow (all laugh) as it was utter</text:p>
      <text:p text:style-name="P22">vulture business (all laughes)..his beau(all laugh)</text:p>
      <text:p text:style-name="P22">has also got a long list that'll take him ages to</text:p>
      <text:p text:style-name="P22">read and figure out(all laugh) but it simply states</text:p>
      <text:p text:style-name="P22">that he can do whatever he legally wants and no</text:p>
      <text:p text:style-name="P22">stupid sludge(all laugh) can do anything about</text:p>
      <text:p text:style-name="P22">it,this is a serious point Ash but i also know about</text:p>
      <text:p text:style-name="P22">your final advice to Serena and family,thus this</text:p>
      <text:p text:style-name="P22">and this sludge has been grateful to you and now</text:p>
      <text:p text:style-name="P22">that you don't have any concerns the sludge also</text:p>
      <text:p text:style-name="P22">actually hasn't let me go till he meets you again</text:p>
      <text:p text:style-name="P22">for atmost once,and you can understand what he'll</text:p>
      <text:p text:style-name="P22">tell you,as i said before..and you know way more</text:p>
      <text:p text:style-name="P22">than me of the rest,so there's a question..."</text:p>
      <text:p text:style-name="P22">Ash(Ash and Misty hugging each other,looks at</text:p>
      <text:p text:style-name="P22">Misty,who nods,Ash smiles) : "only with me,only</text:p>
      <text:p text:style-name="P22">once ever from both sides of absoluty any</text:p>
      <text:p text:style-name="P22">kind,and the place is in the drainage itself,veryown drainage's outer chamber,i'll have absolutely</text:p>
      <text:p text:style-name="P22">none and nothing with me except my clothes (all</text:p>
      <text:p text:style-name="P22">laugh) and my Tickle Master(all laugh),granted"(all</text:p>
      <text:p text:style-name="P22">claps and smiles and laugh)</text:p>
      <text:p text:style-name="P22">Brock(lauhh) : "perfectly uninsinuable (all laugh)..</text:p>
      <text:p text:style-name="P22">your Tickle Master is world dreaded for his Kalos</text:p>
      <text:p text:style-name="P22">Final antics itselft and then Elite4 and all and also</text:p>
      <text:p text:style-name="P22">he's the Highest form of Purest ghost type,even</text:p>
      <text:p text:style-name="P22">the legends would think thrice(all laughs)</text:p>
      <text:p text:style-name="P22">especially in dark nights(all laughes</text:p>
      <text:p text:style-name="P22">uncontrollably),and i heard you'll go at night(all</text:p>
      <text:p text:style-name="P22">laughes)?</text:p>
      <text:p text:style-name="P22">Ash(smile) : "and may turn off the lights"(all laugh</text:p>
      <text:p text:style-name="P22">and clap)..</text:p>
      <text:p text:style-name="P22">Brock(laugh) : "perfect,well its also.."</text:p>
      <text:p text:style-name="P22"><text:soft-page-break/>Ash(smile) : "Brock, don't you cherish your beau(all</text:p>
      <text:p text:style-name="P22">smile,clap)"</text:p>
      <text:p text:style-name="P22">Brock(smile) : "meticulously (all smile,clap)..but,i.."</text:p>
      <text:p text:style-name="P22">Ash(smile) : "Brock I should be the one saying</text:p>
      <text:p text:style-name="P22">what you're insinuating (all laugh),but i don't cause</text:p>
      <text:p text:style-name="P22">you're in the right art now(all clap) and also theother way around(all clap)..just leave it as an</text:p>
      <text:p text:style-name="P22">illusion (all laugh, claps).."</text:p>
      <text:p text:style-name="P22">Daisy(laugh) : "Ash,i have an insinuation (all</text:p>
      <text:p text:style-name="P22">laugh),why is it so that i can see a certain</text:p>
      <text:p text:style-name="P22">Ketchum encircling all the flowers(all brusts</text:p>
      <text:p text:style-name="P22">laughter)...i know what you told or rather</text:p>
      <text:p text:style-name="P22">encouraged to Trace on persistence of</text:p>
      <text:p text:style-name="P22">observation(Tracy laughs) all the 4 years ago after</text:p>
      <text:p text:style-name="P22">your breakup,i also came to know from my</text:p>
      <text:p text:style-name="P22">younger lioness(all brusts into laughter) what you</text:p>
      <text:p text:style-name="P22">told Gary just after your breakup,and i also know</text:p>
      <text:p text:style-name="P22">the actual way of pushing Brock was left to none</text:p>
      <text:p text:style-name="P22">other than his own father(all smile) as my Viol</text:p>
      <text:p text:style-name="P22">flower told me(Tracy,Brock Laughs)..why were you</text:p>
      <text:p text:style-name="P22">encircling the flowers(all brusts into laughter)?"</text:p>
      <text:p text:style-name="P22">Ash(blush) : "well,that was a um..(all laugh)"</text:p>
      <text:p text:style-name="P22">Gary(laugh) : "my sermon was the professionalism</text:p>
      <text:p text:style-name="P22">in unnesseciating the necessary to find the subtle</text:p>
      <text:p text:style-name="P22">necessity(all laugh),exactly what i tell everyone</text:p>
      <text:p text:style-name="P22">now and i told our Pettlesburg Sister and Her rose</text:p>
      <text:p text:style-name="P22">as well(all laugh)..and the rest of you know whati'm talking about (all laugh)"</text:p>
      <text:p text:style-name="P22">Lillie(laugh) : "and well just like Dase,same for</text:p>
      <text:p text:style-name="P22">me,it was a double edged sword that the Master</text:p>
      <text:p text:style-name="P22">of Pallet Brats delivered (all laugh),the vulture</text:p>
      <text:p text:style-name="P22">knew step by step what he was doing(all laugh).."</text:p>
      <text:p text:style-name="P22">Brock(laugh) : "well,My dad was a gym leader then</text:p>
      <text:p text:style-name="P22">and both my parents are extremely caring yet</text:p>
      <text:p text:style-name="P22">extremely oblivious and single minded,which i</text:p>
      <text:p text:style-name="P22">guess the sisters here understand what it is(all</text:p>
      <text:p text:style-name="P22">sisters reciprocates and laughs),so my dad was</text:p>
      <text:p text:style-name="P22">told to minutely find the right balance between</text:p>
      <text:p text:style-name="P22">them and (laugh) in an unnamed letter where a</text:p>
      <text:p text:style-name="P22">minute picture was drawn of a certain flower(all</text:p>
      <text:p text:style-name="P22">laughs)..ya, exactly that,to show the perfect</text:p>
      <text:p text:style-name="P22">balance demonstration(all brusts into</text:p>
      <text:p text:style-name="P22">laughter),and was told to show his eldest</text:p>
      <text:p text:style-name="P22">son,who'll figure out the rest..so my dad did what</text:p>
      <text:p text:style-name="P22">he did,and i did what was necessary and</text:p>
      <text:p text:style-name="P22">especially so after i got through the hellfires,the</text:p>
      <text:p text:style-name="P22">letter was delivered much later though, it's as if</text:p>
      <text:p text:style-name="P22">the sender was expecting things to happen..(alllaugh)..so who drew that Ketchum(all brusts into</text:p>
      <text:p text:style-name="P22">laughter)"</text:p>
      <text:p text:style-name="P22">Ash(smile) : "people from a secret well known</text:p>
      <text:p text:style-name="P22">organisation (all laugh),who were actually Sinnoh</text:p>
      <text:p text:style-name="P22">Elite4 undercovers,just too fond of me(all brusts</text:p>
      <text:p text:style-name="P22"><text:soft-page-break/>into laughter)..and Gary,well i just sort of it's called</text:p>
      <text:p text:style-name="P22">what i told you that day(laugh),a Master retorts</text:p>
      <text:p text:style-name="P22">only when the opposition is weak enough(all</text:p>
      <text:p text:style-name="P22">brusts into laughter)..i just knew how things will</text:p>
      <text:p text:style-name="P22">be as if you remember Daisy,Lillie none of you</text:p>
      <text:p text:style-name="P22">were there that day and i spent an hour or more</text:p>
      <text:p text:style-name="P22">afterwards looking at the now godforsaken central</text:p>
      <text:p text:style-name="P22">battlefield (all brusts into laughter)..then Sarah of</text:p>
      <text:p text:style-name="P22">all people came in as I was oblivious (all</text:p>
      <text:p text:style-name="P22">laughs),she knew me well for obvious reasons (all</text:p>
      <text:p text:style-name="P22">laughs),she told me many angry garbage (all</text:p>
      <text:p text:style-name="P22">brusts into laughter) with the warning that the</text:p>
      <text:p text:style-name="P22">visitors aren't allowed in this and that time etc(all</text:p>
      <text:p text:style-name="P22">laughes),but i also saw how all of you were angry</text:p>
      <text:p text:style-name="P22">with me i mean all the elder sisters,which was</text:p>
      <text:p text:style-name="P22">ever the case anyway(all laughs),but helpers hadto comply cause the certain sweet main gym</text:p>
      <text:p text:style-name="P22">leader of all herself had blossomed disturbingly</text:p>
      <text:p text:style-name="P22">only at a very certain direction (all brusts into</text:p>
      <text:p text:style-name="P22">laughs),and i knew only too well what my brothers</text:p>
      <text:p text:style-name="P22">will tell me,by then i was patry-hardened(all brusts</text:p>
      <text:p text:style-name="P22">into laughter) enough to be called in for a secret</text:p>
      <text:p text:style-name="P22">undercover within a month after i won the</text:p>
      <text:p text:style-name="P22">league..and my realizations were day by day</text:p>
      <text:p text:style-name="P22">coming and increasing,so i just thought looking at</text:p>
      <text:p text:style-name="P22">that battlefield and then the anger then recalling</text:p>
      <text:p text:style-name="P22">all,i realized that if i'm not returning here a tension</text:p>
      <text:p text:style-name="P22">will simmer cause i was the central reason for the</text:p>
      <text:p text:style-name="P22">bond and i then was buffoon enough not to realize</text:p>
      <text:p text:style-name="P22">that all it needed was exactly my presence for a</text:p>
      <text:p text:style-name="P22">much longer time but you know i'm just like my</text:p>
      <text:p text:style-name="P22">flower-extremely stubborn(all laugh)..so then after</text:p>
      <text:p text:style-name="P22">Sarah chided me i mouthed her off saying many</text:p>
      <text:p text:style-name="P22">things that are mere wordplay now,but well that</text:p>
      <text:p text:style-name="P22">language and logic only got stronger</text:p>
      <text:p text:style-name="P22">undercover(all brusts into laughter) and the</text:p>
      <text:p text:style-name="P22">knowledge came from Kalos Libraries andhangouts(all laughes)...well my Ganger has fooled</text:p>
      <text:p text:style-name="P22">many many authority figures(all brusts into</text:p>
      <text:p text:style-name="P22">laughter),and did all illegal things there so that i</text:p>
      <text:p text:style-name="P22">get full knowledge,he's an once only expert in</text:p>
      <text:p text:style-name="P22">invisiblity(all laughes)..so i just said things that</text:p>
      <text:p text:style-name="P22">made Sarah realize that i was oblivious but i was</text:p>
      <text:p text:style-name="P22">gently wicked(all brusts into laughter)..so she just</text:p>
      <text:p text:style-name="P22">never mingled with anything again cause she</text:p>
      <text:p text:style-name="P22">knew her job was on threat(all laughs) and i sold</text:p>
      <text:p text:style-name="P22">her a double edged sword(all laughed),after all</text:p>
      <text:p text:style-name="P22">these,as I went back to the visitors room and</text:p>
      <text:p text:style-name="P22">picked up my big bro,he was rather startled that i</text:p>
      <text:p text:style-name="P22">didn't once told him about Mist that day which</text:p>
      <text:p text:style-name="P22">was never the case as well he really is my big bro</text:p>
      <text:p text:style-name="P22">by every means (all clap),he insisted to go and</text:p>
      <text:p text:style-name="P22"><text:soft-page-break/>have fun with the other gym pokemons which he</text:p>
      <text:p text:style-name="P22">has always done there but i sternly rebuked him,he</text:p>
      <text:p text:style-name="P22">you know being he,just ran off to where gym</text:p>
      <text:p text:style-name="P22">pokemons were kept and the guards were warned</text:p>
      <text:p text:style-name="P22">by Sarah by them to not disturb me at all(all</text:p>
      <text:p text:style-name="P22">laugh),so chu-bro went in but the very first thingwas none other than Dewgong,to whom chu-bro</text:p>
      <text:p text:style-name="P22">by then seemed to be an intruder as always(all</text:p>
      <text:p text:style-name="P22">laugh),but i don't know what came to chu-bro that</text:p>
      <text:p text:style-name="P22">day,as any other day he'll mouth Dewgong off by</text:p>
      <text:p text:style-name="P22">Using Golduck,Starmie,Starew,Politoed whoever</text:p>
      <text:p text:style-name="P22">was present whom he knew well and especially</text:p>
      <text:p text:style-name="P22">after Sinnoh,as during Sinnoh miracle Pikachu</text:p>
      <text:p text:style-name="P22">realized who he really was and since then the</text:p>
      <text:p text:style-name="P22">word fear just has gone off from his dictionary</text:p>
      <text:p text:style-name="P22">and that day chu-bro didn't use others or did</text:p>
      <text:p text:style-name="P22">anything,he straight showed Dewgong what he</text:p>
      <text:p text:style-name="P22">really was by an irontell to the ground that was</text:p>
      <text:p text:style-name="P22">just enough to make him sit on his tail,which was</text:p>
      <text:p text:style-name="P22">stuck inside the ground create a to show that he</text:p>
      <text:p text:style-name="P22">was not only type advantage but processed</text:p>
      <text:p text:style-name="P22">unimaginable power with the same skill to just use</text:p>
      <text:p text:style-name="P22">them rightly,it was a statement that i can instantly</text:p>
      <text:p text:style-name="P22">kill you all no matter who or how many you are</text:p>
      <text:p text:style-name="P22">you're no match for me but i'm very gentle i don't</text:p>
      <text:p text:style-name="P22">do anything unless you try to be unnecessary</text:p>
      <text:p text:style-name="P22">disturbing in a way that now i realize a Suicunewould've done the same, Dewgong of all just went</text:p>
      <text:p text:style-name="P22">away,and well i still have a fear for Dewgong</text:p>
      <text:p text:style-name="P22">cause he's the leader and he never liked Pikachu</text:p>
      <text:p text:style-name="P22">and my big bro doesn't submit to anyone so it's a</text:p>
      <text:p text:style-name="P22">difficult condition..anyhow big bro then went in</text:p>
      <text:p text:style-name="P22">but didn't even play he just have a quick look there</text:p>
      <text:p text:style-name="P22">and came back to me and said Pikachupi,which is</text:p>
      <text:p text:style-name="P22">MISTY in his words,and then just stayed silent..i</text:p>
      <text:p text:style-name="P22">thought he somehow someway realized that</text:p>
      <text:p text:style-name="P22">something must've happened to Misty and thus he</text:p>
      <text:p text:style-name="P22">wasn't allowed to talk with her and all,and yeah he</text:p>
      <text:p text:style-name="P22">never saw me sad inside the gym that much</text:p>
      <text:p text:style-name="P22">before too,so he just wanted to check if Misty's</text:p>
      <text:p text:style-name="P22">Pokemons were right or not but Dewgong came in</text:p>
      <text:p text:style-name="P22">and he threatend him away to just have a look and</text:p>
      <text:p text:style-name="P22">came back and said Misty,means its her,not the</text:p>
      <text:p text:style-name="P22">pokemons, yeah that's his intelligence(all</text:p>
      <text:p text:style-name="P22">smile,clap)(laugh),well he's sleeping now out of</text:p>
      <text:p text:style-name="P22">disgust(all laugh)... then i out of emotion told him</text:p>
      <text:p text:style-name="P22">'buddy may be your right' he obviously didn't</text:p>
      <text:p text:style-name="P22">realize what i told him but was verysubmissive,then i came back of course with many</text:p>
      <text:p text:style-name="P22">emotions but i somehow remembered my big-</text:p>
      <text:p text:style-name="P22">bro's actions and it kinda dawned upon me that</text:p>
      <text:p text:style-name="P22">even if the leader goes the pokemons stay,so then</text:p>
      <text:p text:style-name="P22">i realized that Tracy comes here,Gary comes</text:p>
      <text:p text:style-name="P22"><text:soft-page-break/>here,Brock knows the place very well etc and</text:p>
      <text:p text:style-name="P22">they're not going to go anywhere,and from there I</text:p>
      <text:p text:style-name="P22">probably became more determined to cut myself</text:p>
      <text:p text:style-name="P22">off completely from the Cerulian Gym and all so i</text:p>
      <text:p text:style-name="P22">became rather stern and wanted them to do the</text:p>
      <text:p text:style-name="P22">right things that i thought were right so that they</text:p>
      <text:p text:style-name="P22">later won't well insinuate (all laughs) anything,so i</text:p>
      <text:p text:style-name="P22">told Trace everything needs persistence and</text:p>
      <text:p text:style-name="P22">results even if doesn't come a man like Trace</text:p>
      <text:p text:style-name="P22">doesn't need to reminded that its all for own</text:p>
      <text:p text:style-name="P22">sake,which of course the man being cunning(all</text:p>
      <text:p text:style-name="P22">laughes) quickly picked up but tried to resell</text:p>
      <text:p text:style-name="P22">me(all brusts into laughter),which gave him a how</text:p>
      <text:p text:style-name="P22">sweet is the fire Brock(all laugh) ?"</text:p>
      <text:p text:style-name="P22">Brock(laugh) : "Beautiful Little Hell with a little fire</text:p>
      <text:p text:style-name="P22">that's a bit too warm for comfort" (all brusts intolaughter)</text:p>
      <text:p text:style-name="P22">Ash(laugh) : "so that was it for Trace(Tracy</text:p>
      <text:p text:style-name="P22">laughs),then Gary i knew what he thought of the</text:p>
      <text:p text:style-name="P22">whole thing and all,i told him just do what you're</text:p>
      <text:p text:style-name="P22">doing and no matter what you look after yourself</text:p>
      <text:p text:style-name="P22">by all means first and just from difficulties you</text:p>
      <text:p text:style-name="P22">know who to research out things do same don't</text:p>
      <text:p text:style-name="P22">just get dissapointed and Gary also instantly pick</text:p>
      <text:p text:style-name="P22">that up but because he was professionally</text:p>
      <text:p text:style-name="P22">balanced just exactly opposite to his partner(all</text:p>
      <text:p text:style-name="P22">laugh),he clearly reaziled i wanted to go away</text:p>
      <text:p text:style-name="P22">without disturbing anyone or anything and didn't</text:p>
      <text:p text:style-name="P22">want any tension because of me and finally my</text:p>
      <text:p text:style-name="P22">Beau(all laugh) as usual went through all</text:p>
      <text:p text:style-name="P22">emotions and then on a fatefull day just as i had</text:p>
      <text:p text:style-name="P22">decided to go for the Undercover,i was in Viridian</text:p>
      <text:p text:style-name="P22">then,and suddenly i was called as usual and all</text:p>
      <text:p text:style-name="P22">that,i kinds knew that my beau would think me to</text:p>
      <text:p text:style-name="P22">be and all so i rather was happy to cut it exactly</text:p>
      <text:p text:style-name="P22">there,and then I reached Sinnoh and just before</text:p>
      <text:p text:style-name="P22">going undercover suddenly i found that the art ofMantyke was doing some rounds in the City(all</text:p>
      <text:p text:style-name="P22">laughes)...so i told my under-cover bros to get</text:p>
      <text:p text:style-name="P22">some informations about how to handle a</text:p>
      <text:p text:style-name="P22">Mantine(all laughs)..and they obviously scanned</text:p>
      <text:p text:style-name="P22">Violet completely and told me what i needed to</text:p>
      <text:p text:style-name="P22">know that the only man who made her balanced</text:p>
      <text:p text:style-name="P22">was still peeking or not,and as he was very much i</text:p>
      <text:p text:style-name="P22">againt haunted the man via secret sources in</text:p>
      <text:p text:style-name="P22">sinnoh,by the time the news came i was already</text:p>
      <text:p text:style-name="P22">undercover and that was the only time big-bro</text:p>
      <text:p text:style-name="P22">wasn't there,i left him with mom,cause if i wasn't</text:p>
      <text:p text:style-name="P22">there and some Vultures came along then I knew</text:p>
      <text:p text:style-name="P22">atleast nobody could go past Chu-bro and my</text:p>
      <text:p text:style-name="P22">whole Oak lab bunch no matter who they are plus</text:p>
      <text:p text:style-name="P22">he was my backup..all he was needed to be told</text:p>
      <text:p text:style-name="P22">was what he told me that day,master goes</text:p>
      <text:p text:style-name="P22"><text:soft-page-break/>pokemons stay..and that was it..in the meantime i</text:p>
      <text:p text:style-name="P22">saw my beau was a much changed man and then</text:p>
      <text:p text:style-name="P22">just sent things through Mr Slate cause i knew</text:p>
      <text:p text:style-name="P22">him,he could realize things and give right</text:p>
      <text:p text:style-name="P22">support...and that really was it,Gary only hadcontacts but not even once he said anything</text:p>
      <text:p text:style-name="P22">except the day he got engaged and he didn't even</text:p>
      <text:p text:style-name="P22">name Lillie and i just congratulated him and that's</text:p>
      <text:p text:style-name="P22">all..this was kalos but then i became a brat by my</text:p>
      <text:p text:style-name="P22">own right(laugh) and just was fooling around and</text:p>
      <text:p text:style-name="P22">never recalled anything regarding here for a long</text:p>
      <text:p text:style-name="P22">time and then decided to go away and all but i</text:p>
      <text:p text:style-name="P22">knew i'll be in hall of fame anyway and also the</text:p>
      <text:p text:style-name="P22">rejection-acceptance was also planned so that i</text:p>
      <text:p text:style-name="P22">get my way and all that but suddenly then my</text:p>
      <text:p text:style-name="P22">flower came back in and actually i would've been</text:p>
      <text:p text:style-name="P22">in Kalos cause i know the whole place in some</text:p>
      <text:p text:style-name="P22">library buying it and making my own or be near</text:p>
      <text:p text:style-name="P22">professor Kukui's lab...i wanted to date my little</text:p>
      <text:p text:style-name="P22">flower but then thought may be i'll be disturbing</text:p>
      <text:p text:style-name="P22">her,may be her problems aren't at all due to me</text:p>
      <text:p text:style-name="P22">and so on..and i never even wanted to know</text:p>
      <text:p text:style-name="P22">anything about here so i wasn't really sure despite</text:p>
      <text:p text:style-name="P22">knowing all but then finally a brat decided to</text:p>
      <text:p text:style-name="P22">challenge with his half grown fearow(all brusts</text:p>
      <text:p text:style-name="P22">into laughter)..so i then knew even legends are nomatch for my bunch,so i was assured that this</text:p>
      <text:p text:style-name="P22">pokemon world was finished completely for me</text:p>
      <text:p text:style-name="P22">and the rest may be 50/60 year retirement,as soon</text:p>
      <text:p text:style-name="P22">as the 50/60 came in i realized how much of an</text:p>
      <text:p text:style-name="P22">utter bufoon i was and when i could've easily</text:p>
      <text:p text:style-name="P22">came here pass a month and return,i went for</text:p>
      <text:p text:style-name="P22">badges which by then was formality almost i just</text:p>
      <text:p text:style-name="P22">liked the travelling...so i straightaway returned</text:p>
      <text:p text:style-name="P22">here to finish my works and finally know</text:p>
      <text:p text:style-name="P22">everything about here and then decide..but</text:p>
      <text:p text:style-name="P22">fortunately my flower forgave me despite all that i</text:p>
      <text:p text:style-name="P22">did to her and we're going AWOL both</text:p>
      <text:p text:style-name="P22">now(laugh,all laugh,smile)..."</text:p>
      <text:p text:style-name="P22">Daisy : "yeah,but don't ever try to prove step by</text:p>
      <text:p text:style-name="P22">step everything that you do and don't forget that</text:p>
      <text:p text:style-name="P22">you indeed are the centre of the bond"</text:p>
      <text:p text:style-name="P22">Ash(blush) : "well,thanks for accepting me back.."</text:p>
      <text:p text:style-name="P22">Brock(laugh) : "mere wordplay(all laugh),this was</text:p>
      <text:p text:style-name="P22">as easy as that..and how should the grammar be</text:p>
      <text:p text:style-name="P22">Trace?"</text:p>
      <text:p text:style-name="P22">Tracy(laugh) : "no past tense"Gary(laugh) : "professionally agreed"</text:p>
      <text:p text:style-name="P22">Lillie(laugh): "intuitively verified"</text:p>
      <text:p text:style-name="P22">Misty(hugging Ash firmly,smile): "finally,Soully</text:p>
      <text:p text:style-name="P22">Meted"(Ash and Misty hugs each other firmly</text:p>
      <text:p text:style-name="P22">giggling at each other,rest clap etc.)</text:p>
      <text:p text:style-name="P22">Brock: "right,anyhow,i can just about do</text:p>
      <text:p text:style-name="P22">anything,so by virtue of that,if my flower</text:p>
      <text:p text:style-name="P22"><text:soft-page-break/>agrees,which her sisters know about(all sisters</text:p>
      <text:p text:style-name="P22">laugh),i'll long to join Oak Lab itself,and if</text:p>
      <text:p text:style-name="P22">permitted open a new pokmon centre(all claps)</text:p>
      <text:p text:style-name="P22">somewhere where's necessary,so..."</text:p>
      <text:p text:style-name="P22">Gary&amp;Tracy(Union) : "professionally and equally</text:p>
      <text:p text:style-name="P22">granted(all claps)</text:p>
      <text:p text:style-name="P22">Brock : "now there's also i heard lists were</text:p>
      <text:p text:style-name="P22">sent,wherever the Master ever felt he got any bit</text:p>
      <text:p text:style-name="P22">of help,which i believe now will make the whole</text:p>
      <text:p text:style-name="P22">Elite4 bite all unimaginable hands off(all brusts</text:p>
      <text:p text:style-name="P22">into laughter) except Lance(all clap,laugh)..And</text:p>
      <text:p text:style-name="P22">Ash,you heard May and Drew today,the rest all has</text:p>
      <text:p text:style-name="P22">followed suit,all of your travel companions that i</text:p>
      <text:p text:style-name="P22">know upto Unova and many others that Gary toldme,your Kalos friends too including Serena(all</text:p>
      <text:p text:style-name="P22">laughes)who was only too mystified by your</text:p>
      <text:p text:style-name="P22">Misty(all laughes uncontrollably) and has become</text:p>
      <text:p text:style-name="P22">an absolute pet(all laughes),well all of those 3</text:p>
      <text:p text:style-name="P22">poor souls have(all laughes),so they've happily</text:p>
      <text:p text:style-name="P22">obliges too as Gary told me before...also except</text:p>
      <text:p text:style-name="P22">that many other things has many other lists that's</text:p>
      <text:p text:style-name="P22">probably now reaches to all hells unimaginable(all</text:p>
      <text:p text:style-name="P22">laugh) and penultimate thing is that what our</text:p>
      <text:p text:style-name="P22">sweet brat rockets(all laugh) and their pal(all</text:p>
      <text:p text:style-name="P22">laughes) got,they got a gift, Master's only gift by</text:p>
      <text:p text:style-name="P22">monetary means as it has to be sent through</text:p>
      <text:p text:style-name="P22">secret Elite4 channels,which by the way,i mean</text:p>
      <text:p text:style-name="P22">you know when we think yeah like Elite4, anything</text:p>
      <text:p text:style-name="P22">in the pokemon world as long as humans are</text:p>
      <text:p text:style-name="P22">concerned has been just made meaningless by</text:p>
      <text:p text:style-name="P22">the master except ONE with whom he is ONE(all</text:p>
      <text:p text:style-name="P22">laugh)..anyhow the ONE comes obviously at the</text:p>
      <text:p text:style-name="P22">end to allegedly have a sway on anything she</text:p>
      <text:p text:style-name="P22">wants(all laughes),which includes the Master</text:p>
      <text:p text:style-name="P22">himself(all laugh,clap,Ash smiles at Misty whogiggles back)..anyhow the rockets are now</text:p>
      <text:p text:style-name="P22">married couple, surprized, surprize(all laughes)</text:p>
      <text:p text:style-name="P22">got the gift for helping him once in Kalos in a</text:p>
      <text:p text:style-name="P22">tough situation in a court case which they thought</text:p>
      <text:p text:style-name="P22">they only repaying as they were saved first,but the</text:p>
      <text:p text:style-name="P22">master only ever remembered what he got himself</text:p>
      <text:p text:style-name="P22">and thus a small gift for which they of all has</text:p>
      <text:p text:style-name="P22">cruelly thanked themselves(all laugh),that they</text:p>
      <text:p text:style-name="P22">finally have beaten the enemy (all laugh) by</text:p>
      <text:p text:style-name="P22">befriending him(all claps and laughes)..but the</text:p>
      <text:p text:style-name="P22">rocket duo have insinuated(all brusts into</text:p>
      <text:p text:style-name="P22">laughter) that they're absolute enjoying the grown</text:p>
      <text:p text:style-name="P22">up version of their so familiar bug around play(all</text:p>
      <text:p text:style-name="P22">brusts into laughter) played then by the master</text:p>
      <text:p text:style-name="P22">and a quote 'bug specialist twerpetee'(all brusts</text:p>
      <text:p text:style-name="P22">into laughter),and they also encouraged the</text:p>
      <text:p text:style-name="P22">master to never to stop it(all brusts into</text:p>
      <text:p text:style-name="P22">laughter)..this comes through Sinnoh Elite4 to</text:p>
      <text:p text:style-name="P22"><text:soft-page-break/>Professor Oak as the whole thing is secret..</text:p>
      <text:p text:style-name="P22">another serious thing Ash,can you ever get into</text:p>
      <text:p text:style-name="P22">trouble?"Ash(smile) : "Sinnoh Elite4 and Lance of all(all</text:p>
      <text:p text:style-name="P22">laugh) knows full well all about it bit by bit from</text:p>
      <text:p text:style-name="P22">the very beginning,never any worries..(all clap)..no</text:p>
      <text:p text:style-name="P22">matter how much fooling around i've ever done or</text:p>
      <text:p text:style-name="P22">is doing,i only do with Lance's full consent and</text:p>
      <text:p text:style-name="P22">knowledge,just the process is mine(all laugh)..(all</text:p>
      <text:p text:style-name="P22">smile)..so no worries,though i boss him around(all</text:p>
      <text:p text:style-name="P22">brusts into laughter)...</text:p>
      <text:p text:style-name="P22">Brock(smile) : "so i finish but the Doctor will haunt</text:p>
      <text:p text:style-name="P22">Oak Labs soon"(all laugh and cheer)</text:p>
      <text:p text:style-name="P22">Daisy&amp;Lillie(Unison) : "personally and equally</text:p>
      <text:p text:style-name="P22">welcomed"(all laugh and clap and all)</text:p>
      <text:p text:style-name="P22">Gary(smile) : "hey grandpa too wants to insinuate</text:p>
      <text:p text:style-name="P22">in(all brusts into laughter)</text:p>
      <text:p text:style-name="P22">Professor Oak : "Hellow all!"</text:p>
      <text:p text:style-name="P22">(all reciprocates)</text:p>
      <text:p text:style-name="P22">Professor Oak : "well i guess someone gone</text:p>
      <text:p text:style-name="P22">AWOL is around a Lake somewhere in a forest(all</text:p>
      <text:p text:style-name="P22">brusts into laughter)..how things are going there</text:p>
      <text:p text:style-name="P22">Misty?(all laughs)</text:p>
      <text:p text:style-name="P22">Misty(blush,smile) : "Thanks Professor! and yesthings are truely AWOL(all laugh)"</text:p>
      <text:p text:style-name="P22">Professor Oak(laugh) : "well Ash,i've just been able</text:p>
      <text:p text:style-name="P22">to get rid of your Legend Killer(all brusts into</text:p>
      <text:p text:style-name="P22">laughter)..he was as usual rather researching</text:p>
      <text:p text:style-name="P22">me(all laughs).. anyway as usual you bunch is</text:p>
      <text:p text:style-name="P22">once only,i'm only lucky to see them and there</text:p>
      <text:p text:style-name="P22">master and now his little flower(all smile)</text:p>
      <text:p text:style-name="P22">Ash(smile) : "yeah thanks professor and i also</text:p>
      <text:p text:style-name="P22">have a Once Only family there as well(all</text:p>
      <text:p text:style-name="P22">smile)..and my bunch too(all claps)..anyhow mom</text:p>
      <text:p text:style-name="P22">as usual won't leave her father so she is there</text:p>
      <text:p text:style-name="P22">still."</text:p>
      <text:p text:style-name="P22">Professor Oak : "well as usual here as well, always</text:p>
      <text:p text:style-name="P22">a great place for weekends after tedious gym</text:p>
      <text:p text:style-name="P22">sessions(all laugh,smile) despite the Cape(all</text:p>
      <text:p text:style-name="P22">laugh)"</text:p>
      <text:p text:style-name="P22">Ash(smile) : "yeah,always,by the way professor</text:p>
      <text:p text:style-name="P22">just a request as you yourself do understand</text:p>
      <text:p text:style-name="P22">better,keep Mime away from my bunch(all brusts</text:p>
      <text:p text:style-name="P22">into laughter)"</text:p>
      <text:p text:style-name="P22">Professor Oak(laughes) : "absolutely so,nowonder,she's a wonder now actually to the</text:p>
      <text:p text:style-name="P22">bunch(all brusts into laughter)..Ash,i would only</text:p>
      <text:p text:style-name="P22">say if Oak Lab is what it is now is also because of</text:p>
      <text:p text:style-name="P22">your bunch,and you,Once Only,so i only wish best</text:p>
      <text:p text:style-name="P22">of luck to you and two the new captains!"</text:p>
      <text:p text:style-name="P22">Ash(smile) : "thanks once ever,professor!"</text:p>
      <text:p text:style-name="P22">Gary&amp;Tracy: "Thanks Professor and your wish will</text:p>
      <text:p text:style-name="P22">always be our command!"</text:p>
      <text:p text:style-name="P22">Professor Oak : "thanks young ones!now the main</text:p>
      <text:p text:style-name="P22">thing but before that another thing is that Ash,how</text:p>
      <text:p text:style-name="P22"><text:soft-page-break/>are the fearows(all brusts into laughter)?"</text:p>
      <text:p text:style-name="P22">Ash(laugh) : "could only grow the half as usual(all</text:p>
      <text:p text:style-name="P22">brusts into laughter).. what's up with Muk,any new</text:p>
      <text:p text:style-name="P22">type immunity or adaptibility possible?"</text:p>
      <text:p text:style-name="P22">Professor Oak(laugh) : "no,only more intellectual</text:p>
      <text:p text:style-name="P22">(all brusts into laughter)..but that's not exactly</text:p>
      <text:p text:style-name="P22">good for me(all brusts into laughter)...Ash,i guess</text:p>
      <text:p text:style-name="P22">you know you also don't have to actually train</text:p>
      <text:p text:style-name="P22">them it all about what you do yourself,they'll only</text:p>
      <text:p text:style-name="P22">go better"</text:p>
      <text:p text:style-name="P22">Ash(smile) : "yeah Professor, pretty much butyou'll also need to help me as usual for what is</text:p>
      <text:p text:style-name="P22">best done for them next.. looking forward"</text:p>
      <text:p text:style-name="P22">Professor Oak(smile) : "as usual,ever</text:p>
      <text:p text:style-name="P22">welcome!professionally and personally!(all</text:p>
      <text:p text:style-name="P22">laugh,smile)..well now the main thing,and that's</text:p>
      <text:p text:style-name="P22">why i'm here,Ash your words that day and no don't</text:p>
      <text:p text:style-name="P22">bother about that,as i hear them,just wordplay(all</text:p>
      <text:p text:style-name="P22">smile)..i actually was searching more about your</text:p>
      <text:p text:style-name="P22">father's diaries,a few were here with me and i just</text:p>
      <text:p text:style-name="P22">got curious and found an amusing thing, that's</text:p>
      <text:p text:style-name="P22">what i'll tell you just Muk embraced me in the</text:p>
      <text:p text:style-name="P22">meantime(all laugh) and well he has freshened</text:p>
      <text:p text:style-name="P22">me up so no trouble(all laughs)...this says well you</text:p>
      <text:p text:style-name="P22">know just repeating...Delia would know</text:p>
      <text:p text:style-name="P22">tomorrow..this say in excerpt, your dad and</text:p>
      <text:p text:style-name="P22">Michael Waterflower, Misty's Dad actually were</text:p>
      <text:p text:style-name="P22">great friends at one time(Ash and Misty looks at</text:p>
      <text:p text:style-name="P22">each other flustered,then smiles and hugs each</text:p>
      <text:p text:style-name="P22">other) Before Michael took up the Gym Leader's</text:p>
      <text:p text:style-name="P22">role,but later their contact broke down due to your</text:p>
      <text:p text:style-name="P22">father's constant travelling throughout Kanto forhis various jobs and the secrecy of the his one</text:p>
      <text:p text:style-name="P22">time job as he worked on for 2 constant</text:p>
      <text:p text:style-name="P22">years...but now it seems that before your dad's</text:p>
      <text:p text:style-name="P22">final departure from () City where Michael was</text:p>
      <text:p text:style-name="P22">doing something that day they both met suddenly</text:p>
      <text:p text:style-name="P22">and had a good get together,but before they spoke</text:p>
      <text:p text:style-name="P22">much about their personal life Arthur had to</text:p>
      <text:p text:style-name="P22">leave,so though he told Michael that he was</text:p>
      <text:p text:style-name="P22">married and all he never told anybody about his</text:p>
      <text:p text:style-name="P22">residence cause he couldn't do that,even Delia</text:p>
      <text:p text:style-name="P22">didn't know exactly why Arthur had to leave so</text:p>
      <text:p text:style-name="P22">suddenly,i knew it all only,he looked upto me like</text:p>
      <text:p text:style-name="P22">an uncle and told me everything that he actually</text:p>
      <text:p text:style-name="P22">did and all,he always was a daredevil and his</text:p>
      <text:p text:style-name="P22">Charmillion was as well..he did jobs for police</text:p>
      <text:p text:style-name="P22">forces and especially against team rocket of</text:p>
      <text:p text:style-name="P22">all..thus i came to know as a few reports about</text:p>
      <text:p text:style-name="P22">Arthur...Michael and Arthur at one time agreed</text:p>
      <text:p text:style-name="P22">that if they have a son and a daughter in either</text:p>
      <text:p text:style-name="P22">side they'll get them married and make their</text:p>
      <text:p text:style-name="P22"><text:soft-page-break/>friendship a family relation..(all smile)...so this iswhy I was here,Ash defeated Team Rocket's boss</text:p>
      <text:p text:style-name="P22">finally with our sweet duo(all laugh),who fooled</text:p>
      <text:p text:style-name="P22">the whole gang completely as usually they do(all</text:p>
      <text:p text:style-name="P22">laugh)..so Ash,Misty it also turns out that both of</text:p>
      <text:p text:style-name="P22">you really had come here with preparation (all</text:p>
      <text:p text:style-name="P22">laugh)..i could've said destiny but i know that word</text:p>
      <text:p text:style-name="P22">isn't really very sweet one(all brusts into</text:p>
      <text:p text:style-name="P22">laughter),and because of this i can now prove</text:p>
      <text:p text:style-name="P22">rigourously as well your soulmate theory (all</text:p>
      <text:p text:style-name="P22">laugh)..have a nice life you two,gone AWOL(all</text:p>
      <text:p text:style-name="P22">laugh)..my best wishes!</text:p>
      <text:p text:style-name="P22">Ash(shivering voice,smile) : "um..yeah thanks</text:p>
      <text:p text:style-name="P22">Professor"</text:p>
      <text:p text:style-name="P22">Misty(smile) : "thanks professor,many thanks"</text:p>
      <text:p text:style-name="P22">.....</text:p>
      <text:p text:style-name="P22">Daisy(smile) : "so i finally Officially tell you</text:p>
      <text:p text:style-name="P22">Mist,that your little boyfriend Ketchum indeed</text:p>
      <text:p text:style-name="P22">really was the only one(all laughs) and now is,</text:p>
      <text:p text:style-name="P22">once more(all smile)"</text:p>
      <text:p text:style-name="P22">Ash(laugh) : "well,i was a porsterboy,so now i'm</text:p>
      <text:p text:style-name="P22">the chosenboy(all brusts into laughter)"Tracy(laugh) : "Brock,what a family and more so</text:p>
      <text:p text:style-name="P22">what a Master,Ash Ketchum"</text:p>
      <text:p text:style-name="P22">Brock : "perfectly uninsinuable,and more so great</text:p>
      <text:p text:style-name="P22">in the Master's Soulmate, Misty Waterflower</text:p>
      <text:p text:style-name="P22">Ketchum" (all clap and all)</text:p>
      <text:p text:style-name="P22">Gary(laugh) : "well,Ash your brothers and all,turns</text:p>
      <text:p text:style-name="P22">out a destined family as well,if plausible, what's</text:p>
      <text:p text:style-name="P22">the next version of Crawdauntogater(all laughes</text:p>
      <text:p text:style-name="P22">uncontrollably)"</text:p>
      <text:p text:style-name="P22">Ash(laugh) : "i'll just want them to pokemons if</text:p>
      <text:p text:style-name="P22">human, they'll surpass anything (all brusts into</text:p>
      <text:p text:style-name="P22">laughter)"</text:p>
      <text:p text:style-name="P22">Lillie(laugh) : "now all we need is the Viol flower</text:p>
      <text:p text:style-name="P22">back,Ash can we use Charizard to fetch the little</text:p>
      <text:p text:style-name="P22">pest?"(all laugh)</text:p>
      <text:p text:style-name="P22">Misty(laugh) : "better preparing than fetching(all</text:p>
      <text:p text:style-name="P22">brusts into laughter).. anyhow what have the</text:p>
      <text:p text:style-name="P22">destined family got?"</text:p>
      <text:p text:style-name="P22">Daisy(laugh) : "yeah now finally us of all(all</text:p>
      <text:p text:style-name="P22">laugh)..the Master has cunningly(all laugh)</text:p>
      <text:p text:style-name="P22">conferred all things Cerulian to only 3 of us(alllaugh)..which means..(all laugh).."</text:p>
      <text:p text:style-name="P22">Lillie(laugh) : "you're only getting 1 Mist(all laugh),</text:p>
      <text:p text:style-name="P22">that's all(all laugh and clap)"</text:p>
      <text:p text:style-name="P22">Daisy(laugh) : "Cerulian of all Cities(all brusts into</text:p>
      <text:p text:style-name="P22">laughter) will become the Master's hometown(all</text:p>
      <text:p text:style-name="P22">clap) and thus any sludge has been cleared (all</text:p>
      <text:p text:style-name="P22">laugh)..the City itself will receive insinuated list(all</text:p>
      <text:p text:style-name="P22">brusts into laughter) but there's enough to</text:p>
      <text:p text:style-name="P22">understand what they are and that'll take eternity</text:p>
      <text:p text:style-name="P22">to finish and then another to meticulously</text:p>
      <text:p text:style-name="P22">uninsinute(all laugh) as long as Pokemons are</text:p>
      <text:p text:style-name="P22"><text:soft-page-break/>concerned and all will be completely in the Gym</text:p>
      <text:p text:style-name="P22">leader's hand to choose and do, virtually the Gym</text:p>
      <text:p text:style-name="P22">leader is the final say anything regarding Cerulian</text:p>
      <text:p text:style-name="P22">including the Master's grand plan of cup</text:p>
      <text:p text:style-name="P22">competition which also will join Pewter and</text:p>
      <text:p text:style-name="P22">Viridian and the water section is fully at the</text:p>
      <text:p text:style-name="P22">Cerulian Gym's hand just as the rock section</text:p>
      <text:p text:style-name="P22">which will truly be unique as Cerulian and Pewter</text:p>
      <text:p text:style-name="P22">has a bond of totally different types,all things</text:p>
      <text:p text:style-name="P22">regarding Rock goes to Pewter gym leader with allsay,then the Ceruliam Gym with whoever becomes</text:p>
      <text:p text:style-name="P22">it's permanent leader will get anything she wants</text:p>
      <text:p text:style-name="P22">in her unimaginable dreams all not specifically</text:p>
      <text:p text:style-name="P22">mentioned but easily uninsinuable (all brusts into</text:p>
      <text:p text:style-name="P22">laughter) as it'll be fully according to the Gym</text:p>
      <text:p text:style-name="P22">leader whoose say,none including the Master</text:p>
      <text:p text:style-name="P22">himself have any right legal or moral to remotely</text:p>
      <text:p text:style-name="P22">tickle (all brusts into laughter) about it.. Virtually</text:p>
      <text:p text:style-name="P22">the Gym Leader has become synonymous with</text:p>
      <text:p text:style-name="P22">Gold Standard if not much higher and with her</text:p>
      <text:p text:style-name="P22">own Hall of Fame,she has soully become(all laugh</text:p>
      <text:p text:style-name="P22">and smile) the material equal of the Master as</text:p>
      <text:p text:style-name="P22">well..</text:p>
      <text:p text:style-name="P22">and this part is to be announced tomorrow noon</text:p>
      <text:p text:style-name="P22">i'm surmising the final copy..that any kind of</text:p>
      <text:p text:style-name="P22">unwanted feint chirping about Misty Waterflower</text:p>
      <text:p text:style-name="P22">with regards to the Gym,Hall of Fame position,</text:p>
      <text:p text:style-name="P22">reputation,personal life-anything in any aurhority</text:p>
      <text:p text:style-name="P22">level if reaches the Master,he'll simply take over</text:p>
      <text:p text:style-name="P22">the rest in his own hands with full support of</text:p>
      <text:p text:style-name="P22">Lance,which he didn't mention but you know it..(allclap and laugh)..and that'll be done completely</text:p>
      <text:p text:style-name="P22">legally and he'll take over all that power himself</text:p>
      <text:p text:style-name="P22">and as his reputation goes, that's the first thing</text:p>
      <text:p text:style-name="P22">they'll not want in their unimaginable dreams(all</text:p>
      <text:p text:style-name="P22">brusts into laughter)...as he again mentions he</text:p>
      <text:p text:style-name="P22">isn't a special type trainer and comparing to Misty</text:p>
      <text:p text:style-name="P22">Waterflower,he hasn't even got his first badge of</text:p>
      <text:p text:style-name="P22">any kind when it comes to water pokemons,but</text:p>
      <text:p text:style-name="P22">unfortunately he has two water pokemons</text:p>
      <text:p text:style-name="P22">himself(all brusts into laughter),who are famous</text:p>
      <text:p text:style-name="P22">for defeating the team rocket and if anyone wants</text:p>
      <text:p text:style-name="P22">to know more,he'll personally fix the meeting(all</text:p>
      <text:p text:style-name="P22">laughes uncontrollably),which will we very</text:p>
      <text:p text:style-name="P22">enjoyable (all brusts into laughter) given Cerulian's</text:p>
      <text:p text:style-name="P22">open ocean(all Uncontrollably laughs)</text:p>
      <text:p text:style-name="P22">it's just that,there's unimaginable power given at</text:p>
      <text:p text:style-name="P22">the Gym Leader's hand as long as its legal,as all</text:p>
      <text:p text:style-name="P22">legal unimaginable heavens will become a reality</text:p>
      <text:p text:style-name="P22">in absolutely no time"(all clap and cheer)</text:p>
      <text:p text:style-name="P22">Lillie(smile) : "this is only the gym,the master just</text:p>
      <text:p text:style-name="P22"><text:soft-page-break/>like his 3 friends here quote 'if the master has everknown that what means the word 'brother',he</text:p>
      <text:p text:style-name="P22">hasn't known it rather seen it first then learnt it</text:p>
      <text:p text:style-name="P22">later just to know how to formally describe his</text:p>
      <text:p text:style-name="P22">relation'(all smile) and also his gratitudes for</text:p>
      <text:p text:style-name="P22">Grandpa which quote 'all words that are there ever</text:p>
      <text:p text:style-name="P22">in any dictionary to mention what means</text:p>
      <text:p text:style-name="P22">'gratitude' won't be able to properly describe what</text:p>
      <text:p text:style-name="P22">he feels for</text:p>
      <text:p text:style-name="P22">Professor Samuel Oak so he just mentioned it for</text:p>
      <text:p text:style-name="P22">formal description' then he briefly said how</text:p>
      <text:p text:style-name="P22">Professor Oak like his very own grandpa has ever</text:p>
      <text:p text:style-name="P22">done to him and his father and all and states that</text:p>
      <text:p text:style-name="P22">'I don't want to go much further,but for me my</text:p>
      <text:p text:style-name="P22">surname and the surname Oak makes no</text:p>
      <text:p text:style-name="P22">difference' then he just briefly said these and</text:p>
      <text:p text:style-name="P22">finally handed Professor Oak full authority over all</text:p>
      <text:p text:style-name="P22">his pokemons but excluding Mime and also sadly</text:p>
      <text:p text:style-name="P22">excluding you-chu(all brusts into laughter),as he'll</text:p>
      <text:p text:style-name="P22">thunder-chair the whole world on the very first</text:p>
      <text:p text:style-name="P22">notice that his little bro isn't under his full</text:p>
      <text:p text:style-name="P22">authority(all laughes)..so Grandpa's say will befinal as to how to use the Master's pokemons for</text:p>
      <text:p text:style-name="P22">our purposes,then finally as it happens that 3</text:p>
      <text:p text:style-name="P22">Waterflower sisters who shares the Gym Leader's</text:p>
      <text:p text:style-name="P22">role along with their youngst sister,for whom he</text:p>
      <text:p text:style-name="P22">has many gratitudes cause first Cerulian was his</text:p>
      <text:p text:style-name="P22">second badge and that too he never deserves but</text:p>
      <text:p text:style-name="P22">was rather granted because he came could come</text:p>
      <text:p text:style-name="P22">at a small help there as some intruders were</text:p>
      <text:p text:style-name="P22">trying to play their games which he helped to stop</text:p>
      <text:p text:style-name="P22">and he also holds many gratitudes and they all are</text:p>
      <text:p text:style-name="P22">like his own big sisters as well if not more and</text:p>
      <text:p text:style-name="P22">ultimately it happens to be that all of them has</text:p>
      <text:p text:style-name="P22">found their soulmates from among his mentioned</text:p>
      <text:p text:style-name="P22">brothers and vise-versa,yup that's the word(all</text:p>
      <text:p text:style-name="P22">laughs)..then he precisely described us again with</text:p>
      <text:p text:style-name="P22">the relationships and gave all he could and it</text:p>
      <text:p text:style-name="P22">seems he minutely knows what Viol Flower</text:p>
      <text:p text:style-name="P22">exactly does as well(all laughes),may be better</text:p>
      <text:p text:style-name="P22">than she herself (all brusts into laughter)..and</text:p>
      <text:p text:style-name="P22">accordingly his list has been made which of</text:p>
      <text:p text:style-name="P22">course pushea us to heaven with our currentpositions and shares in gym,lab,etc,and even the</text:p>
      <text:p text:style-name="P22">Sensational Sisters he mentioned and with</text:p>
      <text:p text:style-name="P22">regards to our experience there and Viol being still</text:p>
      <text:p text:style-name="P22">around,the Master has totally fooled us as to his</text:p>
      <text:p text:style-name="P22">knowledge there as well(all brusts into</text:p>
      <text:p text:style-name="P22">laughter),little bro,whoose knowledge is it(all</text:p>
      <text:p text:style-name="P22">brusts into laughter)?"</text:p>
      <text:p text:style-name="P22">Ash(laughes) : "all your managers that were ever</text:p>
      <text:p text:style-name="P22">there and all else who knew the main things and</text:p>
      <text:p text:style-name="P22"><text:soft-page-break/>the Gym staffs all that are close to you and all</text:p>
      <text:p text:style-name="P22">that, knowledge was extracted via the Dark</text:p>
      <text:p text:style-name="P22">Types(all laughes uncontrollably), actually a</text:p>
      <text:p text:style-name="P22">certain one Dark is alone enough for a Certain</text:p>
      <text:p text:style-name="P22">Dark night (all brusts into laughter) if they didn't</text:p>
      <text:p text:style-name="P22">budge(all brusts into laughter),the Pokemon was</text:p>
      <text:p text:style-name="P22">mine,and you know i can already hear what that</text:p>
      <text:p text:style-name="P22">certain dark pokemon in rhe night version of</text:p>
      <text:p text:style-name="P22">forest lake is doing to our poor Azumarill(all</text:p>
      <text:p text:style-name="P22">brusts into laughter)..she already encirculated us</text:p>
      <text:p text:style-name="P22">thrice(all laughs) and the person was none other</text:p>
      <text:p text:style-name="P22">than Lance's daughter (all claps and laughes)whom you know very well..(all laughes).."</text:p>
      <text:p text:style-name="P22">Daisy(laugh) : "yeah,we know that brat(all laughes)</text:p>
      <text:p text:style-name="P22">very well and Viol knows the best(all</text:p>
      <text:p text:style-name="P22">laughes)..what was the carrot?"(all brusts into</text:p>
      <text:p text:style-name="P22">laughter)</text:p>
      <text:p text:style-name="P22">Ash(smile) : "all for her future"(all smiles and</text:p>
      <text:p text:style-name="P22">claps)</text:p>
      <text:p text:style-name="P22">Lillie(laugh) : "so we via Viol can hold sway over</text:p>
      <text:p text:style-name="P22">there as well if we so wished but it's all left to our</text:p>
      <text:p text:style-name="P22">choice and consent and there are many more for</text:p>
      <text:p text:style-name="P22">us and for his brothers to share and so on and the</text:p>
      <text:p text:style-name="P22">future also will get all if they came to Pokemon</text:p>
      <text:p text:style-name="P22">world ever whatever he could he would but for</text:p>
      <text:p text:style-name="P22">their nursery as well all things imaginable..this is</text:p>
      <text:p text:style-name="P22">from all the gym-leader-moms and all that and</text:p>
      <text:p text:style-name="P22">basically he has evsdropped us and his brothers</text:p>
      <text:p text:style-name="P22">(all brusts into laughter)..and knows what we may</text:p>
      <text:p text:style-name="P22">need may not and accordingly provided..Ash,when</text:p>
      <text:p text:style-name="P22">did it start?"(all brusts into laughter)</text:p>
      <text:p text:style-name="P22">Ash(smile) : "as soon as the sludge left me(all</text:p>
      <text:p text:style-name="P22">laugh)..i just thought i'll leave Pallet so got themin, Cerulian gym would've got a list as well but if</text:p>
      <text:p text:style-name="P22">only you here wished cause it was prepared for</text:p>
      <text:p text:style-name="P22">excluding Misty Flower(all laughs)..and all the</text:p>
      <text:p text:style-name="P22">powers would've been given to you but a bit</text:p>
      <text:p text:style-name="P22">differently...after i broke into my dear flower's</text:p>
      <text:p text:style-name="P22">room and saw her sweetly sitting on my lap(all</text:p>
      <text:p text:style-name="P22">brusts into laughter) though she was totally</text:p>
      <text:p text:style-name="P22">gagged and bounded by ()(all laughs) but that was</text:p>
      <text:p text:style-name="P22">it really,my flower moves her head before my</text:p>
      <text:p text:style-name="P22">wish,wanted to hear me before my words and so</text:p>
      <text:p text:style-name="P22">on(all brusts into laughter),so i thought my flower</text:p>
      <text:p text:style-name="P22">was rather enjoying it sitting like a cute little doll</text:p>
      <text:p text:style-name="P22">there(all laughs),so i just created an extra copy of</text:p>
      <text:p text:style-name="P22">provisions and names(all brusts into laughter)...</text:p>
      <text:p text:style-name="P22">Daisy (laughes) : "then you fooled around with all</text:p>
      <text:p text:style-name="P22">of us in hellfire(all brusts into laughter)..but what</text:p>
      <text:p text:style-name="P22">about your brothers especially your cook-beau(all</text:p>
      <text:p text:style-name="P22">brusts into laughter)..."</text:p>
      <text:p text:style-name="P22">Ash(smile) : just the names,you remember i had</text:p>
      <text:p text:style-name="P22">two Lackeys with me all the time till the day before</text:p>
      <text:p text:style-name="P22"><text:soft-page-break/>i souled my flower(all brusts into laughter).."Lillie(laugh) : "totally sinister(all brusts into</text:p>
      <text:p text:style-name="P22">laughter)"</text:p>
      <text:p text:style-name="P22">Ash(laugh) : "straight from Elite4,Jhoto,(all brusts</text:p>
      <text:p text:style-name="P22">into laughter)..and i had many in my alleged</text:p>
      <text:p text:style-name="P22">farm,whom Trace was very happy to meet</text:p>
      <text:p text:style-name="P22">today(all laughes)..how many were there Trace?"</text:p>
      <text:p text:style-name="P22">Tracy(laugh) : "no less than 50(all brusts into</text:p>
      <text:p text:style-name="P22">laughter).."</text:p>
      <text:p text:style-name="P22">Ash(laughes) : "minutely picked up from around all</text:p>
      <text:p text:style-name="P22">Elite4's barring kanto and orange(all brusts into</text:p>
      <text:p text:style-name="P22">laughter),and tomorrow 20 more are coming (all</text:p>
      <text:p text:style-name="P22">laughs)... they'll do as i tell them cause the threat</text:p>
      <text:p text:style-name="P22">was that the Universal Water Queen might get</text:p>
      <text:p text:style-name="P22">replaced by the Crawdauntly-Feraligate(all brusts</text:p>
      <text:p text:style-name="P22">into laughter) master,and yes either of those two</text:p>
      <text:p text:style-name="P22">always my first two(all brusts into laughter)in</text:p>
      <text:p text:style-name="P22">extreme situations along with beloved muk,if his</text:p>
      <text:p text:style-name="P22">type suited but even if all the 3 somehow</text:p>
      <text:p text:style-name="P22">can't,entern the invincible tickle master,who</text:p>
      <text:p text:style-name="P22">actually is my right hand now, that's why i can't</text:p>
      <text:p text:style-name="P22">give him to anyone(all brusts into laughter)..hecan do things with his natural supreme powers</text:p>
      <text:p text:style-name="P22">that he has suprassed many legends i'm sure,they</text:p>
      <text:p text:style-name="P22">are used where my chu-bro(all laughs) can</text:p>
      <text:p text:style-name="P22">become too protective (all brusts into</text:p>
      <text:p text:style-name="P22">laughter)..he asks me now why are we not battling</text:p>
      <text:p text:style-name="P22">as we're not sleeping(all brusts into laughter)...and</text:p>
      <text:p text:style-name="P22">those two forsaken water type pests(all laugh)did</text:p>
      <text:p text:style-name="P22">exactly that to none other than Team Socket(all</text:p>
      <text:p text:style-name="P22">brusts into laughter) highest high(all brusts into</text:p>
      <text:p text:style-name="P22">laughter),who opined to me personally later</text:p>
      <text:p text:style-name="P22">that,he had Mewtwo and Arceus,but they</text:p>
      <text:p text:style-name="P22">combined with all his other pokemons present</text:p>
      <text:p text:style-name="P22">that would've been no match to the two gems that</text:p>
      <text:p text:style-name="P22">has now got a exact opposite type lackey(all</text:p>
      <text:p text:style-name="P22">brusts into laughter) and has already spoilt all that</text:p>
      <text:p text:style-name="P22">there is to non-returnability(all brusts into</text:p>
      <text:p text:style-name="P22">laughter) and this is night time as well(all brusts</text:p>
      <text:p text:style-name="P22">into laughter)..and he still didn't know that i had</text:p>
      <text:p text:style-name="P22">Ganger and Muk of all as backups(all brusts into</text:p>
      <text:p text:style-name="P22">laughter)..i just about realized my real strength but</text:p>
      <text:p text:style-name="P22">the antics those two utmost brats(all laughs)nonchalantly did(all brusts into laughter) that to</text:p>
      <text:p text:style-name="P22">knowing full well they with me of all would've been</text:p>
      <text:p text:style-name="P22">killed had they got beaten..on the face of sure</text:p>
      <text:p text:style-name="P22">death on a ground-type surface against electric</text:p>
      <text:p text:style-name="P22">and grass pokemons(all wonders)...they are the</text:p>
      <text:p text:style-name="P22">only reasons there'll not be a Team Crooked 2(all</text:p>
      <text:p text:style-name="P22">laugh)..and that's why i didn't use the brat-duo till</text:p>
      <text:p text:style-name="P22">that day at Cerulian..and in the meantime they've</text:p>
      <text:p text:style-name="P22">only got bratter(all laughs).. that's the thing for</text:p>
      <text:p text:style-name="P22">me,keep them who they are,you'll see the magic if</text:p>
      <text:p text:style-name="P22"><text:soft-page-break/>you can follow them absolutely(all</text:p>
      <text:p text:style-name="P22">laugh,smile,clap,cheer)...on sure death that day</text:p>
      <text:p text:style-name="P22">against 10 absolute disadvantages that too</text:p>
      <text:p text:style-name="P22">illegally swelles up and battle hardened with a</text:p>
      <text:p text:style-name="P22">man who managed Metwtwo and Arceus of all if</text:p>
      <text:p text:style-name="P22">one wasn't enough and who knew even about</text:p>
      <text:p text:style-name="P22">everything...these two just with complete audacity</text:p>
      <text:p text:style-name="P22">fooled around..i planned that with them but it's not</text:p>
      <text:p text:style-name="P22">execution cause there it makes no sense,but just</text:p>
      <text:p text:style-name="P22">who they really are and i still had Ganger and Muk</text:p>
      <text:p text:style-name="P22">who wasn't used till the very end..you know theyare the real Pokemon Master(all claps)..all they</text:p>
      <text:p text:style-name="P22">did was to get under their opponents nerves to</text:p>
      <text:p text:style-name="P22">such an extent in all oppositions they were totally</text:p>
      <text:p text:style-name="P22">baffled as neither me nor the two even tried to</text:p>
      <text:p text:style-name="P22">attack or defend,just stood their and mentally i</text:p>
      <text:p text:style-name="P22">was playing with them and the opposite,they just</text:p>
      <text:p text:style-name="P22">fooled everyone around and finally the great boss</text:p>
      <text:p text:style-name="P22">lost his greatest cool and released his eternal pet</text:p>
      <text:p text:style-name="P22">Raven on me only to be similarly flattened by</text:p>
      <text:p text:style-name="P22">Muk,whoose sudden presence gave my two sweet</text:p>
      <text:p text:style-name="P22">brats to get upto the bemused high boss</text:p>
      <text:p text:style-name="P22">personally and thwartle his plan of self</text:p>
      <text:p text:style-name="P22">destruction,when as soon as illegal pokemons</text:p>
      <text:p text:style-name="P22">started to flood is cause they were totally</text:p>
      <text:p text:style-name="P22">confused as my two dears were fooling even</text:p>
      <text:p text:style-name="P22">whoever came illegally,and as the hig boss was</text:p>
      <text:p text:style-name="P22">totally befoold to an absolute bewilderness so he</text:p>
      <text:p text:style-name="P22">couldn't even self destroy now my men tried to get</text:p>
      <text:p text:style-name="P22">to him and all hell broke loose with all pokemons</text:p>
      <text:p text:style-name="P22">only for the eventual gangerization and other</text:p>
      <text:p text:style-name="P22">means...Ganger to fooled the lunatic pokemonswho just lost their boss to utter standstill...the</text:p>
      <text:p text:style-name="P22">boss told me he is finally defeated cause he never</text:p>
      <text:p text:style-name="P22">knew this was possible..and all this before Kalos</text:p>
      <text:p text:style-name="P22">just after my break-up..3 long years...all the two</text:p>
      <text:p text:style-name="P22">and rest of me and my people did that they but</text:p>
      <text:p text:style-name="P22">very intuitively was to imbibe in them that there's</text:p>
      <text:p text:style-name="P22">no point in battling and the high boss just didn't</text:p>
      <text:p text:style-name="P22">understand how can a man standing in front of</text:p>
      <text:p text:style-name="P22">death use these tactics and these two brats had</text:p>
      <text:p text:style-name="P22">no control from me over them as well...i had just</text:p>
      <text:p text:style-name="P22">let them go but i knew i could still wim intuitively</text:p>
      <text:p text:style-name="P22">somehow cause i never found any purpose in</text:p>
      <text:p text:style-name="P22">team rocket and my pokemons by then was</text:p>
      <text:p text:style-name="P22">reflecting me already,these two were most</text:p>
      <text:p text:style-name="P22">advanced in fooling around with Ganger and</text:p>
      <text:p text:style-name="P22">Muk,but i had ganger for very few months then</text:p>
      <text:p text:style-name="P22">and muk had some type disadvantages..so those</text:p>
      <text:p text:style-name="P22">two,and they flattened team rocket and since that</text:p>
      <text:p text:style-name="P22">day has become totally useless cause they'll only</text:p>
      <text:p text:style-name="P22">ever get fully serious if i want to die with them and</text:p>
      <text:p text:style-name="P22"><text:soft-page-break/>against team rocket i didn't so i was saved,but thatwas then..now if i have to do that each of my 83</text:p>
      <text:p text:style-name="P22">will become legendary themselves and this all is</text:p>
      <text:p text:style-name="P22">barring my big-bro(all clap),he wouldn't have</text:p>
      <text:p text:style-name="P22">fooled around that they and we would've died but</text:p>
      <text:p text:style-name="P22">if it was a serious stuff or i have to threatened</text:p>
      <text:p text:style-name="P22">someone to death,big bro is final say cause he</text:p>
      <text:p text:style-name="P22">only knows from whom i'll be scared so much that</text:p>
      <text:p text:style-name="P22">i'll want suicide,if he senses that remotely,he'll</text:p>
      <text:p text:style-name="P22">surpass all the other 83 all by himself and isn't his</text:p>
      <text:p text:style-name="P22">problem exactly that Trace?"</text:p>
      <text:p text:style-name="P22">Tracy(smile) : "once only power,once only</text:p>
      <text:p text:style-name="P22">intuition,once only applicability and skill,once only</text:p>
      <text:p text:style-name="P22">judgement,once only self control,once only</text:p>
      <text:p text:style-name="P22">faith,once and only Pika-bro(all claps)"</text:p>
      <text:p text:style-name="P22">Misty(smile) : "he's telling me to threaten his bro</text:p>
      <text:p text:style-name="P22">to battle me(all laughs),he won't battle me but he'll</text:p>
      <text:p text:style-name="P22">get to chide his group(all laugh) for not prolonging</text:p>
      <text:p text:style-name="P22">the match(all brusts into laughter)...yeah now i've</text:p>
      <text:p text:style-name="P22">become his pal infact as he has understood if he</text:p>
      <text:p text:style-name="P22">insinuated here(all laugh) his bro will be</text:p>
      <text:p text:style-name="P22">rebuked(all laugh)..and all my sweet bro wants isto observe battles(all laugh) not get involved all</text:p>
      <text:p text:style-name="P22">because he just wants to see if you're against</text:p>
      <text:p text:style-name="P22">all,are you still sane to use your brain and not just</text:p>
      <text:p text:style-name="P22">give up and go all over(all clap).. that's my</text:p>
      <text:p text:style-name="P22">pikabro(all laughs)"</text:p>
      <text:p text:style-name="P22">Ash(laugh) : "anyhow i just needed to share these</text:p>
      <text:p text:style-name="P22">with all of you now that you've got control over</text:p>
      <text:p text:style-name="P22">them, they'll obey you just like me but never try to</text:p>
      <text:p text:style-name="P22">actually battle them cause they won't as you can</text:p>
      <text:p text:style-name="P22">see their level all they want to know is who you are</text:p>
      <text:p text:style-name="P22">and that's all..and at their level now they even can't</text:p>
      <text:p text:style-name="P22">be stolen cause they'll understand their motives</text:p>
      <text:p text:style-name="P22">and refuse to do anything spoiling all the rest to</text:p>
      <text:p text:style-name="P22">their way,all my mates that are away</text:p>
      <text:p text:style-name="P22">somewhere,same attitude they do the same</text:p>
      <text:p text:style-name="P22">there..(all clap)..so Trace how were the 50?</text:p>
      <text:p text:style-name="P22">Tracy : "personally-imbalanced(all laugh)"</text:p>
      <text:p text:style-name="P22">Daisy(laugh) : "Mist,they called you Cerulian Water</text:p>
      <text:p text:style-name="P22">Queen at most Kanto Water Empress,as usual</text:p>
      <text:p text:style-name="P22">those words have been laughed off(all brusts into</text:p>
      <text:p text:style-name="P22">laughter) to all eternal hells unimaginable andyou've become universal now that too forever</text:p>
      <text:p text:style-name="P22">ever(all smiles and laughs,claps), provided you</text:p>
      <text:p text:style-name="P22">can keep it,but you know soully well(all laughs)</text:p>
      <text:p text:style-name="P22">this'll also be laughed off as mere wordplay(all</text:p>
      <text:p text:style-name="P22">laugh and clap)"</text:p>
      <text:p text:style-name="P22">(Ash and Misty smiles at each other and hugs</text:p>
      <text:p text:style-name="P22">each other firmly)</text:p>
      <text:p text:style-name="P22">Lillie : "finally Mrs Ketchum gets her Mime fully</text:p>
      <text:p text:style-name="P22">unless she is used as a deal to adore a certain</text:p>
      <text:p text:style-name="P22"><text:soft-page-break/>eternal flower(all laughs)..and she can stay at</text:p>
      <text:p text:style-name="P22">Cerulian or at Pallet,which is that she has decided-</text:p>
      <text:p text:style-name="P22">Pallet(all claps and laughs,Ash laughs loud)..and</text:p>
      <text:p text:style-name="P22">also hereby the Master's home comes into fully</text:p>
      <text:p text:style-name="P22">our jurisdiction meaning Dase,me and Viol,if she</text:p>
      <text:p text:style-name="P22">comes which is most 100% probability(all</text:p>
      <text:p text:style-name="P22">laughs),now that finally Tracey's parents has been</text:p>
      <text:p text:style-name="P22">cajoled here as well by the Master(all clap and</text:p>
      <text:p text:style-name="P22">cheer) so we'll have our mother figures as well(all</text:p>
      <text:p text:style-name="P22">clap,cheer) after the Master finally goes to</text:p>
      <text:p text:style-name="P22">Cerulian we'll formally take over the home</text:p>
      <text:p text:style-name="P22">department,but the most important thing is forfinally Tracy to announce"</text:p>
      <text:p text:style-name="P22">Gary(smile) : "but just a professional intervention</text:p>
      <text:p text:style-name="P22">(all brusts into laughter),the Master hasn't told</text:p>
      <text:p text:style-name="P22">anyone including even his flower cause he has to</text:p>
      <text:p text:style-name="P22">keep something with the berries (all brusts into</text:p>
      <text:p text:style-name="P22">laughter)...</text:p>
      <text:p text:style-name="P22">Tracy(laugh) : "just a personal intervention(all</text:p>
      <text:p text:style-name="P22">brusts into laughter),the berries may hide some</text:p>
      <text:p text:style-name="P22">gentle sweet fox(all brusts into laughter)..to</text:p>
      <text:p text:style-name="P22">minutely present (all laugh) professional</text:p>
      <text:p text:style-name="P22">observation (all brusts into laughter) in personal</text:p>
      <text:p text:style-name="P22">matters(all brusts into laughter) of the 1st and the</text:p>
      <text:p text:style-name="P22">2nd(all brusts into laughter) with precise</text:p>
      <text:p text:style-name="P22">sketches(all laughes uncontrollably)..may the</text:p>
      <text:p text:style-name="P22">balance return(all brusts into laughter)"</text:p>
      <text:p text:style-name="P22">Misty(laugh) : "just an actual intervention(all</text:p>
      <text:p text:style-name="P22">brusts into laughter),why is it so Trace that a few</text:p>
      <text:p text:style-name="P22">vultures are circulating us even at deep night(all</text:p>
      <text:p text:style-name="P22">brusts into laughter),why is it so important that a</text:p>
      <text:p text:style-name="P22">boy can be obliviously matured?(all brusts into</text:p>
      <text:p text:style-name="P22">laughter)Brock(laughing) : "well um..Ash was.."</text:p>
      <text:p text:style-name="P22">Misty(laugh,frown) : "hey,hey you croocked</text:p>
      <text:p text:style-name="P22">doctor(all brusts into laughter), don't utter my</text:p>
      <text:p text:style-name="P22">husband's name(all brusts into laughter) and don't</text:p>
      <text:p text:style-name="P22">go out of Viridian(all brusts into laughter)..my</text:p>
      <text:p text:style-name="P22">husband isn't it,my husband?(all brusts into</text:p>
      <text:p text:style-name="P22">laughter)..why does it seem that people are so</text:p>
      <text:p text:style-name="P22">infatuated with my husband suddenly(all brusts</text:p>
      <text:p text:style-name="P22">into laughter)?... Gyarados,i give you my word,if</text:p>
      <text:p text:style-name="P22">these guy tries to enter Cerulian Gym(all brusts</text:p>
      <text:p text:style-name="P22">into laughter),at midnight with his Onix(all laughes</text:p>
      <text:p text:style-name="P22">uncontrollably),then you'll never see me again"(all</text:p>
      <text:p text:style-name="P22">brusts into laughter)</text:p>
      <text:p text:style-name="P22">Gary(laugh) : "right,professing personally (all</text:p>
      <text:p text:style-name="P22">brusts into laughter),but keeping in mind of</text:p>
      <text:p text:style-name="P22">professional matters(all laughs),in an intuitively</text:p>
      <text:p text:style-name="P22">balanced manner (all brusts into laughter),that the</text:p>
      <text:p text:style-name="P22">Master has already faced a brat named Hi-Ho(all</text:p>
      <text:p text:style-name="P22">wonder including Misty,who huggs Ash,Ash smiles</text:p>
      <text:p text:style-name="P22">at Misty and hugs her),when he was challenged</text:p>
      <text:p text:style-name="P22"><text:soft-page-break/>privately after his Elite4 victory in Kanto,when heillegally went on Charizard,racing to Kalos in A,that</text:p>
      <text:p text:style-name="P22">is highest level record time(all laughs),where as</text:p>
      <text:p text:style-name="P22">upto only C level from basic H is allowed for any</text:p>
      <text:p text:style-name="P22">hall of fame masters unless professional or he is</text:p>
      <text:p text:style-name="P22">a gym leader,so master has personally broken the</text:p>
      <text:p text:style-name="P22">current professional world record(all laughes),he</text:p>
      <text:p text:style-name="P22">went to the famous library of (),to formally</text:p>
      <text:p text:style-name="P22">understand the soulmate theory,there some ()</text:p>
      <text:p text:style-name="P22">sludge who was a dreaded villian alleged to have a</text:p>
      <text:p text:style-name="P22">Hi-Ho privately challenged him and the master</text:p>
      <text:p text:style-name="P22">accepted cause he was too sure only flying types</text:p>
      <text:p text:style-name="P22">are no good(all laugh)..try telling that to Charizard</text:p>
      <text:p text:style-name="P22">Ash(all brusts into laughter),so he used Muk of</text:p>
      <text:p text:style-name="P22">all(all brusts into laughter) to an intensional type</text:p>
      <text:p text:style-name="P22">disadvantage against a Hi-Ho of all legends cause</text:p>
      <text:p text:style-name="P22">he believed in quote 'ah just a half-grown illegally</text:p>
      <text:p text:style-name="P22">f.. up f.. fearow'(all brusts into laughter) and our</text:p>
      <text:p text:style-name="P22">sweet hugging muk of all brats(all laughs) went</text:p>
      <text:p text:style-name="P22">there and told the Hi-Ho in the Master's language</text:p>
      <text:p text:style-name="P22">'are you sane bro?(all brusts into laughter)you</text:p>
      <text:p text:style-name="P22">don't even know how to behave with humans'(allbrusts into laughter),and then just went onto hug</text:p>
      <text:p text:style-name="P22">the Master to death (all brusts into laughter)..the</text:p>
      <text:p text:style-name="P22">legends villian master was defeated exactly</text:p>
      <text:p text:style-name="P22">there(all brusts into laughter),cause though he</text:p>
      <text:p text:style-name="P22">knew well that the master would fool around,he</text:p>
      <text:p text:style-name="P22">never expected a self deatructive move like this(all</text:p>
      <text:p text:style-name="P22">laughs),so he instantly said 'i give up'(all brusts</text:p>
      <text:p text:style-name="P22">into laughter),which made the legend sober(all</text:p>
      <text:p text:style-name="P22">brusts into laughter) as he was poisoned and all</text:p>
      <text:p text:style-name="P22">that,the legend in Master's interpretation tries to</text:p>
      <text:p text:style-name="P22">comeback as ' you coward,you get tamed by</text:p>
      <text:p text:style-name="P22">human,all swear words' to which our Muk sweetly</text:p>
      <text:p text:style-name="P22">says 'whoose your beau'(all brusts into laughter)</text:p>
      <text:p text:style-name="P22">which made the legend to go overdrive and</text:p>
      <text:p text:style-name="P22">prepare to charge with absolute insanity,when</text:p>
      <text:p text:style-name="P22">muk absolutely in the precise right time sweetly</text:p>
      <text:p text:style-name="P22">countered 'what if i'm?'(all brusts into</text:p>
      <text:p text:style-name="P22">laughter)...this makes the legend to simply give up</text:p>
      <text:p text:style-name="P22">and stay flustered,which bought the time(all</text:p>
      <text:p text:style-name="P22">brusts into laughter) for muk to state 'can't all fight</text:p>
      <text:p text:style-name="P22">like beaus do?'(all brusts into laughter)..this sendsthe legend to such heaven that he hugs-it-out(all</text:p>
      <text:p text:style-name="P22">brusts into laughter)...and the Villian to say he</text:p>
      <text:p text:style-name="P22">would'nt ever even recall the name Pokemon(all</text:p>
      <text:p text:style-name="P22">brusts into laughter),what to speak of anything</text:p>
      <text:p text:style-name="P22">else (all laughs)...so our muk beats a Hi-OH with</text:p>
      <text:p text:style-name="P22">unsoulmate theory (all laughes</text:p>
      <text:p text:style-name="P22">uncontrollably)..but the Master politely states that</text:p>
      <text:p text:style-name="P22">had it been none other than his sidelick manger(all</text:p>
      <text:p text:style-name="P22">brusts into laughter),the legend would've also</text:p>
      <text:p text:style-name="P22"><text:soft-page-break/>been supplimented with the art of beau-tickling</text:p>
      <text:p text:style-name="P22">(all uncontrollably laughs)..which would've made</text:p>
      <text:p text:style-name="P22">the legend the least mortal(all brusts into</text:p>
      <text:p text:style-name="P22">laughter) and his villian master curse his birthday</text:p>
      <text:p text:style-name="P22">(all brusts into laughter)..from which the Master</text:p>
      <text:p text:style-name="P22">granted them pardon(all brusts into</text:p>
      <text:p text:style-name="P22">laughter)..thus the master has indeed laughed off</text:p>
      <text:p text:style-name="P22">a legend as well,which is a secret from Kalos</text:p>
      <text:p text:style-name="P22">Elite4 reached Grandpa just before we strated the</text:p>
      <text:p text:style-name="P22">call..Grandpa would've been for some moments</text:p>
      <text:p text:style-name="P22">connected with us but this statement so</text:p>
      <text:p text:style-name="P22">entertainingly made by Percy,the head there thathe actually said i'm going to research the night out</text:p>
      <text:p text:style-name="P22">thoroughly that how can a gentleman-brat like</text:p>
      <text:p text:style-name="P22">muk pull that off(all brusts into laughter),which</text:p>
      <text:p text:style-name="P22">the brat himself agreed to only if he could</text:p>
      <text:p text:style-name="P22">personally hug each sophisticated instruments</text:p>
      <text:p text:style-name="P22">professionally(all brusts into laughter)..make it</text:p>
      <text:p text:style-name="P22">cunning Trace(all laughes uncontrollably)"</text:p>
      <text:p text:style-name="P22">Tracy(solemn) : "Finally a day after tomorrow the</text:p>
      <text:p text:style-name="P22">Master will tell the world that why he was so</text:p>
      <text:p text:style-name="P22">interested in Cerulian City Gym(all laughs),</text:p>
      <text:p text:style-name="P22">Officially and why he is so concerned about the</text:p>
      <text:p text:style-name="P22">name Misty Waterflower (all laugh)..um..(all</text:p>
      <text:p text:style-name="P22">laugh)</text:p>
      <text:p text:style-name="P22">Ash(laugh) : "all 1000 feets in 100 times (all brusts</text:p>
      <text:p text:style-name="P22">into laughter)</text:p>
      <text:p text:style-name="P22">Tracy(laughes) : "so the Master will declare finally</text:p>
      <text:p text:style-name="P22">from AWOL via Lance(all laugh and clap) that it is</text:p>
      <text:p text:style-name="P22">someone who'll get absolutely all equal share of</text:p>
      <text:p text:style-name="P22">his powers and all reachs and this makes that</text:p>
      <text:p text:style-name="P22">someone to virtually do whatever she wants to</text:p>
      <text:p text:style-name="P22">regarding water pokemon world and if it's her wishthe master will gleefully make sure that she</text:p>
      <text:p text:style-name="P22">doesn't have any problems, including opening</text:p>
      <text:p text:style-name="P22">once evet bug Gym(all laughes uncontrollably),so</text:p>
      <text:p text:style-name="P22">the Master hereby has virtually all his powers and</text:p>
      <text:p text:style-name="P22">all to himself (all laughes) as Misty Waterflower</text:p>
      <text:p text:style-name="P22">and finally hereby declares as if the world still</text:p>
      <text:p text:style-name="P22">hasn't understood(all brusts into laughter) in 15</text:p>
      <text:p text:style-name="P22">years(all brusts into laughter) that the Pokemon</text:p>
      <text:p text:style-name="P22">Master Hall of Fame with the Special Distinction</text:p>
      <text:p text:style-name="P22">of Being the absolute top head on all affairs</text:p>
      <text:p text:style-name="P22">regarding Pokemon Training,yup they've done it</text:p>
      <text:p text:style-name="P22">themselves as Lance made sure of his and his</text:p>
      <text:p text:style-name="P22">Daughter (all brusts into laughter),by the way his</text:p>
      <text:p text:style-name="P22">brothers are also in top notch places now and</text:p>
      <text:p text:style-name="P22">their soulmates too have the shares and all that</text:p>
      <text:p text:style-name="P22">and he also made sure that the Cerulian Gym's</text:p>
      <text:p text:style-name="P22">Leader is repayed by all means as she was being</text:p>
      <text:p text:style-name="P22">humiliated there despite being in hall of fame and</text:p>
      <text:p text:style-name="P22">the authorities must get it very clearly that this</text:p>
      <text:p text:style-name="P22"><text:soft-page-break/>gym and the leader is very important to the</text:p>
      <text:p text:style-name="P22">Master(all brusts into laughter) virtually makingMisty Universal Water Empress once ever in Hall</text:p>
      <text:p text:style-name="P22">of Fame with all distinctions as the Master says</text:p>
      <text:p text:style-name="P22">he's not a specialist in any types but has had to</text:p>
      <text:p text:style-name="P22">his biggest misfortune two water pokemons(all</text:p>
      <text:p text:style-name="P22">laughes uncontrollably) who are infinite</text:p>
      <text:p text:style-name="P22">encyclopedias themselves(all brusts into</text:p>
      <text:p text:style-name="P22">laughter),so he knows full well given the right</text:p>
      <text:p text:style-name="P22">environment the Universal Water Empress would</text:p>
      <text:p text:style-name="P22">as usual make the name meaningless(all</text:p>
      <text:p text:style-name="P22">clap)..and if Misty or any of you want to revive the</text:p>
      <text:p text:style-name="P22">show there are things there as well and all</text:p>
      <text:p text:style-name="P22">that..the 50 sweet gentlemen and women must've</text:p>
      <text:p text:style-name="P22">died now(all brusts into laughter)and they had 20</text:p>
      <text:p text:style-name="P22">backups(qll brusts into laughter)..so Master has</text:p>
      <text:p text:style-name="P22">as he totally fooled around the with the Pokemon</text:p>
      <text:p text:style-name="P22">world just like they themselves and now has</text:p>
      <text:p text:style-name="P22">distributed all that he has given us some powers</text:p>
      <text:p text:style-name="P22">regarding if he's not present what to do and all and</text:p>
      <text:p text:style-name="P22">there's other people as well accordingly but every</text:p>
      <text:p text:style-name="P22">single of this and all if anyone has any right in the</text:p>
      <text:p text:style-name="P22">Master's absence temporary or permanent over allthat the Master has throughout said and all else</text:p>
      <text:p text:style-name="P22">virtually it means if Master's body isn't available to</text:p>
      <text:p text:style-name="P22">the world, it's just replaced by his here he finally</text:p>
      <text:p text:style-name="P22">decides to unearth the flower(all brusts into</text:p>
      <text:p text:style-name="P22">laughter),to be wife with whom he has already got</text:p>
      <text:p text:style-name="P22">engaged privately (all brusts into laughter),through</text:p>
      <text:p text:style-name="P22">all hells(all brusts into laughter)..so the master</text:p>
      <text:p text:style-name="P22">legally told the soulmate theory to give all euqual</text:p>
      <text:p text:style-name="P22">shares including all of his pokemons including Mr</text:p>
      <text:p text:style-name="P22">Mime and finally his beloved big-bro(all clap) to</text:p>
      <text:p text:style-name="P22">his would be wife which,the official ceremony will</text:p>
      <text:p text:style-name="P22">take place in Cerulian City Gym(all brusts into</text:p>
      <text:p text:style-name="P22">laughter) and yes on the central battleground (all</text:p>
      <text:p text:style-name="P22">brusts into laughter) and then another long list of</text:p>
      <text:p text:style-name="P22">invitations and all specialities and all that only</text:p>
      <text:p text:style-name="P22">from Master's side and all rest the decoration etc</text:p>
      <text:p text:style-name="P22">and all are left over to his wife..so basically the</text:p>
      <text:p text:style-name="P22">master says just recognize me and my wife as</text:p>
      <text:p text:style-name="P22">one and the same and get the hell out of here(all</text:p>
      <text:p text:style-name="P22">brusts into laughter)..so,hereby with all his and her</text:p>
      <text:p text:style-name="P22">titles and details given finally,Ash Ketchum marries Misty Waterflower..(all clap</text:p>
      <text:p text:style-name="P22">and cheer and all)...</text:p>
      <text:p text:style-name="P22">finally to us it's said in footnote,(all laughs),the</text:p>
      <text:p text:style-name="P22">Vultures has been finally put to rest for this life(all</text:p>
      <text:p text:style-name="P22">brusts into laughter) but if plausible,they'd better</text:p>
      <text:p text:style-name="P22">remember any trial to disturb Ash Ketchum and</text:p>
      <text:p text:style-name="P22">Misty Waterflower will fetch them same</text:p>
      <text:p text:style-name="P22">results,thus finally Ash Ketchum uninsinutes his</text:p>
      <text:p text:style-name="P22">longing for his Beau(all brusts into laughter),his</text:p>
      <text:p text:style-name="P22"><text:soft-page-break/>soulmate eternal,Misty Waterflower and marries</text:p>
      <text:p text:style-name="P22">her just to make Official the inevitability in all</text:p>
      <text:p text:style-name="P22">plausible eternity in similar circumstances (all</text:p>
      <text:p text:style-name="P22">clap and cheer)...</text:p>
      <text:p text:style-name="P22">.....(an hour later)...</text:p>
      <text:p text:style-name="P22">(Ash and Misty hugging each other firmly,looking</text:p>
      <text:p text:style-name="P22">at each other and smiling)</text:p>
      <text:p text:style-name="P22">Ash : "just a ceremony to announce"</text:p>
      <text:p text:style-name="P22">Misty(keeping her head on Ash's chest,smile) :</text:p>
      <text:p text:style-name="P22">"Ash,i've decided."</text:p>
      <text:p text:style-name="P22">Ash(smile) : "24?"</text:p>
      <text:p text:style-name="P22">Misty(smile) : "it could be before"Ash(smile) : "anytime"</text:p>
      <text:p text:style-name="P22">Misty(hugging Ash looking into Ash's eyes,smile) :</text:p>
      <text:p text:style-name="P22">"first?"</text:p>
      <text:p text:style-name="P22">Ash(smile,hugging Misty and looking into her</text:p>
      <text:p text:style-name="P22">eyes) : "let us follow big-bro atleast till full-hour</text:p>
      <text:p text:style-name="P22">after alighting."</text:p>
      <text:p text:style-name="P22">Misty(same position,smile) : "nostalgia"</text:p>
      <text:p text:style-name="P22">Ash(smile,same point) : "not today,but your wish is</text:p>
      <text:p text:style-name="P22">my command"</text:p>
      <text:p text:style-name="P22">Misty(smile,same position) : "can I?"</text:p>
      <text:p text:style-name="P22">Ash(Laugh,same position) : "Mist,please anything</text:p>
      <text:p text:style-name="P22">anytime, atleast lets get away from here"</text:p>
      <text:p text:style-name="P22">Misty(smile,same position) : "budging?"</text:p>
      <text:p text:style-name="P22">Ash(smile,same position) : "all once"</text:p>
      <text:p text:style-name="P22">Misty(smile,same position) : "lets play"</text:p>
      <text:p text:style-name="P22">Ash(smile,same position) : "by soul"</text:p>
      <text:p text:style-name="P22">Misty(smile,same position) : "a bit sweeter"</text:p>
      <text:p text:style-name="P22">Ash(smile,same position) : "need to realize"</text:p>
      <text:p text:style-name="P22">Misty(smile,same position) : "continued"</text:p>
      <text:p text:style-name="P22">(after 10 minutes,both same position,same</text:p>
      <text:p text:style-name="P22">posture)Ash(smile,same position) : "shouldn't we sleep?"</text:p>
      <text:p text:style-name="P22">Misty(smile,same position) : "2"</text:p>
      <text:p text:style-name="P22">Ash(smile,same position) : "i want to be still"</text:p>
      <text:p text:style-name="P22">Misty(smile,same position) : "yet"</text:p>
      <text:p text:style-name="P22">Ash(laugh,same position) : "yeah you can,but hey</text:p>
      <text:p text:style-name="P22">don't jump"</text:p>
      <text:p text:style-name="P22">Misty(smile,same) : "more soul"</text:p>
      <text:p text:style-name="P22">Ash(smile,same position) : "exactly"</text:p>
      <text:p text:style-name="P22">(5 minutes later,same position,same posture)</text:p>
      <text:p text:style-name="P22">Misty(smile,same position) : "a formality"</text:p>
      <text:p text:style-name="P22">Ash(smile,same position) : "on signal"</text:p>
      <text:p text:style-name="P22">Misty(smile,same position) : "just dissolve"</text:p>
      <text:p text:style-name="P22">Ash(smile,same position) : "one,two,ready?"</text:p>
      <text:p text:style-name="P22">Misty(smile,same position) : "plural?"</text:p>
      <text:p text:style-name="P22">Ash(smiles,same position) : "combined first name</text:p>
      <text:p text:style-name="P22">twice,the rest conjunctions"</text:p>
      <text:p text:style-name="P22">Misty(smile,same position) : "equal share"</text:p>
      <text:p text:style-name="P22">Ash(smile,same position) : "mutual"</text:p>
      <text:p text:style-name="P22">(Misty just about to kiss Ash but she stops just</text:p>
      <text:p text:style-name="P22">before as if stung, position-posture same)</text:p>
      <text:p text:style-name="P22">Misty(a bit flustered,smile) : "um..Ash.."Ash(smile) : "once or all?"</text:p>
      <text:p text:style-name="P22"><text:soft-page-break/>Misty(smile) : "lets get over with the formalities?"</text:p>
      <text:p text:style-name="P22">Ash(smile) : "sweety,soul it to absolute</text:p>
      <text:p text:style-name="P22">sweetest,just gave up too early"</text:p>
      <text:p text:style-name="P22">Misty(smile) : "but.."</text:p>
      <text:p text:style-name="P22">Ash(smile) : "excitement or .."</text:p>
      <text:p text:style-name="P22">Misty(smile) : "lets battle,eternal lunacy"</text:p>
      <text:p text:style-name="P22">Ash(smile) : "that's my sweet Misty Flower,lets</text:p>
      <text:p text:style-name="P22">battle,this same position,same posture,</text:p>
      <text:p text:style-name="P22">(laugh)..just the time(both brusts into laughter).."</text:p>
      <text:p text:style-name="P22">Misty(laugh) : "why break the mood sweety?"</text:p>
      <text:p text:style-name="P22">Ash(laugh) : "need our brats at absolute lunatic</text:p>
      <text:p text:style-name="P22">attention(both brusts into laughter), including big-</text:p>
      <text:p text:style-name="P22">chu(both laughs)</text:p>
      <text:p text:style-name="P22">(after settling everything,10 minutes later,Ash and</text:p>
      <text:p text:style-name="P22">Misty same position,but just about could continue</text:p>
      <text:p text:style-name="P22">eye contact)</text:p>
      <text:p text:style-name="P22">Ash&amp;Misty(Unison,smile) : "lets battle absolute</text:p>
      <text:p text:style-name="P22">lunacy perfectly shared"</text:p>
      <text:p text:style-name="P22">(they continue to be in that position being</text:p>
      <text:p text:style-name="P22">absolutely still for half an hour then Misty just fallsagainst Ash out of total exhaustion,15 minutes</text:p>
      <text:p text:style-name="P22">later)</text:p>
      <text:p text:style-name="P22">Ash(solemn,hugging Misty) : "need to strengthen</text:p>
      <text:p text:style-name="P22">and recover well in Pinkenberry Mist, that's exactly</text:p>
      <text:p text:style-name="P22">why i persisted with 2 weeks,i'll manage all the</text:p>
      <text:p text:style-name="P22">things you tell me to,you should take complete</text:p>
      <text:p text:style-name="P22">rest at home...i'm so unhappy to see my sweet</text:p>
      <text:p text:style-name="P22">flower in such weak condition...this is so amusing</text:p>
      <text:p text:style-name="P22">but my sweety got totally exhausted so soon that</text:p>
      <text:p text:style-name="P22">too because my dear went with all mental</text:p>
      <text:p text:style-name="P22">strength...and before that just got too</text:p>
      <text:p text:style-name="P22">emotional,we'll come here all we want Mist,but in</text:p>
      <text:p text:style-name="P22">good times ok,sweety? don't rush, your health</text:p>
      <text:p text:style-name="P22">won't allow for much of normalcy what to talk of</text:p>
      <text:p text:style-name="P22">soul?..please..</text:p>
      <text:p text:style-name="P22">Misty(resting on Ash,exhausted,mild voice) : "um..</text:p>
      <text:p text:style-name="P22">it's just you Ash,i just..just don't want to leave your</text:p>
      <text:p text:style-name="P22">side at all.."</text:p>
      <text:p text:style-name="P22">Ash(smile, tendering Misty's head) : "i won't take</text:p>
      <text:p text:style-name="P22">any risks Mist..but you must get healthy,7 months</text:p>
      <text:p text:style-name="P22">with those,just too much,if something pains mestill is the agony i saw in my little sweety after the</text:p>
      <text:p text:style-name="P22">7th...my sweety has been a gym leader and</text:p>
      <text:p text:style-name="P22">performer,so much vitality always since the very</text:p>
      <text:p text:style-name="P22">first,but that day,i knew i'll pressure you Mist but</text:p>
      <text:p text:style-name="P22">after 6th i was pretty concerned just the</text:p>
      <text:p text:style-name="P22">contents,and the 7th was horrible...you should</text:p>
      <text:p text:style-name="P22">take complete rest.."</text:p>
      <text:p text:style-name="P22">Misty(smile) : "i'm already having enough</text:p>
      <text:p text:style-name="P22">sweety,but(laugh)..how did you(laugh).."</text:p>
      <text:p text:style-name="P22">Ash(laugh) : "no i freaked you out i guess(both</text:p>
      <text:p text:style-name="P22">brusts into laughter)...you were a cute little doll at</text:p>
      <text:p text:style-name="P22"><text:soft-page-break/>15 and ok i wanted to smack your head then(both</text:p>
      <text:p text:style-name="P22">brusts into laughter),but after 3 months couldn't</text:p>
      <text:p text:style-name="P22">think without you,since then i just know my Misty</text:p>
      <text:p text:style-name="P22">flower soully(both giggle at each other).."</text:p>
      <text:p text:style-name="P22">Misty(laugh) : "before that i was totally</text:p>
      <text:p text:style-name="P22">confused,but(laugh)..as soon as that</text:p>
      <text:p text:style-name="P22">happened,after i calmed down a bit i was scared</text:p>
      <text:p text:style-name="P22">to death(both laughes)...no Ash,that was really</text:p>
      <text:p text:style-name="P22">enough,unless you were connected by souls,you</text:p>
      <text:p text:style-name="P22">could never do that..you never looked at me in anyother way than your soulmate..."</text:p>
      <text:p text:style-name="P22">Ash(firmly hugging Misty) : "i just wish i could</text:p>
      <text:p text:style-name="P22">fondle my sweet Misty flower a bit more(Misty</text:p>
      <text:p text:style-name="P22">giggles)...we were together for 5 years day and</text:p>
      <text:p text:style-name="P22">night,i don't miss those days cause(laugh)..</text:p>
      <text:p text:style-name="P22">Misty(laugh) : "all those journeys are vulture</text:p>
      <text:p text:style-name="P22">business now(both brusts into laughter)"</text:p>
      <text:p text:style-name="P22">Ash(laugh) : "yeah,I guess,but i'll tender my flower</text:p>
      <text:p text:style-name="P22">all i want now(both smile)..privately alone in</text:p>
      <text:p text:style-name="P22">seclusion(both brusts into laughter)...</text:p>
      <text:p text:style-name="P22">Misty(smile) : "Orange was my best part Ash,it</text:p>
      <text:p text:style-name="P22">was heaven.."</text:p>
      <text:p text:style-name="P22">Ash(laugh) : "um..was?"(both laughes</text:p>
      <text:p text:style-name="P22">uncontrollably)</text:p>
      <text:p text:style-name="P22">Misty(laugh) : "is being"(both brusts into laughter)</text:p>
      <text:p text:style-name="P22">Ash(laugh) : " 'never in a million years'..(both</text:p>
      <text:p text:style-name="P22">brusts into laughter)..but..um..i just want to know</text:p>
      <text:p text:style-name="P22">one thing Mist,are you all right?...</text:p>
      <text:p text:style-name="P22">Misty(smile) : "honey,i'm absolutely fine,a bit of</text:p>
      <text:p text:style-name="P22">troubles here and there,only cure in my moon(both</text:p>
      <text:p text:style-name="P22">sleep).Ash(smile) : "you know Mist,i just recalled what i</text:p>
      <text:p text:style-name="P22">thought after your 7th,i just thought that,just leave</text:p>
      <text:p text:style-name="P22">it,i'll just abduct you and runway anywhere and</text:p>
      <text:p text:style-name="P22">fondle my soul all i want(Misty giggles),and now i</text:p>
      <text:p text:style-name="P22">know what i should've done they day my sweety</text:p>
      <text:p text:style-name="P22">had to part after jhoto,same just get the damn</text:p>
      <text:p text:style-name="P22">bike,destroy it again,and abduct my flower Plain</text:p>
      <text:p text:style-name="P22">and Simple(both laugh)...Mist,can i abduct</text:p>
      <text:p text:style-name="P22">you,please,please,you are so soully sweet sweet?"</text:p>
      <text:p text:style-name="P22">(both laugh)</text:p>
      <text:p text:style-name="P22">Misty(smile) : "all ways,sweety"</text:p>
      <text:p text:style-name="P22">Ash(smile) : "and just fondle you 12 hours?"</text:p>
      <text:p text:style-name="P22">Misty(smile) : "22(both laugh)"</text:p>
      <text:p text:style-name="P22">Ash(smile) : "soully enjoyable ain't it?"</text:p>
      <text:p text:style-name="P22">Misty(smile) : "great biginning(Misty giggles,Ash</text:p>
      <text:p text:style-name="P22">smiles)..Ash, formality?(both brusts into laughter)</text:p>
      <text:p text:style-name="P22">Ash(laugh) : "i've always thought how can people</text:p>
      <text:p text:style-name="P22">do it in public,but now i know, just do it after</text:p>
      <text:p text:style-name="P22">ceremony (both brusts into laughter)"</text:p>
      <text:p text:style-name="P22">Misty(smile,almost whisper) : "um..Ash..just..."</text:p>
      <text:p text:style-name="P22">Ash(laugh) : "if less Cerulianized(both laugh),notmore than 5(both smiles at each other)</text:p>
      <text:p text:style-name="P22">Misty(smile) : "and rather insignificant need just</text:p>
      <text:p text:style-name="P22">for the process to the result"</text:p>
      <text:p text:style-name="P22"><text:soft-page-break/>Ash(smile) : "exactly,but you can understand now</text:p>
      <text:p text:style-name="P22">the material is absolutely perfect barring luck"</text:p>
      <text:p text:style-name="P22">Misty(smile) : "22 in Pinkenberry"</text:p>
      <text:p text:style-name="P22">Ash(laugh) : "totally drunk right?"</text:p>
      <text:p text:style-name="P22">Misty(smile) : "deluged eternally"</text:p>
      <text:p text:style-name="P22">Ash(smile) : "actually my feelings around</text:p>
      <text:p text:style-name="P22">you(laugh)"</text:p>
      <text:p text:style-name="P22">Misty(laugh) : "no chastity"</text:p>
      <text:p text:style-name="P22">Ash(laugh) : "finally understood"</text:p>
      <text:p text:style-name="P22">Misty(laugh) : "perfectly uninsinuable" (both brusts</text:p>
      <text:p text:style-name="P22">into laughter)</text:p>
      <text:p text:style-name="P22">Ash(smile) : "just at that impossible physical</text:p>
      <text:p text:style-name="P22">moment forget the vehicle,at the highest mental</text:p>
      <text:p text:style-name="P22">level like gratitude,longing etc,forget the</text:p>
      <text:p text:style-name="P22">vehicle,and you'll be so drunk,no need for anything</text:p>
      <text:p text:style-name="P22">else.</text:p>
      <text:p text:style-name="P22">Misty(smile) : "the ONE by every means"(both</text:p>
      <text:p text:style-name="P22">smiles at each other and hugs each other)(few moments later)</text:p>
      <text:p text:style-name="P22">Ash&amp;Misty(hugging each other firmly,looking at</text:p>
      <text:p text:style-name="P22">each other's eyes,smiling,in Unison) :</text:p>
      <text:p text:style-name="P22">"ASH&amp;MISTY, MISTY&amp;ASH,I Am YOU and YOU Are</text:p>
      <text:p text:style-name="P22">ME"</text:p>
      <text:p text:style-name="P22">........(END)............</text:p>
      <text:p text:style-name="P22">Printed using Clipper: Clipboard Manager</text:p>
      <text:p text:style-name="P22">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8:30:17.404482985</meta:creation-date>
    <meta:editing-cycles>164</meta:editing-cycles>
    <meta:editing-duration>PT3H8M31S</meta:editing-duration>
    <dc:date>2018-10-04T13:40:22.507445421</dc:date>
    <meta:generator>LibreOffice/5.1.6.2$Linux_X86_64 LibreOffice_project/10m0$Build-2</meta:generator>
    <meta:document-statistic meta:table-count="0" meta:image-count="0" meta:object-count="0" meta:page-count="115" meta:paragraph-count="5495" meta:word-count="47334" meta:character-count="287944" meta:non-whitespace-character-count="246103"/>
  </office:meta>
</office:document-meta>
</file>